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"/>
    <style:style style:name="ce4" style:family="table-cell" style:parent-style-name="Default"/>
    <style:style style:name="ce5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425(yang4)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우 다홍</text:p>
          </table:table-cell>
          <table:table-cell/>
          <table:table-cell office:value-type="string" calcext:value-type="string">
            <text:p>CER : 26/162</text:p>
          </table:table-cell>
          <table:table-cell table:style-name="ce3" table:formula="of:=26/162" office:value-type="percentage" office:value="0.160493827160494" calcext:value-type="percentage">
            <text:p>16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lo</text:p>
          </table:table-cell>
          <table:table-cell table:style-name="ce1" office:value-type="string" calcext:value-type="string">
            <text:p>야구 늦게 주황</text:p>
          </table:table-cell>
          <table:table-cell/>
          <table:table-cell office:value-type="string" calcext:value-type="string">
            <text:p>WER : <text:s/>19/81</text:p>
          </table:table-cell>
          <table:table-cell table:style-name="ce3" table:formula="of:=19/81" office:value-type="percentage" office:value="0.234567901234568" calcext:value-type="percentage">
            <text:p>23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예게 노랑</text:p>
          </table:table-cell>
          <table:table-cell/>
          <table:table-cell office:value-type="string" calcext:value-type="string">
            <text:p>SER : <text:s/>21/27</text:p>
          </table:table-cell>
          <table:table-cell table:style-name="ce3" table:formula="of:=21/27" office:value-type="percentage" office:value="0.777777777777778" calcext:value-type="percentage">
            <text:p>78%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o</text:p>
          </table:table-cell>
          <table:table-cell table:style-name="ce1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매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예우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o</text:p>
          </table:table-cell>
          <table:table-cell table:style-name="ce2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쁜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예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예게 노랑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pd</text:p>
          </table:table-cell>
          <table:table-cell table:style-name="ce1"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po</text:p>
          </table:table-cell>
          <table:table-cell table:style-name="ce1"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늦쁜 노랑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d</text:p>
          </table:table-cell>
          <table:table-cell table:style-name="ce2"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늦쁜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vy</text:p>
          </table:table-cell>
          <table:table-cell table:style-name="ce2"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예게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o</text:p>
          </table:table-cell>
          <table:table-cell table:style-name="ce1"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매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늦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필펜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늦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늦우 노랑</text:p>
          </table:table-cell>
          <table:table-cell table:number-columns-repeated="4"/>
        </table:table-row>
      </table:table>
      <table:table table:name="499(yang4)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ER : 20/162</text:p>
          </table:table-cell>
          <table:table-cell table:style-name="ce3" table:formula="of:=20/162" office:value-type="percentage" office:value="0.123456790123457" calcext:value-type="percentage">
            <text:p>1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bld</text:p>
          </table:table-cell>
          <table:table-cell table:style-name="ce1"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17/81</text:p>
          </table:table-cell>
          <table:table-cell table:style-name="ce3" table:formula="of:=17/81" office:value-type="percentage" office:value="0.209876543209876" calcext:value-type="percentage">
            <text:p>21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blo</text:p>
          </table:table-cell>
          <table:table-cell table:style-name="ce1"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17/27</text:p>
          </table:table-cell>
          <table:table-cell table:style-name="ce3" table:formula="of:=17/27" office:value-type="percentage" office:value="0.62962962962963" calcext:value-type="percentage">
            <text:p>63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예게 노랑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o</text:p>
          </table:table-cell>
          <table:table-cell table:style-name="ce1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d</text:p>
          </table:table-cell>
          <table:table-cell office:value-type="string" calcext:value-type="string">
            <text:p>야구 예우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o</text:p>
          </table:table-cell>
          <table:table-cell table:style-name="ce2"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y</text:p>
          </table:table-cell>
          <table:table-cell table:style-name="ce2"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ld</text:p>
          </table:table-cell>
          <table:table-cell table:style-name="ce1"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o</text:p>
          </table:table-cell>
          <table:table-cell table:style-name="ce1"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y</text:p>
          </table:table-cell>
          <table:table-cell table:style-name="ce1"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늦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po</text:p>
          </table:table-cell>
          <table:table-cell table:style-name="ce1"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예우 노랑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예게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o</text:p>
          </table:table-cell>
          <table:table-cell table:style-name="ce1"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y</text:p>
          </table:table-cell>
          <table:table-cell table:style-name="ce1"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늦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늦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늦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늦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늦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늦우 노랑</text:p>
          </table:table-cell>
          <table:table-cell table:number-columns-repeated="4"/>
        </table:table-row>
      </table:table>
      <table:table table:name="990(yang4)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CER : 58/162</text:p>
          </table:table-cell>
          <table:table-cell table:style-name="ce3" table:formula="of:=58/162" office:value-type="percentage" office:value="0.358024691358025" calcext:value-type="percentage">
            <text:p>36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table:style-name="ce2" office:value-type="string" calcext:value-type="string">
            <text:p>bld</text:p>
          </table:table-cell>
          <table:table-cell table:style-name="ce2" office:value-type="string" calcext:value-type="string">
            <text:p>야구 늦게 주황</text:p>
          </table:table-cell>
          <table:table-cell/>
          <table:table-cell office:value-type="string" calcext:value-type="string">
            <text:p>WER : <text:s/>33/81</text:p>
          </table:table-cell>
          <table:table-cell table:style-name="ce3" table:formula="of:=33/81" office:value-type="percentage" office:value="0.407407407407407" calcext:value-type="percentage">
            <text:p>41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table:style-name="ce1" office:value-type="string" calcext:value-type="string">
            <text:p>blo</text:p>
          </table:table-cell>
          <table:table-cell table:style-name="ce1"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24/27</text:p>
          </table:table-cell>
          <table:table-cell table:style-name="ce3" table:formula="of:=24/27" office:value-type="percentage" office:value="0.888888888888889" calcext:value-type="percentage">
            <text:p>89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주황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pd</text:p>
          </table:table-cell>
          <table:table-cell table:style-name="ce1"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po</text:p>
          </table:table-cell>
          <table:table-cell table:style-name="ce2" office:value-type="string" calcext:value-type="string">
            <text:p>야구 늦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vd</text:p>
          </table:table-cell>
          <table:table-cell table:style-name="ce1"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o</text:p>
          </table:table-cell>
          <table:table-cell table:style-name="ce2" office:value-type="string" calcext:value-type="string">
            <text:p>야구 매쁜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vy</text:p>
          </table:table-cell>
          <table:table-cell table:style-name="ce2" office:value-type="string" calcext:value-type="string">
            <text:p>야구 매우 다홍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ld</text:p>
          </table:table-cell>
          <table:table-cell table:style-name="ce2" office:value-type="string" calcext:value-type="string">
            <text:p>필통 예게 주황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lo</text:p>
          </table:table-cell>
          <table:table-cell table:style-name="ce2" office:value-type="string" calcext:value-type="string">
            <text:p>필통 늦쁜 주홍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ly</text:p>
          </table:table-cell>
          <table:table-cell table:style-name="ce2"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게 주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cpo</text:p>
          </table:table-cell>
          <table:table-cell table:style-name="ce2"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d</text:p>
          </table:table-cell>
          <table:table-cell office:value-type="string" calcext:value-type="string">
            <text:p>필통 예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다홍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예게 다홍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lo</text:p>
          </table:table-cell>
          <table:table-cell table:style-name="ce2"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ly</text:p>
          </table:table-cell>
          <table:table-cell table:style-name="ce2"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필통 예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필통 예쁜 주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필통 매우 다홍</text:p>
          </table:table-cell>
          <table:table-cell table:number-columns-repeated="4"/>
        </table:table-row>
      </table:table>
      <table:table table:name="990(ch3)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output</text:p>
          </table:table-cell>
          <table:table-cell/>
          <table:table-cell office:value-type="string" calcext:value-type="string">
            <text:p>CER : 3/162</text:p>
          </table:table-cell>
          <table:table-cell table:style-name="ce3" table:formula="of:=3/162" office:value-type="percentage" office:value="0.0185185185185185" calcext:value-type="percentage">
            <text:p>2%</text:p>
          </table:table-cell>
          <table:table-cell office:value-type="string" calcext:value-type="string">
            <text:p>글자 틀린수</text:p>
          </table:table-cell>
        </table:table-row>
        <table:table-row table:style-name="ro1">
          <table:table-cell/>
          <table:table-cell office:value-type="string" calcext:value-type="string">
            <text:p>bld</text:p>
          </table:table-cell>
          <table:table-cell office:value-type="string" calcext:value-type="string">
            <text:p>야구 늦게 다홍</text:p>
          </table:table-cell>
          <table:table-cell/>
          <table:table-cell office:value-type="string" calcext:value-type="string">
            <text:p>WER : <text:s/>2/81</text:p>
          </table:table-cell>
          <table:table-cell table:style-name="ce3" table:formula="of:=2/81" office:value-type="percentage" office:value="0.0246913580246914" calcext:value-type="percentage">
            <text:p>2%</text:p>
          </table:table-cell>
          <table:table-cell office:value-type="string" calcext:value-type="string">
            <text:p>단어 틀린수</text:p>
          </table:table-cell>
        </table:table-row>
        <table:table-row table:style-name="ro1">
          <table:table-cell/>
          <table:table-cell office:value-type="string" calcext:value-type="string">
            <text:p>blo</text:p>
          </table:table-cell>
          <table:table-cell office:value-type="string" calcext:value-type="string">
            <text:p>야구 늦게 주황</text:p>
          </table:table-cell>
          <table:table-cell/>
          <table:table-cell office:value-type="string" calcext:value-type="string">
            <text:p>SER : <text:s/>2/27</text:p>
          </table:table-cell>
          <table:table-cell table:style-name="ce3" table:formula="of:=2/27" office:value-type="percentage" office:value="0.0740740740740741" calcext:value-type="percentage">
            <text:p>7%</text:p>
          </table:table-cell>
          <table:table-cell office:value-type="string" calcext:value-type="string">
            <text:p>문장 틀린수</text:p>
          </table:table-cell>
        </table:table-row>
        <table:table-row table:style-name="ro1">
          <table:table-cell/>
          <table:table-cell office:value-type="string" calcext:value-type="string">
            <text:p>bly</text:p>
          </table:table-cell>
          <table:table-cell office:value-type="string" calcext:value-type="string">
            <text:p>야구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d</text:p>
          </table:table-cell>
          <table:table-cell office:value-type="string" calcext:value-type="string">
            <text:p>야구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o</text:p>
          </table:table-cell>
          <table:table-cell office:value-type="string" calcext:value-type="string">
            <text:p>야구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py</text:p>
          </table:table-cell>
          <table:table-cell office:value-type="string" calcext:value-type="string">
            <text:p>야구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vd</text:p>
          </table:table-cell>
          <table:table-cell table:style-name="Default" office:value-type="string" calcext:value-type="string">
            <text:p>야구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o</text:p>
          </table:table-cell>
          <table:table-cell office:value-type="string" calcext:value-type="string">
            <text:p>야구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vy</text:p>
          </table:table-cell>
          <table:table-cell office:value-type="string" calcext:value-type="string">
            <text:p>야구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d</text:p>
          </table:table-cell>
          <table:table-cell office:value-type="string" calcext:value-type="string">
            <text:p>필통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</text:p>
          </table:table-cell>
          <table:table-cell office:value-type="string" calcext:value-type="string">
            <text:p>필통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y</text:p>
          </table:table-cell>
          <table:table-cell office:value-type="string" calcext:value-type="string">
            <text:p>필통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d</text:p>
          </table:table-cell>
          <table:table-cell office:value-type="string" calcext:value-type="string">
            <text:p>필통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o</text:p>
          </table:table-cell>
          <table:table-cell office:value-type="string" calcext:value-type="string">
            <text:p>필통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필통 예쁜 노랑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cvd</text:p>
          </table:table-cell>
          <table:table-cell table:style-name="Default" office:value-type="string" calcext:value-type="string">
            <text:p>필통 매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o</text:p>
          </table:table-cell>
          <table:table-cell office:value-type="string" calcext:value-type="string">
            <text:p>필통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vy</text:p>
          </table:table-cell>
          <table:table-cell office:value-type="string" calcext:value-type="string">
            <text:p>필통 매우 노랑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office:value-type="string" calcext:value-type="string">
            <text:p>볼펜 늦게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볼펜 늦게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볼펜 늦게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d</text:p>
          </table:table-cell>
          <table:table-cell office:value-type="string" calcext:value-type="string">
            <text:p>볼펜 예쁜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o</text:p>
          </table:table-cell>
          <table:table-cell office:value-type="string" calcext:value-type="string">
            <text:p>볼펜 예쁜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py</text:p>
          </table:table-cell>
          <table:table-cell office:value-type="string" calcext:value-type="string">
            <text:p>볼펜 예쁜 노랑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d</text:p>
          </table:table-cell>
          <table:table-cell office:value-type="string" calcext:value-type="string">
            <text:p>볼펜 매우 다홍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o</text:p>
          </table:table-cell>
          <table:table-cell office:value-type="string" calcext:value-type="string">
            <text:p>볼펜 매우 주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vy</text:p>
          </table:table-cell>
          <table:table-cell office:value-type="string" calcext:value-type="string">
            <text:p>볼펜 매우 노랑</text:p>
          </table:table-cell>
          <table:table-cell table:number-columns-repeated="4"/>
        </table:table-row>
      </table:table>
      <table:table table:name="loss(0~499)" table:style-name="ta1">
        <table:table-column table:style-name="co3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7422699398465" calcext:value-type="float">
            <text:p>42.7422699398</text:p>
          </table:table-cell>
          <table:table-cell office:value-type="float" office:value="25.4974625905355" calcext:value-type="float">
            <text:p>25.4974625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0476970672607" calcext:value-type="float">
            <text:p>25.0476970673</text:p>
          </table:table-cell>
          <table:table-cell office:value-type="float" office:value="23.7600555419922" calcext:value-type="float">
            <text:p>23.760055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9013631608751" calcext:value-type="float">
            <text:p>23.9013631609</text:p>
          </table:table-cell>
          <table:table-cell office:value-type="float" office:value="23.3584490882026" calcext:value-type="float">
            <text:p>23.3584490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0371959827564" calcext:value-type="float">
            <text:p>23.0371959828</text:p>
          </table:table-cell>
          <table:table-cell office:value-type="float" office:value="22.9339567820231" calcext:value-type="float">
            <text:p>22.9339567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993341728493" calcext:value-type="float">
            <text:p>21.9933417285</text:p>
          </table:table-cell>
          <table:table-cell office:value-type="float" office:value="22.6800255245633" calcext:value-type="float">
            <text:p>22.6800255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3154404958089" calcext:value-type="float">
            <text:p>21.3154404958</text:p>
          </table:table-cell>
          <table:table-cell office:value-type="float" office:value="21.3607677883572" calcext:value-type="float">
            <text:p>21.3607677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679361272741" calcext:value-type="float">
            <text:p>20.4679361273</text:p>
          </table:table-cell>
          <table:table-cell office:value-type="float" office:value="20.8068709903293" calcext:value-type="float">
            <text:p>20.8068709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7479749608923" calcext:value-type="float">
            <text:p>19.7479749609</text:p>
          </table:table-cell>
          <table:table-cell office:value-type="float" office:value="19.7072094811334" calcext:value-type="float">
            <text:p>19.7072094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7372587698477" calcext:value-type="float">
            <text:p>18.7372587698</text:p>
          </table:table-cell>
          <table:table-cell office:value-type="float" office:value="18.6411270565457" calcext:value-type="float">
            <text:p>18.6411270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1383602001049" calcext:value-type="float">
            <text:p>18.1383602001</text:p>
          </table:table-cell>
          <table:table-cell office:value-type="float" office:value="17.8302004072401" calcext:value-type="float">
            <text:p>17.8302004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3555212374087" calcext:value-type="float">
            <text:p>17.3555212374</text:p>
          </table:table-cell>
          <table:table-cell office:value-type="float" office:value="17.3135748969184" calcext:value-type="float">
            <text:p>17.3135748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7561614071881" calcext:value-type="float">
            <text:p>16.7561614072</text:p>
          </table:table-cell>
          <table:table-cell office:value-type="float" office:value="16.6824889712864" calcext:value-type="float">
            <text:p>16.68248897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41237449646" calcext:value-type="float">
            <text:p>16.4412374496</text:p>
          </table:table-cell>
          <table:table-cell office:value-type="float" office:value="15.8689221276177" calcext:value-type="float">
            <text:p>15.86892212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4887092025192" calcext:value-type="float">
            <text:p>15.4887092025</text:p>
          </table:table-cell>
          <table:table-cell office:value-type="float" office:value="15.0283213721381" calcext:value-type="float">
            <text:p>15.0283213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7318647525929" calcext:value-type="float">
            <text:p>14.7318647526</text:p>
          </table:table-cell>
          <table:table-cell office:value-type="float" office:value="13.7651448779636" calcext:value-type="float">
            <text:p>13.765144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8039645442256" calcext:value-type="float">
            <text:p>13.8039645442</text:p>
          </table:table-cell>
          <table:table-cell office:value-type="float" office:value="13.173897213406" calcext:value-type="float">
            <text:p>13.1738972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2274546446624" calcext:value-type="float">
            <text:p>13.2274546447</text:p>
          </table:table-cell>
          <table:table-cell office:value-type="float" office:value="12.1953901714749" calcext:value-type="float">
            <text:p>12.1953901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3494490870723" calcext:value-type="float">
            <text:p>12.3494490871</text:p>
          </table:table-cell>
          <table:table-cell office:value-type="float" office:value="11.4402644899156" calcext:value-type="float">
            <text:p>11.44026448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3848301569621" calcext:value-type="float">
            <text:p>11.384830157</text:p>
          </table:table-cell>
          <table:table-cell office:value-type="float" office:value="10.6294482549032" calcext:value-type="float">
            <text:p>10.62944825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725561919036" calcext:value-type="float">
            <text:p>10.8725561919</text:p>
          </table:table-cell>
          <table:table-cell office:value-type="float" office:value="10.0649911032783" calcext:value-type="float">
            <text:p>10.06499110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2547403618141" calcext:value-type="float">
            <text:p>10.2547403618</text:p>
          </table:table-cell>
          <table:table-cell office:value-type="float" office:value="9.78990374671088" calcext:value-type="float">
            <text:p>9.7899037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88602567602087" calcext:value-type="float">
            <text:p>9.886025676</text:p>
          </table:table-cell>
          <table:table-cell office:value-type="float" office:value="9.3553704155816" calcext:value-type="float">
            <text:p>9.3553704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54571257697211" calcext:value-type="float">
            <text:p>9.545712577</text:p>
          </table:table-cell>
          <table:table-cell office:value-type="float" office:value="9.18695471021864" calcext:value-type="float">
            <text:p>9.18695471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38101630740696" calcext:value-type="float">
            <text:p>9.3810163074</text:p>
          </table:table-cell>
          <table:table-cell office:value-type="float" office:value="8.8667786916097" calcext:value-type="float">
            <text:p>8.86677869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93396564766213" calcext:value-type="float">
            <text:p>8.9339656477</text:p>
          </table:table-cell>
          <table:table-cell office:value-type="float" office:value="8.82771439022488" calcext:value-type="float">
            <text:p>8.82771439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87677863792137" calcext:value-type="float">
            <text:p>8.8767786379</text:p>
          </table:table-cell>
          <table:table-cell office:value-type="float" office:value="8.65881697336833" calcext:value-type="float">
            <text:p>8.65881697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63772934454459" calcext:value-type="float">
            <text:p>8.6377293445</text:p>
          </table:table-cell>
          <table:table-cell office:value-type="float" office:value="8.39719115363227" calcext:value-type="float">
            <text:p>8.39719115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43792691054168" calcext:value-type="float">
            <text:p>8.4379269105</text:p>
          </table:table-cell>
          <table:table-cell office:value-type="float" office:value="8.36451541052924" calcext:value-type="float">
            <text:p>8.3645154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7837576689544" calcext:value-type="float">
            <text:p>8.2783757669</text:p>
          </table:table-cell>
          <table:table-cell office:value-type="float" office:value="8.20920075310601" calcext:value-type="float">
            <text:p>8.20920075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17095117215757" calcext:value-type="float">
            <text:p>8.1709511722</text:p>
          </table:table-cell>
          <table:table-cell office:value-type="float" office:value="8.06997299194336" calcext:value-type="float">
            <text:p>8.06997299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0530271530151" calcext:value-type="float">
            <text:p>8.2053027153</text:p>
          </table:table-cell>
          <table:table-cell office:value-type="float" office:value="7.95768398708767" calcext:value-type="float">
            <text:p>7.9576839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11544457188359" calcext:value-type="float">
            <text:p>8.1154445719</text:p>
          </table:table-cell>
          <table:table-cell office:value-type="float" office:value="7.97687816619873" calcext:value-type="float">
            <text:p>7.97687816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20721290729664" calcext:value-type="float">
            <text:p>8.2072129073</text:p>
          </table:table-cell>
          <table:table-cell office:value-type="float" office:value="7.9088593588935" calcext:value-type="float">
            <text:p>7.90885935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1875471185755" calcext:value-type="float">
            <text:p>8.0187547119</text:p>
          </table:table-cell>
          <table:table-cell office:value-type="float" office:value="7.82714727189806" calcext:value-type="float">
            <text:p>7.82714727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88271741513853" calcext:value-type="float">
            <text:p>7.8827174151</text:p>
          </table:table-cell>
          <table:table-cell office:value-type="float" office:value="7.80436452229818" calcext:value-type="float">
            <text:p>7.80436452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88850535286797" calcext:value-type="float">
            <text:p>7.8885053529</text:p>
          </table:table-cell>
          <table:table-cell office:value-type="float" office:value="7.70933998955621" calcext:value-type="float">
            <text:p>7.70933998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69826963212755" calcext:value-type="float">
            <text:p>7.6982696321</text:p>
          </table:table-cell>
          <table:table-cell office:value-type="float" office:value="7.58633163240221" calcext:value-type="float">
            <text:p>7.58633163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66839795642429" calcext:value-type="float">
            <text:p>7.6683979564</text:p>
          </table:table-cell>
          <table:table-cell office:value-type="float" office:value="7.37641636530558" calcext:value-type="float">
            <text:p>7.37641636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50627593640928" calcext:value-type="float">
            <text:p>7.5062759364</text:p>
          </table:table-cell>
          <table:table-cell office:value-type="float" office:value="7.13406583997938" calcext:value-type="float">
            <text:p>7.134065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26114331351386" calcext:value-type="float">
            <text:p>7.2611433135</text:p>
          </table:table-cell>
          <table:table-cell office:value-type="float" office:value="7.15911202960544" calcext:value-type="float">
            <text:p>7.1591120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87301351405956" calcext:value-type="float">
            <text:p>6.8730135141</text:p>
          </table:table-cell>
          <table:table-cell office:value-type="float" office:value="7.00651995340983" calcext:value-type="float">
            <text:p>7.00651995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09152693218655" calcext:value-type="float">
            <text:p>7.0915269322</text:p>
          </table:table-cell>
          <table:table-cell office:value-type="float" office:value="6.9359491136339" calcext:value-type="float">
            <text:p>6.93594911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02604518113313" calcext:value-type="float">
            <text:p>7.0260451811</text:p>
          </table:table-cell>
          <table:table-cell office:value-type="float" office:value="6.85806147257487" calcext:value-type="float">
            <text:p>6.85806147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2231610969261" calcext:value-type="float">
            <text:p>6.9223161097</text:p>
          </table:table-cell>
          <table:table-cell office:value-type="float" office:value="6.82573239008586" calcext:value-type="float">
            <text:p>6.82573239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05010954538981" calcext:value-type="float">
            <text:p>7.0501095454</text:p>
          </table:table-cell>
          <table:table-cell office:value-type="float" office:value="6.81462542215983" calcext:value-type="float">
            <text:p>6.81462542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06475377965857" calcext:value-type="float">
            <text:p>7.0647537797</text:p>
          </table:table-cell>
          <table:table-cell office:value-type="float" office:value="6.81883117887709" calcext:value-type="float">
            <text:p>6.81883117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75373827969586" calcext:value-type="float">
            <text:p>6.7537382797</text:p>
          </table:table-cell>
          <table:table-cell office:value-type="float" office:value="6.76551061206394" calcext:value-type="float">
            <text:p>6.76551061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77811191700123" calcext:value-type="float">
            <text:p>6.778111917</text:p>
          </table:table-cell>
          <table:table-cell office:value-type="float" office:value="6.8624751302931" calcext:value-type="float">
            <text:p>6.86247513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46569644080268" calcext:value-type="float">
            <text:p>6.4656964408</text:p>
          </table:table-cell>
          <table:table-cell office:value-type="float" office:value="6.76685211393568" calcext:value-type="float">
            <text:p>6.76685211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83525551689996" calcext:value-type="float">
            <text:p>6.8352555169</text:p>
          </table:table-cell>
          <table:table-cell office:value-type="float" office:value="6.69093990325928" calcext:value-type="float">
            <text:p>6.6909399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87472274568346" calcext:value-type="float">
            <text:p>6.8747227457</text:p>
          </table:table-cell>
          <table:table-cell office:value-type="float" office:value="6.75158060921563" calcext:value-type="float">
            <text:p>6.7515806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76149654388428" calcext:value-type="float">
            <text:p>6.7614965439</text:p>
          </table:table-cell>
          <table:table-cell office:value-type="float" office:value="6.84054512447781" calcext:value-type="float">
            <text:p>6.84054512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98361587524414" calcext:value-type="float">
            <text:p>6.9836158752</text:p>
          </table:table-cell>
          <table:table-cell office:value-type="float" office:value="6.77801513671875" calcext:value-type="float">
            <text:p>6.77801513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5250741110908" calcext:value-type="float">
            <text:p>6.6525074111</text:p>
          </table:table-cell>
          <table:table-cell office:value-type="float" office:value="6.70608886082967" calcext:value-type="float">
            <text:p>6.70608886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4477132867884" calcext:value-type="float">
            <text:p>6.6447713287</text:p>
          </table:table-cell>
          <table:table-cell office:value-type="float" office:value="6.63609435823229" calcext:value-type="float">
            <text:p>6.63609435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87148457986337" calcext:value-type="float">
            <text:p>6.8714845799</text:p>
          </table:table-cell>
          <table:table-cell office:value-type="float" office:value="6.67300891876221" calcext:value-type="float">
            <text:p>6.67300891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70619498358832" calcext:value-type="float">
            <text:p>6.7061949836</text:p>
          </table:table-cell>
          <table:table-cell office:value-type="float" office:value="6.7088024881151" calcext:value-type="float">
            <text:p>6.70880248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73304773260046" calcext:value-type="float">
            <text:p>6.7330477326</text:p>
          </table:table-cell>
          <table:table-cell office:value-type="float" office:value="6.64883719550239" calcext:value-type="float">
            <text:p>6.64883719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90072658326891" calcext:value-type="float">
            <text:p>6.9007265833</text:p>
          </table:table-cell>
          <table:table-cell office:value-type="float" office:value="6.64247534010145" calcext:value-type="float">
            <text:p>6.64247534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7279402414958" calcext:value-type="float">
            <text:p>6.6727940241</text:p>
          </table:table-cell>
          <table:table-cell office:value-type="float" office:value="6.72667270236545" calcext:value-type="float">
            <text:p>6.72667270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3360761006673" calcext:value-type="float">
            <text:p>6.7336076101</text:p>
          </table:table-cell>
          <table:table-cell office:value-type="float" office:value="6.68358527289497" calcext:value-type="float">
            <text:p>6.68358527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88857507705689" calcext:value-type="float">
            <text:p>6.8885750771</text:p>
          </table:table-cell>
          <table:table-cell office:value-type="float" office:value="6.75071467293633" calcext:value-type="float">
            <text:p>6.75071467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8699889006438" calcext:value-type="float">
            <text:p>6.7869988901</text:p>
          </table:table-cell>
          <table:table-cell office:value-type="float" office:value="6.63187487920125" calcext:value-type="float">
            <text:p>6.63187487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661704381307" calcext:value-type="float">
            <text:p>6.6661704381</text:p>
          </table:table-cell>
          <table:table-cell office:value-type="float" office:value="6.63182020187378" calcext:value-type="float">
            <text:p>6.63182020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2344438764784" calcext:value-type="float">
            <text:p>6.5234443876</text:p>
          </table:table-cell>
          <table:table-cell office:value-type="float" office:value="6.69592189788818" calcext:value-type="float">
            <text:p>6.6959218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84327286261099" calcext:value-type="float">
            <text:p>6.8432728626</text:p>
          </table:table-cell>
          <table:table-cell office:value-type="float" office:value="6.62125412623088" calcext:value-type="float">
            <text:p>6.62125412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4704721238878" calcext:value-type="float">
            <text:p>6.4704721239</text:p>
          </table:table-cell>
          <table:table-cell office:value-type="float" office:value="6.64240434434679" calcext:value-type="float">
            <text:p>6.64240434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72793361875746" calcext:value-type="float">
            <text:p>6.7279336188</text:p>
          </table:table-cell>
          <table:table-cell office:value-type="float" office:value="6.6447393099467" calcext:value-type="float">
            <text:p>6.64473930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044310287193" calcext:value-type="float">
            <text:p>6.6044310287</text:p>
          </table:table-cell>
          <table:table-cell office:value-type="float" office:value="6.65477932824029" calcext:value-type="float">
            <text:p>6.65477932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052665816413" calcext:value-type="float">
            <text:p>6.7052665816</text:p>
          </table:table-cell>
          <table:table-cell office:value-type="float" office:value="6.58177471160889" calcext:value-type="float">
            <text:p>6.58177471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0485563631411" calcext:value-type="float">
            <text:p>6.7048556363</text:p>
          </table:table-cell>
          <table:table-cell office:value-type="float" office:value="6.6919641494751" calcext:value-type="float">
            <text:p>6.69196414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20324317614238" calcext:value-type="float">
            <text:p>6.2032431761</text:p>
          </table:table-cell>
          <table:table-cell office:value-type="float" office:value="6.56155633926392" calcext:value-type="float">
            <text:p>6.56155633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75259434735334" calcext:value-type="float">
            <text:p>6.7525943474</text:p>
          </table:table-cell>
          <table:table-cell office:value-type="float" office:value="6.7332894537184" calcext:value-type="float">
            <text:p>6.73328945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4089606249774" calcext:value-type="float">
            <text:p>6.5408960625</text:p>
          </table:table-cell>
          <table:table-cell office:value-type="float" office:value="6.67281458112929" calcext:value-type="float">
            <text:p>6.67281458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57873522793805" calcext:value-type="float">
            <text:p>6.5787352279</text:p>
          </table:table-cell>
          <table:table-cell office:value-type="float" office:value="6.70922840966119" calcext:value-type="float">
            <text:p>6.70922840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76511333606861" calcext:value-type="float">
            <text:p>6.7651133361</text:p>
          </table:table-cell>
          <table:table-cell office:value-type="float" office:value="6.63346820407444" calcext:value-type="float">
            <text:p>6.63346820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49643207479406" calcext:value-type="float">
            <text:p>6.4964320748</text:p>
          </table:table-cell>
          <table:table-cell office:value-type="float" office:value="6.6186425420973" calcext:value-type="float">
            <text:p>6.61864254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48686041655364" calcext:value-type="float">
            <text:p>6.4868604166</text:p>
          </table:table-cell>
          <table:table-cell office:value-type="float" office:value="6.62532212999132" calcext:value-type="float">
            <text:p>6.625322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57869372544465" calcext:value-type="float">
            <text:p>6.5786937254</text:p>
          </table:table-cell>
          <table:table-cell office:value-type="float" office:value="6.62678040398492" calcext:value-type="float">
            <text:p>6.6267804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8188102333634" calcext:value-type="float">
            <text:p>6.8188102334</text:p>
          </table:table-cell>
          <table:table-cell office:value-type="float" office:value="6.47045538160536" calcext:value-type="float">
            <text:p>6.47045538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42535283830431" calcext:value-type="float">
            <text:p>6.4253528383</text:p>
          </table:table-cell>
          <table:table-cell office:value-type="float" office:value="6.51858923170302" calcext:value-type="float">
            <text:p>6.51858923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2356506277014" calcext:value-type="float">
            <text:p>6.5235650628</text:p>
          </table:table-cell>
          <table:table-cell office:value-type="float" office:value="6.58584833145142" calcext:value-type="float">
            <text:p>6.58584833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529216059932" calcext:value-type="float">
            <text:p>6.652921606</text:p>
          </table:table-cell>
          <table:table-cell office:value-type="float" office:value="6.54813782374064" calcext:value-type="float">
            <text:p>6.54813782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8857518655282" calcext:value-type="float">
            <text:p>6.0885751866</text:p>
          </table:table-cell>
          <table:table-cell office:value-type="float" office:value="6.63853984408908" calcext:value-type="float">
            <text:p>6.63853984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24922814192595" calcext:value-type="float">
            <text:p>6.2492281419</text:p>
          </table:table-cell>
          <table:table-cell office:value-type="float" office:value="6.51228374905056" calcext:value-type="float">
            <text:p>6.51228374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48856115341187" calcext:value-type="float">
            <text:p>6.4885611534</text:p>
          </table:table-cell>
          <table:table-cell office:value-type="float" office:value="6.59741449356079" calcext:value-type="float">
            <text:p>6.59741449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6621129424484" calcext:value-type="float">
            <text:p>6.5662112942</text:p>
          </table:table-cell>
          <table:table-cell office:value-type="float" office:value="6.6421775288052" calcext:value-type="float">
            <text:p>6.64217752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53435576403583" calcext:value-type="float">
            <text:p>6.534355764</text:p>
          </table:table-cell>
          <table:table-cell office:value-type="float" office:value="6.69579389360216" calcext:value-type="float">
            <text:p>6.69579389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35160605112712" calcext:value-type="float">
            <text:p>6.3516060511</text:p>
          </table:table-cell>
          <table:table-cell office:value-type="float" office:value="6.61687474780613" calcext:value-type="float">
            <text:p>6.61687474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9502191896792" calcext:value-type="float">
            <text:p>6.595021919</text:p>
          </table:table-cell>
          <table:table-cell office:value-type="float" office:value="6.58498774634467" calcext:value-type="float">
            <text:p>6.58498774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59503018414533" calcext:value-type="float">
            <text:p>6.5950301841</text:p>
          </table:table-cell>
          <table:table-cell office:value-type="float" office:value="6.6095085673862" calcext:value-type="float">
            <text:p>6.60950856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2074497717398" calcext:value-type="float">
            <text:p>6.5207449772</text:p>
          </table:table-cell>
          <table:table-cell office:value-type="float" office:value="6.49289396074083" calcext:value-type="float">
            <text:p>6.49289396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10185490714179" calcext:value-type="float">
            <text:p>6.1018549071</text:p>
          </table:table-cell>
          <table:table-cell office:value-type="float" office:value="6.59286827511258" calcext:value-type="float">
            <text:p>6.59286827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56822727344654" calcext:value-type="float">
            <text:p>6.5682272734</text:p>
          </table:table-cell>
          <table:table-cell office:value-type="float" office:value="6.55502107408312" calcext:value-type="float">
            <text:p>6.55502107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4134242093122" calcext:value-type="float">
            <text:p>6.2413424209</text:p>
          </table:table-cell>
          <table:table-cell office:value-type="float" office:value="6.70372343063355" calcext:value-type="float">
            <text:p>6.70372343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10152066195453" calcext:value-type="float">
            <text:p>6.101520662</text:p>
          </table:table-cell>
          <table:table-cell office:value-type="float" office:value="6.5479146639506" calcext:value-type="float">
            <text:p>6.5479146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33237086402045" calcext:value-type="float">
            <text:p>6.332370864</text:p>
          </table:table-cell>
          <table:table-cell office:value-type="float" office:value="6.62444067001343" calcext:value-type="float">
            <text:p>6.624440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4934629157738" calcext:value-type="float">
            <text:p>6.7493462916</text:p>
          </table:table-cell>
          <table:table-cell office:value-type="float" office:value="6.58510626686944" calcext:value-type="float">
            <text:p>6.58510626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28347997312193" calcext:value-type="float">
            <text:p>6.2834799731</text:p>
          </table:table-cell>
          <table:table-cell office:value-type="float" office:value="6.66549428304036" calcext:value-type="float">
            <text:p>6.6654942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24327541280676" calcext:value-type="float">
            <text:p>6.2432754128</text:p>
          </table:table-cell>
          <table:table-cell office:value-type="float" office:value="6.57829501893785" calcext:value-type="float">
            <text:p>6.5782950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7911593825729" calcext:value-type="float">
            <text:p>6.5791159383</text:p>
          </table:table-cell>
          <table:table-cell office:value-type="float" office:value="6.43898852666219" calcext:value-type="float">
            <text:p>6.43898852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45493570963542" calcext:value-type="float">
            <text:p>6.4549357096</text:p>
          </table:table-cell>
          <table:table-cell office:value-type="float" office:value="6.47020578384399" calcext:value-type="float">
            <text:p>6.47020578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37188535266452" calcext:value-type="float">
            <text:p>6.3718853527</text:p>
          </table:table-cell>
          <table:table-cell office:value-type="float" office:value="6.7792845831977" calcext:value-type="float">
            <text:p>6.77928458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33253964671382" calcext:value-type="float">
            <text:p>6.3325396467</text:p>
          </table:table-cell>
          <table:table-cell office:value-type="float" office:value="6.50709056854248" calcext:value-type="float">
            <text:p>6.50709056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46989831218013" calcext:value-type="float">
            <text:p>6.4698983122</text:p>
          </table:table-cell>
          <table:table-cell office:value-type="float" office:value="6.60185188717312" calcext:value-type="float">
            <text:p>6.6018518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3684158678408" calcext:value-type="float">
            <text:p>6.3684158678</text:p>
          </table:table-cell>
          <table:table-cell office:value-type="float" office:value="6.60160949495104" calcext:value-type="float">
            <text:p>6.6016094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2621566277963" calcext:value-type="float">
            <text:p>6.7262156628</text:p>
          </table:table-cell>
          <table:table-cell office:value-type="float" office:value="6.81046544180976" calcext:value-type="float">
            <text:p>6.81046544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38772060253002" calcext:value-type="float">
            <text:p>6.3877206025</text:p>
          </table:table-cell>
          <table:table-cell office:value-type="float" office:value="6.63971508873834" calcext:value-type="float">
            <text:p>6.63971508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32660293579102" calcext:value-type="float">
            <text:p>6.3266029358</text:p>
          </table:table-cell>
          <table:table-cell office:value-type="float" office:value="6.49084424972534" calcext:value-type="float">
            <text:p>6.49084424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57833090534917" calcext:value-type="float">
            <text:p>6.5783309053</text:p>
          </table:table-cell>
          <table:table-cell office:value-type="float" office:value="6.60677507188585" calcext:value-type="float">
            <text:p>6.6067750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44803693559435" calcext:value-type="float">
            <text:p>6.4480369356</text:p>
          </table:table-cell>
          <table:table-cell office:value-type="float" office:value="6.56337144639757" calcext:value-type="float">
            <text:p>6.56337144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10474049603498" calcext:value-type="float">
            <text:p>6.104740496</text:p>
          </table:table-cell>
          <table:table-cell office:value-type="float" office:value="6.91194317075941" calcext:value-type="float">
            <text:p>6.91194317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9217090606689" calcext:value-type="float">
            <text:p>5.8921709061</text:p>
          </table:table-cell>
          <table:table-cell office:value-type="float" office:value="6.63126781251695" calcext:value-type="float">
            <text:p>6.63126781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20846121399491" calcext:value-type="float">
            <text:p>6.208461214</text:p>
          </table:table-cell>
          <table:table-cell office:value-type="float" office:value="6.69330088297526" calcext:value-type="float">
            <text:p>6.6933008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20640486258048" calcext:value-type="float">
            <text:p>6.2064048626</text:p>
          </table:table-cell>
          <table:table-cell office:value-type="float" office:value="6.69216341442532" calcext:value-type="float">
            <text:p>6.69216341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13277433536671" calcext:value-type="float">
            <text:p>6.1327743354</text:p>
          </table:table-cell>
          <table:table-cell office:value-type="float" office:value="6.68965684043037" calcext:value-type="float">
            <text:p>6.68965684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7939214706421" calcext:value-type="float">
            <text:p>6.3793921471</text:p>
          </table:table-cell>
          <table:table-cell office:value-type="float" office:value="6.52084546618992" calcext:value-type="float">
            <text:p>6.52084546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00162119335598" calcext:value-type="float">
            <text:p>6.0016211934</text:p>
          </table:table-cell>
          <table:table-cell office:value-type="float" office:value="6.5114450984531" calcext:value-type="float">
            <text:p>6.51144509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7488843776562" calcext:value-type="float">
            <text:p>6.3748884378</text:p>
          </table:table-cell>
          <table:table-cell office:value-type="float" office:value="6.67433881759644" calcext:value-type="float">
            <text:p>6.67433881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35299373556066" calcext:value-type="float">
            <text:p>5.3529937356</text:p>
          </table:table-cell>
          <table:table-cell office:value-type="float" office:value="6.74933094448513" calcext:value-type="float">
            <text:p>6.74933094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96529711617364" calcext:value-type="float">
            <text:p>5.9652971162</text:p>
          </table:table-cell>
          <table:table-cell office:value-type="float" office:value="6.28766616185506" calcext:value-type="float">
            <text:p>6.28766616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97487108795731" calcext:value-type="float">
            <text:p>5.974871088</text:p>
          </table:table-cell>
          <table:table-cell office:value-type="float" office:value="6.56943400700887" calcext:value-type="float">
            <text:p>6.5694340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77910084194607" calcext:value-type="float">
            <text:p>5.7791008419</text:p>
          </table:table-cell>
          <table:table-cell office:value-type="float" office:value="6.5357305208842" calcext:value-type="float">
            <text:p>6.53573052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12291235393948" calcext:value-type="float">
            <text:p>6.1229123539</text:p>
          </table:table-cell>
          <table:table-cell office:value-type="float" office:value="6.73767079247369" calcext:value-type="float">
            <text:p>6.73767079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10170616043939" calcext:value-type="float">
            <text:p>6.1017061604</text:p>
          </table:table-cell>
          <table:table-cell office:value-type="float" office:value="6.87223445044624" calcext:value-type="float">
            <text:p>6.87223445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67865108560633" calcext:value-type="float">
            <text:p>5.6786510856</text:p>
          </table:table-cell>
          <table:table-cell office:value-type="float" office:value="6.8750327428182" calcext:value-type="float">
            <text:p>6.87503274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93042151133219" calcext:value-type="float">
            <text:p>5.9304215113</text:p>
          </table:table-cell>
          <table:table-cell office:value-type="float" office:value="6.34709352917141" calcext:value-type="float">
            <text:p>6.34709352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6909384197659" calcext:value-type="float">
            <text:p>5.6909384198</text:p>
          </table:table-cell>
          <table:table-cell office:value-type="float" office:value="6.31083631515503" calcext:value-type="float">
            <text:p>6.3108363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72996150122749" calcext:value-type="float">
            <text:p>5.7299615012</text:p>
          </table:table-cell>
          <table:table-cell office:value-type="float" office:value="6.37622287538317" calcext:value-type="float">
            <text:p>6.37622287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9628398153517" calcext:value-type="float">
            <text:p>5.9628398154</text:p>
          </table:table-cell>
          <table:table-cell office:value-type="float" office:value="6.58481899897258" calcext:value-type="float">
            <text:p>6.5848189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72605082282314" calcext:value-type="float">
            <text:p>4.7260508228</text:p>
          </table:table-cell>
          <table:table-cell office:value-type="float" office:value="7.43227794435289" calcext:value-type="float">
            <text:p>7.43227794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51396332846748" calcext:value-type="float">
            <text:p>6.5139633285</text:p>
          </table:table-cell>
          <table:table-cell office:value-type="float" office:value="7.07573212517632" calcext:value-type="float">
            <text:p>7.075732125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34631284077962" calcext:value-type="float">
            <text:p>6.3463128408</text:p>
          </table:table-cell>
          <table:table-cell office:value-type="float" office:value="6.9389213985867" calcext:value-type="float">
            <text:p>6.93892139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68600949534663" calcext:value-type="float">
            <text:p>5.6860094953</text:p>
          </table:table-cell>
          <table:table-cell office:value-type="float" office:value="6.85424322552151" calcext:value-type="float">
            <text:p>6.85424322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73896074295044" calcext:value-type="float">
            <text:p>5.738960743</text:p>
          </table:table-cell>
          <table:table-cell office:value-type="float" office:value="7.22813177108765" calcext:value-type="float">
            <text:p>7.22813177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72394856700191" calcext:value-type="float">
            <text:p>5.723948567</text:p>
          </table:table-cell>
          <table:table-cell office:value-type="float" office:value="6.93321122063531" calcext:value-type="float">
            <text:p>6.933211220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40697243478563" calcext:value-type="float">
            <text:p>5.4069724348</text:p>
          </table:table-cell>
          <table:table-cell office:value-type="float" office:value="6.83427635828654" calcext:value-type="float">
            <text:p>6.83427635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39289862138254" calcext:value-type="float">
            <text:p>5.3928986214</text:p>
          </table:table-cell>
          <table:table-cell office:value-type="float" office:value="8.20511759652032" calcext:value-type="float">
            <text:p>8.20511759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82964415020413" calcext:value-type="float">
            <text:p>5.8296441502</text:p>
          </table:table-cell>
          <table:table-cell office:value-type="float" office:value="7.45015308592055" calcext:value-type="float">
            <text:p>7.45015308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8152897004728" calcext:value-type="float">
            <text:p>5.8152897005</text:p>
          </table:table-cell>
          <table:table-cell office:value-type="float" office:value="6.67903566360474" calcext:value-type="float">
            <text:p>6.67903566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65070367742468" calcext:value-type="float">
            <text:p>5.6507036774</text:p>
          </table:table-cell>
          <table:table-cell office:value-type="float" office:value="7.02579143312242" calcext:value-type="float">
            <text:p>7.02579143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5246126541385" calcext:value-type="float">
            <text:p>5.5246126541</text:p>
          </table:table-cell>
          <table:table-cell office:value-type="float" office:value="7.08339971966214" calcext:value-type="float">
            <text:p>7.08339971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58475114681103" calcext:value-type="float">
            <text:p>5.5847511468</text:p>
          </table:table-cell>
          <table:table-cell office:value-type="float" office:value="6.95793883005778" calcext:value-type="float">
            <text:p>6.95793883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25850324277525" calcext:value-type="float">
            <text:p>5.2585032428</text:p>
          </table:table-cell>
          <table:table-cell office:value-type="float" office:value="7.67200427585178" calcext:value-type="float">
            <text:p>7.67200427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99794826684175" calcext:value-type="float">
            <text:p>4.9979482668</text:p>
          </table:table-cell>
          <table:table-cell office:value-type="float" office:value="7.20790412690904" calcext:value-type="float">
            <text:p>7.20790412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16010615560744" calcext:value-type="float">
            <text:p>5.1601061556</text:p>
          </table:table-cell>
          <table:table-cell office:value-type="float" office:value="7.6514106326633" calcext:value-type="float">
            <text:p>7.65141063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57062126089025" calcext:value-type="float">
            <text:p>5.5706212609</text:p>
          </table:table-cell>
          <table:table-cell office:value-type="float" office:value="6.45106813642714" calcext:value-type="float">
            <text:p>6.4510681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47713283256248" calcext:value-type="float">
            <text:p>5.4771328326</text:p>
          </table:table-cell>
          <table:table-cell office:value-type="float" office:value="6.77641852696737" calcext:value-type="float">
            <text:p>6.7764185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37241469489204" calcext:value-type="float">
            <text:p>5.3724146949</text:p>
          </table:table-cell>
          <table:table-cell office:value-type="float" office:value="6.97503084606595" calcext:value-type="float">
            <text:p>6.97503084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68361958750972" calcext:value-type="float">
            <text:p>5.6836195875</text:p>
          </table:table-cell>
          <table:table-cell office:value-type="float" office:value="6.95382663938734" calcext:value-type="float">
            <text:p>6.953826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99854929358871" calcext:value-type="float">
            <text:p>4.9985492936</text:p>
          </table:table-cell>
          <table:table-cell office:value-type="float" office:value="7.10184733072917" calcext:value-type="float">
            <text:p>7.10184733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27846199494821" calcext:value-type="float">
            <text:p>5.2784619949</text:p>
          </table:table-cell>
          <table:table-cell office:value-type="float" office:value="7.19044415156047" calcext:value-type="float">
            <text:p>7.19044415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65335570220594" calcext:value-type="float">
            <text:p>5.6533557022</text:p>
          </table:table-cell>
          <table:table-cell office:value-type="float" office:value="7.09707789950901" calcext:value-type="float">
            <text:p>7.097077899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19367663065593" calcext:value-type="float">
            <text:p>5.1936766307</text:p>
          </table:table-cell>
          <table:table-cell office:value-type="float" office:value="7.47602028316922" calcext:value-type="float">
            <text:p>7.47602028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91263828454194" calcext:value-type="float">
            <text:p>4.9126382845</text:p>
          </table:table-cell>
          <table:table-cell office:value-type="float" office:value="8.95931741926405" calcext:value-type="float">
            <text:p>8.95931741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51391574188515" calcext:value-type="float">
            <text:p>5.5139157419</text:p>
          </table:table-cell>
          <table:table-cell office:value-type="float" office:value="7.48087241914537" calcext:value-type="float">
            <text:p>7.48087241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95642805982519" calcext:value-type="float">
            <text:p>4.9564280598</text:p>
          </table:table-cell>
          <table:table-cell office:value-type="float" office:value="8.08712858623928" calcext:value-type="float">
            <text:p>8.08712858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33318832185533" calcext:value-type="float">
            <text:p>5.3331883219</text:p>
          </table:table-cell>
          <table:table-cell office:value-type="float" office:value="7.22522131601969" calcext:value-type="float">
            <text:p>7.225221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04268980026245" calcext:value-type="float">
            <text:p>5.0426898003</text:p>
          </table:table-cell>
          <table:table-cell office:value-type="float" office:value="7.60946072472466" calcext:value-type="float">
            <text:p>7.60946072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25226025228147" calcext:value-type="float">
            <text:p>4.2522602523</text:p>
          </table:table-cell>
          <table:table-cell office:value-type="float" office:value="9.81409486134847" calcext:value-type="float">
            <text:p>9.81409486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33598355010704" calcext:value-type="float">
            <text:p>5.3359835501</text:p>
          </table:table-cell>
          <table:table-cell office:value-type="float" office:value="7.94161330329047" calcext:value-type="float">
            <text:p>7.94161330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34049916267395" calcext:value-type="float">
            <text:p>5.3404991627</text:p>
          </table:table-cell>
          <table:table-cell office:value-type="float" office:value="8.00148465898302" calcext:value-type="float">
            <text:p>8.0014846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.94305776666712" calcext:value-type="float">
            <text:p>4.9430577667</text:p>
          </table:table-cell>
          <table:table-cell office:value-type="float" office:value="7.33025619718764" calcext:value-type="float">
            <text:p>7.33025619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63563908691759" calcext:value-type="float">
            <text:p>4.6356390869</text:p>
          </table:table-cell>
          <table:table-cell office:value-type="float" office:value="7.2910058233473" calcext:value-type="float">
            <text:p>7.29100582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89546102064627" calcext:value-type="float">
            <text:p>4.8954610206</text:p>
          </table:table-cell>
          <table:table-cell office:value-type="float" office:value="6.80652968088786" calcext:value-type="float">
            <text:p>6.80652968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03643438551161" calcext:value-type="float">
            <text:p>5.0364343855</text:p>
          </table:table-cell>
          <table:table-cell office:value-type="float" office:value="7.40011909272936" calcext:value-type="float">
            <text:p>7.40011909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59907597965664" calcext:value-type="float">
            <text:p>4.5990759797</text:p>
          </table:table-cell>
          <table:table-cell office:value-type="float" office:value="7.62695137659709" calcext:value-type="float">
            <text:p>7.62695137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59907074327822" calcext:value-type="float">
            <text:p>4.5990707433</text:p>
          </table:table-cell>
          <table:table-cell office:value-type="float" office:value="8.090232902103" calcext:value-type="float">
            <text:p>8.09023290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3458912063528" calcext:value-type="float">
            <text:p>4.3458912064</text:p>
          </table:table-cell>
          <table:table-cell office:value-type="float" office:value="8.05134550730387" calcext:value-type="float">
            <text:p>8.05134550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97088389926487" calcext:value-type="float">
            <text:p>4.9708838993</text:p>
          </table:table-cell>
          <table:table-cell office:value-type="float" office:value="7.81351190143161" calcext:value-type="float">
            <text:p>7.8135119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11875390123438" calcext:value-type="float">
            <text:p>5.1187539012</text:p>
          </table:table-cell>
          <table:table-cell office:value-type="float" office:value="7.40219720204671" calcext:value-type="float">
            <text:p>7.4021972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81885545342057" calcext:value-type="float">
            <text:p>4.8188554534</text:p>
          </table:table-cell>
          <table:table-cell office:value-type="float" office:value="6.86483176549276" calcext:value-type="float">
            <text:p>6.86483176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24466101328532" calcext:value-type="float">
            <text:p>5.2446610133</text:p>
          </table:table-cell>
          <table:table-cell office:value-type="float" office:value="7.48317278756036" calcext:value-type="float">
            <text:p>7.483172787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62582149329009" calcext:value-type="float">
            <text:p>4.6258214933</text:p>
          </table:table-cell>
          <table:table-cell office:value-type="float" office:value="7.66398360994127" calcext:value-type="float">
            <text:p>7.663983609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3785677684678" calcext:value-type="float">
            <text:p>4.3785677685</text:p>
          </table:table-cell>
          <table:table-cell office:value-type="float" office:value="6.80738793479072" calcext:value-type="float">
            <text:p>6.807387934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.14167671733432" calcext:value-type="float">
            <text:p>4.1416767173</text:p>
          </table:table-cell>
          <table:table-cell office:value-type="float" office:value="7.10102897220188" calcext:value-type="float">
            <text:p>7.10102897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.709276287644" calcext:value-type="float">
            <text:p>4.7092762876</text:p>
          </table:table-cell>
          <table:table-cell office:value-type="float" office:value="7.9834524790446" calcext:value-type="float">
            <text:p>7.9834524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15807396394235" calcext:value-type="float">
            <text:p>5.1580739639</text:p>
          </table:table-cell>
          <table:table-cell office:value-type="float" office:value="7.11105108261108" calcext:value-type="float">
            <text:p>7.111051082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.50270124717995" calcext:value-type="float">
            <text:p>4.5027012472</text:p>
          </table:table-cell>
          <table:table-cell office:value-type="float" office:value="8.08724154366387" calcext:value-type="float">
            <text:p>8.087241543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.47762749813221" calcext:value-type="float">
            <text:p>4.4776274981</text:p>
          </table:table-cell>
          <table:table-cell office:value-type="float" office:value="6.32639741897583" calcext:value-type="float">
            <text:p>6.3263974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71851145779645" calcext:value-type="float">
            <text:p>4.7185114578</text:p>
          </table:table-cell>
          <table:table-cell office:value-type="float" office:value="6.16118876139323" calcext:value-type="float">
            <text:p>6.161188761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.50361469939903" calcext:value-type="float">
            <text:p>4.5036146994</text:p>
          </table:table-cell>
          <table:table-cell office:value-type="float" office:value="6.53210332658556" calcext:value-type="float">
            <text:p>6.53210332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60343994917693" calcext:value-type="float">
            <text:p>4.6034399492</text:p>
          </table:table-cell>
          <table:table-cell office:value-type="float" office:value="6.51573811637031" calcext:value-type="float">
            <text:p>6.51573811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15287987391154" calcext:value-type="float">
            <text:p>4.1528798739</text:p>
          </table:table-cell>
          <table:table-cell office:value-type="float" office:value="6.46641768349542" calcext:value-type="float">
            <text:p>6.46641768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.79787649048699" calcext:value-type="float">
            <text:p>4.7978764905</text:p>
          </table:table-cell>
          <table:table-cell office:value-type="float" office:value="7.24143494500054" calcext:value-type="float">
            <text:p>7.2414349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89154774833609" calcext:value-type="float">
            <text:p>3.8915477483</text:p>
          </table:table-cell>
          <table:table-cell office:value-type="float" office:value="7.50698979695638" calcext:value-type="float">
            <text:p>7.5069897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19325511543839" calcext:value-type="float">
            <text:p>4.1932551154</text:p>
          </table:table-cell>
          <table:table-cell office:value-type="float" office:value="6.89017746183607" calcext:value-type="float">
            <text:p>6.89017746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7533578519468" calcext:value-type="float">
            <text:p>3.7533578519</text:p>
          </table:table-cell>
          <table:table-cell office:value-type="float" office:value="7.40831396314833" calcext:value-type="float">
            <text:p>7.40831396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09757341278924" calcext:value-type="float">
            <text:p>4.0975734128</text:p>
          </table:table-cell>
          <table:table-cell office:value-type="float" office:value="8.07148186365763" calcext:value-type="float">
            <text:p>8.07148186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2472360752247" calcext:value-type="float">
            <text:p>4.2472360752</text:p>
          </table:table-cell>
          <table:table-cell office:value-type="float" office:value="7.55380588107639" calcext:value-type="float">
            <text:p>7.55380588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17333385679457" calcext:value-type="float">
            <text:p>4.1733338568</text:p>
          </table:table-cell>
          <table:table-cell office:value-type="float" office:value="6.07057309150696" calcext:value-type="float">
            <text:p>6.07057309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20546310919303" calcext:value-type="float">
            <text:p>4.2054631092</text:p>
          </table:table-cell>
          <table:table-cell office:value-type="float" office:value="6.57845645480686" calcext:value-type="float">
            <text:p>6.57845645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.2195248692124" calcext:value-type="float">
            <text:p>4.2195248692</text:p>
          </table:table-cell>
          <table:table-cell office:value-type="float" office:value="7.0702125761244" calcext:value-type="float">
            <text:p>7.07021257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83032498536286" calcext:value-type="float">
            <text:p>3.8303249854</text:p>
          </table:table-cell>
          <table:table-cell office:value-type="float" office:value="7.37264013290405" calcext:value-type="float">
            <text:p>7.37264013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94388250951414" calcext:value-type="float">
            <text:p>3.9438825095</text:p>
          </table:table-cell>
          <table:table-cell office:value-type="float" office:value="6.30265635914273" calcext:value-type="float">
            <text:p>6.302656359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15415255228678" calcext:value-type="float">
            <text:p>4.1541525523</text:p>
          </table:table-cell>
          <table:table-cell office:value-type="float" office:value="6.99651230706109" calcext:value-type="float">
            <text:p>6.99651230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02708789375093" calcext:value-type="float">
            <text:p>4.0270878938</text:p>
          </table:table-cell>
          <table:table-cell office:value-type="float" office:value="6.11900986565484" calcext:value-type="float">
            <text:p>6.119009865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120690813771" calcext:value-type="float">
            <text:p>4.1206908138</text:p>
          </table:table-cell>
          <table:table-cell office:value-type="float" office:value="6.90146520402696" calcext:value-type="float">
            <text:p>6.90146520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61394280415994" calcext:value-type="float">
            <text:p>3.6139428042</text:p>
          </table:table-cell>
          <table:table-cell office:value-type="float" office:value="6.46965646743774" calcext:value-type="float">
            <text:p>6.46965646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1489244611175" calcext:value-type="float">
            <text:p>4.1489244611</text:p>
          </table:table-cell>
          <table:table-cell office:value-type="float" office:value="7.07191843456692" calcext:value-type="float">
            <text:p>7.07191843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73856940975896" calcext:value-type="float">
            <text:p>3.7385694098</text:p>
          </table:table-cell>
          <table:table-cell office:value-type="float" office:value="8.13302744759454" calcext:value-type="float">
            <text:p>8.13302744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54763453095048" calcext:value-type="float">
            <text:p>3.547634531</text:p>
          </table:table-cell>
          <table:table-cell office:value-type="float" office:value="7.01239331563314" calcext:value-type="float">
            <text:p>7.01239331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.95742320572888" calcext:value-type="float">
            <text:p>2.9574232057</text:p>
          </table:table-cell>
          <table:table-cell office:value-type="float" office:value="8.14827569325765" calcext:value-type="float">
            <text:p>8.14827569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.30561936784674" calcext:value-type="float">
            <text:p>4.3056193678</text:p>
          </table:table-cell>
          <table:table-cell office:value-type="float" office:value="7.4581651157803" calcext:value-type="float">
            <text:p>7.45816511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02584605746799" calcext:value-type="float">
            <text:p>4.0258460575</text:p>
          </table:table-cell>
          <table:table-cell office:value-type="float" office:value="8.87524684270223" calcext:value-type="float">
            <text:p>8.87524684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.06100481527823" calcext:value-type="float">
            <text:p>4.0610048153</text:p>
          </table:table-cell>
          <table:table-cell office:value-type="float" office:value="7.56230041715834" calcext:value-type="float">
            <text:p>7.56230041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24995059768359" calcext:value-type="float">
            <text:p>3.2499505977</text:p>
          </table:table-cell>
          <table:table-cell office:value-type="float" office:value="7.69231865141127" calcext:value-type="float">
            <text:p>7.69231865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8848023502915" calcext:value-type="float">
            <text:p>3.8848023503</text:p>
          </table:table-cell>
          <table:table-cell office:value-type="float" office:value="6.60133176379734" calcext:value-type="float">
            <text:p>6.60133176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94044801482448" calcext:value-type="float">
            <text:p>3.9404480148</text:p>
          </table:table-cell>
          <table:table-cell office:value-type="float" office:value="8.50261455112033" calcext:value-type="float">
            <text:p>8.50261455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61399302659211" calcext:value-type="float">
            <text:p>3.6139930266</text:p>
          </table:table-cell>
          <table:table-cell office:value-type="float" office:value="6.94930728276571" calcext:value-type="float">
            <text:p>6.94930728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.35188540705928" calcext:value-type="float">
            <text:p>3.3518854071</text:p>
          </table:table-cell>
          <table:table-cell office:value-type="float" office:value="7.90943113962809" calcext:value-type="float">
            <text:p>7.90943113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.29202539832504" calcext:value-type="float">
            <text:p>4.2920253983</text:p>
          </table:table-cell>
          <table:table-cell office:value-type="float" office:value="6.74588161044651" calcext:value-type="float">
            <text:p>6.74588161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27877632776896" calcext:value-type="float">
            <text:p>4.2787763278</text:p>
          </table:table-cell>
          <table:table-cell office:value-type="float" office:value="6.00006511476305" calcext:value-type="float">
            <text:p>6.00006511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82763280250408" calcext:value-type="float">
            <text:p>3.8276328025</text:p>
          </table:table-cell>
          <table:table-cell office:value-type="float" office:value="8.35921721988254" calcext:value-type="float">
            <text:p>8.359217219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68531245655484" calcext:value-type="float">
            <text:p>3.6853124566</text:p>
          </table:table-cell>
          <table:table-cell office:value-type="float" office:value="8.45837982495626" calcext:value-type="float">
            <text:p>8.4583798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99378070124873" calcext:value-type="float">
            <text:p>3.9937807012</text:p>
          </table:table-cell>
          <table:table-cell office:value-type="float" office:value="5.21398891343011" calcext:value-type="float">
            <text:p>5.21398891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66676519976722" calcext:value-type="float">
            <text:p>3.6667651998</text:p>
          </table:table-cell>
          <table:table-cell office:value-type="float" office:value="6.08327457639906" calcext:value-type="float">
            <text:p>6.08327457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91168599658542" calcext:value-type="float">
            <text:p>3.9116859966</text:p>
          </table:table-cell>
          <table:table-cell office:value-type="float" office:value="5.30149398909675" calcext:value-type="float">
            <text:p>5.301493989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73034211441323" calcext:value-type="float">
            <text:p>3.7303421144</text:p>
          </table:table-cell>
          <table:table-cell office:value-type="float" office:value="6.13417381710476" calcext:value-type="float">
            <text:p>6.13417381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54927040029455" calcext:value-type="float">
            <text:p>3.5492704003</text:p>
          </table:table-cell>
          <table:table-cell office:value-type="float" office:value="5.54135486814711" calcext:value-type="float">
            <text:p>5.54135486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7765267557568" calcext:value-type="float">
            <text:p>3.7765267558</text:p>
          </table:table-cell>
          <table:table-cell office:value-type="float" office:value="6.54330592685276" calcext:value-type="float">
            <text:p>6.54330592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25988730236336" calcext:value-type="float">
            <text:p>3.2598873024</text:p>
          </table:table-cell>
          <table:table-cell office:value-type="float" office:value="5.5798474682702" calcext:value-type="float">
            <text:p>5.57984746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38765523610292" calcext:value-type="float">
            <text:p>3.3876552361</text:p>
          </table:table-cell>
          <table:table-cell office:value-type="float" office:value="6.48845444785224" calcext:value-type="float">
            <text:p>6.48845444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62376795874702" calcext:value-type="float">
            <text:p>3.6237679587</text:p>
          </table:table-cell>
          <table:table-cell office:value-type="float" office:value="6.72419113583035" calcext:value-type="float">
            <text:p>6.72419113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60669121035823" calcext:value-type="float">
            <text:p>3.6066912104</text:p>
          </table:table-cell>
          <table:table-cell office:value-type="float" office:value="5.75322519408332" calcext:value-type="float">
            <text:p>5.75322519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37323830304322" calcext:value-type="float">
            <text:p>3.373238303</text:p>
          </table:table-cell>
          <table:table-cell office:value-type="float" office:value="5.13043350643582" calcext:value-type="float">
            <text:p>5.13043350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69887309604221" calcext:value-type="float">
            <text:p>3.698873096</text:p>
          </table:table-cell>
          <table:table-cell office:value-type="float" office:value="5.49133364359538" calcext:value-type="float">
            <text:p>5.49133364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11625470938506" calcext:value-type="float">
            <text:p>4.1162547094</text:p>
          </table:table-cell>
          <table:table-cell office:value-type="float" office:value="5.30385986963908" calcext:value-type="float">
            <text:p>5.30385986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3131484190623" calcext:value-type="float">
            <text:p>3.3131484191</text:p>
          </table:table-cell>
          <table:table-cell office:value-type="float" office:value="4.92950632837084" calcext:value-type="float">
            <text:p>4.92950632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32284190919664" calcext:value-type="float">
            <text:p>3.3228419092</text:p>
          </table:table-cell>
          <table:table-cell office:value-type="float" office:value="5.40321254730225" calcext:value-type="float">
            <text:p>5.40321254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35168204925678" calcext:value-type="float">
            <text:p>3.3516820493</text:p>
          </table:table-cell>
          <table:table-cell office:value-type="float" office:value="4.67559512456258" calcext:value-type="float">
            <text:p>4.67559512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35091977207749" calcext:value-type="float">
            <text:p>3.3509197721</text:p>
          </table:table-cell>
          <table:table-cell office:value-type="float" office:value="4.88178915447659" calcext:value-type="float">
            <text:p>4.88178915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78494396916142" calcext:value-type="float">
            <text:p>2.7849439692</text:p>
          </table:table-cell>
          <table:table-cell office:value-type="float" office:value="5.18193986680773" calcext:value-type="float">
            <text:p>5.181939866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76095932501334" calcext:value-type="float">
            <text:p>2.760959325</text:p>
          </table:table-cell>
          <table:table-cell office:value-type="float" office:value="5.28706582387288" calcext:value-type="float">
            <text:p>5.28706582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28135561943054" calcext:value-type="float">
            <text:p>3.2813556194</text:p>
          </table:table-cell>
          <table:table-cell office:value-type="float" office:value="5.12870285246107" calcext:value-type="float">
            <text:p>5.12870285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17240341504415" calcext:value-type="float">
            <text:p>3.172403415</text:p>
          </table:table-cell>
          <table:table-cell office:value-type="float" office:value="5.00983005099826" calcext:value-type="float">
            <text:p>5.0098300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39934258549302" calcext:value-type="float">
            <text:p>3.3993425855</text:p>
          </table:table-cell>
          <table:table-cell office:value-type="float" office:value="4.91601787673103" calcext:value-type="float">
            <text:p>4.916017876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1506101378688" calcext:value-type="float">
            <text:p>3.6150610138</text:p>
          </table:table-cell>
          <table:table-cell office:value-type="float" office:value="4.46934419208103" calcext:value-type="float">
            <text:p>4.469344192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37026559423517" calcext:value-type="float">
            <text:p>3.3702655942</text:p>
          </table:table-cell>
          <table:table-cell office:value-type="float" office:value="5.33806602160136" calcext:value-type="float">
            <text:p>5.33806602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25886912257583" calcext:value-type="float">
            <text:p>4.2588691226</text:p>
          </table:table-cell>
          <table:table-cell office:value-type="float" office:value="5.18354336420695" calcext:value-type="float">
            <text:p>5.18354336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48835518735426" calcext:value-type="float">
            <text:p>2.4883551874</text:p>
          </table:table-cell>
          <table:table-cell office:value-type="float" office:value="5.27134813202752" calcext:value-type="float">
            <text:p>5.2713481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16985495443697" calcext:value-type="float">
            <text:p>3.1698549544</text:p>
          </table:table-cell>
          <table:table-cell office:value-type="float" office:value="5.45216149753994" calcext:value-type="float">
            <text:p>5.45216149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42188795849129" calcext:value-type="float">
            <text:p>3.4218879585</text:p>
          </table:table-cell>
          <table:table-cell office:value-type="float" office:value="4.76230639881558" calcext:value-type="float">
            <text:p>4.76230639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1305034911191" calcext:value-type="float">
            <text:p>3.1305034911</text:p>
          </table:table-cell>
          <table:table-cell office:value-type="float" office:value="4.29353091451857" calcext:value-type="float">
            <text:p>4.29353091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2328141618658" calcext:value-type="float">
            <text:p>3.3232814162</text:p>
          </table:table-cell>
          <table:table-cell office:value-type="float" office:value="4.10273766517639" calcext:value-type="float">
            <text:p>4.10273766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55748486077344" calcext:value-type="float">
            <text:p>2.5574848608</text:p>
          </table:table-cell>
          <table:table-cell office:value-type="float" office:value="3.8578499423133" calcext:value-type="float">
            <text:p>3.85784994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75567105964378" calcext:value-type="float">
            <text:p>2.7556710596</text:p>
          </table:table-cell>
          <table:table-cell office:value-type="float" office:value="4.071731461419" calcext:value-type="float">
            <text:p>4.07173146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8763144016266" calcext:value-type="float">
            <text:p>2.9876314402</text:p>
          </table:table-cell>
          <table:table-cell office:value-type="float" office:value="4.52616262435913" calcext:value-type="float">
            <text:p>4.52616262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23164454212895" calcext:value-type="float">
            <text:p>3.2316445421</text:p>
          </table:table-cell>
          <table:table-cell office:value-type="float" office:value="4.10285488764445" calcext:value-type="float">
            <text:p>4.10285488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01696066503172" calcext:value-type="float">
            <text:p>3.016960665</text:p>
          </table:table-cell>
          <table:table-cell office:value-type="float" office:value="4.23282490836249" calcext:value-type="float">
            <text:p>4.23282490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3145364743692" calcext:value-type="float">
            <text:p>2.9314536474</text:p>
          </table:table-cell>
          <table:table-cell office:value-type="float" office:value="4.39386974440681" calcext:value-type="float">
            <text:p>4.393869744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13988866960561" calcext:value-type="float">
            <text:p>2.1398886696</text:p>
          </table:table-cell>
          <table:table-cell office:value-type="float" office:value="4.42496246761746" calcext:value-type="float">
            <text:p>4.42496246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64569889616083" calcext:value-type="float">
            <text:p>2.6456988962</text:p>
          </table:table-cell>
          <table:table-cell office:value-type="float" office:value="5.1182938946618" calcext:value-type="float">
            <text:p>5.11829389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66860876701496" calcext:value-type="float">
            <text:p>2.668608767</text:p>
          </table:table-cell>
          <table:table-cell office:value-type="float" office:value="6.07616096072727" calcext:value-type="float">
            <text:p>6.07616096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6149675492887" calcext:value-type="float">
            <text:p>2.9614967549</text:p>
          </table:table-cell>
          <table:table-cell office:value-type="float" office:value="5.04051645596822" calcext:value-type="float">
            <text:p>5.0405164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03604177633921" calcext:value-type="float">
            <text:p>3.0360417763</text:p>
          </table:table-cell>
          <table:table-cell office:value-type="float" office:value="5.20685336324904" calcext:value-type="float">
            <text:p>5.20685336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1697481296681" calcext:value-type="float">
            <text:p>2.616974813</text:p>
          </table:table-cell>
          <table:table-cell office:value-type="float" office:value="5.06530692842272" calcext:value-type="float">
            <text:p>5.06530692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09929518787949" calcext:value-type="float">
            <text:p>3.0992951879</text:p>
          </table:table-cell>
          <table:table-cell office:value-type="float" office:value="4.66244904200236" calcext:value-type="float">
            <text:p>4.6624490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.71666444672479" calcext:value-type="float">
            <text:p>2.7166644467</text:p>
          </table:table-cell>
          <table:table-cell office:value-type="float" office:value="4.80106569661035" calcext:value-type="float">
            <text:p>4.80106569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87150007707101" calcext:value-type="float">
            <text:p>2.8715000771</text:p>
          </table:table-cell>
          <table:table-cell office:value-type="float" office:value="3.9572717083825" calcext:value-type="float">
            <text:p>3.95727170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23570793204837" calcext:value-type="float">
            <text:p>2.235707932</text:p>
          </table:table-cell>
          <table:table-cell office:value-type="float" office:value="4.54212885432773" calcext:value-type="float">
            <text:p>4.54212885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20238584390393" calcext:value-type="float">
            <text:p>2.2023858439</text:p>
          </table:table-cell>
          <table:table-cell office:value-type="float" office:value="4.48134472635057" calcext:value-type="float">
            <text:p>4.481344726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24370560822663" calcext:value-type="float">
            <text:p>2.2437056082</text:p>
          </table:table-cell>
          <table:table-cell office:value-type="float" office:value="5.06624076101515" calcext:value-type="float">
            <text:p>5.0662407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01624595677411" calcext:value-type="float">
            <text:p>3.0162459568</text:p>
          </table:table-cell>
          <table:table-cell office:value-type="float" office:value="4.96739922629462" calcext:value-type="float">
            <text:p>4.9673992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80842635808168" calcext:value-type="float">
            <text:p>2.8084263581</text:p>
          </table:table-cell>
          <table:table-cell office:value-type="float" office:value="4.08099450005425" calcext:value-type="float">
            <text:p>4.0809945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37679009525864" calcext:value-type="float">
            <text:p>2.3767900953</text:p>
          </table:table-cell>
          <table:table-cell office:value-type="float" office:value="4.61840881241692" calcext:value-type="float">
            <text:p>4.61840881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.70694700876872" calcext:value-type="float">
            <text:p>2.7069470088</text:p>
          </table:table-cell>
          <table:table-cell office:value-type="float" office:value="3.97667728530036" calcext:value-type="float">
            <text:p>3.97667728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39417463320273" calcext:value-type="float">
            <text:p>2.3941746332</text:p>
          </table:table-cell>
          <table:table-cell office:value-type="float" office:value="3.70030297173394" calcext:value-type="float">
            <text:p>3.70030297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26384588082631" calcext:value-type="float">
            <text:p>2.2638458808</text:p>
          </table:table-cell>
          <table:table-cell office:value-type="float" office:value="4.68476116657257" calcext:value-type="float">
            <text:p>4.68476116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.56034498744541" calcext:value-type="float">
            <text:p>2.5603449874</text:p>
          </table:table-cell>
          <table:table-cell office:value-type="float" office:value="3.46162251631419" calcext:value-type="float">
            <text:p>3.46162251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36840532885657" calcext:value-type="float">
            <text:p>2.3684053289</text:p>
          </table:table-cell>
          <table:table-cell office:value-type="float" office:value="3.7871052953932" calcext:value-type="float">
            <text:p>3.78710529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72921510978981" calcext:value-type="float">
            <text:p>2.7292151098</text:p>
          </table:table-cell>
          <table:table-cell office:value-type="float" office:value="2.93349080615573" calcext:value-type="float">
            <text:p>2.93349080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33617532998323" calcext:value-type="float">
            <text:p>2.33617533</text:p>
          </table:table-cell>
          <table:table-cell office:value-type="float" office:value="4.43032116360135" calcext:value-type="float">
            <text:p>4.43032116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.09928996474655" calcext:value-type="float">
            <text:p>2.0992899647</text:p>
          </table:table-cell>
          <table:table-cell office:value-type="float" office:value="3.70490056938595" calcext:value-type="float">
            <text:p>3.704900569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.27972479661306" calcext:value-type="float">
            <text:p>2.2797247966</text:p>
          </table:table-cell>
          <table:table-cell office:value-type="float" office:value="3.58480411105686" calcext:value-type="float">
            <text:p>3.58480411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4483580523067" calcext:value-type="float">
            <text:p>2.4483580523</text:p>
          </table:table-cell>
          <table:table-cell office:value-type="float" office:value="5.84578609466553" calcext:value-type="float">
            <text:p>5.84578609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68011963367462" calcext:value-type="float">
            <text:p>2.6801196337</text:p>
          </table:table-cell>
          <table:table-cell office:value-type="float" office:value="4.18375820583767" calcext:value-type="float">
            <text:p>4.18375820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84502289030287" calcext:value-type="float">
            <text:p>1.8450228903</text:p>
          </table:table-cell>
          <table:table-cell office:value-type="float" office:value="4.23620331287384" calcext:value-type="float">
            <text:p>4.23620331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.26290152691029" calcext:value-type="float">
            <text:p>2.2629015269</text:p>
          </table:table-cell>
          <table:table-cell office:value-type="float" office:value="5.95104270511203" calcext:value-type="float">
            <text:p>5.95104270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.57791305029834" calcext:value-type="float">
            <text:p>2.5779130503</text:p>
          </table:table-cell>
          <table:table-cell office:value-type="float" office:value="4.59826922416687" calcext:value-type="float">
            <text:p>4.598269224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28691669967439" calcext:value-type="float">
            <text:p>2.2869166997</text:p>
          </table:table-cell>
          <table:table-cell office:value-type="float" office:value="3.2813274330563" calcext:value-type="float">
            <text:p>3.28132743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485221043781" calcext:value-type="float">
            <text:p>2.4852210438</text:p>
          </table:table-cell>
          <table:table-cell office:value-type="float" office:value="3.7613201936086" calcext:value-type="float">
            <text:p>3.761320193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.27473190951127" calcext:value-type="float">
            <text:p>2.2747319095</text:p>
          </table:table-cell>
          <table:table-cell office:value-type="float" office:value="3.68828750981225" calcext:value-type="float">
            <text:p>3.688287509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91871317669197" calcext:value-type="float">
            <text:p>1.9187131767</text:p>
          </table:table-cell>
          <table:table-cell office:value-type="float" office:value="2.9172199567159" calcext:value-type="float">
            <text:p>2.91721995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40839332562906" calcext:value-type="float">
            <text:p>2.4083933256</text:p>
          </table:table-cell>
          <table:table-cell office:value-type="float" office:value="2.79670924610562" calcext:value-type="float">
            <text:p>2.79670924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20597599170826" calcext:value-type="float">
            <text:p>2.2059759917</text:p>
          </table:table-cell>
          <table:table-cell office:value-type="float" office:value="3.13116637865702" calcext:value-type="float">
            <text:p>3.13116637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.11318654704977" calcext:value-type="float">
            <text:p>2.113186547</text:p>
          </table:table-cell>
          <table:table-cell office:value-type="float" office:value="3.47734736071693" calcext:value-type="float">
            <text:p>3.47734736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.10813982839938" calcext:value-type="float">
            <text:p>2.1081398284</text:p>
          </table:table-cell>
          <table:table-cell office:value-type="float" office:value="4.58489534589979" calcext:value-type="float">
            <text:p>4.584895345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52922651061305" calcext:value-type="float">
            <text:p>2.5292265106</text:p>
          </table:table-cell>
          <table:table-cell office:value-type="float" office:value="3.38929422696431" calcext:value-type="float">
            <text:p>3.3892942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11833972401089" calcext:value-type="float">
            <text:p>2.118339724</text:p>
          </table:table-cell>
          <table:table-cell office:value-type="float" office:value="3.33703445063697" calcext:value-type="float">
            <text:p>3.33703445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78324867177893" calcext:value-type="float">
            <text:p>1.7832486718</text:p>
          </table:table-cell>
          <table:table-cell office:value-type="float" office:value="3.1505855984158" calcext:value-type="float">
            <text:p>3.15058559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05852131048838" calcext:value-type="float">
            <text:p>2.0585213105</text:p>
          </table:table-cell>
          <table:table-cell office:value-type="float" office:value="3.31821113162571" calcext:value-type="float">
            <text:p>3.31821113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01045562506274" calcext:value-type="float">
            <text:p>2.0104556251</text:p>
          </table:table-cell>
          <table:table-cell office:value-type="float" office:value="2.90977064768473" calcext:value-type="float">
            <text:p>2.90977064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86461264778067" calcext:value-type="float">
            <text:p>1.8646126478</text:p>
          </table:table-cell>
          <table:table-cell office:value-type="float" office:value="3.47216443220774" calcext:value-type="float">
            <text:p>3.47216443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70021978462184" calcext:value-type="float">
            <text:p>1.7002197846</text:p>
          </table:table-cell>
          <table:table-cell office:value-type="float" office:value="3.36782428953383" calcext:value-type="float">
            <text:p>3.367824289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98013337673964" calcext:value-type="float">
            <text:p>1.9801333767</text:p>
          </table:table-cell>
          <table:table-cell office:value-type="float" office:value="3.43174808555179" calcext:value-type="float">
            <text:p>3.43174808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00755103429159" calcext:value-type="float">
            <text:p>2.0075510343</text:p>
          </table:table-cell>
          <table:table-cell office:value-type="float" office:value="2.71326140562693" calcext:value-type="float">
            <text:p>2.71326140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74566068693444" calcext:value-type="float">
            <text:p>1.7456606869</text:p>
          </table:table-cell>
          <table:table-cell office:value-type="float" office:value="4.82843400372399" calcext:value-type="float">
            <text:p>4.82843400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04399515081335" calcext:value-type="float">
            <text:p>2.0439951508</text:p>
          </table:table-cell>
          <table:table-cell office:value-type="float" office:value="3.46782207489014" calcext:value-type="float">
            <text:p>3.46782207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5528018033063" calcext:value-type="float">
            <text:p>1.5528018033</text:p>
          </table:table-cell>
          <table:table-cell office:value-type="float" office:value="4.07966756820679" calcext:value-type="float">
            <text:p>4.07966756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81265811787711" calcext:value-type="float">
            <text:p>1.8126581179</text:p>
          </table:table-cell>
          <table:table-cell office:value-type="float" office:value="2.40697656737434" calcext:value-type="float">
            <text:p>2.4069765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6179024836531" calcext:value-type="float">
            <text:p>1.3617902484</text:p>
          </table:table-cell>
          <table:table-cell office:value-type="float" office:value="2.97606903976864" calcext:value-type="float">
            <text:p>2.97606903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88263175332988" calcext:value-type="float">
            <text:p>1.8826317533</text:p>
          </table:table-cell>
          <table:table-cell office:value-type="float" office:value="3.57427091068692" calcext:value-type="float">
            <text:p>3.574270910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39125794613803" calcext:value-type="float">
            <text:p>1.3912579461</text:p>
          </table:table-cell>
          <table:table-cell office:value-type="float" office:value="3.21322323216332" calcext:value-type="float">
            <text:p>3.21322323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50175018222244" calcext:value-type="float">
            <text:p>1.5017501822</text:p>
          </table:table-cell>
          <table:table-cell office:value-type="float" office:value="2.39615714550018" calcext:value-type="float">
            <text:p>2.396157145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80665562329469" calcext:value-type="float">
            <text:p>1.8066556233</text:p>
          </table:table-cell>
          <table:table-cell office:value-type="float" office:value="4.13806369569567" calcext:value-type="float">
            <text:p>4.13806369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67752646737629" calcext:value-type="float">
            <text:p>1.6775264674</text:p>
          </table:table-cell>
          <table:table-cell office:value-type="float" office:value="2.692717300521" calcext:value-type="float">
            <text:p>2.69271730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.12749830440239" calcext:value-type="float">
            <text:p>2.1274983044</text:p>
          </table:table-cell>
          <table:table-cell office:value-type="float" office:value="5.00308860672845" calcext:value-type="float">
            <text:p>5.00308860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96537240346273" calcext:value-type="float">
            <text:p>1.9653724035</text:p>
          </table:table-cell>
          <table:table-cell office:value-type="float" office:value="5.59466486506992" calcext:value-type="float">
            <text:p>5.594664865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62237578188932" calcext:value-type="float">
            <text:p>1.6223757819</text:p>
          </table:table-cell>
          <table:table-cell office:value-type="float" office:value="4.49807744556003" calcext:value-type="float">
            <text:p>4.498077445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8628457497667" calcext:value-type="float">
            <text:p>1.486284575</text:p>
          </table:table-cell>
          <table:table-cell office:value-type="float" office:value="3.67174967130025" calcext:value-type="float">
            <text:p>3.67174967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3795092459078" calcext:value-type="float">
            <text:p>1.4379509246</text:p>
          </table:table-cell>
          <table:table-cell office:value-type="float" office:value="4.18099584844377" calcext:value-type="float">
            <text:p>4.18099584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5502467619048" calcext:value-type="float">
            <text:p>1.4550246762</text:p>
          </table:table-cell>
          <table:table-cell office:value-type="float" office:value="3.46902035342322" calcext:value-type="float">
            <text:p>3.46902035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5295702472881" calcext:value-type="float">
            <text:p>1.5295702473</text:p>
          </table:table-cell>
          <table:table-cell office:value-type="float" office:value="3.54664635658264" calcext:value-type="float">
            <text:p>3.546646356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00666850363767" calcext:value-type="float">
            <text:p>2.0066685036</text:p>
          </table:table-cell>
          <table:table-cell office:value-type="float" office:value="3.35088352362315" calcext:value-type="float">
            <text:p>3.35088352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24314870216228" calcext:value-type="float">
            <text:p>1.2431487022</text:p>
          </table:table-cell>
          <table:table-cell office:value-type="float" office:value="3.97672883007261" calcext:value-type="float">
            <text:p>3.97672883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88671260851401" calcext:value-type="float">
            <text:p>1.8867126085</text:p>
          </table:table-cell>
          <table:table-cell office:value-type="float" office:value="3.19478890630934" calcext:value-type="float">
            <text:p>3.194788906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6027036066409" calcext:value-type="float">
            <text:p>1.4602703607</text:p>
          </table:table-cell>
          <table:table-cell office:value-type="float" office:value="2.85178637504578" calcext:value-type="float">
            <text:p>2.85178637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53977881537543" calcext:value-type="float">
            <text:p>1.5397788154</text:p>
          </table:table-cell>
          <table:table-cell office:value-type="float" office:value="3.28197367986043" calcext:value-type="float">
            <text:p>3.28197367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02781562838289" calcext:value-type="float">
            <text:p>1.0278156284</text:p>
          </table:table-cell>
          <table:table-cell office:value-type="float" office:value="3.01626647843255" calcext:value-type="float">
            <text:p>3.01626647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023751999493" calcext:value-type="float">
            <text:p>1.0237519995</text:p>
          </table:table-cell>
          <table:table-cell office:value-type="float" office:value="3.56999235683017" calcext:value-type="float">
            <text:p>3.56999235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61830124479753" calcext:value-type="float">
            <text:p>1.6183012448</text:p>
          </table:table-cell>
          <table:table-cell office:value-type="float" office:value="2.55871261490716" calcext:value-type="float">
            <text:p>2.55871261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2226082528079" calcext:value-type="float">
            <text:p>1.4222608253</text:p>
          </table:table-cell>
          <table:table-cell office:value-type="float" office:value="3.90630633301205" calcext:value-type="float">
            <text:p>3.9063063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21701890892453" calcext:value-type="float">
            <text:p>1.2170189089</text:p>
          </table:table-cell>
          <table:table-cell office:value-type="float" office:value="2.9004150364134" calcext:value-type="float">
            <text:p>2.90041503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69824373942834" calcext:value-type="float">
            <text:p>1.6982437394</text:p>
          </table:table-cell>
          <table:table-cell office:value-type="float" office:value="2.75876047876146" calcext:value-type="float">
            <text:p>2.75876047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19118523156201" calcext:value-type="float">
            <text:p>1.1911852316</text:p>
          </table:table-cell>
          <table:table-cell office:value-type="float" office:value="2.7992555697759" calcext:value-type="float">
            <text:p>2.799255569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31580917592402" calcext:value-type="float">
            <text:p>1.3158091759</text:p>
          </table:table-cell>
          <table:table-cell office:value-type="float" office:value="2.7000541554557" calcext:value-type="float">
            <text:p>2.70005415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06740791378198" calcext:value-type="float">
            <text:p>1.0674079138</text:p>
          </table:table-cell>
          <table:table-cell office:value-type="float" office:value="2.95510154300266" calcext:value-type="float">
            <text:p>2.9551015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867867844800154" calcext:value-type="float">
            <text:p>0.8678678448</text:p>
          </table:table-cell>
          <table:table-cell office:value-type="float" office:value="3.73274248176151" calcext:value-type="float">
            <text:p>3.73274248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27311201779931" calcext:value-type="float">
            <text:p>1.2731120178</text:p>
          </table:table-cell>
          <table:table-cell office:value-type="float" office:value="4.48009643289778" calcext:value-type="float">
            <text:p>4.480096432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21690386975253" calcext:value-type="float">
            <text:p>1.2169038698</text:p>
          </table:table-cell>
          <table:table-cell office:value-type="float" office:value="2.96875443061193" calcext:value-type="float">
            <text:p>2.96875443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65414861396507" calcext:value-type="float">
            <text:p>1.654148614</text:p>
          </table:table-cell>
          <table:table-cell office:value-type="float" office:value="2.77660352653927" calcext:value-type="float">
            <text:p>2.77660352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36322718196445" calcext:value-type="float">
            <text:p>1.363227182</text:p>
          </table:table-cell>
          <table:table-cell office:value-type="float" office:value="5.21197825007969" calcext:value-type="float">
            <text:p>5.21197825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36565446246553" calcext:value-type="float">
            <text:p>1.3656544625</text:p>
          </table:table-cell>
          <table:table-cell office:value-type="float" office:value="4.55989959504869" calcext:value-type="float">
            <text:p>4.5598995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17378396568475" calcext:value-type="float">
            <text:p>1.1737839657</text:p>
          </table:table-cell>
          <table:table-cell office:value-type="float" office:value="3.66947584682041" calcext:value-type="float">
            <text:p>3.669475846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11829480418453" calcext:value-type="float">
            <text:p>1.1182948042</text:p>
          </table:table-cell>
          <table:table-cell office:value-type="float" office:value="3.44335450066461" calcext:value-type="float">
            <text:p>3.443354500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32583531130243" calcext:value-type="float">
            <text:p>1.3258353113</text:p>
          </table:table-cell>
          <table:table-cell office:value-type="float" office:value="2.42506489488814" calcext:value-type="float">
            <text:p>2.42506489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25255574037631" calcext:value-type="float">
            <text:p>1.2525557404</text:p>
          </table:table-cell>
          <table:table-cell office:value-type="float" office:value="3.41703874535031" calcext:value-type="float">
            <text:p>3.41703874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04910406911815" calcext:value-type="float">
            <text:p>1.0491040691</text:p>
          </table:table-cell>
          <table:table-cell office:value-type="float" office:value="2.4837088253763" calcext:value-type="float">
            <text:p>2.48370882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36311331170577" calcext:value-type="float">
            <text:p>1.3631133117</text:p>
          </table:table-cell>
          <table:table-cell office:value-type="float" office:value="2.92052365673913" calcext:value-type="float">
            <text:p>2.92052365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04577545545719" calcext:value-type="float">
            <text:p>0.9045775455</text:p>
          </table:table-cell>
          <table:table-cell office:value-type="float" office:value="2.49193714724647" calcext:value-type="float">
            <text:p>2.49193714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0076098188206" calcext:value-type="float">
            <text:p>1.0076098188</text:p>
          </table:table-cell>
          <table:table-cell office:value-type="float" office:value="3.82834084828695" calcext:value-type="float">
            <text:p>3.828340848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2967849208249" calcext:value-type="float">
            <text:p>1.2967849208</text:p>
          </table:table-cell>
          <table:table-cell office:value-type="float" office:value="3.67785912089878" calcext:value-type="float">
            <text:p>3.677859120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38056572278341" calcext:value-type="float">
            <text:p>1.3805657228</text:p>
          </table:table-cell>
          <table:table-cell office:value-type="float" office:value="2.66906359460619" calcext:value-type="float">
            <text:p>2.66906359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79012251452163" calcext:value-type="float">
            <text:p>0.9790122515</text:p>
          </table:table-cell>
          <table:table-cell office:value-type="float" office:value="2.98877676328023" calcext:value-type="float">
            <text:p>2.988776763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57615651466228" calcext:value-type="float">
            <text:p>0.9576156515</text:p>
          </table:table-cell>
          <table:table-cell office:value-type="float" office:value="2.53443386819628" calcext:value-type="float">
            <text:p>2.534433868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68630468017525" calcext:value-type="float">
            <text:p>0.868630468</text:p>
          </table:table-cell>
          <table:table-cell office:value-type="float" office:value="2.4203321536382" calcext:value-type="float">
            <text:p>2.42033215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33723716437817" calcext:value-type="float">
            <text:p>1.3372371644</text:p>
          </table:table-cell>
          <table:table-cell office:value-type="float" office:value="4.40945609410604" calcext:value-type="float">
            <text:p>4.40945609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11416165917008" calcext:value-type="float">
            <text:p>1.1141616592</text:p>
          </table:table-cell>
          <table:table-cell office:value-type="float" office:value="3.61700426869922" calcext:value-type="float">
            <text:p>3.617004268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02573801632281" calcext:value-type="float">
            <text:p>1.0257380163</text:p>
          </table:table-cell>
          <table:table-cell office:value-type="float" office:value="2.18662415610419" calcext:value-type="float">
            <text:p>2.186624156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04640466692271" calcext:value-type="float">
            <text:p>1.0464046669</text:p>
          </table:table-cell>
          <table:table-cell office:value-type="float" office:value="2.64375185966492" calcext:value-type="float">
            <text:p>2.64375185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16334938782233" calcext:value-type="float">
            <text:p>1.1633493878</text:p>
          </table:table-cell>
          <table:table-cell office:value-type="float" office:value="3.20585000514984" calcext:value-type="float">
            <text:p>3.20585000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01039073864619" calcext:value-type="float">
            <text:p>0.9010390739</text:p>
          </table:table-cell>
          <table:table-cell office:value-type="float" office:value="2.53770012325711" calcext:value-type="float">
            <text:p>2.53770012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15267030232482" calcext:value-type="float">
            <text:p>1.1526703023</text:p>
          </table:table-cell>
          <table:table-cell office:value-type="float" office:value="2.80286448531681" calcext:value-type="float">
            <text:p>2.802864485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25729207639341" calcext:value-type="float">
            <text:p>1.2572920764</text:p>
          </table:table-cell>
          <table:table-cell office:value-type="float" office:value="2.47291978200277" calcext:value-type="float">
            <text:p>2.47291978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795718291429458" calcext:value-type="float">
            <text:p>0.7957182914</text:p>
          </table:table-cell>
          <table:table-cell office:value-type="float" office:value="3.48899224069383" calcext:value-type="float">
            <text:p>3.48899224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80821290501842" calcext:value-type="float">
            <text:p>0.9808212905</text:p>
          </table:table-cell>
          <table:table-cell office:value-type="float" office:value="4.04564603169759" calcext:value-type="float">
            <text:p>4.04564603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24866363295802" calcext:value-type="float">
            <text:p>0.8248663633</text:p>
          </table:table-cell>
          <table:table-cell office:value-type="float" office:value="3.47918162080977" calcext:value-type="float">
            <text:p>3.47918162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814825849400626" calcext:value-type="float">
            <text:p>0.8148258494</text:p>
          </table:table-cell>
          <table:table-cell office:value-type="float" office:value="3.05660814709134" calcext:value-type="float">
            <text:p>3.056608147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26322280256837" calcext:value-type="float">
            <text:p>0.9263222803</text:p>
          </table:table-cell>
          <table:table-cell office:value-type="float" office:value="3.56225854820675" calcext:value-type="float">
            <text:p>3.56225854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0437051543483" calcext:value-type="float">
            <text:p>1.0437051543</text:p>
          </table:table-cell>
          <table:table-cell office:value-type="float" office:value="2.99892393747965" calcext:value-type="float">
            <text:p>2.9989239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1643918222851" calcext:value-type="float">
            <text:p>1.4164391822</text:p>
          </table:table-cell>
          <table:table-cell office:value-type="float" office:value="3.55302517943912" calcext:value-type="float">
            <text:p>3.553025179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19270957840814" calcext:value-type="float">
            <text:p>1.1927095784</text:p>
          </table:table-cell>
          <table:table-cell office:value-type="float" office:value="2.77999884552426" calcext:value-type="float">
            <text:p>2.77999884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7710945253019" calcext:value-type="float">
            <text:p>0.8771094525</text:p>
          </table:table-cell>
          <table:table-cell office:value-type="float" office:value="3.29130876064301" calcext:value-type="float">
            <text:p>3.291308760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0403290046034" calcext:value-type="float">
            <text:p>0.6040329005</text:p>
          </table:table-cell>
          <table:table-cell office:value-type="float" office:value="2.86690721246931" calcext:value-type="float">
            <text:p>2.86690721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820479232955862" calcext:value-type="float">
            <text:p>0.820479233</text:p>
          </table:table-cell>
          <table:table-cell office:value-type="float" office:value="3.45211700598399" calcext:value-type="float">
            <text:p>3.4521170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764770968092813" calcext:value-type="float">
            <text:p>0.7647709681</text:p>
          </table:table-cell>
          <table:table-cell office:value-type="float" office:value="3.45348991950353" calcext:value-type="float">
            <text:p>3.453489919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861066102429673" calcext:value-type="float">
            <text:p>0.8610661024</text:p>
          </table:table-cell>
          <table:table-cell office:value-type="float" office:value="2.3916763332155" calcext:value-type="float">
            <text:p>2.391676333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1910182568762" calcext:value-type="float">
            <text:p>1.1910182569</text:p>
          </table:table-cell>
          <table:table-cell office:value-type="float" office:value="3.78533381223679" calcext:value-type="float">
            <text:p>3.78533381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10524705383513" calcext:value-type="float">
            <text:p>0.8105247054</text:p>
          </table:table-cell>
          <table:table-cell office:value-type="float" office:value="3.68602350685332" calcext:value-type="float">
            <text:p>3.68602350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49123240179486" calcext:value-type="float">
            <text:p>0.9491232402</text:p>
          </table:table-cell>
          <table:table-cell office:value-type="float" office:value="3.42464443710115" calcext:value-type="float">
            <text:p>3.42464443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68156736095746" calcext:value-type="float">
            <text:p>0.8681567361</text:p>
          </table:table-cell>
          <table:table-cell office:value-type="float" office:value="3.0238461361991" calcext:value-type="float">
            <text:p>3.023846136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22313078906801" calcext:value-type="float">
            <text:p>1.2231307891</text:p>
          </table:table-cell>
          <table:table-cell office:value-type="float" office:value="3.19611925548977" calcext:value-type="float">
            <text:p>3.196119255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96390050766921" calcext:value-type="float">
            <text:p>0.5963900508</text:p>
          </table:table-cell>
          <table:table-cell office:value-type="float" office:value="3.61824667453766" calcext:value-type="float">
            <text:p>3.61824667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68545785601492" calcext:value-type="float">
            <text:p>0.6685457856</text:p>
          </table:table-cell>
          <table:table-cell office:value-type="float" office:value="2.8778705795606" calcext:value-type="float">
            <text:p>2.877870579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764319432830369" calcext:value-type="float">
            <text:p>0.7643194328</text:p>
          </table:table-cell>
          <table:table-cell office:value-type="float" office:value="4.23853955997361" calcext:value-type="float">
            <text:p>4.238539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82874348538893" calcext:value-type="float">
            <text:p>0.7828743485</text:p>
          </table:table-cell>
          <table:table-cell office:value-type="float" office:value="2.50553998682234" calcext:value-type="float">
            <text:p>2.505539986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01429500154875" calcext:value-type="float">
            <text:p>1.0142950015</text:p>
          </table:table-cell>
          <table:table-cell office:value-type="float" office:value="4.33128481441074" calcext:value-type="float">
            <text:p>4.33128481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866626050737169" calcext:value-type="float">
            <text:p>0.8666260507</text:p>
          </table:table-cell>
          <table:table-cell office:value-type="float" office:value="3.38755170173115" calcext:value-type="float">
            <text:p>3.38755170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7309813891296" calcext:value-type="float">
            <text:p>0.6730981389</text:p>
          </table:table-cell>
          <table:table-cell office:value-type="float" office:value="2.76767345269521" calcext:value-type="float">
            <text:p>2.767673452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17767981025908" calcext:value-type="float">
            <text:p>1.1776798103</text:p>
          </table:table-cell>
          <table:table-cell office:value-type="float" office:value="3.7204479376475" calcext:value-type="float">
            <text:p>3.720447937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57671913007895" calcext:value-type="float">
            <text:p>0.957671913</text:p>
          </table:table-cell>
          <table:table-cell office:value-type="float" office:value="3.30811903211806" calcext:value-type="float">
            <text:p>3.30811903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41424554741631" calcext:value-type="float">
            <text:p>0.4142455474</text:p>
          </table:table-cell>
          <table:table-cell office:value-type="float" office:value="3.8340108262168" calcext:value-type="float">
            <text:p>3.834010826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771440464589331" calcext:value-type="float">
            <text:p>0.7714404646</text:p>
          </table:table-cell>
          <table:table-cell office:value-type="float" office:value="3.74267382091946" calcext:value-type="float">
            <text:p>3.74267382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3744018006104" calcext:value-type="float">
            <text:p>0.6374401801</text:p>
          </table:table-cell>
          <table:table-cell office:value-type="float" office:value="3.11683217022154" calcext:value-type="float">
            <text:p>3.11683217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38126119088244" calcext:value-type="float">
            <text:p>1.3812611909</text:p>
          </table:table-cell>
          <table:table-cell office:value-type="float" office:value="3.29257637262344" calcext:value-type="float">
            <text:p>3.29257637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14823454508075" calcext:value-type="float">
            <text:p>0.6148234545</text:p>
          </table:table-cell>
          <table:table-cell office:value-type="float" office:value="3.12765211529202" calcext:value-type="float">
            <text:p>3.127652115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747679620429321" calcext:value-type="float">
            <text:p>0.7476796204</text:p>
          </table:table-cell>
          <table:table-cell office:value-type="float" office:value="3.02071199814479" calcext:value-type="float">
            <text:p>3.02071199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2683810017727" calcext:value-type="float">
            <text:p>1.2683810018</text:p>
          </table:table-cell>
          <table:table-cell office:value-type="float" office:value="2.8926405178176" calcext:value-type="float">
            <text:p>2.89264051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53490526587875" calcext:value-type="float">
            <text:p>1.5349052659</text:p>
          </table:table-cell>
          <table:table-cell office:value-type="float" office:value="3.04522505733702" calcext:value-type="float">
            <text:p>3.045225057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03711048072135" calcext:value-type="float">
            <text:p>1.0371104807</text:p>
          </table:table-cell>
          <table:table-cell office:value-type="float" office:value="3.12801591555277" calcext:value-type="float">
            <text:p>3.12801591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463340195033837" calcext:value-type="float">
            <text:p>0.463340195</text:p>
          </table:table-cell>
          <table:table-cell office:value-type="float" office:value="4.14990344312456" calcext:value-type="float">
            <text:p>4.14990344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99127326657375" calcext:value-type="float">
            <text:p>0.7991273267</text:p>
          </table:table-cell>
          <table:table-cell office:value-type="float" office:value="2.97062969207764" calcext:value-type="float">
            <text:p>2.970629692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24046421823678" calcext:value-type="float">
            <text:p>0.7240464218</text:p>
          </table:table-cell>
          <table:table-cell office:value-type="float" office:value="2.61871165037155" calcext:value-type="float">
            <text:p>2.61871165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745350568934723" calcext:value-type="float">
            <text:p>0.7453505689</text:p>
          </table:table-cell>
          <table:table-cell office:value-type="float" office:value="2.51328894827101" calcext:value-type="float">
            <text:p>2.513288948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734469605816735" calcext:value-type="float">
            <text:p>0.7344696058</text:p>
          </table:table-cell>
          <table:table-cell office:value-type="float" office:value="3.85013435615434" calcext:value-type="float">
            <text:p>3.850134356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48390925979173" calcext:value-type="float">
            <text:p>0.748390926</text:p>
          </table:table-cell>
          <table:table-cell office:value-type="float" office:value="4.21157365375095" calcext:value-type="float">
            <text:p>4.21157365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4304342534807" calcext:value-type="float">
            <text:p>0.6430434253</text:p>
          </table:table-cell>
          <table:table-cell office:value-type="float" office:value="2.69517828358544" calcext:value-type="float">
            <text:p>2.69517828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93878404409797" calcext:value-type="float">
            <text:p>0.5938784044</text:p>
          </table:table-cell>
          <table:table-cell office:value-type="float" office:value="3.24309049050013" calcext:value-type="float">
            <text:p>3.243090490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866251098612944" calcext:value-type="float">
            <text:p>0.8662510986</text:p>
          </table:table-cell>
          <table:table-cell office:value-type="float" office:value="2.52921489874522" calcext:value-type="float">
            <text:p>2.529214898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876840281576194" calcext:value-type="float">
            <text:p>0.8768402816</text:p>
          </table:table-cell>
          <table:table-cell office:value-type="float" office:value="2.9420922199885" calcext:value-type="float">
            <text:p>2.942092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63335189388858" calcext:value-type="float">
            <text:p>0.5633351894</text:p>
          </table:table-cell>
          <table:table-cell office:value-type="float" office:value="3.49993520312839" calcext:value-type="float">
            <text:p>3.49993520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34152024432465" calcext:value-type="float">
            <text:p>0.6341520244</text:p>
          </table:table-cell>
          <table:table-cell office:value-type="float" office:value="3.12110131316715" calcext:value-type="float">
            <text:p>3.121101313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701424303430098" calcext:value-type="float">
            <text:p>0.7014243034</text:p>
          </table:table-cell>
          <table:table-cell office:value-type="float" office:value="2.27059468958113" calcext:value-type="float">
            <text:p>2.27059468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34198769706267" calcext:value-type="float">
            <text:p>0.9341987697</text:p>
          </table:table-cell>
          <table:table-cell office:value-type="float" office:value="3.2151849799686" calcext:value-type="float">
            <text:p>3.2151849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15488819888345" calcext:value-type="float">
            <text:p>0.7154888199</text:p>
          </table:table-cell>
          <table:table-cell office:value-type="float" office:value="3.00042126576106" calcext:value-type="float">
            <text:p>3.00042126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09879831307464" calcext:value-type="float">
            <text:p>1.0987983131</text:p>
          </table:table-cell>
          <table:table-cell office:value-type="float" office:value="2.89063815275828" calcext:value-type="float">
            <text:p>2.890638152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22681259281106" calcext:value-type="float">
            <text:p>0.6226812593</text:p>
          </table:table-cell>
          <table:table-cell office:value-type="float" office:value="3.11750172244178" calcext:value-type="float">
            <text:p>3.11750172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48050575068703" calcext:value-type="float">
            <text:p>0.6480505751</text:p>
          </table:table-cell>
          <table:table-cell office:value-type="float" office:value="1.92586818006304" calcext:value-type="float">
            <text:p>1.925868180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478015758373119" calcext:value-type="float">
            <text:p>0.4780157584</text:p>
          </table:table-cell>
          <table:table-cell office:value-type="float" office:value="2.66250247425503" calcext:value-type="float">
            <text:p>2.66250247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492714246390042" calcext:value-type="float">
            <text:p>0.4927142464</text:p>
          </table:table-cell>
          <table:table-cell office:value-type="float" office:value="3.8410383131769" calcext:value-type="float">
            <text:p>3.84103831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81459264788363" calcext:value-type="float">
            <text:p>0.5814592648</text:p>
          </table:table-cell>
          <table:table-cell office:value-type="float" office:value="2.77105911572774" calcext:value-type="float">
            <text:p>2.771059115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72951419292777" calcext:value-type="float">
            <text:p>0.7729514193</text:p>
          </table:table-cell>
          <table:table-cell office:value-type="float" office:value="3.03266810046302" calcext:value-type="float">
            <text:p>3.03266810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14473501841227" calcext:value-type="float">
            <text:p>0.6144735018</text:p>
          </table:table-cell>
          <table:table-cell office:value-type="float" office:value="3.05781066417694" calcext:value-type="float">
            <text:p>3.057810664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08571966709914" calcext:value-type="float">
            <text:p>1.0857196671</text:p>
          </table:table-cell>
          <table:table-cell office:value-type="float" office:value="3.64451493157281" calcext:value-type="float">
            <text:p>3.64451493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876938363468205" calcext:value-type="float">
            <text:p>0.8769383635</text:p>
          </table:table-cell>
          <table:table-cell office:value-type="float" office:value="2.40700381994247" calcext:value-type="float">
            <text:p>2.40700381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802949044991423" calcext:value-type="float">
            <text:p>0.802949045</text:p>
          </table:table-cell>
          <table:table-cell office:value-type="float" office:value="3.3509626256095" calcext:value-type="float">
            <text:p>3.35096262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26938280408029" calcext:value-type="float">
            <text:p>0.6269382804</text:p>
          </table:table-cell>
          <table:table-cell office:value-type="float" office:value="2.79634231991238" calcext:value-type="float">
            <text:p>2.79634231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86614487023541" calcext:value-type="float">
            <text:p>0.386614487</text:p>
          </table:table-cell>
          <table:table-cell office:value-type="float" office:value="3.20682541529338" calcext:value-type="float">
            <text:p>3.206825415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46588608512172" calcext:value-type="float">
            <text:p>0.5465886085</text:p>
          </table:table-cell>
          <table:table-cell office:value-type="float" office:value="4.31594760550393" calcext:value-type="float">
            <text:p>4.31594760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520243789310809" calcext:value-type="float">
            <text:p>0.5202437893</text:p>
          </table:table-cell>
          <table:table-cell office:value-type="float" office:value="2.50611102581024" calcext:value-type="float">
            <text:p>2.50611102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459781590711187" calcext:value-type="float">
            <text:p>0.4597815907</text:p>
          </table:table-cell>
          <table:table-cell office:value-type="float" office:value="2.47667070892122" calcext:value-type="float">
            <text:p>2.47667070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21244146288545" calcext:value-type="float">
            <text:p>0.7212441463</text:p>
          </table:table-cell>
          <table:table-cell office:value-type="float" office:value="3.63509956664509" calcext:value-type="float">
            <text:p>3.635099566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38500338544448" calcext:value-type="float">
            <text:p>0.4385003385</text:p>
          </table:table-cell>
          <table:table-cell office:value-type="float" office:value="4.31570276286867" calcext:value-type="float">
            <text:p>4.31570276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97674508172053" calcext:value-type="float">
            <text:p>0.6976745082</text:p>
          </table:table-cell>
          <table:table-cell office:value-type="float" office:value="3.18304975165261" calcext:value-type="float">
            <text:p>3.18304975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01095480982352" calcext:value-type="float">
            <text:p>1.0109548098</text:p>
          </table:table-cell>
          <table:table-cell office:value-type="float" office:value="3.11090868049198" calcext:value-type="float">
            <text:p>3.110908680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722485229648926" calcext:value-type="float">
            <text:p>0.7224852296</text:p>
          </table:table-cell>
          <table:table-cell office:value-type="float" office:value="2.92729265822305" calcext:value-type="float">
            <text:p>2.92729265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495924133100306" calcext:value-type="float">
            <text:p>0.4959241331</text:p>
          </table:table-cell>
          <table:table-cell office:value-type="float" office:value="4.99690561162101" calcext:value-type="float">
            <text:p>4.996905611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81011266068176" calcext:value-type="float">
            <text:p>0.5810112661</text:p>
          </table:table-cell>
          <table:table-cell office:value-type="float" office:value="2.7583415640725" calcext:value-type="float">
            <text:p>2.758341564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500967129789017" calcext:value-type="float">
            <text:p>0.5009671298</text:p>
          </table:table-cell>
          <table:table-cell office:value-type="float" office:value="3.09508066044913" calcext:value-type="float">
            <text:p>3.09508066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08987393644121" calcext:value-type="float">
            <text:p>0.5089873936</text:p>
          </table:table-cell>
          <table:table-cell office:value-type="float" office:value="2.45866739087635" calcext:value-type="float">
            <text:p>2.458667390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495959560628291" calcext:value-type="float">
            <text:p>0.4959595606</text:p>
          </table:table-cell>
          <table:table-cell office:value-type="float" office:value="3.55352361996969" calcext:value-type="float">
            <text:p>3.553523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424705950060376" calcext:value-type="float">
            <text:p>0.4247059501</text:p>
          </table:table-cell>
          <table:table-cell office:value-type="float" office:value="4.27733671002918" calcext:value-type="float">
            <text:p>4.277336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0784444422634" calcext:value-type="float">
            <text:p>0.6007844444</text:p>
          </table:table-cell>
          <table:table-cell office:value-type="float" office:value="3.70682188537386" calcext:value-type="float">
            <text:p>3.706821885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482389278847862" calcext:value-type="float">
            <text:p>0.4823892788</text:p>
          </table:table-cell>
          <table:table-cell office:value-type="float" office:value="3.78442945745256" calcext:value-type="float">
            <text:p>3.78442945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219619601007758" calcext:value-type="float">
            <text:p>0.219619601</text:p>
          </table:table-cell>
          <table:table-cell office:value-type="float" office:value="2.88230480088128" calcext:value-type="float">
            <text:p>2.88230480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17554494655795" calcext:value-type="float">
            <text:p>0.5175544947</text:p>
          </table:table-cell>
          <table:table-cell office:value-type="float" office:value="3.32074854109022" calcext:value-type="float">
            <text:p>3.32074854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402765344276472" calcext:value-type="float">
            <text:p>0.4027653443</text:p>
          </table:table-cell>
          <table:table-cell office:value-type="float" office:value="3.33067192633947" calcext:value-type="float">
            <text:p>3.33067192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16397373599035" calcext:value-type="float">
            <text:p>0.3163973736</text:p>
          </table:table-cell>
          <table:table-cell office:value-type="float" office:value="2.78243179784881" calcext:value-type="float">
            <text:p>2.78243179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770524714004111" calcext:value-type="float">
            <text:p>0.770524714</text:p>
          </table:table-cell>
          <table:table-cell office:value-type="float" office:value="3.28461649020513" calcext:value-type="float">
            <text:p>3.284616490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21658257132879" calcext:value-type="float">
            <text:p>0.5216582571</text:p>
          </table:table-cell>
          <table:table-cell office:value-type="float" office:value="5.02045863866806" calcext:value-type="float">
            <text:p>5.02045863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497563764452934" calcext:value-type="float">
            <text:p>0.4975637645</text:p>
          </table:table-cell>
          <table:table-cell office:value-type="float" office:value="3.46651151445177" calcext:value-type="float">
            <text:p>3.466511514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49979980510694" calcext:value-type="float">
            <text:p>0.4997998051</text:p>
          </table:table-cell>
          <table:table-cell office:value-type="float" office:value="3.60820526546902" calcext:value-type="float">
            <text:p>3.60820526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33268878058772" calcext:value-type="float">
            <text:p>0.3332688781</text:p>
          </table:table-cell>
          <table:table-cell office:value-type="float" office:value="3.99341962072584" calcext:value-type="float">
            <text:p>3.993419620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18175696733373" calcext:value-type="float">
            <text:p>0.3181756967</text:p>
          </table:table-cell>
          <table:table-cell office:value-type="float" office:value="2.74118043979009" calcext:value-type="float">
            <text:p>2.741180439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764633314890994" calcext:value-type="float">
            <text:p>0.7646333149</text:p>
          </table:table-cell>
          <table:table-cell office:value-type="float" office:value="2.99206268787384" calcext:value-type="float">
            <text:p>2.992062687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04496837269377" calcext:value-type="float">
            <text:p>0.4044968373</text:p>
          </table:table-cell>
          <table:table-cell office:value-type="float" office:value="2.3777166472541" calcext:value-type="float">
            <text:p>2.37771664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31402993078033" calcext:value-type="float">
            <text:p>0.9314029931</text:p>
          </table:table-cell>
          <table:table-cell office:value-type="float" office:value="3.15008428361681" calcext:value-type="float">
            <text:p>3.15008428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24718323846658" calcext:value-type="float">
            <text:p>0.3247183238</text:p>
          </table:table-cell>
          <table:table-cell office:value-type="float" office:value="3.90563632382287" calcext:value-type="float">
            <text:p>3.90563632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80895400088694" calcext:value-type="float">
            <text:p>0.5808954001</text:p>
          </table:table-cell>
          <table:table-cell office:value-type="float" office:value="2.92953704463111" calcext:value-type="float">
            <text:p>2.92953704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257665524880091" calcext:value-type="float">
            <text:p>0.2576655249</text:p>
          </table:table-cell>
          <table:table-cell office:value-type="float" office:value="3.12962497605218" calcext:value-type="float">
            <text:p>3.12962497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59124304961275" calcext:value-type="float">
            <text:p>0.759124305</text:p>
          </table:table-cell>
          <table:table-cell office:value-type="float" office:value="3.07576640446981" calcext:value-type="float">
            <text:p>3.075766404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08219803317829" calcext:value-type="float">
            <text:p>1.0821980332</text:p>
          </table:table-cell>
          <table:table-cell office:value-type="float" office:value="2.81992326842414" calcext:value-type="float">
            <text:p>2.81992326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49017133280911" calcext:value-type="float">
            <text:p>0.3490171333</text:p>
          </table:table-cell>
          <table:table-cell office:value-type="float" office:value="3.02953030003442" calcext:value-type="float">
            <text:p>3.02953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404287697540389" calcext:value-type="float">
            <text:p>0.4042876975</text:p>
          </table:table-cell>
          <table:table-cell office:value-type="float" office:value="2.87714791297913" calcext:value-type="float">
            <text:p>2.8771479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35413214040023" calcext:value-type="float">
            <text:p>0.535413214</text:p>
          </table:table-cell>
          <table:table-cell office:value-type="float" office:value="2.74350297451019" calcext:value-type="float">
            <text:p>2.74350297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96929169611798" calcext:value-type="float">
            <text:p>0.6969291696</text:p>
          </table:table-cell>
          <table:table-cell office:value-type="float" office:value="2.56546896033817" calcext:value-type="float">
            <text:p>2.565468960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42505159670556" calcext:value-type="float">
            <text:p>0.4250515967</text:p>
          </table:table-cell>
          <table:table-cell office:value-type="float" office:value="3.32834980885188" calcext:value-type="float">
            <text:p>3.32834980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45837559275053" calcext:value-type="float">
            <text:p>0.3458375593</text:p>
          </table:table-cell>
          <table:table-cell office:value-type="float" office:value="3.4864797062344" calcext:value-type="float">
            <text:p>3.486479706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64374232030025" calcext:value-type="float">
            <text:p>0.364374232</text:p>
          </table:table-cell>
          <table:table-cell office:value-type="float" office:value="2.59227034780714" calcext:value-type="float">
            <text:p>2.59227034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290718045223642" calcext:value-type="float">
            <text:p>0.2907180452</text:p>
          </table:table-cell>
          <table:table-cell office:value-type="float" office:value="3.22902047634125" calcext:value-type="float">
            <text:p>3.22902047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5808544434883" calcext:value-type="float">
            <text:p>0.5580854443</text:p>
          </table:table-cell>
          <table:table-cell office:value-type="float" office:value="2.79244203037686" calcext:value-type="float">
            <text:p>2.792442030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31063971861645" calcext:value-type="float">
            <text:p>1.3106397186</text:p>
          </table:table-cell>
          <table:table-cell office:value-type="float" office:value="3.44310835997264" calcext:value-type="float">
            <text:p>3.4431083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41428203646232" calcext:value-type="float">
            <text:p>0.3414282036</text:p>
          </table:table-cell>
          <table:table-cell office:value-type="float" office:value="3.16105514102512" calcext:value-type="float">
            <text:p>3.16105514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412546428541342" calcext:value-type="float">
            <text:p>0.4125464285</text:p>
          </table:table-cell>
          <table:table-cell office:value-type="float" office:value="3.90698464049233" calcext:value-type="float">
            <text:p>3.90698464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69200445435665" calcext:value-type="float">
            <text:p>0.3692004454</text:p>
          </table:table-cell>
          <table:table-cell office:value-type="float" office:value="2.97146516376071" calcext:value-type="float">
            <text:p>2.97146516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89303105890199" calcext:value-type="float">
            <text:p>0.4893031059</text:p>
          </table:table-cell>
          <table:table-cell office:value-type="float" office:value="3.1758973730935" calcext:value-type="float">
            <text:p>3.17589737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817417970686047" calcext:value-type="float">
            <text:p>0.8174179707</text:p>
          </table:table-cell>
          <table:table-cell office:value-type="float" office:value="2.76706222693125" calcext:value-type="float">
            <text:p>2.767062226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444753998131664" calcext:value-type="float">
            <text:p>0.4447539981</text:p>
          </table:table-cell>
          <table:table-cell office:value-type="float" office:value="3.23553670777215" calcext:value-type="float">
            <text:p>3.235536707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22468868905195" calcext:value-type="float">
            <text:p>0.3224688689</text:p>
          </table:table-cell>
          <table:table-cell office:value-type="float" office:value="2.78989504443275" calcext:value-type="float">
            <text:p>2.78989504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283206566892288" calcext:value-type="float">
            <text:p>0.2832065669</text:p>
          </table:table-cell>
          <table:table-cell office:value-type="float" office:value="2.99612216154734" calcext:value-type="float">
            <text:p>2.99612216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261731080779875" calcext:value-type="float">
            <text:p>0.2617310808</text:p>
          </table:table-cell>
          <table:table-cell office:value-type="float" office:value="2.03948900434706" calcext:value-type="float">
            <text:p>2.03948900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434228198533809" calcext:value-type="float">
            <text:p>0.4342281985</text:p>
          </table:table-cell>
          <table:table-cell office:value-type="float" office:value="2.99090430471632" calcext:value-type="float">
            <text:p>2.99090430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287357792249639" calcext:value-type="float">
            <text:p>0.2873577922</text:p>
          </table:table-cell>
          <table:table-cell office:value-type="float" office:value="2.83558264043596" calcext:value-type="float">
            <text:p>2.83558264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72523603064042" calcext:value-type="float">
            <text:p>0.3725236031</text:p>
          </table:table-cell>
          <table:table-cell office:value-type="float" office:value="2.6695368554857" calcext:value-type="float">
            <text:p>2.669536855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80552996225931" calcext:value-type="float">
            <text:p>0.3805529962</text:p>
          </table:table-cell>
          <table:table-cell office:value-type="float" office:value="2.9109988477495" calcext:value-type="float">
            <text:p>2.91099884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75261249779551" calcext:value-type="float">
            <text:p>0.3752612498</text:p>
          </table:table-cell>
          <table:table-cell office:value-type="float" office:value="2.14552815755208" calcext:value-type="float">
            <text:p>2.14552815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27845482721373" calcext:value-type="float">
            <text:p>0.5278454827</text:p>
          </table:table-cell>
          <table:table-cell office:value-type="float" office:value="3.12213702996572" calcext:value-type="float">
            <text:p>3.122137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278270738337327" calcext:value-type="float">
            <text:p>0.2782707383</text:p>
          </table:table-cell>
          <table:table-cell office:value-type="float" office:value="2.45633773008982" calcext:value-type="float">
            <text:p>2.45633773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27868175347922" calcext:value-type="float">
            <text:p>0.2786817535</text:p>
          </table:table-cell>
          <table:table-cell office:value-type="float" office:value="2.60979771614075" calcext:value-type="float">
            <text:p>2.609797716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502137529422288" calcext:value-type="float">
            <text:p>0.5021375294</text:p>
          </table:table-cell>
          <table:table-cell office:value-type="float" office:value="2.94368419382307" calcext:value-type="float">
            <text:p>2.94368419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89183446130267" calcext:value-type="float">
            <text:p>0.6891834461</text:p>
          </table:table-cell>
          <table:table-cell office:value-type="float" office:value="3.26721056302389" calcext:value-type="float">
            <text:p>3.2672105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65382938638881" calcext:value-type="float">
            <text:p>0.7653829386</text:p>
          </table:table-cell>
          <table:table-cell office:value-type="float" office:value="3.06101193692949" calcext:value-type="float">
            <text:p>3.061011936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37001755778436" calcext:value-type="float">
            <text:p>1.3700175578</text:p>
          </table:table-cell>
          <table:table-cell office:value-type="float" office:value="4.16133320331574" calcext:value-type="float">
            <text:p>4.161333203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99036629180665" calcext:value-type="float">
            <text:p>0.1990366292</text:p>
          </table:table-cell>
          <table:table-cell office:value-type="float" office:value="2.91195701228248" calcext:value-type="float">
            <text:p>2.91195701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43712140875006" calcext:value-type="float">
            <text:p>0.3437121409</text:p>
          </table:table-cell>
          <table:table-cell office:value-type="float" office:value="4.18974647257063" calcext:value-type="float">
            <text:p>4.18974647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247023978098123" calcext:value-type="float">
            <text:p>0.2470239781</text:p>
          </table:table-cell>
          <table:table-cell office:value-type="float" office:value="4.14739100138346" calcext:value-type="float">
            <text:p>4.14739100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291346951008395" calcext:value-type="float">
            <text:p>0.291346951</text:p>
          </table:table-cell>
          <table:table-cell office:value-type="float" office:value="3.37990672058529" calcext:value-type="float">
            <text:p>3.37990672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5385264231375" calcext:value-type="float">
            <text:p>0.2538526423</text:p>
          </table:table-cell>
          <table:table-cell office:value-type="float" office:value="3.74275518125958" calcext:value-type="float">
            <text:p>3.742755181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281557210893543" calcext:value-type="float">
            <text:p>0.2815572109</text:p>
          </table:table-cell>
          <table:table-cell office:value-type="float" office:value="3.43719798988766" calcext:value-type="float">
            <text:p>3.437197989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452378101163992" calcext:value-type="float">
            <text:p>0.4523781012</text:p>
          </table:table-cell>
          <table:table-cell office:value-type="float" office:value="3.09491556220584" calcext:value-type="float">
            <text:p>3.09491556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78186734006913" calcext:value-type="float">
            <text:p>0.278186734</text:p>
          </table:table-cell>
          <table:table-cell office:value-type="float" office:value="3.21221578121185" calcext:value-type="float">
            <text:p>3.21221578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31160983415665" calcext:value-type="float">
            <text:p>0.3311609834</text:p>
          </table:table-cell>
          <table:table-cell office:value-type="float" office:value="3.0005964173211" calcext:value-type="float">
            <text:p>3.000596417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811097343210821" calcext:value-type="float">
            <text:p>0.8110973432</text:p>
          </table:table-cell>
          <table:table-cell office:value-type="float" office:value="3.99553275108337" calcext:value-type="float">
            <text:p>3.99553275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41507902260249" calcext:value-type="float">
            <text:p>0.1415079023</text:p>
          </table:table-cell>
          <table:table-cell office:value-type="float" office:value="3.25419129265679" calcext:value-type="float">
            <text:p>3.254191292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75981945544481" calcext:value-type="float">
            <text:p>0.3759819455</text:p>
          </table:table-cell>
          <table:table-cell office:value-type="float" office:value="2.96646238035626" calcext:value-type="float">
            <text:p>2.96646238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52934964701395" calcext:value-type="float">
            <text:p>0.2529349647</text:p>
          </table:table-cell>
          <table:table-cell office:value-type="float" office:value="2.57429079545869" calcext:value-type="float">
            <text:p>2.574290795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85649146256899" calcext:value-type="float">
            <text:p>0.1856491463</text:p>
          </table:table-cell>
          <table:table-cell office:value-type="float" office:value="3.52365023559994" calcext:value-type="float">
            <text:p>3.52365023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249795941291032" calcext:value-type="float">
            <text:p>0.2497959413</text:p>
          </table:table-cell>
          <table:table-cell office:value-type="float" office:value="2.53023624420166" calcext:value-type="float">
            <text:p>2.530236244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459342268812988" calcext:value-type="float">
            <text:p>0.4593422688</text:p>
          </table:table-cell>
          <table:table-cell office:value-type="float" office:value="3.41525614923901" calcext:value-type="float">
            <text:p>3.415256149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39827890640677" calcext:value-type="float">
            <text:p>0.1398278906</text:p>
          </table:table-cell>
          <table:table-cell office:value-type="float" office:value="3.0052459637324" calcext:value-type="float">
            <text:p>3.0052459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61250767877533" calcext:value-type="float">
            <text:p>0.5612507679</text:p>
          </table:table-cell>
          <table:table-cell office:value-type="float" office:value="2.91823654704624" calcext:value-type="float">
            <text:p>2.918236547</text:p>
          </table:table-cell>
        </table:table-row>
        <table:table-row table:style-name="ro1" table:number-rows-repeated="10480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loss(0~499)'.A1:'loss(0~499)'.A1048576">
            <calcext:condition calcext:apply-style-name="Result" calcext:value="duplicate" calcext:base-cell-address="'990(yang4)'.A1"/>
          </calcext:conditional-format>
        </calcext:conditional-formats>
      </table:table>
      <table:table table:name="loss graph(0~499)" table:style-name="ta1">
        <table:shapes>
          <draw:frame draw:z-index="0" draw:style-name="gr1" draw:text-style-name="P1" svg:width="332.84mm" svg:height="89.98mm" svg:x="0mm" svg:y="0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oss(500~999)" table:style-name="ta1">
        <table:table-column table:style-name="co3" table:default-cell-style-name="ce5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9225434727139" calcext:value-type="float">
            <text:p>10.9225434727</text:p>
          </table:table-cell>
          <table:table-cell office:value-type="float" office:value="12.4602879418267" calcext:value-type="float">
            <text:p>12.46028794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61244935459561" calcext:value-type="float">
            <text:p>9.6124493546</text:p>
          </table:table-cell>
          <table:table-cell office:value-type="float" office:value="7.67834997177124" calcext:value-type="float">
            <text:p>7.67834997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09737337960137" calcext:value-type="float">
            <text:p>7.0973733796</text:p>
          </table:table-cell>
          <table:table-cell office:value-type="float" office:value="8.48122109307183" calcext:value-type="float">
            <text:p>8.48122109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73292038175795" calcext:value-type="float">
            <text:p>7.7329203818</text:p>
          </table:table-cell>
          <table:table-cell office:value-type="float" office:value="6.94519270790948" calcext:value-type="float">
            <text:p>6.945192707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35226957665549" calcext:value-type="float">
            <text:p>6.3522695767</text:p>
          </table:table-cell>
          <table:table-cell office:value-type="float" office:value="4.69939165645176" calcext:value-type="float">
            <text:p>4.699391656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35794304476844" calcext:value-type="float">
            <text:p>6.3579430448</text:p>
          </table:table-cell>
          <table:table-cell office:value-type="float" office:value="5.42017345958286" calcext:value-type="float">
            <text:p>5.420173459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61590904659695" calcext:value-type="float">
            <text:p>5.6159090466</text:p>
          </table:table-cell>
          <table:table-cell office:value-type="float" office:value="6.22571934594048" calcext:value-type="float">
            <text:p>6.225719345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0151008632448" calcext:value-type="float">
            <text:p>5.0151008632</text:p>
          </table:table-cell>
          <table:table-cell office:value-type="float" office:value="4.94497466087341" calcext:value-type="float">
            <text:p>4.944974660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43859120210012" calcext:value-type="float">
            <text:p>4.4385912021</text:p>
          </table:table-cell>
          <table:table-cell office:value-type="float" office:value="4.58839485380385" calcext:value-type="float">
            <text:p>4.58839485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52957100338406" calcext:value-type="float">
            <text:p>4.5295710034</text:p>
          </table:table-cell>
          <table:table-cell office:value-type="float" office:value="4.8134677277671" calcext:value-type="float">
            <text:p>4.81346772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7421233786477" calcext:value-type="float">
            <text:p>4.7421233786</text:p>
          </table:table-cell>
          <table:table-cell office:value-type="float" office:value="4.86423452695211" calcext:value-type="float">
            <text:p>4.86423452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73360129197439" calcext:value-type="float">
            <text:p>3.733601292</text:p>
          </table:table-cell>
          <table:table-cell office:value-type="float" office:value="4.85822527938419" calcext:value-type="float">
            <text:p>4.85822527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882819361157" calcext:value-type="float">
            <text:p>4.1088281936</text:p>
          </table:table-cell>
          <table:table-cell office:value-type="float" office:value="4.35090504752265" calcext:value-type="float">
            <text:p>4.35090504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47941555579503" calcext:value-type="float">
            <text:p>3.4794155558</text:p>
          </table:table-cell>
          <table:table-cell office:value-type="float" office:value="5.69674679968092" calcext:value-type="float">
            <text:p>5.69674679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01751037935416" calcext:value-type="float">
            <text:p>4.0175103794</text:p>
          </table:table-cell>
          <table:table-cell office:value-type="float" office:value="3.42835675345527" calcext:value-type="float">
            <text:p>3.428356753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64919008811315" calcext:value-type="float">
            <text:p>3.6491900881</text:p>
          </table:table-cell>
          <table:table-cell office:value-type="float" office:value="4.17252581649356" calcext:value-type="float">
            <text:p>4.17252581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06740811136034" calcext:value-type="float">
            <text:p>3.0674081114</text:p>
          </table:table-cell>
          <table:table-cell office:value-type="float" office:value="4.42334977785746" calcext:value-type="float">
            <text:p>4.423349777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42243454853694" calcext:value-type="float">
            <text:p>3.4224345485</text:p>
          </table:table-cell>
          <table:table-cell office:value-type="float" office:value="3.15734643406338" calcext:value-type="float">
            <text:p>3.15734643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73391481571727" calcext:value-type="float">
            <text:p>3.7339148157</text:p>
          </table:table-cell>
          <table:table-cell office:value-type="float" office:value="3.84791607326931" calcext:value-type="float">
            <text:p>3.84791607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0576955543624" calcext:value-type="float">
            <text:p>3.0576955544</text:p>
          </table:table-cell>
          <table:table-cell office:value-type="float" office:value="3.3531652159161" calcext:value-type="float">
            <text:p>3.35316521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26372436020109" calcext:value-type="float">
            <text:p>3.2637243602</text:p>
          </table:table-cell>
          <table:table-cell office:value-type="float" office:value="3.12412794431051" calcext:value-type="float">
            <text:p>3.124127944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69417453474469" calcext:value-type="float">
            <text:p>2.6941745347</text:p>
          </table:table-cell>
          <table:table-cell office:value-type="float" office:value="4.67387668291728" calcext:value-type="float">
            <text:p>4.67387668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94604617357254" calcext:value-type="float">
            <text:p>2.9460461736</text:p>
          </table:table-cell>
          <table:table-cell office:value-type="float" office:value="3.1738728152381" calcext:value-type="float">
            <text:p>3.17387281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5971232785119" calcext:value-type="float">
            <text:p>2.5971232785</text:p>
          </table:table-cell>
          <table:table-cell office:value-type="float" office:value="3.98643223444621" calcext:value-type="float">
            <text:p>3.986432234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36464666657978" calcext:value-type="float">
            <text:p>2.3646466666</text:p>
          </table:table-cell>
          <table:table-cell office:value-type="float" office:value="4.98290818267398" calcext:value-type="float">
            <text:p>4.98290818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35576221346855" calcext:value-type="float">
            <text:p>2.3557622135</text:p>
          </table:table-cell>
          <table:table-cell office:value-type="float" office:value="5.45877411630419" calcext:value-type="float">
            <text:p>5.458774116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50691686073939" calcext:value-type="float">
            <text:p>2.5069168607</text:p>
          </table:table-cell>
          <table:table-cell office:value-type="float" office:value="3.72801413800981" calcext:value-type="float">
            <text:p>3.7280141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73945841524336" calcext:value-type="float">
            <text:p>2.7394584152</text:p>
          </table:table-cell>
          <table:table-cell office:value-type="float" office:value="5.76952454778883" calcext:value-type="float">
            <text:p>5.76952454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93806653552585" calcext:value-type="float">
            <text:p>1.9380665355</text:p>
          </table:table-cell>
          <table:table-cell office:value-type="float" office:value="4.01004832320743" calcext:value-type="float">
            <text:p>4.010048323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20589960283703" calcext:value-type="float">
            <text:p>2.2058996028</text:p>
          </table:table-cell>
          <table:table-cell office:value-type="float" office:value="3.15451534589132" calcext:value-type="float">
            <text:p>3.154515345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73168553246392" calcext:value-type="float">
            <text:p>2.7316855325</text:p>
          </table:table-cell>
          <table:table-cell office:value-type="float" office:value="3.78407600190904" calcext:value-type="float">
            <text:p>3.78407600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15472370054987" calcext:value-type="float">
            <text:p>2.1547237005</text:p>
          </table:table-cell>
          <table:table-cell office:value-type="float" office:value="3.43744381268819" calcext:value-type="float">
            <text:p>3.43744381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77997651033931" calcext:value-type="float">
            <text:p>2.7799765103</text:p>
          </table:table-cell>
          <table:table-cell office:value-type="float" office:value="3.93082067701552" calcext:value-type="float">
            <text:p>3.93082067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26150505079163" calcext:value-type="float">
            <text:p>2.2615050508</text:p>
          </table:table-cell>
          <table:table-cell office:value-type="float" office:value="3.54599663946364" calcext:value-type="float">
            <text:p>3.545996639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88638549380832" calcext:value-type="float">
            <text:p>1.8863854938</text:p>
          </table:table-cell>
          <table:table-cell office:value-type="float" office:value="4.78891885280609" calcext:value-type="float">
            <text:p>4.78891885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1147035823928" calcext:value-type="float">
            <text:p>2.1147035824</text:p>
          </table:table-cell>
          <table:table-cell office:value-type="float" office:value="5.14262374242147" calcext:value-type="float">
            <text:p>5.142623742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2081819706493" calcext:value-type="float">
            <text:p>2.2081819706</text:p>
          </table:table-cell>
          <table:table-cell office:value-type="float" office:value="4.14678683545854" calcext:value-type="float">
            <text:p>4.146786835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25259288483196" calcext:value-type="float">
            <text:p>2.2525928848</text:p>
          </table:table-cell>
          <table:table-cell office:value-type="float" office:value="5.98100874159071" calcext:value-type="float">
            <text:p>5.98100874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03905016183853" calcext:value-type="float">
            <text:p>2.0390501618</text:p>
          </table:table-cell>
          <table:table-cell office:value-type="float" office:value="3.59477898809645" calcext:value-type="float">
            <text:p>3.594778988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9591476254993" calcext:value-type="float">
            <text:p>1.9591476255</text:p>
          </table:table-cell>
          <table:table-cell office:value-type="float" office:value="4.23998792966207" calcext:value-type="float">
            <text:p>4.23998792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01872047450807" calcext:value-type="float">
            <text:p>2.0187204745</text:p>
          </table:table-cell>
          <table:table-cell office:value-type="float" office:value="3.78867497046789" calcext:value-type="float">
            <text:p>3.78867497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22297286325031" calcext:value-type="float">
            <text:p>2.2229728633</text:p>
          </table:table-cell>
          <table:table-cell office:value-type="float" office:value="3.60210226641761" calcext:value-type="float">
            <text:p>3.60210226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22831664151616" calcext:value-type="float">
            <text:p>2.2283166415</text:p>
          </table:table-cell>
          <table:table-cell office:value-type="float" office:value="5.01934430996577" calcext:value-type="float">
            <text:p>5.019344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96382996439934" calcext:value-type="float">
            <text:p>1.9638299644</text:p>
          </table:table-cell>
          <table:table-cell office:value-type="float" office:value="3.22772232691447" calcext:value-type="float">
            <text:p>3.227722326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05646829803785" calcext:value-type="float">
            <text:p>2.056468298</text:p>
          </table:table-cell>
          <table:table-cell office:value-type="float" office:value="3.4867817958196" calcext:value-type="float">
            <text:p>3.486781795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61669484443135" calcext:value-type="float">
            <text:p>1.6166948444</text:p>
          </table:table-cell>
          <table:table-cell office:value-type="float" office:value="3.38205811712477" calcext:value-type="float">
            <text:p>3.382058117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53542267613941" calcext:value-type="float">
            <text:p>1.5354226761</text:p>
          </table:table-cell>
          <table:table-cell office:value-type="float" office:value="3.0974628660414" calcext:value-type="float">
            <text:p>3.0974628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72065984871652" calcext:value-type="float">
            <text:p>1.7206598487</text:p>
          </table:table-cell>
          <table:table-cell office:value-type="float" office:value="3.39197119077047" calcext:value-type="float">
            <text:p>3.39197119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79444628953934" calcext:value-type="float">
            <text:p>1.7944462895</text:p>
          </table:table-cell>
          <table:table-cell office:value-type="float" office:value="3.33179063267178" calcext:value-type="float">
            <text:p>3.33179063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8099060853322" calcext:value-type="float">
            <text:p>1.4809906085</text:p>
          </table:table-cell>
          <table:table-cell office:value-type="float" office:value="3.76401525073581" calcext:value-type="float">
            <text:p>3.764015250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464700539907" calcext:value-type="float">
            <text:p>1.4746470054</text:p>
          </table:table-cell>
          <table:table-cell office:value-type="float" office:value="4.88149600558811" calcext:value-type="float">
            <text:p>4.88149600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97804944217205" calcext:value-type="float">
            <text:p>1.9780494422</text:p>
          </table:table-cell>
          <table:table-cell office:value-type="float" office:value="3.59165649943882" calcext:value-type="float">
            <text:p>3.591656499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51679298943943" calcext:value-type="float">
            <text:p>1.5167929894</text:p>
          </table:table-cell>
          <table:table-cell office:value-type="float" office:value="3.17382889323764" calcext:value-type="float">
            <text:p>3.173828893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78401758935716" calcext:value-type="float">
            <text:p>1.7840175894</text:p>
          </table:table-cell>
          <table:table-cell office:value-type="float" office:value="3.51823532581329" calcext:value-type="float">
            <text:p>3.51823532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21067405905988" calcext:value-type="float">
            <text:p>1.2106740591</text:p>
          </table:table-cell>
          <table:table-cell office:value-type="float" office:value="4.39783608913422" calcext:value-type="float">
            <text:p>4.397836089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66525406969918" calcext:value-type="float">
            <text:p>1.6652540697</text:p>
          </table:table-cell>
          <table:table-cell office:value-type="float" office:value="4.94728892379337" calcext:value-type="float">
            <text:p>4.94728892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9061069058047" calcext:value-type="float">
            <text:p>1.4906106906</text:p>
          </table:table-cell>
          <table:table-cell office:value-type="float" office:value="2.8686052693261" calcext:value-type="float">
            <text:p>2.86860526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60001745820045" calcext:value-type="float">
            <text:p>1.6000174582</text:p>
          </table:table-cell>
          <table:table-cell office:value-type="float" office:value="3.86908196078406" calcext:value-type="float">
            <text:p>3.86908196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59535659352938" calcext:value-type="float">
            <text:p>1.5953565935</text:p>
          </table:table-cell>
          <table:table-cell office:value-type="float" office:value="3.23591981993781" calcext:value-type="float">
            <text:p>3.235919819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90675083299478" calcext:value-type="float">
            <text:p>1.906750833</text:p>
          </table:table-cell>
          <table:table-cell office:value-type="float" office:value="3.26042347484165" calcext:value-type="float">
            <text:p>3.26042347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64895059168339" calcext:value-type="float">
            <text:p>1.6489505917</text:p>
          </table:table-cell>
          <table:table-cell office:value-type="float" office:value="3.2291518913375" calcext:value-type="float">
            <text:p>3.22915189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31010632879204" calcext:value-type="float">
            <text:p>1.3101063288</text:p>
          </table:table-cell>
          <table:table-cell office:value-type="float" office:value="2.70302335421244" calcext:value-type="float">
            <text:p>2.703023354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04255015982522" calcext:value-type="float">
            <text:p>2.0425501598</text:p>
          </table:table-cell>
          <table:table-cell office:value-type="float" office:value="2.95687943034702" calcext:value-type="float">
            <text:p>2.956879430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28600380486912" calcext:value-type="float">
            <text:p>1.2860038049</text:p>
          </table:table-cell>
          <table:table-cell office:value-type="float" office:value="4.52219155099657" calcext:value-type="float">
            <text:p>4.5221915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3126717954874" calcext:value-type="float">
            <text:p>1.3126717955</text:p>
          </table:table-cell>
          <table:table-cell office:value-type="float" office:value="3.26931432882945" calcext:value-type="float">
            <text:p>3.269314328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03900471991963" calcext:value-type="float">
            <text:p>1.0390047199</text:p>
          </table:table-cell>
          <table:table-cell office:value-type="float" office:value="4.8233783642451" calcext:value-type="float">
            <text:p>4.823378364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59199279215601" calcext:value-type="float">
            <text:p>1.5919927922</text:p>
          </table:table-cell>
          <table:table-cell office:value-type="float" office:value="2.14771396583981" calcext:value-type="float">
            <text:p>2.147713965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2682948542966" calcext:value-type="float">
            <text:p>1.4268294854</text:p>
          </table:table-cell>
          <table:table-cell office:value-type="float" office:value="2.88345813751221" calcext:value-type="float">
            <text:p>2.883458137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04269071254465" calcext:value-type="float">
            <text:p>1.0426907125</text:p>
          </table:table-cell>
          <table:table-cell office:value-type="float" office:value="5.20872608820597" calcext:value-type="float">
            <text:p>5.208726088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60328238374657" calcext:value-type="float">
            <text:p>1.6032823837</text:p>
          </table:table-cell>
          <table:table-cell office:value-type="float" office:value="2.85462137063344" calcext:value-type="float">
            <text:p>2.85462137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18194490505589" calcext:value-type="float">
            <text:p>1.1819449051</text:p>
          </table:table-cell>
          <table:table-cell office:value-type="float" office:value="2.51365541087257" calcext:value-type="float">
            <text:p>2.513655410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3949719601207" calcext:value-type="float">
            <text:p>1.439497196</text:p>
          </table:table-cell>
          <table:table-cell office:value-type="float" office:value="2.49884865019057" calcext:value-type="float">
            <text:p>2.498848650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14602743585904" calcext:value-type="float">
            <text:p>1.1460274359</text:p>
          </table:table-cell>
          <table:table-cell office:value-type="float" office:value="3.30493929651048" calcext:value-type="float">
            <text:p>3.30493929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18706119888359" calcext:value-type="float">
            <text:p>1.1870611989</text:p>
          </table:table-cell>
          <table:table-cell office:value-type="float" office:value="2.89286870426602" calcext:value-type="float">
            <text:p>2.89286870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59388577275806" calcext:value-type="float">
            <text:p>0.9593885773</text:p>
          </table:table-cell>
          <table:table-cell office:value-type="float" office:value="2.2446841928694" calcext:value-type="float">
            <text:p>2.244684192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90054092473454" calcext:value-type="float">
            <text:p>0.9900540925</text:p>
          </table:table-cell>
          <table:table-cell office:value-type="float" office:value="2.36305112308926" calcext:value-type="float">
            <text:p>2.36305112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14608267115222" calcext:value-type="float">
            <text:p>1.1460826712</text:p>
          </table:table-cell>
          <table:table-cell office:value-type="float" office:value="2.58646245797475" calcext:value-type="float">
            <text:p>2.58646245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3378463387489" calcext:value-type="float">
            <text:p>1.4337846339</text:p>
          </table:table-cell>
          <table:table-cell office:value-type="float" office:value="3.2219926516215" calcext:value-type="float">
            <text:p>3.22199265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46942531896962" calcext:value-type="float">
            <text:p>0.6469425319</text:p>
          </table:table-cell>
          <table:table-cell office:value-type="float" office:value="1.95613059732649" calcext:value-type="float">
            <text:p>1.956130597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830268238153723" calcext:value-type="float">
            <text:p>0.8302682382</text:p>
          </table:table-cell>
          <table:table-cell office:value-type="float" office:value="3.65381623639001" calcext:value-type="float">
            <text:p>3.65381623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59814248565171" calcext:value-type="float">
            <text:p>1.5981424857</text:p>
          </table:table-cell>
          <table:table-cell office:value-type="float" office:value="2.46604255835215" calcext:value-type="float">
            <text:p>2.466042558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07398846993844" calcext:value-type="float">
            <text:p>1.0739884699</text:p>
          </table:table-cell>
          <table:table-cell office:value-type="float" office:value="3.63085012965732" calcext:value-type="float">
            <text:p>3.630850129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1161170320378" calcext:value-type="float">
            <text:p>1.1116117032</text:p>
          </table:table-cell>
          <table:table-cell office:value-type="float" office:value="2.9232658677631" calcext:value-type="float">
            <text:p>2.923265867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841331571340561" calcext:value-type="float">
            <text:p>0.8413315713</text:p>
          </table:table-cell>
          <table:table-cell office:value-type="float" office:value="2.88102633423275" calcext:value-type="float">
            <text:p>2.881026334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33318131168683" calcext:value-type="float">
            <text:p>0.6333181312</text:p>
          </table:table-cell>
          <table:table-cell office:value-type="float" office:value="2.26447411378225" calcext:value-type="float">
            <text:p>2.264474113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807716231379244" calcext:value-type="float">
            <text:p>0.8077162314</text:p>
          </table:table-cell>
          <table:table-cell office:value-type="float" office:value="4.34088833464517" calcext:value-type="float">
            <text:p>4.340888334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883795518014166" calcext:value-type="float">
            <text:p>0.883795518</text:p>
          </table:table-cell>
          <table:table-cell office:value-type="float" office:value="2.57890288035075" calcext:value-type="float">
            <text:p>2.578902880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29385408759117" calcext:value-type="float">
            <text:p>0.9293854088</text:p>
          </table:table-cell>
          <table:table-cell office:value-type="float" office:value="2.87886898385154" calcext:value-type="float">
            <text:p>2.87886898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16638299574455" calcext:value-type="float">
            <text:p>1.1663829957</text:p>
          </table:table-cell>
          <table:table-cell office:value-type="float" office:value="2.85354340076447" calcext:value-type="float">
            <text:p>2.85354340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54706144498454" calcext:value-type="float">
            <text:p>0.6547061445</text:p>
          </table:table-cell>
          <table:table-cell office:value-type="float" office:value="3.01955054203669" calcext:value-type="float">
            <text:p>3.01955054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868408487902747" calcext:value-type="float">
            <text:p>0.8684084879</text:p>
          </table:table-cell>
          <table:table-cell office:value-type="float" office:value="2.57536041074329" calcext:value-type="float">
            <text:p>2.575360410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97013704230388" calcext:value-type="float">
            <text:p>0.4970137042</text:p>
          </table:table-cell>
          <table:table-cell office:value-type="float" office:value="4.09241474999322" calcext:value-type="float">
            <text:p>4.0924147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762454598314232" calcext:value-type="float">
            <text:p>0.7624545983</text:p>
          </table:table-cell>
          <table:table-cell office:value-type="float" office:value="3.20911234617233" calcext:value-type="float">
            <text:p>3.20911234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11809285895692" calcext:value-type="float">
            <text:p>0.9118092859</text:p>
          </table:table-cell>
          <table:table-cell office:value-type="float" office:value="1.72313864363564" calcext:value-type="float">
            <text:p>1.72313864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36971906158659" calcext:value-type="float">
            <text:p>0.9369719062</text:p>
          </table:table-cell>
          <table:table-cell office:value-type="float" office:value="2.7438472310702" calcext:value-type="float">
            <text:p>2.74384723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00644715047545" calcext:value-type="float">
            <text:p>1.0064471505</text:p>
          </table:table-cell>
          <table:table-cell office:value-type="float" office:value="2.51393993695577" calcext:value-type="float">
            <text:p>2.51393993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90758056938648" calcext:value-type="float">
            <text:p>0.6907580569</text:p>
          </table:table-cell>
          <table:table-cell office:value-type="float" office:value="1.81552103492949" calcext:value-type="float">
            <text:p>1.815521034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06377062035931" calcext:value-type="float">
            <text:p>0.506377062</text:p>
          </table:table-cell>
          <table:table-cell office:value-type="float" office:value="1.91078960233265" calcext:value-type="float">
            <text:p>1.910789602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46537822898891" calcext:value-type="float">
            <text:p>0.9465378229</text:p>
          </table:table-cell>
          <table:table-cell office:value-type="float" office:value="1.98557104335891" calcext:value-type="float">
            <text:p>1.985571043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853787762423356" calcext:value-type="float">
            <text:p>0.8537877624</text:p>
          </table:table-cell>
          <table:table-cell office:value-type="float" office:value="4.03567330042521" calcext:value-type="float">
            <text:p>4.0356733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71926601893372" calcext:value-type="float">
            <text:p>0.6719266019</text:p>
          </table:table-cell>
          <table:table-cell office:value-type="float" office:value="2.34645917680528" calcext:value-type="float">
            <text:p>2.346459176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00020502424902" calcext:value-type="float">
            <text:p>0.7000205024</text:p>
          </table:table-cell>
          <table:table-cell office:value-type="float" office:value="2.42902446124289" calcext:value-type="float">
            <text:p>2.429024461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385180653797256" calcext:value-type="float">
            <text:p>0.3851806538</text:p>
          </table:table-cell>
          <table:table-cell office:value-type="float" office:value="3.34542444679472" calcext:value-type="float">
            <text:p>3.345424446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82323571625683" calcext:value-type="float">
            <text:p>0.8232357163</text:p>
          </table:table-cell>
          <table:table-cell office:value-type="float" office:value="3.21967866023382" calcext:value-type="float">
            <text:p>3.21967866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20913809123967" calcext:value-type="float">
            <text:p>0.5209138091</text:p>
          </table:table-cell>
          <table:table-cell office:value-type="float" office:value="2.41097498602337" calcext:value-type="float">
            <text:p>2.4109749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86242983986934" calcext:value-type="float">
            <text:p>0.8624298399</text:p>
          </table:table-cell>
          <table:table-cell office:value-type="float" office:value="4.30387901597553" calcext:value-type="float">
            <text:p>4.3038790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32989022466871" calcext:value-type="float">
            <text:p>1.3298902247</text:p>
          </table:table-cell>
          <table:table-cell office:value-type="float" office:value="3.14436670144399" calcext:value-type="float">
            <text:p>3.14436670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07635860145092" calcext:value-type="float">
            <text:p>1.0763586015</text:p>
          </table:table-cell>
          <table:table-cell office:value-type="float" office:value="2.15690706504716" calcext:value-type="float">
            <text:p>2.1569070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825186082886325" calcext:value-type="float">
            <text:p>0.8251860829</text:p>
          </table:table-cell>
          <table:table-cell office:value-type="float" office:value="1.49439010686345" calcext:value-type="float">
            <text:p>1.49439010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82268587251504" calcext:value-type="float">
            <text:p>0.6822685873</text:p>
          </table:table-cell>
          <table:table-cell office:value-type="float" office:value="4.00002619293001" calcext:value-type="float">
            <text:p>4.00002619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39103859000736" calcext:value-type="float">
            <text:p>0.539103859</text:p>
          </table:table-cell>
          <table:table-cell office:value-type="float" office:value="2.82431421014998" calcext:value-type="float">
            <text:p>2.824314210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463715971757968" calcext:value-type="float">
            <text:p>0.4637159718</text:p>
          </table:table-cell>
          <table:table-cell office:value-type="float" office:value="2.60894203186035" calcext:value-type="float">
            <text:p>2.608942031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732995429800616" calcext:value-type="float">
            <text:p>0.7329954298</text:p>
          </table:table-cell>
          <table:table-cell office:value-type="float" office:value="2.14433933297793" calcext:value-type="float">
            <text:p>2.14433933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780871872272756" calcext:value-type="float">
            <text:p>0.7808718723</text:p>
          </table:table-cell>
          <table:table-cell office:value-type="float" office:value="2.48862919542525" calcext:value-type="float">
            <text:p>2.488629195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87596590568622" calcext:value-type="float">
            <text:p>0.6875965906</text:p>
          </table:table-cell>
          <table:table-cell office:value-type="float" office:value="3.18668886025747" calcext:value-type="float">
            <text:p>3.186688860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37753271766835" calcext:value-type="float">
            <text:p>1.3775327177</text:p>
          </table:table-cell>
          <table:table-cell office:value-type="float" office:value="2.00344140662087" calcext:value-type="float">
            <text:p>2.003441406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535151269700792" calcext:value-type="float">
            <text:p>0.5351512697</text:p>
          </table:table-cell>
          <table:table-cell office:value-type="float" office:value="2.14216805166668" calcext:value-type="float">
            <text:p>2.14216805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284063891197244" calcext:value-type="float">
            <text:p>0.2840638912</text:p>
          </table:table-cell>
          <table:table-cell office:value-type="float" office:value="2.63851447900136" calcext:value-type="float">
            <text:p>2.63851447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521186123291651" calcext:value-type="float">
            <text:p>0.5211861233</text:p>
          </table:table-cell>
          <table:table-cell office:value-type="float" office:value="2.20568729109234" calcext:value-type="float">
            <text:p>2.20568729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01087860100799" calcext:value-type="float">
            <text:p>1.010878601</text:p>
          </table:table-cell>
          <table:table-cell office:value-type="float" office:value="3.32306362522973" calcext:value-type="float">
            <text:p>3.323063625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442602327507403" calcext:value-type="float">
            <text:p>0.4426023275</text:p>
          </table:table-cell>
          <table:table-cell office:value-type="float" office:value="1.97912540369564" calcext:value-type="float">
            <text:p>1.97912540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41864152211282" calcext:value-type="float">
            <text:p>0.6418641522</text:p>
          </table:table-cell>
          <table:table-cell office:value-type="float" office:value="1.82564830117755" calcext:value-type="float">
            <text:p>1.82564830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772604953083727" calcext:value-type="float">
            <text:p>0.7726049531</text:p>
          </table:table-cell>
          <table:table-cell office:value-type="float" office:value="3.09254625108507" calcext:value-type="float">
            <text:p>3.09254625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57757157252895" calcext:value-type="float">
            <text:p>0.6577571573</text:p>
          </table:table-cell>
          <table:table-cell office:value-type="float" office:value="1.58282083935208" calcext:value-type="float">
            <text:p>1.582820839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210344373765919" calcext:value-type="float">
            <text:p>0.2103443738</text:p>
          </table:table-cell>
          <table:table-cell office:value-type="float" office:value="1.98015528917313" calcext:value-type="float">
            <text:p>1.980155289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442647736105654" calcext:value-type="float">
            <text:p>0.4426477361</text:p>
          </table:table-cell>
          <table:table-cell office:value-type="float" office:value="2.23234189218945" calcext:value-type="float">
            <text:p>2.232341892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544942740350962" calcext:value-type="float">
            <text:p>0.5449427404</text:p>
          </table:table-cell>
          <table:table-cell office:value-type="float" office:value="1.48244651820925" calcext:value-type="float">
            <text:p>1.482446518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714975605408351" calcext:value-type="float">
            <text:p>0.7149756054</text:p>
          </table:table-cell>
          <table:table-cell office:value-type="float" office:value="1.72712326712079" calcext:value-type="float">
            <text:p>1.72712326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05431535094976" calcext:value-type="float">
            <text:p>0.4054315351</text:p>
          </table:table-cell>
          <table:table-cell office:value-type="float" office:value="3.19808710945977" calcext:value-type="float">
            <text:p>3.198087109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56780979099373" calcext:value-type="float">
            <text:p>0.567809791</text:p>
          </table:table-cell>
          <table:table-cell office:value-type="float" office:value="2.55428965886434" calcext:value-type="float">
            <text:p>2.554289658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388981551035411" calcext:value-type="float">
            <text:p>0.388981551</text:p>
          </table:table-cell>
          <table:table-cell office:value-type="float" office:value="2.09382481707467" calcext:value-type="float">
            <text:p>2.093824817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444328830474" calcext:value-type="float">
            <text:p>0.6044432883</text:p>
          </table:table-cell>
          <table:table-cell office:value-type="float" office:value="2.58478900459078" calcext:value-type="float">
            <text:p>2.584789004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488373416579432" calcext:value-type="float">
            <text:p>0.4883734166</text:p>
          </table:table-cell>
          <table:table-cell office:value-type="float" office:value="2.53012035952674" calcext:value-type="float">
            <text:p>2.530120359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567249713258611" calcext:value-type="float">
            <text:p>0.5672497133</text:p>
          </table:table-cell>
          <table:table-cell office:value-type="float" office:value="1.3549659649531" calcext:value-type="float">
            <text:p>1.35496596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1784562278125" calcext:value-type="float">
            <text:p>0.5178456228</text:p>
          </table:table-cell>
          <table:table-cell office:value-type="float" office:value="2.22097231282128" calcext:value-type="float">
            <text:p>2.220972312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19596977200773" calcext:value-type="float">
            <text:p>0.6195969772</text:p>
          </table:table-cell>
          <table:table-cell office:value-type="float" office:value="2.24166760842005" calcext:value-type="float">
            <text:p>2.241667608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495821669490801" calcext:value-type="float">
            <text:p>0.4958216695</text:p>
          </table:table-cell>
          <table:table-cell office:value-type="float" office:value="2.44263303942151" calcext:value-type="float">
            <text:p>2.442633039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305707978912526" calcext:value-type="float">
            <text:p>0.3057079789</text:p>
          </table:table-cell>
          <table:table-cell office:value-type="float" office:value="1.51452165842056" calcext:value-type="float">
            <text:p>1.514521658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381483111116621" calcext:value-type="float">
            <text:p>0.3814831111</text:p>
          </table:table-cell>
          <table:table-cell office:value-type="float" office:value="1.54025521874428" calcext:value-type="float">
            <text:p>1.540255218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29779135208163" calcext:value-type="float">
            <text:p>0.2977913521</text:p>
          </table:table-cell>
          <table:table-cell office:value-type="float" office:value="1.61042255659898" calcext:value-type="float">
            <text:p>1.61042255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30855781916115" calcext:value-type="float">
            <text:p>0.5308557819</text:p>
          </table:table-cell>
          <table:table-cell office:value-type="float" office:value="2.37064238886038" calcext:value-type="float">
            <text:p>2.370642388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91133777093556" calcext:value-type="float">
            <text:p>0.6911337771</text:p>
          </table:table-cell>
          <table:table-cell office:value-type="float" office:value="2.25772555669149" calcext:value-type="float">
            <text:p>2.257725556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59743271354172" calcext:value-type="float">
            <text:p>0.5974327135</text:p>
          </table:table-cell>
          <table:table-cell office:value-type="float" office:value="1.38273730211788" calcext:value-type="float">
            <text:p>1.382737302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517860155242185" calcext:value-type="float">
            <text:p>0.5178601552</text:p>
          </table:table-cell>
          <table:table-cell office:value-type="float" office:value="2.4347370846404" calcext:value-type="float">
            <text:p>2.434737084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537128141977721" calcext:value-type="float">
            <text:p>0.537128142</text:p>
          </table:table-cell>
          <table:table-cell office:value-type="float" office:value="1.72737176219622" calcext:value-type="float">
            <text:p>1.72737176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53862686517338" calcext:value-type="float">
            <text:p>0.5386268652</text:p>
          </table:table-cell>
          <table:table-cell office:value-type="float" office:value="3.16089703639348" calcext:value-type="float">
            <text:p>3.160897036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455369227462345" calcext:value-type="float">
            <text:p>0.4553692275</text:p>
          </table:table-cell>
          <table:table-cell office:value-type="float" office:value="2.34719079401758" calcext:value-type="float">
            <text:p>2.34719079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424342068947024" calcext:value-type="float">
            <text:p>0.4243420689</text:p>
          </table:table-cell>
          <table:table-cell office:value-type="float" office:value="2.01499691274431" calcext:value-type="float">
            <text:p>2.014996912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65568386721942" calcext:value-type="float">
            <text:p>0.1655683867</text:p>
          </table:table-cell>
          <table:table-cell office:value-type="float" office:value="1.78038819465372" calcext:value-type="float">
            <text:p>1.78038819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487451026009189" calcext:value-type="float">
            <text:p>0.487451026</text:p>
          </table:table-cell>
          <table:table-cell office:value-type="float" office:value="1.88302977548705" calcext:value-type="float">
            <text:p>1.88302977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3529685113786" calcext:value-type="float">
            <text:p>0.3529685114</text:p>
          </table:table-cell>
          <table:table-cell office:value-type="float" office:value="2.57215485804611" calcext:value-type="float">
            <text:p>2.57215485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367448267630405" calcext:value-type="float">
            <text:p>0.3674482676</text:p>
          </table:table-cell>
          <table:table-cell office:value-type="float" office:value="3.89608330445157" calcext:value-type="float">
            <text:p>3.896083304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330124834966328" calcext:value-type="float">
            <text:p>0.330124835</text:p>
          </table:table-cell>
          <table:table-cell office:value-type="float" office:value="2.80373662379053" calcext:value-type="float">
            <text:p>2.80373662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337904138697518" calcext:value-type="float">
            <text:p>0.3379041387</text:p>
          </table:table-cell>
          <table:table-cell office:value-type="float" office:value="2.61731974283854" calcext:value-type="float">
            <text:p>2.61731974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506185534513659" calcext:value-type="float">
            <text:p>0.5061855345</text:p>
          </table:table-cell>
          <table:table-cell office:value-type="float" office:value="1.72241322530641" calcext:value-type="float">
            <text:p>1.722413225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376161094754934" calcext:value-type="float">
            <text:p>0.3761610948</text:p>
          </table:table-cell>
          <table:table-cell office:value-type="float" office:value="1.78393110798465" calcext:value-type="float">
            <text:p>1.7839311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04354942010509" calcext:value-type="float">
            <text:p>0.104354942</text:p>
          </table:table-cell>
          <table:table-cell office:value-type="float" office:value="1.85633227891392" calcext:value-type="float">
            <text:p>1.856332278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334097643072407" calcext:value-type="float">
            <text:p>0.3340976431</text:p>
          </table:table-cell>
          <table:table-cell office:value-type="float" office:value="0.984398911396662" calcext:value-type="float">
            <text:p>0.98439891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81911934374107" calcext:value-type="float">
            <text:p>0.6819119344</text:p>
          </table:table-cell>
          <table:table-cell office:value-type="float" office:value="2.51182480653127" calcext:value-type="float">
            <text:p>2.511824806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573901432876786" calcext:value-type="float">
            <text:p>0.5739014329</text:p>
          </table:table-cell>
          <table:table-cell office:value-type="float" office:value="1.75759521457884" calcext:value-type="float">
            <text:p>1.757595214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73019855490161" calcext:value-type="float">
            <text:p>0.1730198555</text:p>
          </table:table-cell>
          <table:table-cell office:value-type="float" office:value="1.71894022408459" calcext:value-type="float">
            <text:p>1.71894022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31828110044201" calcext:value-type="float">
            <text:p>0.63182811</text:p>
          </table:table-cell>
          <table:table-cell office:value-type="float" office:value="1.88970167769326" calcext:value-type="float">
            <text:p>1.889701677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82492738279204" calcext:value-type="float">
            <text:p>0.1824927383</text:p>
          </table:table-cell>
          <table:table-cell office:value-type="float" office:value="1.87313165929582" calcext:value-type="float">
            <text:p>1.87313165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22777688917186" calcext:value-type="float">
            <text:p>0.3227776889</text:p>
          </table:table-cell>
          <table:table-cell office:value-type="float" office:value="1.30406786832545" calcext:value-type="float">
            <text:p>1.304067868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67855701098839" calcext:value-type="float">
            <text:p>0.1678557011</text:p>
          </table:table-cell>
          <table:table-cell office:value-type="float" office:value="1.54789978928036" calcext:value-type="float">
            <text:p>1.547899789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256918082013726" calcext:value-type="float">
            <text:p>0.256918082</text:p>
          </table:table-cell>
          <table:table-cell office:value-type="float" office:value="1.25299696955416" calcext:value-type="float">
            <text:p>1.252996969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206003732720597" calcext:value-type="float">
            <text:p>0.2060037327</text:p>
          </table:table-cell>
          <table:table-cell office:value-type="float" office:value="1.08303024371465" calcext:value-type="float">
            <text:p>1.083030243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86019352947672" calcext:value-type="float">
            <text:p>0.1860193529</text:p>
          </table:table-cell>
          <table:table-cell office:value-type="float" office:value="0.736464481386874" calcext:value-type="float">
            <text:p>0.73646448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422008480359283" calcext:value-type="float">
            <text:p>0.4220084804</text:p>
          </table:table-cell>
          <table:table-cell office:value-type="float" office:value="1.19837841639916" calcext:value-type="float">
            <text:p>1.198378416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97598906233907" calcext:value-type="float">
            <text:p>0.1975989062</text:p>
          </table:table-cell>
          <table:table-cell office:value-type="float" office:value="2.05836693942547" calcext:value-type="float">
            <text:p>2.058366939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363975933545994" calcext:value-type="float">
            <text:p>0.3639759335</text:p>
          </table:table-cell>
          <table:table-cell office:value-type="float" office:value="2.28308567570315" calcext:value-type="float">
            <text:p>2.28308567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318376208552056" calcext:value-type="float">
            <text:p>0.3183762086</text:p>
          </table:table-cell>
          <table:table-cell office:value-type="float" office:value="1.58502417471674" calcext:value-type="float">
            <text:p>1.585024174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95877837327619" calcext:value-type="float">
            <text:p>0.1958778373</text:p>
          </table:table-cell>
          <table:table-cell office:value-type="float" office:value="1.17805557035738" calcext:value-type="float">
            <text:p>1.178055570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33262428351574" calcext:value-type="float">
            <text:p>0.1332624284</text:p>
          </table:table-cell>
          <table:table-cell office:value-type="float" office:value="1.57789931529098" calcext:value-type="float">
            <text:p>1.577899315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01132898881204" calcext:value-type="float">
            <text:p>0.3011328989</text:p>
          </table:table-cell>
          <table:table-cell office:value-type="float" office:value="1.61095640394423" calcext:value-type="float">
            <text:p>1.610956403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231810129609787" calcext:value-type="float">
            <text:p>0.2318101296</text:p>
          </table:table-cell>
          <table:table-cell office:value-type="float" office:value="0.932275015446875" calcext:value-type="float">
            <text:p>0.932275015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254210663648943" calcext:value-type="float">
            <text:p>0.2542106636</text:p>
          </table:table-cell>
          <table:table-cell office:value-type="float" office:value="1.50701681441731" calcext:value-type="float">
            <text:p>1.507016814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247286497925719" calcext:value-type="float">
            <text:p>0.2472864979</text:p>
          </table:table-cell>
          <table:table-cell office:value-type="float" office:value="1.71958111392127" calcext:value-type="float">
            <text:p>1.719581113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83982355571869" calcext:value-type="float">
            <text:p>0.1839823556</text:p>
          </table:table-cell>
          <table:table-cell office:value-type="float" office:value="1.93313952783744" calcext:value-type="float">
            <text:p>1.933139527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21948084483544" calcext:value-type="float">
            <text:p>0.1219480845</text:p>
          </table:table-cell>
          <table:table-cell office:value-type="float" office:value="2.22541740867827" calcext:value-type="float">
            <text:p>2.22541740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25160876651191" calcext:value-type="float">
            <text:p>0.2516087665</text:p>
          </table:table-cell>
          <table:table-cell office:value-type="float" office:value="1.36964473128319" calcext:value-type="float">
            <text:p>1.36964473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30844136751774" calcext:value-type="float">
            <text:p>0.1308441368</text:p>
          </table:table-cell>
          <table:table-cell office:value-type="float" office:value="2.03246327903536" calcext:value-type="float">
            <text:p>2.03246327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80591851772947" calcext:value-type="float">
            <text:p>0.2805918518</text:p>
          </table:table-cell>
          <table:table-cell office:value-type="float" office:value="1.29116239398718" calcext:value-type="float">
            <text:p>1.2911623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19680287109481" calcext:value-type="float">
            <text:p>0.1196802871</text:p>
          </table:table-cell>
          <table:table-cell office:value-type="float" office:value="2.47207305497593" calcext:value-type="float">
            <text:p>2.47207305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227589114362167" calcext:value-type="float">
            <text:p>0.2275891144</text:p>
          </table:table-cell>
          <table:table-cell office:value-type="float" office:value="1.78782432774703" calcext:value-type="float">
            <text:p>1.78782432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222556178147594" calcext:value-type="float">
            <text:p>0.2225561781</text:p>
          </table:table-cell>
          <table:table-cell office:value-type="float" office:value="0.73054072757562" calcext:value-type="float">
            <text:p>0.730540727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220686460534732" calcext:value-type="float">
            <text:p>0.2206864605</text:p>
          </table:table-cell>
          <table:table-cell office:value-type="float" office:value="2.08034165451924" calcext:value-type="float">
            <text:p>2.08034165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390621650912282" calcext:value-type="float">
            <text:p>0.3906216509</text:p>
          </table:table-cell>
          <table:table-cell office:value-type="float" office:value="1.36793175505267" calcext:value-type="float">
            <text:p>1.36793175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17630440721081" calcext:value-type="float">
            <text:p>0.3176304407</text:p>
          </table:table-cell>
          <table:table-cell office:value-type="float" office:value="1.746653119723" calcext:value-type="float">
            <text:p>1.746653119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572109826737" calcext:value-type="float">
            <text:p>0.6057210983</text:p>
          </table:table-cell>
          <table:table-cell office:value-type="float" office:value="0.961676048321856" calcext:value-type="float">
            <text:p>0.96167604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37792240103914" calcext:value-type="float">
            <text:p>0.1377922401</text:p>
          </table:table-cell>
          <table:table-cell office:value-type="float" office:value="1.10410599286358" calcext:value-type="float">
            <text:p>1.104105992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49180071221458" calcext:value-type="float">
            <text:p>0.1491800712</text:p>
          </table:table-cell>
          <table:table-cell office:value-type="float" office:value="1.78178301619159" calcext:value-type="float">
            <text:p>1.781783016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06584384933942" calcext:value-type="float">
            <text:p>0.1065843849</text:p>
          </table:table-cell>
          <table:table-cell office:value-type="float" office:value="1.46708288043737" calcext:value-type="float">
            <text:p>1.467082880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286333668563101" calcext:value-type="float">
            <text:p>0.2863336686</text:p>
          </table:table-cell>
          <table:table-cell office:value-type="float" office:value="2.08206189320319" calcext:value-type="float">
            <text:p>2.082061893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311551882057554" calcext:value-type="float">
            <text:p>0.3115518821</text:p>
          </table:table-cell>
          <table:table-cell office:value-type="float" office:value="1.97627784228987" calcext:value-type="float">
            <text:p>1.97627784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284398748746349" calcext:value-type="float">
            <text:p>0.2843987487</text:p>
          </table:table-cell>
          <table:table-cell office:value-type="float" office:value="2.62973797404104" calcext:value-type="float">
            <text:p>2.62973797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382797240590056" calcext:value-type="float">
            <text:p>0.3827972406</text:p>
          </table:table-cell>
          <table:table-cell office:value-type="float" office:value="1.28592575920953" calcext:value-type="float">
            <text:p>1.285925759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525805836517571" calcext:value-type="float">
            <text:p>0.5258058365</text:p>
          </table:table-cell>
          <table:table-cell office:value-type="float" office:value="1.03279674301545" calcext:value-type="float">
            <text:p>1.03279674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350655282795843" calcext:value-type="float">
            <text:p>0.3506552828</text:p>
          </table:table-cell>
          <table:table-cell office:value-type="float" office:value="1.09856065859397" calcext:value-type="float">
            <text:p>1.098560658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49317153936459" calcext:value-type="float">
            <text:p>0.1493171539</text:p>
          </table:table-cell>
          <table:table-cell office:value-type="float" office:value="1.3501289602783" calcext:value-type="float">
            <text:p>1.35012896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22977201350861" calcext:value-type="float">
            <text:p>0.2229772014</text:p>
          </table:table-cell>
          <table:table-cell office:value-type="float" office:value="1.30686794552538" calcext:value-type="float">
            <text:p>1.30686794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65856584803098" calcext:value-type="float">
            <text:p>0.1658565848</text:p>
          </table:table-cell>
          <table:table-cell office:value-type="float" office:value="1.49978431355622" calcext:value-type="float">
            <text:p>1.499784313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79958642149965" calcext:value-type="float">
            <text:p>0.1799586421</text:p>
          </table:table-cell>
          <table:table-cell office:value-type="float" office:value="1.57975585675902" calcext:value-type="float">
            <text:p>1.579755856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48961157124076" calcext:value-type="float">
            <text:p>0.1489611571</text:p>
          </table:table-cell>
          <table:table-cell office:value-type="float" office:value="1.86082551711135" calcext:value-type="float">
            <text:p>1.860825517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67026103924339" calcext:value-type="float">
            <text:p>0.0670261039</text:p>
          </table:table-cell>
          <table:table-cell office:value-type="float" office:value="1.28980235796836" calcext:value-type="float">
            <text:p>1.28980235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404274791996512" calcext:value-type="float">
            <text:p>0.404274792</text:p>
          </table:table-cell>
          <table:table-cell office:value-type="float" office:value="1.15163282884492" calcext:value-type="float">
            <text:p>1.15163282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336732262383319" calcext:value-type="float">
            <text:p>0.3367322624</text:p>
          </table:table-cell>
          <table:table-cell office:value-type="float" office:value="1.46825612833103" calcext:value-type="float">
            <text:p>1.468256128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798714675216211" calcext:value-type="float">
            <text:p>0.0798714675</text:p>
          </table:table-cell>
          <table:table-cell office:value-type="float" office:value="1.18889076345497" calcext:value-type="float">
            <text:p>1.188890763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60528052287797" calcext:value-type="float">
            <text:p>0.1605280523</text:p>
          </table:table-cell>
          <table:table-cell office:value-type="float" office:value="0.816361340383689" calcext:value-type="float">
            <text:p>0.816361340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36160121920208" calcext:value-type="float">
            <text:p>0.1361601219</text:p>
          </table:table-cell>
          <table:table-cell office:value-type="float" office:value="0.978659373604589" calcext:value-type="float">
            <text:p>0.978659373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74501301410298" calcext:value-type="float">
            <text:p>0.1745013014</text:p>
          </table:table-cell>
          <table:table-cell office:value-type="float" office:value="1.18362120414774" calcext:value-type="float">
            <text:p>1.183621204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786528526546641" calcext:value-type="float">
            <text:p>0.0786528527</text:p>
          </table:table-cell>
          <table:table-cell office:value-type="float" office:value="1.24464093645414" calcext:value-type="float">
            <text:p>1.244640936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331735313042171" calcext:value-type="float">
            <text:p>0.331735313</text:p>
          </table:table-cell>
          <table:table-cell office:value-type="float" office:value="1.36157788336277" calcext:value-type="float">
            <text:p>1.361577883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33562851800687" calcext:value-type="float">
            <text:p>0.1335628518</text:p>
          </table:table-cell>
          <table:table-cell office:value-type="float" office:value="1.3710496491856" calcext:value-type="float">
            <text:p>1.371049649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70609331482814" calcext:value-type="float">
            <text:p>0.1706093315</text:p>
          </table:table-cell>
          <table:table-cell office:value-type="float" office:value="0.874372365987963" calcext:value-type="float">
            <text:p>0.87437236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89936343389046" calcext:value-type="float">
            <text:p>0.0289936343</text:p>
          </table:table-cell>
          <table:table-cell office:value-type="float" office:value="0.995900554789437" calcext:value-type="float">
            <text:p>0.995900554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00672707065112" calcext:value-type="float">
            <text:p>0.1006727071</text:p>
          </table:table-cell>
          <table:table-cell office:value-type="float" office:value="1.43151125560204" calcext:value-type="float">
            <text:p>1.431511255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24010515192317" calcext:value-type="float">
            <text:p>0.1240105152</text:p>
          </table:table-cell>
          <table:table-cell office:value-type="float" office:value="2.53995965917905" calcext:value-type="float">
            <text:p>2.539959659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33066237366034" calcext:value-type="float">
            <text:p>0.3330662374</text:p>
          </table:table-cell>
          <table:table-cell office:value-type="float" office:value="1.02061434090137" calcext:value-type="float">
            <text:p>1.020614340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360796817630116" calcext:value-type="float">
            <text:p>0.3607968176</text:p>
          </table:table-cell>
          <table:table-cell office:value-type="float" office:value="1.26089998251862" calcext:value-type="float">
            <text:p>1.26089998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79247277178284" calcext:value-type="float">
            <text:p>0.5792472772</text:p>
          </table:table-cell>
          <table:table-cell office:value-type="float" office:value="1.21780416907536" calcext:value-type="float">
            <text:p>1.217804169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409424227688255" calcext:value-type="float">
            <text:p>0.4094242277</text:p>
          </table:table-cell>
          <table:table-cell office:value-type="float" office:value="1.01914711379343" calcext:value-type="float">
            <text:p>1.01914711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86440109482242" calcext:value-type="float">
            <text:p>0.1864401095</text:p>
          </table:table-cell>
          <table:table-cell office:value-type="float" office:value="1.28207062060634" calcext:value-type="float">
            <text:p>1.28207062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320529210950351" calcext:value-type="float">
            <text:p>0.320529211</text:p>
          </table:table-cell>
          <table:table-cell office:value-type="float" office:value="1.02548782610231" calcext:value-type="float">
            <text:p>1.025487826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63255678024143" calcext:value-type="float">
            <text:p>0.163255678</text:p>
          </table:table-cell>
          <table:table-cell office:value-type="float" office:value="1.1220108581086" calcext:value-type="float">
            <text:p>1.12201085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05677479153706" calcext:value-type="float">
            <text:p>0.1056774792</text:p>
          </table:table-cell>
          <table:table-cell office:value-type="float" office:value="1.33635059081846" calcext:value-type="float">
            <text:p>1.33635059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31848966275963" calcext:value-type="float">
            <text:p>0.1318489663</text:p>
          </table:table-cell>
          <table:table-cell office:value-type="float" office:value="0.89345920810269" calcext:value-type="float">
            <text:p>0.893459208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99326346783588" calcext:value-type="float">
            <text:p>0.1993263468</text:p>
          </table:table-cell>
          <table:table-cell office:value-type="float" office:value="2.4909942679935" calcext:value-type="float">
            <text:p>2.49099426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1687203646741" calcext:value-type="float">
            <text:p>0.1168720365</text:p>
          </table:table-cell>
          <table:table-cell office:value-type="float" office:value="1.99455145622293" calcext:value-type="float">
            <text:p>1.994551456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425265784996251" calcext:value-type="float">
            <text:p>0.425265785</text:p>
          </table:table-cell>
          <table:table-cell office:value-type="float" office:value="1.20595173372163" calcext:value-type="float">
            <text:p>1.205951733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266168425377044" calcext:value-type="float">
            <text:p>0.2661684254</text:p>
          </table:table-cell>
          <table:table-cell office:value-type="float" office:value="1.98069081207116" calcext:value-type="float">
            <text:p>1.98069081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235741186007443" calcext:value-type="float">
            <text:p>0.235741186</text:p>
          </table:table-cell>
          <table:table-cell office:value-type="float" office:value="0.688259410361449" calcext:value-type="float">
            <text:p>0.688259410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484885068144649" calcext:value-type="float">
            <text:p>0.4848850681</text:p>
          </table:table-cell>
          <table:table-cell office:value-type="float" office:value="0.965519754423036" calcext:value-type="float">
            <text:p>0.96551975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256421869724161" calcext:value-type="float">
            <text:p>0.025642187</text:p>
          </table:table-cell>
          <table:table-cell office:value-type="float" office:value="1.29897835416098" calcext:value-type="float">
            <text:p>1.29897835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387187680333025" calcext:value-type="float">
            <text:p>0.038718768</text:p>
          </table:table-cell>
          <table:table-cell office:value-type="float" office:value="1.677167310069" calcext:value-type="float">
            <text:p>1.67716731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222766341693285" calcext:value-type="float">
            <text:p>0.0222766342</text:p>
          </table:table-cell>
          <table:table-cell office:value-type="float" office:value="0.854804469893376" calcext:value-type="float">
            <text:p>0.854804469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252613795714246" calcext:value-type="float">
            <text:p>0.0252613796</text:p>
          </table:table-cell>
          <table:table-cell office:value-type="float" office:value="1.03958955862456" calcext:value-type="float">
            <text:p>1.039589558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561613239179779" calcext:value-type="float">
            <text:p>0.0561613239</text:p>
          </table:table-cell>
          <table:table-cell office:value-type="float" office:value="0.961864111324151" calcext:value-type="float">
            <text:p>0.96186411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234497188939713" calcext:value-type="float">
            <text:p>0.2344971889</text:p>
          </table:table-cell>
          <table:table-cell office:value-type="float" office:value="1.56163159054187" calcext:value-type="float">
            <text:p>1.56163159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81912213447504" calcext:value-type="float">
            <text:p>0.1819122134</text:p>
          </table:table-cell>
          <table:table-cell office:value-type="float" office:value="1.84319667518139" calcext:value-type="float">
            <text:p>1.843196675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520747573011451" calcext:value-type="float">
            <text:p>0.0520747573</text:p>
          </table:table-cell>
          <table:table-cell office:value-type="float" office:value="1.06011963397678" calcext:value-type="float">
            <text:p>1.06011963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499349029036239" calcext:value-type="float">
            <text:p>0.499349029</text:p>
          </table:table-cell>
          <table:table-cell office:value-type="float" office:value="1.26124700821108" calcext:value-type="float">
            <text:p>1.261247008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767935461675127" calcext:value-type="float">
            <text:p>0.0767935462</text:p>
          </table:table-cell>
          <table:table-cell office:value-type="float" office:value="1.81004990471734" calcext:value-type="float">
            <text:p>1.810049904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238537500198517" calcext:value-type="float">
            <text:p>0.2385375002</text:p>
          </table:table-cell>
          <table:table-cell office:value-type="float" office:value="1.11367987593015" calcext:value-type="float">
            <text:p>1.11367987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223855780437589" calcext:value-type="float">
            <text:p>0.2238557804</text:p>
          </table:table-cell>
          <table:table-cell office:value-type="float" office:value="1.57347363709576" calcext:value-type="float">
            <text:p>1.573473637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316345367787613" calcext:value-type="float">
            <text:p>0.3163453678</text:p>
          </table:table-cell>
          <table:table-cell office:value-type="float" office:value="1.53553075508939" calcext:value-type="float">
            <text:p>1.535530755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822556345568349" calcext:value-type="float">
            <text:p>0.0822556346</text:p>
          </table:table-cell>
          <table:table-cell office:value-type="float" office:value="0.897563744336367" calcext:value-type="float">
            <text:p>0.897563744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42264746595174" calcext:value-type="float">
            <text:p>0.1422647466</text:p>
          </table:table-cell>
          <table:table-cell office:value-type="float" office:value="0.646046755835414" calcext:value-type="float">
            <text:p>0.646046755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13313454688371" calcext:value-type="float">
            <text:p>0.1133134547</text:p>
          </table:table-cell>
          <table:table-cell office:value-type="float" office:value="1.31976759350962" calcext:value-type="float">
            <text:p>1.31976759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51436029467732" calcext:value-type="float">
            <text:p>0.1514360295</text:p>
          </table:table-cell>
          <table:table-cell office:value-type="float" office:value="0.910046990753876" calcext:value-type="float">
            <text:p>0.91004699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435025561885494" calcext:value-type="float">
            <text:p>0.4350255619</text:p>
          </table:table-cell>
          <table:table-cell office:value-type="float" office:value="2.09735770026843" calcext:value-type="float">
            <text:p>2.097357700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715303888233999" calcext:value-type="float">
            <text:p>0.0715303888</text:p>
          </table:table-cell>
          <table:table-cell office:value-type="float" office:value="1.51763248422907" calcext:value-type="float">
            <text:p>1.517632484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21775054566873" calcext:value-type="float">
            <text:p>0.1217750546</text:p>
          </table:table-cell>
          <table:table-cell office:value-type="float" office:value="0.849130648705694" calcext:value-type="float">
            <text:p>0.849130648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13765267060242" calcext:value-type="float">
            <text:p>0.1137652671</text:p>
          </table:table-cell>
          <table:table-cell office:value-type="float" office:value="1.97889471343822" calcext:value-type="float">
            <text:p>1.97889471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416675637113965" calcext:value-type="float">
            <text:p>0.4166756371</text:p>
          </table:table-cell>
          <table:table-cell office:value-type="float" office:value="1.81518575383557" calcext:value-type="float">
            <text:p>1.81518575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14371002496531" calcext:value-type="float">
            <text:p>0.1143710025</text:p>
          </table:table-cell>
          <table:table-cell office:value-type="float" office:value="1.2510901172128" calcext:value-type="float">
            <text:p>1.251090117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77853157963707" calcext:value-type="float">
            <text:p>0.177853158</text:p>
          </table:table-cell>
          <table:table-cell office:value-type="float" office:value="1.84059016944634" calcext:value-type="float">
            <text:p>1.840590169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818477978722917" calcext:value-type="float">
            <text:p>0.0818477979</text:p>
          </table:table-cell>
          <table:table-cell office:value-type="float" office:value="1.04503317508433" calcext:value-type="float">
            <text:p>1.045033175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429590024131661" calcext:value-type="float">
            <text:p>0.4295900241</text:p>
          </table:table-cell>
          <table:table-cell office:value-type="float" office:value="0.633994302091499" calcext:value-type="float">
            <text:p>0.63399430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238816227893242" calcext:value-type="float">
            <text:p>0.2388162279</text:p>
          </table:table-cell>
          <table:table-cell office:value-type="float" office:value="1.24107813917928" calcext:value-type="float">
            <text:p>1.241078139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260214907350019" calcext:value-type="float">
            <text:p>0.2602149074</text:p>
          </table:table-cell>
          <table:table-cell office:value-type="float" office:value="2.26305081322789" calcext:value-type="float">
            <text:p>2.263050813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552003586457835" calcext:value-type="float">
            <text:p>0.0552003586</text:p>
          </table:table-cell>
          <table:table-cell office:value-type="float" office:value="1.69456634608408" calcext:value-type="float">
            <text:p>1.694566346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610832415210704" calcext:value-type="float">
            <text:p>0.0610832415</text:p>
          </table:table-cell>
          <table:table-cell office:value-type="float" office:value="1.44868592141817" calcext:value-type="float">
            <text:p>1.448685921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663962359669515" calcext:value-type="float">
            <text:p>0.066396236</text:p>
          </table:table-cell>
          <table:table-cell office:value-type="float" office:value="1.13870127840589" calcext:value-type="float">
            <text:p>1.138701278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95538006671187" calcext:value-type="float">
            <text:p>0.1955380067</text:p>
          </table:table-cell>
          <table:table-cell office:value-type="float" office:value="1.59870238457289" calcext:value-type="float">
            <text:p>1.598702384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36690988282984" calcext:value-type="float">
            <text:p>0.1366909883</text:p>
          </table:table-cell>
          <table:table-cell office:value-type="float" office:value="2.10674947831366" calcext:value-type="float">
            <text:p>2.106749478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580074564915978" calcext:value-type="float">
            <text:p>0.0580074565</text:p>
          </table:table-cell>
          <table:table-cell office:value-type="float" office:value="1.72267785833942" calcext:value-type="float">
            <text:p>1.722677858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214809466541434" calcext:value-type="float">
            <text:p>0.2148094665</text:p>
          </table:table-cell>
          <table:table-cell office:value-type="float" office:value="0.935451500117779" calcext:value-type="float">
            <text:p>0.93545150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96973588964384" calcext:value-type="float">
            <text:p>0.0196973589</text:p>
          </table:table-cell>
          <table:table-cell office:value-type="float" office:value="0.814645630204015" calcext:value-type="float">
            <text:p>0.814645630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265031257747776" calcext:value-type="float">
            <text:p>0.2650312577</text:p>
          </table:table-cell>
          <table:table-cell office:value-type="float" office:value="0.799313489347696" calcext:value-type="float">
            <text:p>0.799313489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751236107187449" calcext:value-type="float">
            <text:p>0.0751236107</text:p>
          </table:table-cell>
          <table:table-cell office:value-type="float" office:value="0.719201213990649" calcext:value-type="float">
            <text:p>0.71920121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29195417717306" calcext:value-type="float">
            <text:p>0.1291954177</text:p>
          </table:table-cell>
          <table:table-cell office:value-type="float" office:value="0.692986879497767" calcext:value-type="float">
            <text:p>0.692986879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77934465153764" calcext:value-type="float">
            <text:p>0.1779344652</text:p>
          </table:table-cell>
          <table:table-cell office:value-type="float" office:value="0.614108766739567" calcext:value-type="float">
            <text:p>0.614108766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853008165852063" calcext:value-type="float">
            <text:p>0.0853008166</text:p>
          </table:table-cell>
          <table:table-cell office:value-type="float" office:value="0.913556770318084" calcext:value-type="float">
            <text:p>0.913556770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518875465624862" calcext:value-type="float">
            <text:p>0.0518875466</text:p>
          </table:table-cell>
          <table:table-cell office:value-type="float" office:value="1.02499735520946" calcext:value-type="float">
            <text:p>1.024997355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54082835082793" calcext:value-type="float">
            <text:p>0.1540828351</text:p>
          </table:table-cell>
          <table:table-cell office:value-type="float" office:value="1.08504578874757" calcext:value-type="float">
            <text:p>1.085045788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272215829593026" calcext:value-type="float">
            <text:p>0.027221583</text:p>
          </table:table-cell>
          <table:table-cell office:value-type="float" office:value="1.1069356844657" calcext:value-type="float">
            <text:p>1.10693568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539859070623707" calcext:value-type="float">
            <text:p>0.0539859071</text:p>
          </table:table-cell>
          <table:table-cell office:value-type="float" office:value="0.969979367736313" calcext:value-type="float">
            <text:p>0.969979367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310704478437805" calcext:value-type="float">
            <text:p>0.0310704478</text:p>
          </table:table-cell>
          <table:table-cell office:value-type="float" office:value="1.10477347144236" calcext:value-type="float">
            <text:p>1.10477347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41927906674229" calcext:value-type="float">
            <text:p>0.1419279067</text:p>
          </table:table-cell>
          <table:table-cell office:value-type="float" office:value="1.8519434750908" calcext:value-type="float">
            <text:p>1.851943475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542382396007371" calcext:value-type="float">
            <text:p>0.0542382396</text:p>
          </table:table-cell>
          <table:table-cell office:value-type="float" office:value="1.56811127066612" calcext:value-type="float">
            <text:p>1.56811127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769916844243805" calcext:value-type="float">
            <text:p>0.0076991684</text:p>
          </table:table-cell>
          <table:table-cell office:value-type="float" office:value="0.78735530252258" calcext:value-type="float">
            <text:p>0.787355302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408502503052457" calcext:value-type="float">
            <text:p>0.4085025031</text:p>
          </table:table-cell>
          <table:table-cell office:value-type="float" office:value="1.32859789124793" calcext:value-type="float">
            <text:p>1.328597891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27579762031221" calcext:value-type="float">
            <text:p>0.127579762</text:p>
          </table:table-cell>
          <table:table-cell office:value-type="float" office:value="1.41834235957099" calcext:value-type="float">
            <text:p>1.418342359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588106847523401" calcext:value-type="float">
            <text:p>0.0588106848</text:p>
          </table:table-cell>
          <table:table-cell office:value-type="float" office:value="1.07287735823128" calcext:value-type="float">
            <text:p>1.072877358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04785884180779" calcext:value-type="float">
            <text:p>0.1047858842</text:p>
          </table:table-cell>
          <table:table-cell office:value-type="float" office:value="0.551543000671599" calcext:value-type="float">
            <text:p>0.551543000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961968865788852" calcext:value-type="float">
            <text:p>0.0961968866</text:p>
          </table:table-cell>
          <table:table-cell office:value-type="float" office:value="0.355113876569602" calcext:value-type="float">
            <text:p>0.355113876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411919423301394" calcext:value-type="float">
            <text:p>0.0411919423</text:p>
          </table:table-cell>
          <table:table-cell office:value-type="float" office:value="0.391095540175835" calcext:value-type="float">
            <text:p>0.391095540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257664824215074" calcext:value-type="float">
            <text:p>0.0257664824</text:p>
          </table:table-cell>
          <table:table-cell office:value-type="float" office:value="0.675306151310603" calcext:value-type="float">
            <text:p>0.67530615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220826175839951" calcext:value-type="float">
            <text:p>0.0220826176</text:p>
          </table:table-cell>
          <table:table-cell office:value-type="float" office:value="1.25903696815173" calcext:value-type="float">
            <text:p>1.259036968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361482226354484" calcext:value-type="float">
            <text:p>0.0036148223</text:p>
          </table:table-cell>
          <table:table-cell office:value-type="float" office:value="0.711264822632074" calcext:value-type="float">
            <text:p>0.71126482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2221942778625" calcext:value-type="float">
            <text:p>0.1222194278</text:p>
          </table:table-cell>
          <table:table-cell office:value-type="float" office:value="1.5005611549649" calcext:value-type="float">
            <text:p>1.5005611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06095452686228" calcext:value-type="float">
            <text:p>0.1060954527</text:p>
          </table:table-cell>
          <table:table-cell office:value-type="float" office:value="0.8845983670714" calcext:value-type="float">
            <text:p>0.884598367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68276074482128" calcext:value-type="float">
            <text:p>0.0682760745</text:p>
          </table:table-cell>
          <table:table-cell office:value-type="float" office:value="1.13774029310379" calcext:value-type="float">
            <text:p>1.137740293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240852609794173" calcext:value-type="float">
            <text:p>0.024085261</text:p>
          </table:table-cell>
          <table:table-cell office:value-type="float" office:value="0.635328690443809" calcext:value-type="float">
            <text:p>0.63532869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567497221377885" calcext:value-type="float">
            <text:p>0.0567497221</text:p>
          </table:table-cell>
          <table:table-cell office:value-type="float" office:value="0.414485255308035" calcext:value-type="float">
            <text:p>0.414485255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968180477826132" calcext:value-type="float">
            <text:p>0.0096818048</text:p>
          </table:table-cell>
          <table:table-cell office:value-type="float" office:value="0.35852790872256" calcext:value-type="float">
            <text:p>0.358527908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334580829496392" calcext:value-type="float">
            <text:p>0.0334580829</text:p>
          </table:table-cell>
          <table:table-cell office:value-type="float" office:value="0.478122016932401" calcext:value-type="float">
            <text:p>0.478122016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206016676254674" calcext:value-type="float">
            <text:p>0.0206016676</text:p>
          </table:table-cell>
          <table:table-cell office:value-type="float" office:value="1.37836539548718" calcext:value-type="float">
            <text:p>1.378365395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18788404674787" calcext:value-type="float">
            <text:p>0.1187884047</text:p>
          </table:table-cell>
          <table:table-cell office:value-type="float" office:value="1.828718011164" calcext:value-type="float">
            <text:p>1.82871801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36699223929706" calcext:value-type="float">
            <text:p>0.1366992239</text:p>
          </table:table-cell>
          <table:table-cell office:value-type="float" office:value="1.33656589500606" calcext:value-type="float">
            <text:p>1.33656589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7234348406653" calcext:value-type="float">
            <text:p>0.3723434841</text:p>
          </table:table-cell>
          <table:table-cell office:value-type="float" office:value="1.11350742029026" calcext:value-type="float">
            <text:p>1.11350742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282959081258418" calcext:value-type="float">
            <text:p>0.2829590813</text:p>
          </table:table-cell>
          <table:table-cell office:value-type="float" office:value="1.56682498396064" calcext:value-type="float">
            <text:p>1.56682498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894744363742777" calcext:value-type="float">
            <text:p>0.0894744364</text:p>
          </table:table-cell>
          <table:table-cell office:value-type="float" office:value="1.82955102322416" calcext:value-type="float">
            <text:p>1.829551023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15133323512661" calcext:value-type="float">
            <text:p>0.1151333235</text:p>
          </table:table-cell>
          <table:table-cell office:value-type="float" office:value="2.87436698760009" calcext:value-type="float">
            <text:p>2.874366987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672286077169702" calcext:value-type="float">
            <text:p>0.0672286077</text:p>
          </table:table-cell>
          <table:table-cell office:value-type="float" office:value="1.65708788235982" calcext:value-type="float">
            <text:p>1.65708788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20208734132272" calcext:value-type="float">
            <text:p>0.1202087341</text:p>
          </table:table-cell>
          <table:table-cell office:value-type="float" office:value="2.04962145754447" calcext:value-type="float">
            <text:p>2.049621457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231433701636787" calcext:value-type="float">
            <text:p>0.2314337016</text:p>
          </table:table-cell>
          <table:table-cell office:value-type="float" office:value="3.9031289276253" calcext:value-type="float">
            <text:p>3.903128927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220307311457064" calcext:value-type="float">
            <text:p>0.0220307311</text:p>
          </table:table-cell>
          <table:table-cell office:value-type="float" office:value="0.983026501308713" calcext:value-type="float">
            <text:p>0.98302650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249737336772442" calcext:value-type="float">
            <text:p>0.0249737337</text:p>
          </table:table-cell>
          <table:table-cell office:value-type="float" office:value="0.534114447422326" calcext:value-type="float">
            <text:p>0.53411444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642646470029528" calcext:value-type="float">
            <text:p>0.064264647</text:p>
          </table:table-cell>
          <table:table-cell office:value-type="float" office:value="0.696056549851265" calcext:value-type="float">
            <text:p>0.696056549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384631981445839" calcext:value-type="float">
            <text:p>0.3846319814</text:p>
          </table:table-cell>
          <table:table-cell office:value-type="float" office:value="1.01642365484602" calcext:value-type="float">
            <text:p>1.01642365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24136817673894" calcext:value-type="float">
            <text:p>0.1241368177</text:p>
          </table:table-cell>
          <table:table-cell office:value-type="float" office:value="0.893528360459539" calcext:value-type="float">
            <text:p>0.893528360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930194683411779" calcext:value-type="float">
            <text:p>0.0930194683</text:p>
          </table:table-cell>
          <table:table-cell office:value-type="float" office:value="0.625618909899559" calcext:value-type="float">
            <text:p>0.625618909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568081360284446" calcext:value-type="float">
            <text:p>0.0056808136</text:p>
          </table:table-cell>
          <table:table-cell office:value-type="float" office:value="1.86893571261317" calcext:value-type="float">
            <text:p>1.868935712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128827229232734" calcext:value-type="float">
            <text:p>0.0128827229</text:p>
          </table:table-cell>
          <table:table-cell office:value-type="float" office:value="0.671153678972688" calcext:value-type="float">
            <text:p>0.67115367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83028860832565" calcext:value-type="float">
            <text:p>0.1830288608</text:p>
          </table:table-cell>
          <table:table-cell office:value-type="float" office:value="3.62696497100923" calcext:value-type="float">
            <text:p>3.62696497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724283451919392" calcext:value-type="float">
            <text:p>0.0724283452</text:p>
          </table:table-cell>
          <table:table-cell office:value-type="float" office:value="1.88618344994676" calcext:value-type="float">
            <text:p>1.886183449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332640027342778" calcext:value-type="float">
            <text:p>0.3326400273</text:p>
          </table:table-cell>
          <table:table-cell office:value-type="float" office:value="0.476744992865457" calcext:value-type="float">
            <text:p>0.476744992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93702116524542" calcext:value-type="float">
            <text:p>0.1937021165</text:p>
          </table:table-cell>
          <table:table-cell office:value-type="float" office:value="0.366937520499859" calcext:value-type="float">
            <text:p>0.36693752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685799086867418" calcext:value-type="float">
            <text:p>0.0685799087</text:p>
          </table:table-cell>
          <table:table-cell office:value-type="float" office:value="0.207616982567641" calcext:value-type="float">
            <text:p>0.207616982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421090919349808" calcext:value-type="float">
            <text:p>0.4210909193</text:p>
          </table:table-cell>
          <table:table-cell office:value-type="float" office:value="0.275121784148117" calcext:value-type="float">
            <text:p>0.275121784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755412652506493" calcext:value-type="float">
            <text:p>0.0755412653</text:p>
          </table:table-cell>
          <table:table-cell office:value-type="float" office:value="0.844169717902938" calcext:value-type="float">
            <text:p>0.844169717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788408835522003" calcext:value-type="float">
            <text:p>0.0788408836</text:p>
          </table:table-cell>
          <table:table-cell office:value-type="float" office:value="0.538898136363261" calcext:value-type="float">
            <text:p>0.538898136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900946654275888" calcext:value-type="float">
            <text:p>0.0900946654</text:p>
          </table:table-cell>
          <table:table-cell office:value-type="float" office:value="0.716702139315506" calcext:value-type="float">
            <text:p>0.716702139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78225819888111" calcext:value-type="float">
            <text:p>0.1782258199</text:p>
          </table:table-cell>
          <table:table-cell office:value-type="float" office:value="0.7137174518365" calcext:value-type="float">
            <text:p>0.71371745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451022315020156" calcext:value-type="float">
            <text:p>0.0451022315</text:p>
          </table:table-cell>
          <table:table-cell office:value-type="float" office:value="1.02810599773915" calcext:value-type="float">
            <text:p>1.028105997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891329424404022" calcext:value-type="float">
            <text:p>0.0089132942</text:p>
          </table:table-cell>
          <table:table-cell office:value-type="float" office:value="1.52848569603844" calcext:value-type="float">
            <text:p>1.52848569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53586937473544" calcext:value-type="float">
            <text:p>0.1535869375</text:p>
          </table:table-cell>
          <table:table-cell office:value-type="float" office:value="1.83725761580798" calcext:value-type="float">
            <text:p>1.837257615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39162849343847" calcext:value-type="float">
            <text:p>0.1391628493</text:p>
          </table:table-cell>
          <table:table-cell office:value-type="float" office:value="1.79230345009516" calcext:value-type="float">
            <text:p>1.79230345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570573080913164" calcext:value-type="float">
            <text:p>0.0570573081</text:p>
          </table:table-cell>
          <table:table-cell office:value-type="float" office:value="2.60362616429726" calcext:value-type="float">
            <text:p>2.60362616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17008452892252" calcext:value-type="float">
            <text:p>0.1170084529</text:p>
          </table:table-cell>
          <table:table-cell office:value-type="float" office:value="0.964824199469553" calcext:value-type="float">
            <text:p>0.964824199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231981887158731" calcext:value-type="float">
            <text:p>0.0231981887</text:p>
          </table:table-cell>
          <table:table-cell office:value-type="float" office:value="1.80188726799356" calcext:value-type="float">
            <text:p>1.80188726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209113628888089" calcext:value-type="float">
            <text:p>0.2091136289</text:p>
          </table:table-cell>
          <table:table-cell office:value-type="float" office:value="0.970526656860279" calcext:value-type="float">
            <text:p>0.970526656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234756029042829" calcext:value-type="float">
            <text:p>0.234756029</text:p>
          </table:table-cell>
          <table:table-cell office:value-type="float" office:value="1.69237384355317" calcext:value-type="float">
            <text:p>1.692373843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312565922407278" calcext:value-type="float">
            <text:p>0.0312565922</text:p>
          </table:table-cell>
          <table:table-cell office:value-type="float" office:value="1.36114819063288" calcext:value-type="float">
            <text:p>1.36114819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25691475887369" calcext:value-type="float">
            <text:p>0.0256914759</text:p>
          </table:table-cell>
          <table:table-cell office:value-type="float" office:value="1.40860563785666" calcext:value-type="float">
            <text:p>1.408605637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289047145375258" calcext:value-type="float">
            <text:p>0.0289047145</text:p>
          </table:table-cell>
          <table:table-cell office:value-type="float" office:value="1.13746724919313" calcext:value-type="float">
            <text:p>1.137467249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821224656344081" calcext:value-type="float">
            <text:p>0.0082122466</text:p>
          </table:table-cell>
          <table:table-cell office:value-type="float" office:value="1.21584514554383" calcext:value-type="float">
            <text:p>1.215845145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969463895081491" calcext:value-type="float">
            <text:p>0.0969463895</text:p>
          </table:table-cell>
          <table:table-cell office:value-type="float" office:value="0.533411463541496" calcext:value-type="float">
            <text:p>0.533411463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472501593661339" calcext:value-type="float">
            <text:p>0.0472501594</text:p>
          </table:table-cell>
          <table:table-cell office:value-type="float" office:value="0.74366733742257" calcext:value-type="float">
            <text:p>0.743667337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65539063687902" calcext:value-type="float">
            <text:p>0.1655390637</text:p>
          </table:table-cell>
          <table:table-cell office:value-type="float" office:value="1.34334983014398" calcext:value-type="float">
            <text:p>1.343349830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375053851005052" calcext:value-type="float">
            <text:p>0.0375053851</text:p>
          </table:table-cell>
          <table:table-cell office:value-type="float" office:value="0.573453431742059" calcext:value-type="float">
            <text:p>0.573453431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68097059947387" calcext:value-type="float">
            <text:p>0.1680970599</text:p>
          </table:table-cell>
          <table:table-cell office:value-type="float" office:value="0.365944718786826" calcext:value-type="float">
            <text:p>0.365944718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16553127196514" calcext:value-type="float">
            <text:p>0.1165531272</text:p>
          </table:table-cell>
          <table:table-cell office:value-type="float" office:value="0.846391875710752" calcext:value-type="float">
            <text:p>0.84639187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339834732553249" calcext:value-type="float">
            <text:p>0.0339834733</text:p>
          </table:table-cell>
          <table:table-cell office:value-type="float" office:value="0.658613849431276" calcext:value-type="float">
            <text:p>0.658613849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272721457683171" calcext:value-type="float">
            <text:p>0.0272721458</text:p>
          </table:table-cell>
          <table:table-cell office:value-type="float" office:value="2.75387345958087" calcext:value-type="float">
            <text:p>2.753873459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623977805630097" calcext:value-type="float">
            <text:p>0.0623977806</text:p>
          </table:table-cell>
          <table:table-cell office:value-type="float" office:value="1.10012172845503" calcext:value-type="float">
            <text:p>1.100121728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352256339664261" calcext:value-type="float">
            <text:p>0.3522563397</text:p>
          </table:table-cell>
          <table:table-cell office:value-type="float" office:value="1.07523385694044" calcext:value-type="float">
            <text:p>1.075233856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376566446942484" calcext:value-type="float">
            <text:p>0.3765664469</text:p>
          </table:table-cell>
          <table:table-cell office:value-type="float" office:value="0.793047330549194" calcext:value-type="float">
            <text:p>0.79304733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98189803135594" calcext:value-type="float">
            <text:p>0.1981898031</text:p>
          </table:table-cell>
          <table:table-cell office:value-type="float" office:value="1.88006491710742" calcext:value-type="float">
            <text:p>1.880064917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593113284816758" calcext:value-type="float">
            <text:p>0.0059311328</text:p>
          </table:table-cell>
          <table:table-cell office:value-type="float" office:value="2.08736199926999" calcext:value-type="float">
            <text:p>2.087361999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358597825591763" calcext:value-type="float">
            <text:p>0.0035859783</text:p>
          </table:table-cell>
          <table:table-cell office:value-type="float" office:value="2.04541588269381" calcext:value-type="float">
            <text:p>2.045415882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40538942525422" calcext:value-type="float">
            <text:p>0.0040538943</text:p>
          </table:table-cell>
          <table:table-cell office:value-type="float" office:value="1.51315467098417" calcext:value-type="float">
            <text:p>1.51315467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230813894336784" calcext:value-type="float">
            <text:p>0.0230813894</text:p>
          </table:table-cell>
          <table:table-cell office:value-type="float" office:value="1.64836288812674" calcext:value-type="float">
            <text:p>1.648362888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231839696708549" calcext:value-type="float">
            <text:p>0.002318397</text:p>
          </table:table-cell>
          <table:table-cell office:value-type="float" office:value="2.00284162484523" calcext:value-type="float">
            <text:p>2.002841624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339538677104024" calcext:value-type="float">
            <text:p>0.0033953868</text:p>
          </table:table-cell>
          <table:table-cell office:value-type="float" office:value="1.1423349612289" calcext:value-type="float">
            <text:p>1.142334961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522257745194818" calcext:value-type="float">
            <text:p>0.0522257745</text:p>
          </table:table-cell>
          <table:table-cell office:value-type="float" office:value="1.98093038626636" calcext:value-type="float">
            <text:p>1.980930386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181558250979934" calcext:value-type="float">
            <text:p>0.0181558251</text:p>
          </table:table-cell>
          <table:table-cell office:value-type="float" office:value="2.00454245259364" calcext:value-type="float">
            <text:p>2.00454245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392785242034329" calcext:value-type="float">
            <text:p>0.0392785242</text:p>
          </table:table-cell>
          <table:table-cell office:value-type="float" office:value="1.29372305661026" calcext:value-type="float">
            <text:p>1.293723056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292389173493979" calcext:value-type="float">
            <text:p>0.2923891735</text:p>
          </table:table-cell>
          <table:table-cell office:value-type="float" office:value="1.69876366121591" calcext:value-type="float">
            <text:p>1.69876366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285517266227139" calcext:value-type="float">
            <text:p>0.2855172662</text:p>
          </table:table-cell>
          <table:table-cell office:value-type="float" office:value="1.38451642299899" calcext:value-type="float">
            <text:p>1.3845164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139323272669571" calcext:value-type="float">
            <text:p>0.0139323273</text:p>
          </table:table-cell>
          <table:table-cell office:value-type="float" office:value="1.05523548627065" calcext:value-type="float">
            <text:p>1.055235486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144708779407665" calcext:value-type="float">
            <text:p>0.0144708779</text:p>
          </table:table-cell>
          <table:table-cell office:value-type="float" office:value="0.510981670425584" calcext:value-type="float">
            <text:p>0.510981670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05797047959641" calcext:value-type="float">
            <text:p>0.105797048</text:p>
          </table:table-cell>
          <table:table-cell office:value-type="float" office:value="0.446823741309345" calcext:value-type="float">
            <text:p>0.44682374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509868652443402" calcext:value-type="float">
            <text:p>0.0509868652</text:p>
          </table:table-cell>
          <table:table-cell office:value-type="float" office:value="0.954488455007474" calcext:value-type="float">
            <text:p>0.95448845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24470135808224" calcext:value-type="float">
            <text:p>0.1244701358</text:p>
          </table:table-cell>
          <table:table-cell office:value-type="float" office:value="0.71905654296279" calcext:value-type="float">
            <text:p>0.71905654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512586502041409" calcext:value-type="float">
            <text:p>0.0512586502</text:p>
          </table:table-cell>
          <table:table-cell office:value-type="float" office:value="0.514585620206263" calcext:value-type="float">
            <text:p>0.514585620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89032774360385" calcext:value-type="float">
            <text:p>0.0189032774</text:p>
          </table:table-cell>
          <table:table-cell office:value-type="float" office:value="0.925520980834133" calcext:value-type="float">
            <text:p>0.92552098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00327458129161" calcext:value-type="float">
            <text:p>0.1003274581</text:p>
          </table:table-cell>
          <table:table-cell office:value-type="float" office:value="1.16876096143905" calcext:value-type="float">
            <text:p>1.16876096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725264123628019" calcext:value-type="float">
            <text:p>0.0725264124</text:p>
          </table:table-cell>
          <table:table-cell office:value-type="float" office:value="2.16462269316738" calcext:value-type="float">
            <text:p>2.164622693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269945396815375" calcext:value-type="float">
            <text:p>0.2699453968</text:p>
          </table:table-cell>
          <table:table-cell office:value-type="float" office:value="3.36610557966762" calcext:value-type="float">
            <text:p>3.366105579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260422423708304" calcext:value-type="float">
            <text:p>0.2604224237</text:p>
          </table:table-cell>
          <table:table-cell office:value-type="float" office:value="1.40878993024429" calcext:value-type="float">
            <text:p>1.408789930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31146627299798" calcext:value-type="float">
            <text:p>0.311466273</text:p>
          </table:table-cell>
          <table:table-cell office:value-type="float" office:value="2.25250465754006" calcext:value-type="float">
            <text:p>2.252504657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348832073820328" calcext:value-type="float">
            <text:p>0.0348832074</text:p>
          </table:table-cell>
          <table:table-cell office:value-type="float" office:value="1.15593630934341" calcext:value-type="float">
            <text:p>1.155936309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141697619272034" calcext:value-type="float">
            <text:p>0.0141697619</text:p>
          </table:table-cell>
          <table:table-cell office:value-type="float" office:value="1.29389952151622" calcext:value-type="float">
            <text:p>1.29389952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819570007313612" calcext:value-type="float">
            <text:p>0.0819570007</text:p>
          </table:table-cell>
          <table:table-cell office:value-type="float" office:value="1.11690314235683" calcext:value-type="float">
            <text:p>1.11690314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561283639366997" calcext:value-type="float">
            <text:p>0.0561283639</text:p>
          </table:table-cell>
          <table:table-cell office:value-type="float" office:value="0.383790438011703" calcext:value-type="float">
            <text:p>0.3837904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42702394727773" calcext:value-type="float">
            <text:p>0.1427023947</text:p>
          </table:table-cell>
          <table:table-cell office:value-type="float" office:value="0.469386665771405" calcext:value-type="float">
            <text:p>0.469386665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429272522008331" calcext:value-type="float">
            <text:p>0.429272522</text:p>
          </table:table-cell>
          <table:table-cell office:value-type="float" office:value="1.3571008025772" calcext:value-type="float">
            <text:p>1.35710080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33811504771519" calcext:value-type="float">
            <text:p>0.0338115048</text:p>
          </table:table-cell>
          <table:table-cell office:value-type="float" office:value="1.4452371067471" calcext:value-type="float">
            <text:p>1.445237106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589804817508492" calcext:value-type="float">
            <text:p>0.0589804818</text:p>
          </table:table-cell>
          <table:table-cell office:value-type="float" office:value="0.607861779681924" calcext:value-type="float">
            <text:p>0.607861779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873984359107756" calcext:value-type="float">
            <text:p>0.0873984359</text:p>
          </table:table-cell>
          <table:table-cell office:value-type="float" office:value="0.897241180659168" calcext:value-type="float">
            <text:p>0.89724118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5492379762387" calcext:value-type="float">
            <text:p>0.5154923798</text:p>
          </table:table-cell>
          <table:table-cell office:value-type="float" office:value="0.745444878573633" calcext:value-type="float">
            <text:p>0.745444878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225142011079394" calcext:value-type="float">
            <text:p>0.2251420111</text:p>
          </table:table-cell>
          <table:table-cell office:value-type="float" office:value="1.16187349753454" calcext:value-type="float">
            <text:p>1.161873497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27400646510068" calcext:value-type="float">
            <text:p>0.1274006465</text:p>
          </table:table-cell>
          <table:table-cell office:value-type="float" office:value="1.10775394080621" calcext:value-type="float">
            <text:p>1.10775394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593410672235122" calcext:value-type="float">
            <text:p>0.0593410672</text:p>
          </table:table-cell>
          <table:table-cell office:value-type="float" office:value="0.595819015469816" calcext:value-type="float">
            <text:p>0.595819015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301628736174381" calcext:value-type="float">
            <text:p>0.3016287362</text:p>
          </table:table-cell>
          <table:table-cell office:value-type="float" office:value="0.331727158174747" calcext:value-type="float">
            <text:p>0.331727158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22654818723418" calcext:value-type="float">
            <text:p>0.0226548187</text:p>
          </table:table-cell>
          <table:table-cell office:value-type="float" office:value="0.749952185666189" calcext:value-type="float">
            <text:p>0.749952185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28988375545143" calcext:value-type="float">
            <text:p>0.0028988376</text:p>
          </table:table-cell>
          <table:table-cell office:value-type="float" office:value="0.66572877813855" calcext:value-type="float">
            <text:p>0.665728778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479442410643161" calcext:value-type="float">
            <text:p>0.0479442411</text:p>
          </table:table-cell>
          <table:table-cell office:value-type="float" office:value="2.0586754227471" calcext:value-type="float">
            <text:p>2.058675422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138656773779076" calcext:value-type="float">
            <text:p>0.0138656774</text:p>
          </table:table-cell>
          <table:table-cell office:value-type="float" office:value="0.578641195315868" calcext:value-type="float">
            <text:p>0.578641195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62280940059443" calcext:value-type="float">
            <text:p>0.1622809401</text:p>
          </table:table-cell>
          <table:table-cell office:value-type="float" office:value="2.34102822141722" calcext:value-type="float">
            <text:p>2.34102822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880297586554662" calcext:value-type="float">
            <text:p>0.0880297587</text:p>
          </table:table-cell>
          <table:table-cell office:value-type="float" office:value="1.33597612052432" calcext:value-type="float">
            <text:p>1.335976120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44611848922472" calcext:value-type="float">
            <text:p>0.1446118489</text:p>
          </table:table-cell>
          <table:table-cell office:value-type="float" office:value="1.78374338835581" calcext:value-type="float">
            <text:p>1.783743388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565309638416188" calcext:value-type="float">
            <text:p>0.5653096384</text:p>
          </table:table-cell>
          <table:table-cell office:value-type="float" office:value="1.07149252551608" calcext:value-type="float">
            <text:p>1.071492525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153700063561296" calcext:value-type="float">
            <text:p>0.0153700064</text:p>
          </table:table-cell>
          <table:table-cell office:value-type="float" office:value="0.793808723347158" calcext:value-type="float">
            <text:p>0.793808723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200684430013" calcext:value-type="float">
            <text:p>0.120068443</text:p>
          </table:table-cell>
          <table:table-cell office:value-type="float" office:value="0.758958634609977" calcext:value-type="float">
            <text:p>0.758958634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390814227284864" calcext:value-type="float">
            <text:p>0.0039081423</text:p>
          </table:table-cell>
          <table:table-cell office:value-type="float" office:value="0.660296052901281" calcext:value-type="float">
            <text:p>0.660296052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261404449411202" calcext:value-type="float">
            <text:p>0.0261404449</text:p>
          </table:table-cell>
          <table:table-cell office:value-type="float" office:value="1.06838310936776" calcext:value-type="float">
            <text:p>1.06838310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241129157867464" calcext:value-type="float">
            <text:p>0.0241129158</text:p>
          </table:table-cell>
          <table:table-cell office:value-type="float" office:value="0.393039567551265" calcext:value-type="float">
            <text:p>0.39303956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32542715721906" calcext:value-type="float">
            <text:p>0.3254271572</text:p>
          </table:table-cell>
          <table:table-cell office:value-type="float" office:value="0.234574058274221" calcext:value-type="float">
            <text:p>0.234574058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444665375980549" calcext:value-type="float">
            <text:p>0.0444665376</text:p>
          </table:table-cell>
          <table:table-cell office:value-type="float" office:value="1.03860981074265" calcext:value-type="float">
            <text:p>1.038609810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02244413496616" calcext:value-type="float">
            <text:p>0.1022444135</text:p>
          </table:table-cell>
          <table:table-cell office:value-type="float" office:value="1.3183468524884" calcext:value-type="float">
            <text:p>1.31834685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300446624996968" calcext:value-type="float">
            <text:p>0.300446625</text:p>
          </table:table-cell>
          <table:table-cell office:value-type="float" office:value="0.5562686841521" calcext:value-type="float">
            <text:p>0.556268684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459614651478154" calcext:value-type="float">
            <text:p>0.4596146515</text:p>
          </table:table-cell>
          <table:table-cell office:value-type="float" office:value="0.827690900950175" calcext:value-type="float">
            <text:p>0.82769090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170680009669417" calcext:value-type="float">
            <text:p>0.1706800097</text:p>
          </table:table-cell>
          <table:table-cell office:value-type="float" office:value="0.750802385827733" calcext:value-type="float">
            <text:p>0.750802385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05302024601972" calcext:value-type="float">
            <text:p>0.1053020246</text:p>
          </table:table-cell>
          <table:table-cell office:value-type="float" office:value="0.557728344574571" calcext:value-type="float">
            <text:p>0.557728344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182674105560485" calcext:value-type="float">
            <text:p>0.1826741056</text:p>
          </table:table-cell>
          <table:table-cell office:value-type="float" office:value="0.373038487250192" calcext:value-type="float">
            <text:p>0.373038487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211734823339308" calcext:value-type="float">
            <text:p>0.0021173482</text:p>
          </table:table-cell>
          <table:table-cell office:value-type="float" office:value="1.55468020420004" calcext:value-type="float">
            <text:p>1.55468020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491707050144517" calcext:value-type="float">
            <text:p>0.049170705</text:p>
          </table:table-cell>
          <table:table-cell office:value-type="float" office:value="0.587331100767996" calcext:value-type="float">
            <text:p>0.58733110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41409008486274" calcext:value-type="float">
            <text:p>0.0414090085</text:p>
          </table:table-cell>
          <table:table-cell office:value-type="float" office:value="0.46330840802855" calcext:value-type="float">
            <text:p>0.4633084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389647213014541" calcext:value-type="float">
            <text:p>0.0389647213</text:p>
          </table:table-cell>
          <table:table-cell office:value-type="float" office:value="0.577374121898578" calcext:value-type="float">
            <text:p>0.577374121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74005635698753" calcext:value-type="float">
            <text:p>0.1740056357</text:p>
          </table:table-cell>
          <table:table-cell office:value-type="float" office:value="0.815836299728188" calcext:value-type="float">
            <text:p>0.815836299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688721612419209" calcext:value-type="float">
            <text:p>0.0068872161</text:p>
          </table:table-cell>
          <table:table-cell office:value-type="float" office:value="0.771326820598915" calcext:value-type="float">
            <text:p>0.771326820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292731173136013" calcext:value-type="float">
            <text:p>0.0292731173</text:p>
          </table:table-cell>
          <table:table-cell office:value-type="float" office:value="1.75373439511491" calcext:value-type="float">
            <text:p>1.753734395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41854074387488" calcext:value-type="float">
            <text:p>0.1418540744</text:p>
          </table:table-cell>
          <table:table-cell office:value-type="float" office:value="1.41388227459457" calcext:value-type="float">
            <text:p>1.413882274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849188044796594" calcext:value-type="float">
            <text:p>0.0849188045</text:p>
          </table:table-cell>
          <table:table-cell office:value-type="float" office:value="0.832673054498931" calcext:value-type="float">
            <text:p>0.832673054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27528360292005" calcext:value-type="float">
            <text:p>0.0275283603</text:p>
          </table:table-cell>
          <table:table-cell office:value-type="float" office:value="0.695635973838054" calcext:value-type="float">
            <text:p>0.695635973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18827594864544" calcext:value-type="float">
            <text:p>0.1188275949</text:p>
          </table:table-cell>
          <table:table-cell office:value-type="float" office:value="1.31018239317928" calcext:value-type="float">
            <text:p>1.310182393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242778807752378" calcext:value-type="float">
            <text:p>0.2427788078</text:p>
          </table:table-cell>
          <table:table-cell office:value-type="float" office:value="1.53471013075776" calcext:value-type="float">
            <text:p>1.53471013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675197860400658" calcext:value-type="float">
            <text:p>0.067519786</text:p>
          </table:table-cell>
          <table:table-cell office:value-type="float" office:value="1.09385605614322" calcext:value-type="float">
            <text:p>1.093856056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324408379351048" calcext:value-type="float">
            <text:p>0.0032440838</text:p>
          </table:table-cell>
          <table:table-cell office:value-type="float" office:value="1.16049793191875" calcext:value-type="float">
            <text:p>1.16049793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262061568662628" calcext:value-type="float">
            <text:p>0.0262061569</text:p>
          </table:table-cell>
          <table:table-cell office:value-type="float" office:value="1.08250333919811" calcext:value-type="float">
            <text:p>1.082503339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684711068024626" calcext:value-type="float">
            <text:p>0.0684711068</text:p>
          </table:table-cell>
          <table:table-cell office:value-type="float" office:value="0.122655062755156" calcext:value-type="float">
            <text:p>0.122655062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52659889608751" calcext:value-type="float">
            <text:p>0.0526598896</text:p>
          </table:table-cell>
          <table:table-cell office:value-type="float" office:value="0.690182324705853" calcext:value-type="float">
            <text:p>0.69018232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598357906953121" calcext:value-type="float">
            <text:p>0.0059835791</text:p>
          </table:table-cell>
          <table:table-cell office:value-type="float" office:value="1.04452081174693" calcext:value-type="float">
            <text:p>1.04452081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701571056884455" calcext:value-type="float">
            <text:p>0.0070157106</text:p>
          </table:table-cell>
          <table:table-cell office:value-type="float" office:value="0.502521006752633" calcext:value-type="float">
            <text:p>0.502521006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638756670297072" calcext:value-type="float">
            <text:p>0.0063875667</text:p>
          </table:table-cell>
          <table:table-cell office:value-type="float" office:value="0.841932102520433" calcext:value-type="float">
            <text:p>0.841932102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438837677793345" calcext:value-type="float">
            <text:p>0.0438837678</text:p>
          </table:table-cell>
          <table:table-cell office:value-type="float" office:value="1.172439381325" calcext:value-type="float">
            <text:p>1.17243938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996618906024701" calcext:value-type="float">
            <text:p>0.0996618906</text:p>
          </table:table-cell>
          <table:table-cell office:value-type="float" office:value="1.82000557064182" calcext:value-type="float">
            <text:p>1.82000557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592144363957535" calcext:value-type="float">
            <text:p>0.0592144364</text:p>
          </table:table-cell>
          <table:table-cell office:value-type="float" office:value="1.13448915207603" calcext:value-type="float">
            <text:p>1.13448915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297726929194242" calcext:value-type="float">
            <text:p>0.0297726929</text:p>
          </table:table-cell>
          <table:table-cell office:value-type="float" office:value="1.91815872718063" calcext:value-type="float">
            <text:p>1.918158727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655200476305456" calcext:value-type="float">
            <text:p>0.0006552005</text:p>
          </table:table-cell>
          <table:table-cell office:value-type="float" office:value="0.214322685070025" calcext:value-type="float">
            <text:p>0.214322685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298334243658852" calcext:value-type="float">
            <text:p>0.0029833424</text:p>
          </table:table-cell>
          <table:table-cell office:value-type="float" office:value="0.476198835974275" calcext:value-type="float">
            <text:p>0.47619883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120766381943314" calcext:value-type="float">
            <text:p>0.0120766382</text:p>
          </table:table-cell>
          <table:table-cell office:value-type="float" office:value="0.651031203386891" calcext:value-type="float">
            <text:p>0.65103120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283522091404949" calcext:value-type="float">
            <text:p>0.0283522091</text:p>
          </table:table-cell>
          <table:table-cell office:value-type="float" office:value="0.954635482695368" calcext:value-type="float">
            <text:p>0.954635482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145204002926928" calcext:value-type="float">
            <text:p>0.0145204003</text:p>
          </table:table-cell>
          <table:table-cell office:value-type="float" office:value="1.72267503788074" calcext:value-type="float">
            <text:p>1.722675037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298313002927494" calcext:value-type="float">
            <text:p>0.2983130029</text:p>
          </table:table-cell>
          <table:table-cell office:value-type="float" office:value="2.31254875949687" calcext:value-type="float">
            <text:p>2.312548759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292767621098998" calcext:value-type="float">
            <text:p>0.2927676211</text:p>
          </table:table-cell>
          <table:table-cell office:value-type="float" office:value="0.688322216996716" calcext:value-type="float">
            <text:p>0.68832221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217174587920049" calcext:value-type="float">
            <text:p>0.0217174588</text:p>
          </table:table-cell>
          <table:table-cell office:value-type="float" office:value="0.638800748727388" calcext:value-type="float">
            <text:p>0.638800748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255237283429273" calcext:value-type="float">
            <text:p>0.2552372834</text:p>
          </table:table-cell>
          <table:table-cell office:value-type="float" office:value="0.296352920639846" calcext:value-type="float">
            <text:p>0.296352920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228848913665085" calcext:value-type="float">
            <text:p>0.2288489137</text:p>
          </table:table-cell>
          <table:table-cell office:value-type="float" office:value="0.670222972105775" calcext:value-type="float">
            <text:p>0.67022297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233635886798664" calcext:value-type="float">
            <text:p>0.2336358868</text:p>
          </table:table-cell>
          <table:table-cell office:value-type="float" office:value="0.64978016488668" calcext:value-type="float">
            <text:p>0.649780164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251926970758682" calcext:value-type="float">
            <text:p>0.2519269708</text:p>
          </table:table-cell>
          <table:table-cell office:value-type="float" office:value="0.570909341642012" calcext:value-type="float">
            <text:p>0.57090934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688927643447338" calcext:value-type="float">
            <text:p>0.0006889276</text:p>
          </table:table-cell>
          <table:table-cell office:value-type="float" office:value="0.395550955604348" calcext:value-type="float">
            <text:p>0.395550955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171789743277865" calcext:value-type="float">
            <text:p>0.0017178974</text:p>
          </table:table-cell>
          <table:table-cell office:value-type="float" office:value="0.723391857166361" calcext:value-type="float">
            <text:p>0.723391857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485014339929977" calcext:value-type="float">
            <text:p>0.048501434</text:p>
          </table:table-cell>
          <table:table-cell office:value-type="float" office:value="0.919706623639084" calcext:value-type="float">
            <text:p>0.919706623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248588003425135" calcext:value-type="float">
            <text:p>0.2485880034</text:p>
          </table:table-cell>
          <table:table-cell office:value-type="float" office:value="0.123666785864366" calcext:value-type="float">
            <text:p>0.12366678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222056316336319" calcext:value-type="float">
            <text:p>0.2220563163</text:p>
          </table:table-cell>
          <table:table-cell office:value-type="float" office:value="1.04061743141048" calcext:value-type="float">
            <text:p>1.04061743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211086949930177" calcext:value-type="float">
            <text:p>0.021108695</text:p>
          </table:table-cell>
          <table:table-cell office:value-type="float" office:value="0.74594559520483" calcext:value-type="float">
            <text:p>0.7459455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26579558938425" calcext:value-type="float">
            <text:p>0.1265795589</text:p>
          </table:table-cell>
          <table:table-cell office:value-type="float" office:value="0.723901519267302" calcext:value-type="float">
            <text:p>0.723901519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287411308414044" calcext:value-type="float">
            <text:p>0.0028741131</text:p>
          </table:table-cell>
          <table:table-cell office:value-type="float" office:value="0.366476588520325" calcext:value-type="float">
            <text:p>0.36647658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369242960409287" calcext:value-type="float">
            <text:p>0.036924296</text:p>
          </table:table-cell>
          <table:table-cell office:value-type="float" office:value="0.535711038715413" calcext:value-type="float">
            <text:p>0.535711038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33584758125168" calcext:value-type="float">
            <text:p>0.0335847581</text:p>
          </table:table-cell>
          <table:table-cell office:value-type="float" office:value="0.956311623514112" calcext:value-type="float">
            <text:p>0.95631162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162587168581215" calcext:value-type="float">
            <text:p>0.0162587169</text:p>
          </table:table-cell>
          <table:table-cell office:value-type="float" office:value="0.575012524922689" calcext:value-type="float">
            <text:p>0.575012524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864435181736351" calcext:value-type="float">
            <text:p>0.0008644352</text:p>
          </table:table-cell>
          <table:table-cell office:value-type="float" office:value="0.719921243364095" calcext:value-type="float">
            <text:p>0.719921243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431047353938791" calcext:value-type="float">
            <text:p>0.0043104735</text:p>
          </table:table-cell>
          <table:table-cell office:value-type="float" office:value="0.879204053774528" calcext:value-type="float">
            <text:p>0.879204053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140020343678771" calcext:value-type="float">
            <text:p>0.0140020344</text:p>
          </table:table-cell>
          <table:table-cell office:value-type="float" office:value="0.24011096632522" calcext:value-type="float">
            <text:p>0.240110966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580502246285808" calcext:value-type="float">
            <text:p>0.5805022463</text:p>
          </table:table-cell>
          <table:table-cell office:value-type="float" office:value="0.140288438027104" calcext:value-type="float">
            <text:p>0.1402884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283179656044619" calcext:value-type="float">
            <text:p>0.283179656</text:p>
          </table:table-cell>
          <table:table-cell office:value-type="float" office:value="0.900233319029212" calcext:value-type="float">
            <text:p>0.90023331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326029233689446" calcext:value-type="float">
            <text:p>0.3260292337</text:p>
          </table:table-cell>
          <table:table-cell office:value-type="float" office:value="0.972717349469248" calcext:value-type="float">
            <text:p>0.97271734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98695422481655" calcext:value-type="float">
            <text:p>0.1986954225</text:p>
          </table:table-cell>
          <table:table-cell office:value-type="float" office:value="0.845014592684391" calcext:value-type="float">
            <text:p>0.845014592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900898446464756" calcext:value-type="float">
            <text:p>0.0009008984</text:p>
          </table:table-cell>
          <table:table-cell office:value-type="float" office:value="0.626565459261959" calcext:value-type="float">
            <text:p>0.626565459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777258553749157" calcext:value-type="float">
            <text:p>0.0777258554</text:p>
          </table:table-cell>
          <table:table-cell office:value-type="float" office:value="0.799558821108399" calcext:value-type="float">
            <text:p>0.79955882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101131238548583" calcext:value-type="float">
            <text:p>0.0101131239</text:p>
          </table:table-cell>
          <table:table-cell office:value-type="float" office:value="0.989435492290391" calcext:value-type="float">
            <text:p>0.98943549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259683692436536" calcext:value-type="float">
            <text:p>0.2596836924</text:p>
          </table:table-cell>
          <table:table-cell office:value-type="float" office:value="1.39566474656264" calcext:value-type="float">
            <text:p>1.39566474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533343270257723" calcext:value-type="float">
            <text:p>0.0053334327</text:p>
          </table:table-cell>
          <table:table-cell office:value-type="float" office:value="0.641773157843596" calcext:value-type="float">
            <text:p>0.641773157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666723448375705" calcext:value-type="float">
            <text:p>0.0006667234</text:p>
          </table:table-cell>
          <table:table-cell office:value-type="float" office:value="0.562374286890392" calcext:value-type="float">
            <text:p>0.56237428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169884368531509" calcext:value-type="float">
            <text:p>0.0016988437</text:p>
          </table:table-cell>
          <table:table-cell office:value-type="float" office:value="0.60587664808069" calcext:value-type="float">
            <text:p>0.605876648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172981118230382" calcext:value-type="float">
            <text:p>0.0172981118</text:p>
          </table:table-cell>
          <table:table-cell office:value-type="float" office:value="0.496893055400708" calcext:value-type="float">
            <text:p>0.496893055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160290146324971" calcext:value-type="float">
            <text:p>0.1602901463</text:p>
          </table:table-cell>
          <table:table-cell office:value-type="float" office:value="1.27039697144129" calcext:value-type="float">
            <text:p>1.27039697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270855453862977" calcext:value-type="float">
            <text:p>0.2708554539</text:p>
          </table:table-cell>
          <table:table-cell office:value-type="float" office:value="0.958771511815333" calcext:value-type="float">
            <text:p>0.95877151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65196540709682" calcext:value-type="float">
            <text:p>0.1651965407</text:p>
          </table:table-cell>
          <table:table-cell office:value-type="float" office:value="1.12258526497883" calcext:value-type="float">
            <text:p>1.12258526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406738575547934" calcext:value-type="float">
            <text:p>0.0406738576</text:p>
          </table:table-cell>
          <table:table-cell office:value-type="float" office:value="2.27967932940616" calcext:value-type="float">
            <text:p>2.279679329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152914317845393" calcext:value-type="float">
            <text:p>0.0152914318</text:p>
          </table:table-cell>
          <table:table-cell office:value-type="float" office:value="1.36537202551133" calcext:value-type="float">
            <text:p>1.365372025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383750276200266" calcext:value-type="float">
            <text:p>0.0038375028</text:p>
          </table:table-cell>
          <table:table-cell office:value-type="float" office:value="2.18406658736058" calcext:value-type="float">
            <text:p>2.18406658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596256274244903" calcext:value-type="float">
            <text:p>0.0005962563</text:p>
          </table:table-cell>
          <table:table-cell office:value-type="float" office:value="0.804589638017609" calcext:value-type="float">
            <text:p>0.80458963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339156617782363" calcext:value-type="float">
            <text:p>0.0033915662</text:p>
          </table:table-cell>
          <table:table-cell office:value-type="float" office:value="0.205840046119799" calcext:value-type="float">
            <text:p>0.205840046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244923472766661" calcext:value-type="float">
            <text:p>0.0002449235</text:p>
          </table:table-cell>
          <table:table-cell office:value-type="float" office:value="0.897309648164082" calcext:value-type="float">
            <text:p>0.897309648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623319233353767" calcext:value-type="float">
            <text:p>0.0006233192</text:p>
          </table:table-cell>
          <table:table-cell office:value-type="float" office:value="0.852758070188833" calcext:value-type="float">
            <text:p>0.852758070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209573790699425" calcext:value-type="float">
            <text:p>0.0209573791</text:p>
          </table:table-cell>
          <table:table-cell office:value-type="float" office:value="1.22397748185257" calcext:value-type="float">
            <text:p>1.22397748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381022578448109" calcext:value-type="float">
            <text:p>0.0381022578</text:p>
          </table:table-cell>
          <table:table-cell office:value-type="float" office:value="0.834958039495784" calcext:value-type="float">
            <text:p>0.83495803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686526487350218" calcext:value-type="float">
            <text:p>0.0686526487</text:p>
          </table:table-cell>
          <table:table-cell office:value-type="float" office:value="0.957154402250631" calcext:value-type="float">
            <text:p>0.95715440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120108381523298" calcext:value-type="float">
            <text:p>0.1201083815</text:p>
          </table:table-cell>
          <table:table-cell office:value-type="float" office:value="1.06484365128239" calcext:value-type="float">
            <text:p>1.06484365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532707763801025" calcext:value-type="float">
            <text:p>0.5327077638</text:p>
          </table:table-cell>
          <table:table-cell office:value-type="float" office:value="2.69150528642866" calcext:value-type="float">
            <text:p>2.691505286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174588260903773" calcext:value-type="float">
            <text:p>0.1745882609</text:p>
          </table:table-cell>
          <table:table-cell office:value-type="float" office:value="1.52507082538472" calcext:value-type="float">
            <text:p>1.525070825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672117989072123" calcext:value-type="float">
            <text:p>0.000672118</text:p>
          </table:table-cell>
          <table:table-cell office:value-type="float" office:value="0.938460015370058" calcext:value-type="float">
            <text:p>0.93846001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409752507253466" calcext:value-type="float">
            <text:p>0.0409752507</text:p>
          </table:table-cell>
          <table:table-cell office:value-type="float" office:value="1.07238223373942" calcext:value-type="float">
            <text:p>1.072382233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576270877669837" calcext:value-type="float">
            <text:p>0.0576270878</text:p>
          </table:table-cell>
          <table:table-cell office:value-type="float" office:value="1.20326956634461" calcext:value-type="float">
            <text:p>1.203269566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317329932376096" calcext:value-type="float">
            <text:p>0.0031732993</text:p>
          </table:table-cell>
          <table:table-cell office:value-type="float" office:value="0.00505505185315592" calcext:value-type="float">
            <text:p>0.00505505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309278293670407" calcext:value-type="float">
            <text:p>0.3092782937</text:p>
          </table:table-cell>
          <table:table-cell office:value-type="float" office:value="1.18379028283461" calcext:value-type="float">
            <text:p>1.18379028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863115212741832" calcext:value-type="float">
            <text:p>0.0863115213</text:p>
          </table:table-cell>
          <table:table-cell office:value-type="float" office:value="2.09249023090686" calcext:value-type="float">
            <text:p>2.092490230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33542099910038" calcext:value-type="float">
            <text:p>0.00335421</text:p>
          </table:table-cell>
          <table:table-cell office:value-type="float" office:value="1.00143658085209" calcext:value-type="float">
            <text:p>1.001436580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442843068268202" calcext:value-type="float">
            <text:p>0.4428430683</text:p>
          </table:table-cell>
          <table:table-cell office:value-type="float" office:value="0.398729036820845" calcext:value-type="float">
            <text:p>0.398729036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416642840403559" calcext:value-type="float">
            <text:p>0.041664284</text:p>
          </table:table-cell>
          <table:table-cell office:value-type="float" office:value="0.18068447885" calcext:value-type="float">
            <text:p>0.180684478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207572953206384" calcext:value-type="float">
            <text:p>0.0207572953</text:p>
          </table:table-cell>
          <table:table-cell office:value-type="float" office:value="0.176495984972765" calcext:value-type="float">
            <text:p>0.17649598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770516562624835" calcext:value-type="float">
            <text:p>0.0007705166</text:p>
          </table:table-cell>
          <table:table-cell office:value-type="float" office:value="0.367489016171829" calcext:value-type="float">
            <text:p>0.36748901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329243805026636" calcext:value-type="float">
            <text:p>0.0003292438</text:p>
          </table:table-cell>
          <table:table-cell office:value-type="float" office:value="0.335110931191593" calcext:value-type="float">
            <text:p>0.335110931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39411869672929" calcext:value-type="float">
            <text:p>0.0003941187</text:p>
          </table:table-cell>
          <table:table-cell office:value-type="float" office:value="1.17104613521951" calcext:value-type="float">
            <text:p>1.17104613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89041982227031" calcext:value-type="float">
            <text:p>0.0689041982</text:p>
          </table:table-cell>
          <table:table-cell office:value-type="float" office:value="1.06041471404347" calcext:value-type="float">
            <text:p>1.060414714</text:p>
          </table:table-cell>
        </table:table-row>
        <table:table-row table:style-name="ro1" table:number-rows-repeated="104807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loss(500~999)'.A1:'loss(500~999)'.A1048576">
            <calcext:condition calcext:apply-style-name="Result" calcext:value="duplicate" calcext:base-cell-address="'loss(0~499)'.A1"/>
          </calcext:conditional-format>
        </calcext:conditional-formats>
      </table:table>
      <table:table table:name="loss graph(500~999)" table:style-name="ta1">
        <table:shapes>
          <draw:frame draw:z-index="0" draw:style-name="gr1" draw:text-style-name="P1" svg:width="288.44mm" svg:height="89.97mm" svg:x="0mm" svg:y="0mm">
            <loext:p draw:notify-on-update-of-ranges="'loss(500~999)'.B1:'loss(500~999)'.B1 'loss(500~999)'.B2:'loss(500~999)'.B502 'loss(500~999)'.C1:'loss(500~999)'.C1 'loss(500~999)'.C2:'loss(500~999)'.C5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1" style:font-size-asian="12pt" style:language-asian="ko" style:country-asian="KR" style:font-name-complex="Noto Sans CJK JP Regular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00/00/00</text:date>, <text:time style:data-style-name="N2" text:time-value="01:13:27.275026304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23:19:43.884662216</meta:creation-date>
    <dc:date>2019-07-11T02:07:19.979603722</dc:date>
    <meta:editing-duration>PT2H15S</meta:editing-duration>
    <meta:editing-cycles>36</meta:editing-cycles>
    <meta:generator>LibreOffice/5.1.6.2$Linux_X86_64 LibreOffice_project/10m0$Build-2</meta:generator>
    <meta:document-statistic meta:table-count="8" meta:cell-count="3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ko" number:country="KR">
      <number:year number:style="long"/>
      <number:text>/</number:text>
      <number:month/>
      <number:text>/</number:text>
      <number:day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85cm" svg:height="8.999cm" xlink:href="." xlink:type="simple" chart:class="chart:line" chart:style-name="ch1">
        <chart:legend chart:legend-position="end" svg:x="30.671cm" svg:y="3.951cm" style:legend-expansion="high" chart:style-name="ch2"/>
        <chart:plot-area chart:style-name="ch3" chart:data-source-has-labels="both" svg:x="0.665cm" svg:y="0.179cm" svg:width="29.341cm" svg:height="7.66cm">
          <chartooo:coordinate-region svg:x="1.286cm" svg:y="0.3cm" svg:width="28.58cm" svg:height="6.537cm"/>
          <chart:axis chart:dimension="x" chart:name="primary-x" chart:style-name="ch4" chartooo:axis-type="text">
            <chart:title svg:x="14.828cm" svg:y="8.018cm" chart:style-name="ch5">
              <text:p>epoch</text:p>
            </chart:title>
            <chart:categories table:cell-range-address="local-table.$A$2:.$A$50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03" chart:label-cell-address="local-table.$B$1" chart:class="chart:line">
            <chart:data-point chart:repeated="502"/>
          </chart:series>
          <chart:series chart:style-name="ch9" chart:values-cell-range-address="local-table.$C$2:.$C$503" chart:label-cell-address="local-table.$C$1" chart:class="chart:line">
            <chart:data-point chart:repeated="5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</table:table-cell>
              <table:table-cell office:value-type="string">
                <text:p>val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7422699398465">
                <text:p>42.7422699398465</text:p>
              </table:table-cell>
              <table:table-cell office:value-type="float" office:value="25.4974625905355">
                <text:p>25.49746259053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0476970672607">
                <text:p>25.0476970672607</text:p>
              </table:table-cell>
              <table:table-cell office:value-type="float" office:value="23.7600555419922">
                <text:p>23.7600555419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9013631608751">
                <text:p>23.9013631608751</text:p>
              </table:table-cell>
              <table:table-cell office:value-type="float" office:value="23.3584490882026">
                <text:p>23.3584490882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0371959827564">
                <text:p>23.0371959827564</text:p>
              </table:table-cell>
              <table:table-cell office:value-type="float" office:value="22.9339567820231">
                <text:p>22.9339567820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993341728493">
                <text:p>21.993341728493</text:p>
              </table:table-cell>
              <table:table-cell office:value-type="float" office:value="22.6800255245633">
                <text:p>22.6800255245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3154404958089">
                <text:p>21.3154404958089</text:p>
              </table:table-cell>
              <table:table-cell office:value-type="float" office:value="21.3607677883572">
                <text:p>21.3607677883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4679361272741">
                <text:p>20.4679361272741</text:p>
              </table:table-cell>
              <table:table-cell office:value-type="float" office:value="20.8068709903293">
                <text:p>20.8068709903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479749608923">
                <text:p>19.7479749608923</text:p>
              </table:table-cell>
              <table:table-cell office:value-type="float" office:value="19.7072094811334">
                <text:p>19.707209481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7372587698477">
                <text:p>18.7372587698477</text:p>
              </table:table-cell>
              <table:table-cell office:value-type="float" office:value="18.6411270565457">
                <text:p>18.6411270565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1383602001049">
                <text:p>18.1383602001049</text:p>
              </table:table-cell>
              <table:table-cell office:value-type="float" office:value="17.8302004072401">
                <text:p>17.8302004072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3555212374087">
                <text:p>17.3555212374087</text:p>
              </table:table-cell>
              <table:table-cell office:value-type="float" office:value="17.3135748969184">
                <text:p>17.3135748969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561614071881">
                <text:p>16.7561614071881</text:p>
              </table:table-cell>
              <table:table-cell office:value-type="float" office:value="16.6824889712864">
                <text:p>16.6824889712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441237449646">
                <text:p>16.441237449646</text:p>
              </table:table-cell>
              <table:table-cell office:value-type="float" office:value="15.8689221276177">
                <text:p>15.8689221276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4887092025192">
                <text:p>15.4887092025192</text:p>
              </table:table-cell>
              <table:table-cell office:value-type="float" office:value="15.0283213721381">
                <text:p>15.0283213721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7318647525929">
                <text:p>14.7318647525929</text:p>
              </table:table-cell>
              <table:table-cell office:value-type="float" office:value="13.7651448779636">
                <text:p>13.7651448779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039645442256">
                <text:p>13.8039645442256</text:p>
              </table:table-cell>
              <table:table-cell office:value-type="float" office:value="13.173897213406">
                <text:p>13.173897213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2274546446624">
                <text:p>13.2274546446624</text:p>
              </table:table-cell>
              <table:table-cell office:value-type="float" office:value="12.1953901714749">
                <text:p>12.1953901714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494490870723">
                <text:p>12.3494490870723</text:p>
              </table:table-cell>
              <table:table-cell office:value-type="float" office:value="11.4402644899156">
                <text:p>11.440264489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848301569621">
                <text:p>11.3848301569621</text:p>
              </table:table-cell>
              <table:table-cell office:value-type="float" office:value="10.6294482549032">
                <text:p>10.6294482549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725561919036">
                <text:p>10.8725561919036</text:p>
              </table:table-cell>
              <table:table-cell office:value-type="float" office:value="10.0649911032783">
                <text:p>10.0649911032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547403618141">
                <text:p>10.2547403618141</text:p>
              </table:table-cell>
              <table:table-cell office:value-type="float" office:value="9.78990374671088">
                <text:p>9.789903746710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88602567602087">
                <text:p>9.88602567602087</text:p>
              </table:table-cell>
              <table:table-cell office:value-type="float" office:value="9.3553704155816">
                <text:p>9.3553704155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54571257697211">
                <text:p>9.54571257697211</text:p>
              </table:table-cell>
              <table:table-cell office:value-type="float" office:value="9.18695471021864">
                <text:p>9.18695471021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38101630740696">
                <text:p>9.38101630740696</text:p>
              </table:table-cell>
              <table:table-cell office:value-type="float" office:value="8.8667786916097">
                <text:p>8.8667786916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93396564766213">
                <text:p>8.93396564766213</text:p>
              </table:table-cell>
              <table:table-cell office:value-type="float" office:value="8.82771439022488">
                <text:p>8.82771439022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87677863792137">
                <text:p>8.87677863792137</text:p>
              </table:table-cell>
              <table:table-cell office:value-type="float" office:value="8.65881697336833">
                <text:p>8.658816973368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3772934454459">
                <text:p>8.63772934454459</text:p>
              </table:table-cell>
              <table:table-cell office:value-type="float" office:value="8.39719115363227">
                <text:p>8.397191153632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43792691054168">
                <text:p>8.43792691054168</text:p>
              </table:table-cell>
              <table:table-cell office:value-type="float" office:value="8.36451541052924">
                <text:p>8.364515410529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7837576689544">
                <text:p>8.27837576689544</text:p>
              </table:table-cell>
              <table:table-cell office:value-type="float" office:value="8.20920075310601">
                <text:p>8.20920075310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17095117215757">
                <text:p>8.17095117215757</text:p>
              </table:table-cell>
              <table:table-cell office:value-type="float" office:value="8.06997299194336">
                <text:p>8.06997299194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20530271530151">
                <text:p>8.20530271530151</text:p>
              </table:table-cell>
              <table:table-cell office:value-type="float" office:value="7.95768398708767">
                <text:p>7.95768398708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1544457188359">
                <text:p>8.11544457188359</text:p>
              </table:table-cell>
              <table:table-cell office:value-type="float" office:value="7.97687816619873">
                <text:p>7.97687816619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0721290729664">
                <text:p>8.20721290729664</text:p>
              </table:table-cell>
              <table:table-cell office:value-type="float" office:value="7.9088593588935">
                <text:p>7.9088593588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1875471185755">
                <text:p>8.01875471185755</text:p>
              </table:table-cell>
              <table:table-cell office:value-type="float" office:value="7.82714727189806">
                <text:p>7.82714727189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8271741513853">
                <text:p>7.88271741513853</text:p>
              </table:table-cell>
              <table:table-cell office:value-type="float" office:value="7.80436452229818">
                <text:p>7.80436452229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8850535286797">
                <text:p>7.88850535286797</text:p>
              </table:table-cell>
              <table:table-cell office:value-type="float" office:value="7.70933998955621">
                <text:p>7.70933998955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9826963212755">
                <text:p>7.69826963212755</text:p>
              </table:table-cell>
              <table:table-cell office:value-type="float" office:value="7.58633163240221">
                <text:p>7.58633163240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6839795642429">
                <text:p>7.66839795642429</text:p>
              </table:table-cell>
              <table:table-cell office:value-type="float" office:value="7.37641636530558">
                <text:p>7.37641636530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50627593640928">
                <text:p>7.50627593640928</text:p>
              </table:table-cell>
              <table:table-cell office:value-type="float" office:value="7.13406583997938">
                <text:p>7.13406583997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26114331351386">
                <text:p>7.26114331351386</text:p>
              </table:table-cell>
              <table:table-cell office:value-type="float" office:value="7.15911202960544">
                <text:p>7.15911202960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87301351405956">
                <text:p>6.87301351405956</text:p>
              </table:table-cell>
              <table:table-cell office:value-type="float" office:value="7.00651995340983">
                <text:p>7.00651995340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09152693218655">
                <text:p>7.09152693218655</text:p>
              </table:table-cell>
              <table:table-cell office:value-type="float" office:value="6.9359491136339">
                <text:p>6.9359491136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2604518113313">
                <text:p>7.02604518113313</text:p>
              </table:table-cell>
              <table:table-cell office:value-type="float" office:value="6.85806147257487">
                <text:p>6.858061472574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2231610969261">
                <text:p>6.92231610969261</text:p>
              </table:table-cell>
              <table:table-cell office:value-type="float" office:value="6.82573239008586">
                <text:p>6.82573239008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05010954538981">
                <text:p>7.05010954538981</text:p>
              </table:table-cell>
              <table:table-cell office:value-type="float" office:value="6.81462542215983">
                <text:p>6.81462542215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06475377965857">
                <text:p>7.06475377965857</text:p>
              </table:table-cell>
              <table:table-cell office:value-type="float" office:value="6.81883117887709">
                <text:p>6.81883117887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75373827969586">
                <text:p>6.75373827969586</text:p>
              </table:table-cell>
              <table:table-cell office:value-type="float" office:value="6.76551061206394">
                <text:p>6.76551061206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7811191700123">
                <text:p>6.77811191700123</text:p>
              </table:table-cell>
              <table:table-cell office:value-type="float" office:value="6.8624751302931">
                <text:p>6.86247513029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46569644080268">
                <text:p>6.46569644080268</text:p>
              </table:table-cell>
              <table:table-cell office:value-type="float" office:value="6.76685211393568">
                <text:p>6.76685211393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3525551689996">
                <text:p>6.83525551689996</text:p>
              </table:table-cell>
              <table:table-cell office:value-type="float" office:value="6.69093990325928">
                <text:p>6.69093990325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87472274568346">
                <text:p>6.87472274568346</text:p>
              </table:table-cell>
              <table:table-cell office:value-type="float" office:value="6.75158060921563">
                <text:p>6.75158060921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76149654388428">
                <text:p>6.76149654388428</text:p>
              </table:table-cell>
              <table:table-cell office:value-type="float" office:value="6.84054512447781">
                <text:p>6.84054512447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8361587524414">
                <text:p>6.98361587524414</text:p>
              </table:table-cell>
              <table:table-cell office:value-type="float" office:value="6.77801513671875">
                <text:p>6.7780151367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5250741110908">
                <text:p>6.65250741110908</text:p>
              </table:table-cell>
              <table:table-cell office:value-type="float" office:value="6.70608886082967">
                <text:p>6.706088860829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64477132867884">
                <text:p>6.64477132867884</text:p>
              </table:table-cell>
              <table:table-cell office:value-type="float" office:value="6.63609435823229">
                <text:p>6.63609435823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148457986337">
                <text:p>6.87148457986337</text:p>
              </table:table-cell>
              <table:table-cell office:value-type="float" office:value="6.67300891876221">
                <text:p>6.67300891876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0619498358832">
                <text:p>6.70619498358832</text:p>
              </table:table-cell>
              <table:table-cell office:value-type="float" office:value="6.7088024881151">
                <text:p>6.70880248811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3304773260046">
                <text:p>6.73304773260046</text:p>
              </table:table-cell>
              <table:table-cell office:value-type="float" office:value="6.64883719550239">
                <text:p>6.648837195502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0072658326891">
                <text:p>6.90072658326891</text:p>
              </table:table-cell>
              <table:table-cell office:value-type="float" office:value="6.64247534010145">
                <text:p>6.64247534010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67279402414958">
                <text:p>6.67279402414958</text:p>
              </table:table-cell>
              <table:table-cell office:value-type="float" office:value="6.72667270236545">
                <text:p>6.72667270236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73360761006673">
                <text:p>6.73360761006673</text:p>
              </table:table-cell>
              <table:table-cell office:value-type="float" office:value="6.68358527289497">
                <text:p>6.68358527289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88857507705689">
                <text:p>6.88857507705689</text:p>
              </table:table-cell>
              <table:table-cell office:value-type="float" office:value="6.75071467293633">
                <text:p>6.75071467293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8699889006438">
                <text:p>6.78699889006438</text:p>
              </table:table-cell>
              <table:table-cell office:value-type="float" office:value="6.63187487920125">
                <text:p>6.63187487920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661704381307">
                <text:p>6.6661704381307</text:p>
              </table:table-cell>
              <table:table-cell office:value-type="float" office:value="6.63182020187378">
                <text:p>6.631820201873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2344438764784">
                <text:p>6.52344438764784</text:p>
              </table:table-cell>
              <table:table-cell office:value-type="float" office:value="6.69592189788818">
                <text:p>6.69592189788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84327286261099">
                <text:p>6.84327286261099</text:p>
              </table:table-cell>
              <table:table-cell office:value-type="float" office:value="6.62125412623088">
                <text:p>6.62125412623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4704721238878">
                <text:p>6.4704721238878</text:p>
              </table:table-cell>
              <table:table-cell office:value-type="float" office:value="6.64240434434679">
                <text:p>6.642404344346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2793361875746">
                <text:p>6.72793361875746</text:p>
              </table:table-cell>
              <table:table-cell office:value-type="float" office:value="6.6447393099467">
                <text:p>6.6447393099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044310287193">
                <text:p>6.6044310287193</text:p>
              </table:table-cell>
              <table:table-cell office:value-type="float" office:value="6.65477932824029">
                <text:p>6.65477932824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7052665816413">
                <text:p>6.7052665816413</text:p>
              </table:table-cell>
              <table:table-cell office:value-type="float" office:value="6.58177471160889">
                <text:p>6.58177471160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70485563631411">
                <text:p>6.70485563631411</text:p>
              </table:table-cell>
              <table:table-cell office:value-type="float" office:value="6.6919641494751">
                <text:p>6.69196414947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0324317614238">
                <text:p>6.20324317614238</text:p>
              </table:table-cell>
              <table:table-cell office:value-type="float" office:value="6.56155633926392">
                <text:p>6.56155633926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75259434735334">
                <text:p>6.75259434735334</text:p>
              </table:table-cell>
              <table:table-cell office:value-type="float" office:value="6.7332894537184">
                <text:p>6.7332894537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4089606249774">
                <text:p>6.54089606249774</text:p>
              </table:table-cell>
              <table:table-cell office:value-type="float" office:value="6.67281458112929">
                <text:p>6.67281458112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57873522793805">
                <text:p>6.57873522793805</text:p>
              </table:table-cell>
              <table:table-cell office:value-type="float" office:value="6.70922840966119">
                <text:p>6.709228409661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76511333606861">
                <text:p>6.76511333606861</text:p>
              </table:table-cell>
              <table:table-cell office:value-type="float" office:value="6.63346820407444">
                <text:p>6.633468204074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9643207479406">
                <text:p>6.49643207479406</text:p>
              </table:table-cell>
              <table:table-cell office:value-type="float" office:value="6.6186425420973">
                <text:p>6.6186425420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8686041655364">
                <text:p>6.48686041655364</text:p>
              </table:table-cell>
              <table:table-cell office:value-type="float" office:value="6.62532212999132">
                <text:p>6.62532212999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7869372544465">
                <text:p>6.57869372544465</text:p>
              </table:table-cell>
              <table:table-cell office:value-type="float" office:value="6.62678040398492">
                <text:p>6.62678040398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8188102333634">
                <text:p>6.8188102333634</text:p>
              </table:table-cell>
              <table:table-cell office:value-type="float" office:value="6.47045538160536">
                <text:p>6.47045538160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2535283830431">
                <text:p>6.42535283830431</text:p>
              </table:table-cell>
              <table:table-cell office:value-type="float" office:value="6.51858923170302">
                <text:p>6.51858923170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52356506277014">
                <text:p>6.52356506277014</text:p>
              </table:table-cell>
              <table:table-cell office:value-type="float" office:value="6.58584833145142">
                <text:p>6.58584833145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529216059932">
                <text:p>6.6529216059932</text:p>
              </table:table-cell>
              <table:table-cell office:value-type="float" office:value="6.54813782374064">
                <text:p>6.548137823740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08857518655282">
                <text:p>6.08857518655282</text:p>
              </table:table-cell>
              <table:table-cell office:value-type="float" office:value="6.63853984408908">
                <text:p>6.638539844089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4922814192595">
                <text:p>6.24922814192595</text:p>
              </table:table-cell>
              <table:table-cell office:value-type="float" office:value="6.51228374905056">
                <text:p>6.512283749050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48856115341187">
                <text:p>6.48856115341187</text:p>
              </table:table-cell>
              <table:table-cell office:value-type="float" office:value="6.59741449356079">
                <text:p>6.597414493560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56621129424484">
                <text:p>6.56621129424484</text:p>
              </table:table-cell>
              <table:table-cell office:value-type="float" office:value="6.6421775288052">
                <text:p>6.64217752880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53435576403583">
                <text:p>6.53435576403583</text:p>
              </table:table-cell>
              <table:table-cell office:value-type="float" office:value="6.69579389360216">
                <text:p>6.69579389360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35160605112712">
                <text:p>6.35160605112712</text:p>
              </table:table-cell>
              <table:table-cell office:value-type="float" office:value="6.61687474780613">
                <text:p>6.616874747806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59502191896792">
                <text:p>6.59502191896792</text:p>
              </table:table-cell>
              <table:table-cell office:value-type="float" office:value="6.58498774634467">
                <text:p>6.58498774634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59503018414533">
                <text:p>6.59503018414533</text:p>
              </table:table-cell>
              <table:table-cell office:value-type="float" office:value="6.6095085673862">
                <text:p>6.60950856738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2074497717398">
                <text:p>6.52074497717398</text:p>
              </table:table-cell>
              <table:table-cell office:value-type="float" office:value="6.49289396074083">
                <text:p>6.49289396074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10185490714179">
                <text:p>6.10185490714179</text:p>
              </table:table-cell>
              <table:table-cell office:value-type="float" office:value="6.59286827511258">
                <text:p>6.59286827511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56822727344654">
                <text:p>6.56822727344654</text:p>
              </table:table-cell>
              <table:table-cell office:value-type="float" office:value="6.55502107408312">
                <text:p>6.55502107408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24134242093122">
                <text:p>6.24134242093122</text:p>
              </table:table-cell>
              <table:table-cell office:value-type="float" office:value="6.70372343063355">
                <text:p>6.70372343063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0152066195453">
                <text:p>6.10152066195453</text:p>
              </table:table-cell>
              <table:table-cell office:value-type="float" office:value="6.5479146639506">
                <text:p>6.5479146639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33237086402045">
                <text:p>6.33237086402045</text:p>
              </table:table-cell>
              <table:table-cell office:value-type="float" office:value="6.62444067001343">
                <text:p>6.62444067001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74934629157738">
                <text:p>6.74934629157738</text:p>
              </table:table-cell>
              <table:table-cell office:value-type="float" office:value="6.58510626686944">
                <text:p>6.58510626686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28347997312193">
                <text:p>6.28347997312193</text:p>
              </table:table-cell>
              <table:table-cell office:value-type="float" office:value="6.66549428304036">
                <text:p>6.665494283040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4327541280676">
                <text:p>6.24327541280676</text:p>
              </table:table-cell>
              <table:table-cell office:value-type="float" office:value="6.57829501893785">
                <text:p>6.578295018937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57911593825729">
                <text:p>6.57911593825729</text:p>
              </table:table-cell>
              <table:table-cell office:value-type="float" office:value="6.43898852666219">
                <text:p>6.438988526662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45493570963542">
                <text:p>6.45493570963542</text:p>
              </table:table-cell>
              <table:table-cell office:value-type="float" office:value="6.47020578384399">
                <text:p>6.47020578384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188535266452">
                <text:p>6.37188535266452</text:p>
              </table:table-cell>
              <table:table-cell office:value-type="float" office:value="6.7792845831977">
                <text:p>6.77928458319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33253964671382">
                <text:p>6.33253964671382</text:p>
              </table:table-cell>
              <table:table-cell office:value-type="float" office:value="6.50709056854248">
                <text:p>6.507090568542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6989831218013">
                <text:p>6.46989831218013</text:p>
              </table:table-cell>
              <table:table-cell office:value-type="float" office:value="6.60185188717312">
                <text:p>6.60185188717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3684158678408">
                <text:p>6.3684158678408</text:p>
              </table:table-cell>
              <table:table-cell office:value-type="float" office:value="6.60160949495104">
                <text:p>6.601609494951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72621566277963">
                <text:p>6.72621566277963</text:p>
              </table:table-cell>
              <table:table-cell office:value-type="float" office:value="6.81046544180976">
                <text:p>6.81046544180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8772060253002">
                <text:p>6.38772060253002</text:p>
              </table:table-cell>
              <table:table-cell office:value-type="float" office:value="6.63971508873834">
                <text:p>6.63971508873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2660293579102">
                <text:p>6.32660293579102</text:p>
              </table:table-cell>
              <table:table-cell office:value-type="float" office:value="6.49084424972534">
                <text:p>6.49084424972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57833090534917">
                <text:p>6.57833090534917</text:p>
              </table:table-cell>
              <table:table-cell office:value-type="float" office:value="6.60677507188585">
                <text:p>6.606775071885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4803693559435">
                <text:p>6.44803693559435</text:p>
              </table:table-cell>
              <table:table-cell office:value-type="float" office:value="6.56337144639757">
                <text:p>6.563371446397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10474049603498">
                <text:p>6.10474049603498</text:p>
              </table:table-cell>
              <table:table-cell office:value-type="float" office:value="6.91194317075941">
                <text:p>6.91194317075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9217090606689">
                <text:p>5.89217090606689</text:p>
              </table:table-cell>
              <table:table-cell office:value-type="float" office:value="6.63126781251695">
                <text:p>6.631267812516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20846121399491">
                <text:p>6.20846121399491</text:p>
              </table:table-cell>
              <table:table-cell office:value-type="float" office:value="6.69330088297526">
                <text:p>6.693300882975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20640486258048">
                <text:p>6.20640486258048</text:p>
              </table:table-cell>
              <table:table-cell office:value-type="float" office:value="6.69216341442532">
                <text:p>6.69216341442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3277433536671">
                <text:p>6.13277433536671</text:p>
              </table:table-cell>
              <table:table-cell office:value-type="float" office:value="6.68965684043037">
                <text:p>6.689656840430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37939214706421">
                <text:p>6.37939214706421</text:p>
              </table:table-cell>
              <table:table-cell office:value-type="float" office:value="6.52084546618992">
                <text:p>6.520845466189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00162119335598">
                <text:p>6.00162119335598</text:p>
              </table:table-cell>
              <table:table-cell office:value-type="float" office:value="6.5114450984531">
                <text:p>6.5114450984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37488843776562">
                <text:p>6.37488843776562</text:p>
              </table:table-cell>
              <table:table-cell office:value-type="float" office:value="6.67433881759644">
                <text:p>6.674338817596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5299373556066">
                <text:p>5.35299373556066</text:p>
              </table:table-cell>
              <table:table-cell office:value-type="float" office:value="6.74933094448513">
                <text:p>6.749330944485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6529711617364">
                <text:p>5.96529711617364</text:p>
              </table:table-cell>
              <table:table-cell office:value-type="float" office:value="6.28766616185506">
                <text:p>6.28766616185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97487108795731">
                <text:p>5.97487108795731</text:p>
              </table:table-cell>
              <table:table-cell office:value-type="float" office:value="6.56943400700887">
                <text:p>6.56943400700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77910084194607">
                <text:p>5.77910084194607</text:p>
              </table:table-cell>
              <table:table-cell office:value-type="float" office:value="6.5357305208842">
                <text:p>6.53573052088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2291235393948">
                <text:p>6.12291235393948</text:p>
              </table:table-cell>
              <table:table-cell office:value-type="float" office:value="6.73767079247369">
                <text:p>6.73767079247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0170616043939">
                <text:p>6.10170616043939</text:p>
              </table:table-cell>
              <table:table-cell office:value-type="float" office:value="6.87223445044624">
                <text:p>6.872234450446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7865108560633">
                <text:p>5.67865108560633</text:p>
              </table:table-cell>
              <table:table-cell office:value-type="float" office:value="6.8750327428182">
                <text:p>6.8750327428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93042151133219">
                <text:p>5.93042151133219</text:p>
              </table:table-cell>
              <table:table-cell office:value-type="float" office:value="6.34709352917141">
                <text:p>6.34709352917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6909384197659">
                <text:p>5.6909384197659</text:p>
              </table:table-cell>
              <table:table-cell office:value-type="float" office:value="6.31083631515503">
                <text:p>6.310836315155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2996150122749">
                <text:p>5.72996150122749</text:p>
              </table:table-cell>
              <table:table-cell office:value-type="float" office:value="6.37622287538317">
                <text:p>6.376222875383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628398153517">
                <text:p>5.9628398153517</text:p>
              </table:table-cell>
              <table:table-cell office:value-type="float" office:value="6.58481899897258">
                <text:p>6.584818998972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72605082282314">
                <text:p>4.72605082282314</text:p>
              </table:table-cell>
              <table:table-cell office:value-type="float" office:value="7.43227794435289">
                <text:p>7.432277944352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1396332846748">
                <text:p>6.51396332846748</text:p>
              </table:table-cell>
              <table:table-cell office:value-type="float" office:value="7.07573212517632">
                <text:p>7.07573212517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34631284077962">
                <text:p>6.34631284077962</text:p>
              </table:table-cell>
              <table:table-cell office:value-type="float" office:value="6.9389213985867">
                <text:p>6.9389213985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68600949534663">
                <text:p>5.68600949534663</text:p>
              </table:table-cell>
              <table:table-cell office:value-type="float" office:value="6.85424322552151">
                <text:p>6.85424322552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73896074295044">
                <text:p>5.73896074295044</text:p>
              </table:table-cell>
              <table:table-cell office:value-type="float" office:value="7.22813177108765">
                <text:p>7.22813177108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72394856700191">
                <text:p>5.72394856700191</text:p>
              </table:table-cell>
              <table:table-cell office:value-type="float" office:value="6.93321122063531">
                <text:p>6.933211220635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0697243478563">
                <text:p>5.40697243478563</text:p>
              </table:table-cell>
              <table:table-cell office:value-type="float" office:value="6.83427635828654">
                <text:p>6.834276358286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39289862138254">
                <text:p>5.39289862138254</text:p>
              </table:table-cell>
              <table:table-cell office:value-type="float" office:value="8.20511759652032">
                <text:p>8.20511759652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82964415020413">
                <text:p>5.82964415020413</text:p>
              </table:table-cell>
              <table:table-cell office:value-type="float" office:value="7.45015308592055">
                <text:p>7.450153085920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152897004728">
                <text:p>5.8152897004728</text:p>
              </table:table-cell>
              <table:table-cell office:value-type="float" office:value="6.67903566360474">
                <text:p>6.67903566360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5070367742468">
                <text:p>5.65070367742468</text:p>
              </table:table-cell>
              <table:table-cell office:value-type="float" office:value="7.02579143312242">
                <text:p>7.025791433122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246126541385">
                <text:p>5.5246126541385</text:p>
              </table:table-cell>
              <table:table-cell office:value-type="float" office:value="7.08339971966214">
                <text:p>7.083399719662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58475114681103">
                <text:p>5.58475114681103</text:p>
              </table:table-cell>
              <table:table-cell office:value-type="float" office:value="6.95793883005778">
                <text:p>6.95793883005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25850324277525">
                <text:p>5.25850324277525</text:p>
              </table:table-cell>
              <table:table-cell office:value-type="float" office:value="7.67200427585178">
                <text:p>7.67200427585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9794826684175">
                <text:p>4.99794826684175</text:p>
              </table:table-cell>
              <table:table-cell office:value-type="float" office:value="7.20790412690904">
                <text:p>7.20790412690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6010615560744">
                <text:p>5.16010615560744</text:p>
              </table:table-cell>
              <table:table-cell office:value-type="float" office:value="7.6514106326633">
                <text:p>7.65141063266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57062126089025">
                <text:p>5.57062126089025</text:p>
              </table:table-cell>
              <table:table-cell office:value-type="float" office:value="6.45106813642714">
                <text:p>6.451068136427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7713283256248">
                <text:p>5.47713283256248</text:p>
              </table:table-cell>
              <table:table-cell office:value-type="float" office:value="6.77641852696737">
                <text:p>6.776418526967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37241469489204">
                <text:p>5.37241469489204</text:p>
              </table:table-cell>
              <table:table-cell office:value-type="float" office:value="6.97503084606595">
                <text:p>6.975030846065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68361958750972">
                <text:p>5.68361958750972</text:p>
              </table:table-cell>
              <table:table-cell office:value-type="float" office:value="6.95382663938734">
                <text:p>6.953826639387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854929358871">
                <text:p>4.99854929358871</text:p>
              </table:table-cell>
              <table:table-cell office:value-type="float" office:value="7.10184733072917">
                <text:p>7.101847330729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27846199494821">
                <text:p>5.27846199494821</text:p>
              </table:table-cell>
              <table:table-cell office:value-type="float" office:value="7.19044415156047">
                <text:p>7.19044415156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65335570220594">
                <text:p>5.65335570220594</text:p>
              </table:table-cell>
              <table:table-cell office:value-type="float" office:value="7.09707789950901">
                <text:p>7.097077899509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9367663065593">
                <text:p>5.19367663065593</text:p>
              </table:table-cell>
              <table:table-cell office:value-type="float" office:value="7.47602028316922">
                <text:p>7.47602028316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1263828454194">
                <text:p>4.91263828454194</text:p>
              </table:table-cell>
              <table:table-cell office:value-type="float" office:value="8.95931741926405">
                <text:p>8.959317419264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51391574188515">
                <text:p>5.51391574188515</text:p>
              </table:table-cell>
              <table:table-cell office:value-type="float" office:value="7.48087241914537">
                <text:p>7.480872419145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95642805982519">
                <text:p>4.95642805982519</text:p>
              </table:table-cell>
              <table:table-cell office:value-type="float" office:value="8.08712858623928">
                <text:p>8.087128586239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33318832185533">
                <text:p>5.33318832185533</text:p>
              </table:table-cell>
              <table:table-cell office:value-type="float" office:value="7.22522131601969">
                <text:p>7.225221316019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04268980026245">
                <text:p>5.04268980026245</text:p>
              </table:table-cell>
              <table:table-cell office:value-type="float" office:value="7.60946072472466">
                <text:p>7.609460724724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5226025228147">
                <text:p>4.25226025228147</text:p>
              </table:table-cell>
              <table:table-cell office:value-type="float" office:value="9.81409486134847">
                <text:p>9.814094861348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3598355010704">
                <text:p>5.33598355010704</text:p>
              </table:table-cell>
              <table:table-cell office:value-type="float" office:value="7.94161330329047">
                <text:p>7.941613303290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34049916267395">
                <text:p>5.34049916267395</text:p>
              </table:table-cell>
              <table:table-cell office:value-type="float" office:value="8.00148465898302">
                <text:p>8.001484658983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4305776666712">
                <text:p>4.94305776666712</text:p>
              </table:table-cell>
              <table:table-cell office:value-type="float" office:value="7.33025619718764">
                <text:p>7.330256197187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63563908691759">
                <text:p>4.63563908691759</text:p>
              </table:table-cell>
              <table:table-cell office:value-type="float" office:value="7.2910058233473">
                <text:p>7.29100582334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9546102064627">
                <text:p>4.89546102064627</text:p>
              </table:table-cell>
              <table:table-cell office:value-type="float" office:value="6.80652968088786">
                <text:p>6.806529680887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03643438551161">
                <text:p>5.03643438551161</text:p>
              </table:table-cell>
              <table:table-cell office:value-type="float" office:value="7.40011909272936">
                <text:p>7.40011909272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59907597965664">
                <text:p>4.59907597965664</text:p>
              </table:table-cell>
              <table:table-cell office:value-type="float" office:value="7.62695137659709">
                <text:p>7.626951376597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59907074327822">
                <text:p>4.59907074327822</text:p>
              </table:table-cell>
              <table:table-cell office:value-type="float" office:value="8.090232902103">
                <text:p>8.0902329021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458912063528">
                <text:p>4.3458912063528</text:p>
              </table:table-cell>
              <table:table-cell office:value-type="float" office:value="8.05134550730387">
                <text:p>8.051345507303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97088389926487">
                <text:p>4.97088389926487</text:p>
              </table:table-cell>
              <table:table-cell office:value-type="float" office:value="7.81351190143161">
                <text:p>7.81351190143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1875390123438">
                <text:p>5.11875390123438</text:p>
              </table:table-cell>
              <table:table-cell office:value-type="float" office:value="7.40219720204671">
                <text:p>7.402197202046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81885545342057">
                <text:p>4.81885545342057</text:p>
              </table:table-cell>
              <table:table-cell office:value-type="float" office:value="6.86483176549276">
                <text:p>6.86483176549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24466101328532">
                <text:p>5.24466101328532</text:p>
              </table:table-cell>
              <table:table-cell office:value-type="float" office:value="7.48317278756036">
                <text:p>7.48317278756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2582149329009">
                <text:p>4.62582149329009</text:p>
              </table:table-cell>
              <table:table-cell office:value-type="float" office:value="7.66398360994127">
                <text:p>7.66398360994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785677684678">
                <text:p>4.3785677684678</text:p>
              </table:table-cell>
              <table:table-cell office:value-type="float" office:value="6.80738793479072">
                <text:p>6.807387934790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4167671733432">
                <text:p>4.14167671733432</text:p>
              </table:table-cell>
              <table:table-cell office:value-type="float" office:value="7.10102897220188">
                <text:p>7.10102897220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709276287644">
                <text:p>4.709276287644</text:p>
              </table:table-cell>
              <table:table-cell office:value-type="float" office:value="7.9834524790446">
                <text:p>7.98345247904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15807396394235">
                <text:p>5.15807396394235</text:p>
              </table:table-cell>
              <table:table-cell office:value-type="float" office:value="7.11105108261108">
                <text:p>7.11105108261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50270124717995">
                <text:p>4.50270124717995</text:p>
              </table:table-cell>
              <table:table-cell office:value-type="float" office:value="8.08724154366387">
                <text:p>8.087241543663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7762749813221">
                <text:p>4.47762749813221</text:p>
              </table:table-cell>
              <table:table-cell office:value-type="float" office:value="6.32639741897583">
                <text:p>6.32639741897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1851145779645">
                <text:p>4.71851145779645</text:p>
              </table:table-cell>
              <table:table-cell office:value-type="float" office:value="6.16118876139323">
                <text:p>6.16118876139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0361469939903">
                <text:p>4.50361469939903</text:p>
              </table:table-cell>
              <table:table-cell office:value-type="float" office:value="6.53210332658556">
                <text:p>6.532103326585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60343994917693">
                <text:p>4.60343994917693</text:p>
              </table:table-cell>
              <table:table-cell office:value-type="float" office:value="6.51573811637031">
                <text:p>6.515738116370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5287987391154">
                <text:p>4.15287987391154</text:p>
              </table:table-cell>
              <table:table-cell office:value-type="float" office:value="6.46641768349542">
                <text:p>6.466417683495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79787649048699">
                <text:p>4.79787649048699</text:p>
              </table:table-cell>
              <table:table-cell office:value-type="float" office:value="7.24143494500054">
                <text:p>7.241434945000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9154774833609">
                <text:p>3.89154774833609</text:p>
              </table:table-cell>
              <table:table-cell office:value-type="float" office:value="7.50698979695638">
                <text:p>7.50698979695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19325511543839">
                <text:p>4.19325511543839</text:p>
              </table:table-cell>
              <table:table-cell office:value-type="float" office:value="6.89017746183607">
                <text:p>6.890177461836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533578519468">
                <text:p>3.7533578519468</text:p>
              </table:table-cell>
              <table:table-cell office:value-type="float" office:value="7.40831396314833">
                <text:p>7.408313963148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09757341278924">
                <text:p>4.09757341278924</text:p>
              </table:table-cell>
              <table:table-cell office:value-type="float" office:value="8.07148186365763">
                <text:p>8.071481863657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472360752247">
                <text:p>4.2472360752247</text:p>
              </table:table-cell>
              <table:table-cell office:value-type="float" office:value="7.55380588107639">
                <text:p>7.553805881076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17333385679457">
                <text:p>4.17333385679457</text:p>
              </table:table-cell>
              <table:table-cell office:value-type="float" office:value="6.07057309150696">
                <text:p>6.07057309150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0546310919303">
                <text:p>4.20546310919303</text:p>
              </table:table-cell>
              <table:table-cell office:value-type="float" office:value="6.57845645480686">
                <text:p>6.57845645480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195248692124">
                <text:p>4.2195248692124</text:p>
              </table:table-cell>
              <table:table-cell office:value-type="float" office:value="7.0702125761244">
                <text:p>7.0702125761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3032498536286">
                <text:p>3.83032498536286</text:p>
              </table:table-cell>
              <table:table-cell office:value-type="float" office:value="7.37264013290405">
                <text:p>7.37264013290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94388250951414">
                <text:p>3.94388250951414</text:p>
              </table:table-cell>
              <table:table-cell office:value-type="float" office:value="6.30265635914273">
                <text:p>6.302656359142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15415255228678">
                <text:p>4.15415255228678</text:p>
              </table:table-cell>
              <table:table-cell office:value-type="float" office:value="6.99651230706109">
                <text:p>6.996512307061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2708789375093">
                <text:p>4.02708789375093</text:p>
              </table:table-cell>
              <table:table-cell office:value-type="float" office:value="6.11900986565484">
                <text:p>6.11900986565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120690813771">
                <text:p>4.120690813771</text:p>
              </table:table-cell>
              <table:table-cell office:value-type="float" office:value="6.90146520402696">
                <text:p>6.901465204026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61394280415994">
                <text:p>3.61394280415994</text:p>
              </table:table-cell>
              <table:table-cell office:value-type="float" office:value="6.46965646743774">
                <text:p>6.469656467437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489244611175">
                <text:p>4.1489244611175</text:p>
              </table:table-cell>
              <table:table-cell office:value-type="float" office:value="7.07191843456692">
                <text:p>7.071918434566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73856940975896">
                <text:p>3.73856940975896</text:p>
              </table:table-cell>
              <table:table-cell office:value-type="float" office:value="8.13302744759454">
                <text:p>8.13302744759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54763453095048">
                <text:p>3.54763453095048</text:p>
              </table:table-cell>
              <table:table-cell office:value-type="float" office:value="7.01239331563314">
                <text:p>7.01239331563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5742320572888">
                <text:p>2.95742320572888</text:p>
              </table:table-cell>
              <table:table-cell office:value-type="float" office:value="8.14827569325765">
                <text:p>8.148275693257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30561936784674">
                <text:p>4.30561936784674</text:p>
              </table:table-cell>
              <table:table-cell office:value-type="float" office:value="7.4581651157803">
                <text:p>7.45816511578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2584605746799">
                <text:p>4.02584605746799</text:p>
              </table:table-cell>
              <table:table-cell office:value-type="float" office:value="8.87524684270223">
                <text:p>8.875246842702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06100481527823">
                <text:p>4.06100481527823</text:p>
              </table:table-cell>
              <table:table-cell office:value-type="float" office:value="7.56230041715834">
                <text:p>7.56230041715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24995059768359">
                <text:p>3.24995059768359</text:p>
              </table:table-cell>
              <table:table-cell office:value-type="float" office:value="7.69231865141127">
                <text:p>7.692318651411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8848023502915">
                <text:p>3.8848023502915</text:p>
              </table:table-cell>
              <table:table-cell office:value-type="float" office:value="6.60133176379734">
                <text:p>6.601331763797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4044801482448">
                <text:p>3.94044801482448</text:p>
              </table:table-cell>
              <table:table-cell office:value-type="float" office:value="8.50261455112033">
                <text:p>8.502614551120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61399302659211">
                <text:p>3.61399302659211</text:p>
              </table:table-cell>
              <table:table-cell office:value-type="float" office:value="6.94930728276571">
                <text:p>6.94930728276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5188540705928">
                <text:p>3.35188540705928</text:p>
              </table:table-cell>
              <table:table-cell office:value-type="float" office:value="7.90943113962809">
                <text:p>7.909431139628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9202539832504">
                <text:p>4.29202539832504</text:p>
              </table:table-cell>
              <table:table-cell office:value-type="float" office:value="6.74588161044651">
                <text:p>6.745881610446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7877632776896">
                <text:p>4.27877632776896</text:p>
              </table:table-cell>
              <table:table-cell office:value-type="float" office:value="6.00006511476305">
                <text:p>6.000065114763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82763280250408">
                <text:p>3.82763280250408</text:p>
              </table:table-cell>
              <table:table-cell office:value-type="float" office:value="8.35921721988254">
                <text:p>8.359217219882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68531245655484">
                <text:p>3.68531245655484</text:p>
              </table:table-cell>
              <table:table-cell office:value-type="float" office:value="8.45837982495626">
                <text:p>8.458379824956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9378070124873">
                <text:p>3.99378070124873</text:p>
              </table:table-cell>
              <table:table-cell office:value-type="float" office:value="5.21398891343011">
                <text:p>5.213988913430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66676519976722">
                <text:p>3.66676519976722</text:p>
              </table:table-cell>
              <table:table-cell office:value-type="float" office:value="6.08327457639906">
                <text:p>6.083274576399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1168599658542">
                <text:p>3.91168599658542</text:p>
              </table:table-cell>
              <table:table-cell office:value-type="float" office:value="5.30149398909675">
                <text:p>5.301493989096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73034211441323">
                <text:p>3.73034211441323</text:p>
              </table:table-cell>
              <table:table-cell office:value-type="float" office:value="6.13417381710476">
                <text:p>6.134173817104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54927040029455">
                <text:p>3.54927040029455</text:p>
              </table:table-cell>
              <table:table-cell office:value-type="float" office:value="5.54135486814711">
                <text:p>5.54135486814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765267557568">
                <text:p>3.7765267557568</text:p>
              </table:table-cell>
              <table:table-cell office:value-type="float" office:value="6.54330592685276">
                <text:p>6.543305926852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5988730236336">
                <text:p>3.25988730236336</text:p>
              </table:table-cell>
              <table:table-cell office:value-type="float" office:value="5.5798474682702">
                <text:p>5.57984746827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8765523610292">
                <text:p>3.38765523610292</text:p>
              </table:table-cell>
              <table:table-cell office:value-type="float" office:value="6.48845444785224">
                <text:p>6.48845444785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2376795874702">
                <text:p>3.62376795874702</text:p>
              </table:table-cell>
              <table:table-cell office:value-type="float" office:value="6.72419113583035">
                <text:p>6.72419113583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60669121035823">
                <text:p>3.60669121035823</text:p>
              </table:table-cell>
              <table:table-cell office:value-type="float" office:value="5.75322519408332">
                <text:p>5.753225194083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37323830304322">
                <text:p>3.37323830304322</text:p>
              </table:table-cell>
              <table:table-cell office:value-type="float" office:value="5.13043350643582">
                <text:p>5.130433506435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69887309604221">
                <text:p>3.69887309604221</text:p>
              </table:table-cell>
              <table:table-cell office:value-type="float" office:value="5.49133364359538">
                <text:p>5.491333643595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11625470938506">
                <text:p>4.11625470938506</text:p>
              </table:table-cell>
              <table:table-cell office:value-type="float" office:value="5.30385986963908">
                <text:p>5.303859869639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131484190623">
                <text:p>3.3131484190623</text:p>
              </table:table-cell>
              <table:table-cell office:value-type="float" office:value="4.92950632837084">
                <text:p>4.92950632837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2284190919664">
                <text:p>3.32284190919664</text:p>
              </table:table-cell>
              <table:table-cell office:value-type="float" office:value="5.40321254730225">
                <text:p>5.403212547302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5168204925678">
                <text:p>3.35168204925678</text:p>
              </table:table-cell>
              <table:table-cell office:value-type="float" office:value="4.67559512456258">
                <text:p>4.675595124562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5091977207749">
                <text:p>3.35091977207749</text:p>
              </table:table-cell>
              <table:table-cell office:value-type="float" office:value="4.88178915447659">
                <text:p>4.881789154476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78494396916142">
                <text:p>2.78494396916142</text:p>
              </table:table-cell>
              <table:table-cell office:value-type="float" office:value="5.18193986680773">
                <text:p>5.181939866807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76095932501334">
                <text:p>2.76095932501334</text:p>
              </table:table-cell>
              <table:table-cell office:value-type="float" office:value="5.28706582387288">
                <text:p>5.287065823872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28135561943054">
                <text:p>3.28135561943054</text:p>
              </table:table-cell>
              <table:table-cell office:value-type="float" office:value="5.12870285246107">
                <text:p>5.12870285246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17240341504415">
                <text:p>3.17240341504415</text:p>
              </table:table-cell>
              <table:table-cell office:value-type="float" office:value="5.00983005099826">
                <text:p>5.009830050998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9934258549302">
                <text:p>3.39934258549302</text:p>
              </table:table-cell>
              <table:table-cell office:value-type="float" office:value="4.91601787673103">
                <text:p>4.91601787673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1506101378688">
                <text:p>3.61506101378688</text:p>
              </table:table-cell>
              <table:table-cell office:value-type="float" office:value="4.46934419208103">
                <text:p>4.46934419208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7026559423517">
                <text:p>3.37026559423517</text:p>
              </table:table-cell>
              <table:table-cell office:value-type="float" office:value="5.33806602160136">
                <text:p>5.338066021601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5886912257583">
                <text:p>4.25886912257583</text:p>
              </table:table-cell>
              <table:table-cell office:value-type="float" office:value="5.18354336420695">
                <text:p>5.183543364206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8835518735426">
                <text:p>2.48835518735426</text:p>
              </table:table-cell>
              <table:table-cell office:value-type="float" office:value="5.27134813202752">
                <text:p>5.271348132027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16985495443697">
                <text:p>3.16985495443697</text:p>
              </table:table-cell>
              <table:table-cell office:value-type="float" office:value="5.45216149753994">
                <text:p>5.452161497539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42188795849129">
                <text:p>3.42188795849129</text:p>
              </table:table-cell>
              <table:table-cell office:value-type="float" office:value="4.76230639881558">
                <text:p>4.762306398815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1305034911191">
                <text:p>3.1305034911191</text:p>
              </table:table-cell>
              <table:table-cell office:value-type="float" office:value="4.29353091451857">
                <text:p>4.293530914518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32328141618658">
                <text:p>3.32328141618658</text:p>
              </table:table-cell>
              <table:table-cell office:value-type="float" office:value="4.10273766517639">
                <text:p>4.102737665176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748486077344">
                <text:p>2.55748486077344</text:p>
              </table:table-cell>
              <table:table-cell office:value-type="float" office:value="3.8578499423133">
                <text:p>3.85784994231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75567105964378">
                <text:p>2.75567105964378</text:p>
              </table:table-cell>
              <table:table-cell office:value-type="float" office:value="4.071731461419">
                <text:p>4.0717314614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8763144016266">
                <text:p>2.98763144016266</text:p>
              </table:table-cell>
              <table:table-cell office:value-type="float" office:value="4.52616262435913">
                <text:p>4.526162624359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23164454212895">
                <text:p>3.23164454212895</text:p>
              </table:table-cell>
              <table:table-cell office:value-type="float" office:value="4.10285488764445">
                <text:p>4.10285488764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1696066503172">
                <text:p>3.01696066503172</text:p>
              </table:table-cell>
              <table:table-cell office:value-type="float" office:value="4.23282490836249">
                <text:p>4.232824908362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93145364743692">
                <text:p>2.93145364743692</text:p>
              </table:table-cell>
              <table:table-cell office:value-type="float" office:value="4.39386974440681">
                <text:p>4.393869744406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3988866960561">
                <text:p>2.13988866960561</text:p>
              </table:table-cell>
              <table:table-cell office:value-type="float" office:value="4.42496246761746">
                <text:p>4.42496246761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4569889616083">
                <text:p>2.64569889616083</text:p>
              </table:table-cell>
              <table:table-cell office:value-type="float" office:value="5.1182938946618">
                <text:p>5.11829389466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6860876701496">
                <text:p>2.66860876701496</text:p>
              </table:table-cell>
              <table:table-cell office:value-type="float" office:value="6.07616096072727">
                <text:p>6.076160960727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96149675492887">
                <text:p>2.96149675492887</text:p>
              </table:table-cell>
              <table:table-cell office:value-type="float" office:value="5.04051645596822">
                <text:p>5.040516455968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3604177633921">
                <text:p>3.03604177633921</text:p>
              </table:table-cell>
              <table:table-cell office:value-type="float" office:value="5.20685336324904">
                <text:p>5.20685336324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1697481296681">
                <text:p>2.61697481296681</text:p>
              </table:table-cell>
              <table:table-cell office:value-type="float" office:value="5.06530692842272">
                <text:p>5.065306928422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9929518787949">
                <text:p>3.09929518787949</text:p>
              </table:table-cell>
              <table:table-cell office:value-type="float" office:value="4.66244904200236">
                <text:p>4.662449042002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71666444672479">
                <text:p>2.71666444672479</text:p>
              </table:table-cell>
              <table:table-cell office:value-type="float" office:value="4.80106569661035">
                <text:p>4.801065696610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87150007707101">
                <text:p>2.87150007707101</text:p>
              </table:table-cell>
              <table:table-cell office:value-type="float" office:value="3.9572717083825">
                <text:p>3.95727170838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23570793204837">
                <text:p>2.23570793204837</text:p>
              </table:table-cell>
              <table:table-cell office:value-type="float" office:value="4.54212885432773">
                <text:p>4.542128854327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20238584390393">
                <text:p>2.20238584390393</text:p>
              </table:table-cell>
              <table:table-cell office:value-type="float" office:value="4.48134472635057">
                <text:p>4.481344726350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4370560822663">
                <text:p>2.24370560822663</text:p>
              </table:table-cell>
              <table:table-cell office:value-type="float" office:value="5.06624076101515">
                <text:p>5.066240761015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1624595677411">
                <text:p>3.01624595677411</text:p>
              </table:table-cell>
              <table:table-cell office:value-type="float" office:value="4.96739922629462">
                <text:p>4.967399226294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80842635808168">
                <text:p>2.80842635808168</text:p>
              </table:table-cell>
              <table:table-cell office:value-type="float" office:value="4.08099450005425">
                <text:p>4.080994500054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37679009525864">
                <text:p>2.37679009525864</text:p>
              </table:table-cell>
              <table:table-cell office:value-type="float" office:value="4.61840881241692">
                <text:p>4.618408812416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0694700876872">
                <text:p>2.70694700876872</text:p>
              </table:table-cell>
              <table:table-cell office:value-type="float" office:value="3.97667728530036">
                <text:p>3.976677285300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39417463320273">
                <text:p>2.39417463320273</text:p>
              </table:table-cell>
              <table:table-cell office:value-type="float" office:value="3.70030297173394">
                <text:p>3.700302971733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26384588082631">
                <text:p>2.26384588082631</text:p>
              </table:table-cell>
              <table:table-cell office:value-type="float" office:value="4.68476116657257">
                <text:p>4.684761166572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6034498744541">
                <text:p>2.56034498744541</text:p>
              </table:table-cell>
              <table:table-cell office:value-type="float" office:value="3.46162251631419">
                <text:p>3.46162251631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36840532885657">
                <text:p>2.36840532885657</text:p>
              </table:table-cell>
              <table:table-cell office:value-type="float" office:value="3.7871052953932">
                <text:p>3.78710529539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921510978981">
                <text:p>2.72921510978981</text:p>
              </table:table-cell>
              <table:table-cell office:value-type="float" office:value="2.93349080615573">
                <text:p>2.933490806155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33617532998323">
                <text:p>2.33617532998323</text:p>
              </table:table-cell>
              <table:table-cell office:value-type="float" office:value="4.43032116360135">
                <text:p>4.430321163601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09928996474655">
                <text:p>2.09928996474655</text:p>
              </table:table-cell>
              <table:table-cell office:value-type="float" office:value="3.70490056938595">
                <text:p>3.704900569385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27972479661306">
                <text:p>2.27972479661306</text:p>
              </table:table-cell>
              <table:table-cell office:value-type="float" office:value="3.58480411105686">
                <text:p>3.58480411105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483580523067">
                <text:p>2.4483580523067</text:p>
              </table:table-cell>
              <table:table-cell office:value-type="float" office:value="5.84578609466553">
                <text:p>5.845786094665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8011963367462">
                <text:p>2.68011963367462</text:p>
              </table:table-cell>
              <table:table-cell office:value-type="float" office:value="4.18375820583767">
                <text:p>4.183758205837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84502289030287">
                <text:p>1.84502289030287</text:p>
              </table:table-cell>
              <table:table-cell office:value-type="float" office:value="4.23620331287384">
                <text:p>4.236203312873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6290152691029">
                <text:p>2.26290152691029</text:p>
              </table:table-cell>
              <table:table-cell office:value-type="float" office:value="5.95104270511203">
                <text:p>5.951042705112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57791305029834">
                <text:p>2.57791305029834</text:p>
              </table:table-cell>
              <table:table-cell office:value-type="float" office:value="4.59826922416687">
                <text:p>4.598269224166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8691669967439">
                <text:p>2.28691669967439</text:p>
              </table:table-cell>
              <table:table-cell office:value-type="float" office:value="3.2813274330563">
                <text:p>3.28132743305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85221043781">
                <text:p>2.485221043781</text:p>
              </table:table-cell>
              <table:table-cell office:value-type="float" office:value="3.7613201936086">
                <text:p>3.76132019360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7473190951127">
                <text:p>2.27473190951127</text:p>
              </table:table-cell>
              <table:table-cell office:value-type="float" office:value="3.68828750981225">
                <text:p>3.68828750981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1871317669197">
                <text:p>1.91871317669197</text:p>
              </table:table-cell>
              <table:table-cell office:value-type="float" office:value="2.9172199567159">
                <text:p>2.91721995671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40839332562906">
                <text:p>2.40839332562906</text:p>
              </table:table-cell>
              <table:table-cell office:value-type="float" office:value="2.79670924610562">
                <text:p>2.796709246105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0597599170826">
                <text:p>2.20597599170826</text:p>
              </table:table-cell>
              <table:table-cell office:value-type="float" office:value="3.13116637865702">
                <text:p>3.131166378657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11318654704977">
                <text:p>2.11318654704977</text:p>
              </table:table-cell>
              <table:table-cell office:value-type="float" office:value="3.47734736071693">
                <text:p>3.477347360716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10813982839938">
                <text:p>2.10813982839938</text:p>
              </table:table-cell>
              <table:table-cell office:value-type="float" office:value="4.58489534589979">
                <text:p>4.584895345899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2922651061305">
                <text:p>2.52922651061305</text:p>
              </table:table-cell>
              <table:table-cell office:value-type="float" office:value="3.38929422696431">
                <text:p>3.389294226964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11833972401089">
                <text:p>2.11833972401089</text:p>
              </table:table-cell>
              <table:table-cell office:value-type="float" office:value="3.33703445063697">
                <text:p>3.337034450636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8324867177893">
                <text:p>1.78324867177893</text:p>
              </table:table-cell>
              <table:table-cell office:value-type="float" office:value="3.1505855984158">
                <text:p>3.15058559841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05852131048838">
                <text:p>2.05852131048838</text:p>
              </table:table-cell>
              <table:table-cell office:value-type="float" office:value="3.31821113162571">
                <text:p>3.318211131625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1045562506274">
                <text:p>2.01045562506274</text:p>
              </table:table-cell>
              <table:table-cell office:value-type="float" office:value="2.90977064768473">
                <text:p>2.909770647684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86461264778067">
                <text:p>1.86461264778067</text:p>
              </table:table-cell>
              <table:table-cell office:value-type="float" office:value="3.47216443220774">
                <text:p>3.47216443220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0021978462184">
                <text:p>1.70021978462184</text:p>
              </table:table-cell>
              <table:table-cell office:value-type="float" office:value="3.36782428953383">
                <text:p>3.367824289533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8013337673964">
                <text:p>1.98013337673964</text:p>
              </table:table-cell>
              <table:table-cell office:value-type="float" office:value="3.43174808555179">
                <text:p>3.431748085551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00755103429159">
                <text:p>2.00755103429159</text:p>
              </table:table-cell>
              <table:table-cell office:value-type="float" office:value="2.71326140562693">
                <text:p>2.71326140562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4566068693444">
                <text:p>1.74566068693444</text:p>
              </table:table-cell>
              <table:table-cell office:value-type="float" office:value="4.82843400372399">
                <text:p>4.82843400372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4399515081335">
                <text:p>2.04399515081335</text:p>
              </table:table-cell>
              <table:table-cell office:value-type="float" office:value="3.46782207489014">
                <text:p>3.467822074890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528018033063">
                <text:p>1.5528018033063</text:p>
              </table:table-cell>
              <table:table-cell office:value-type="float" office:value="4.07966756820679">
                <text:p>4.079667568206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81265811787711">
                <text:p>1.81265811787711</text:p>
              </table:table-cell>
              <table:table-cell office:value-type="float" office:value="2.40697656737434">
                <text:p>2.406976567374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36179024836531">
                <text:p>1.36179024836531</text:p>
              </table:table-cell>
              <table:table-cell office:value-type="float" office:value="2.97606903976864">
                <text:p>2.976069039768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88263175332988">
                <text:p>1.88263175332988</text:p>
              </table:table-cell>
              <table:table-cell office:value-type="float" office:value="3.57427091068692">
                <text:p>3.574270910686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39125794613803">
                <text:p>1.39125794613803</text:p>
              </table:table-cell>
              <table:table-cell office:value-type="float" office:value="3.21322323216332">
                <text:p>3.21322323216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0175018222244">
                <text:p>1.50175018222244</text:p>
              </table:table-cell>
              <table:table-cell office:value-type="float" office:value="2.39615714550018">
                <text:p>2.396157145500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80665562329469">
                <text:p>1.80665562329469</text:p>
              </table:table-cell>
              <table:table-cell office:value-type="float" office:value="4.13806369569567">
                <text:p>4.138063695695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67752646737629">
                <text:p>1.67752646737629</text:p>
              </table:table-cell>
              <table:table-cell office:value-type="float" office:value="2.692717300521">
                <text:p>2.6927173005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12749830440239">
                <text:p>2.12749830440239</text:p>
              </table:table-cell>
              <table:table-cell office:value-type="float" office:value="5.00308860672845">
                <text:p>5.003088606728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6537240346273">
                <text:p>1.96537240346273</text:p>
              </table:table-cell>
              <table:table-cell office:value-type="float" office:value="5.59466486506992">
                <text:p>5.594664865069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62237578188932">
                <text:p>1.62237578188932</text:p>
              </table:table-cell>
              <table:table-cell office:value-type="float" office:value="4.49807744556003">
                <text:p>4.498077445560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8628457497667">
                <text:p>1.48628457497667</text:p>
              </table:table-cell>
              <table:table-cell office:value-type="float" office:value="3.67174967130025">
                <text:p>3.67174967130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43795092459078">
                <text:p>1.43795092459078</text:p>
              </table:table-cell>
              <table:table-cell office:value-type="float" office:value="4.18099584844377">
                <text:p>4.180995848443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5502467619048">
                <text:p>1.45502467619048</text:p>
              </table:table-cell>
              <table:table-cell office:value-type="float" office:value="3.46902035342322">
                <text:p>3.469020353423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295702472881">
                <text:p>1.5295702472881</text:p>
              </table:table-cell>
              <table:table-cell office:value-type="float" office:value="3.54664635658264">
                <text:p>3.546646356582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00666850363767">
                <text:p>2.00666850363767</text:p>
              </table:table-cell>
              <table:table-cell office:value-type="float" office:value="3.35088352362315">
                <text:p>3.350883523623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4314870216228">
                <text:p>1.24314870216228</text:p>
              </table:table-cell>
              <table:table-cell office:value-type="float" office:value="3.97672883007261">
                <text:p>3.97672883007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8671260851401">
                <text:p>1.88671260851401</text:p>
              </table:table-cell>
              <table:table-cell office:value-type="float" office:value="3.19478890630934">
                <text:p>3.194788906309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46027036066409">
                <text:p>1.46027036066409</text:p>
              </table:table-cell>
              <table:table-cell office:value-type="float" office:value="2.85178637504578">
                <text:p>2.85178637504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3977881537543">
                <text:p>1.53977881537543</text:p>
              </table:table-cell>
              <table:table-cell office:value-type="float" office:value="3.28197367986043">
                <text:p>3.281973679860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2781562838289">
                <text:p>1.02781562838289</text:p>
              </table:table-cell>
              <table:table-cell office:value-type="float" office:value="3.01626647843255">
                <text:p>3.016266478432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023751999493">
                <text:p>1.023751999493</text:p>
              </table:table-cell>
              <table:table-cell office:value-type="float" office:value="3.56999235683017">
                <text:p>3.569992356830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1830124479753">
                <text:p>1.61830124479753</text:p>
              </table:table-cell>
              <table:table-cell office:value-type="float" office:value="2.55871261490716">
                <text:p>2.55871261490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42226082528079">
                <text:p>1.42226082528079</text:p>
              </table:table-cell>
              <table:table-cell office:value-type="float" office:value="3.90630633301205">
                <text:p>3.90630633301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1701890892453">
                <text:p>1.21701890892453</text:p>
              </table:table-cell>
              <table:table-cell office:value-type="float" office:value="2.9004150364134">
                <text:p>2.90041503641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9824373942834">
                <text:p>1.69824373942834</text:p>
              </table:table-cell>
              <table:table-cell office:value-type="float" office:value="2.75876047876146">
                <text:p>2.758760478761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9118523156201">
                <text:p>1.19118523156201</text:p>
              </table:table-cell>
              <table:table-cell office:value-type="float" office:value="2.7992555697759">
                <text:p>2.79925556977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31580917592402">
                <text:p>1.31580917592402</text:p>
              </table:table-cell>
              <table:table-cell office:value-type="float" office:value="2.7000541554557">
                <text:p>2.7000541554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740791378198">
                <text:p>1.06740791378198</text:p>
              </table:table-cell>
              <table:table-cell office:value-type="float" office:value="2.95510154300266">
                <text:p>2.95510154300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67867844800154">
                <text:p>0.867867844800154</text:p>
              </table:table-cell>
              <table:table-cell office:value-type="float" office:value="3.73274248176151">
                <text:p>3.732742481761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7311201779931">
                <text:p>1.27311201779931</text:p>
              </table:table-cell>
              <table:table-cell office:value-type="float" office:value="4.48009643289778">
                <text:p>4.480096432897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1690386975253">
                <text:p>1.21690386975253</text:p>
              </table:table-cell>
              <table:table-cell office:value-type="float" office:value="2.96875443061193">
                <text:p>2.968754430611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65414861396507">
                <text:p>1.65414861396507</text:p>
              </table:table-cell>
              <table:table-cell office:value-type="float" office:value="2.77660352653927">
                <text:p>2.776603526539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36322718196445">
                <text:p>1.36322718196445</text:p>
              </table:table-cell>
              <table:table-cell office:value-type="float" office:value="5.21197825007969">
                <text:p>5.211978250079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36565446246553">
                <text:p>1.36565446246553</text:p>
              </table:table-cell>
              <table:table-cell office:value-type="float" office:value="4.55989959504869">
                <text:p>4.55989959504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7378396568475">
                <text:p>1.17378396568475</text:p>
              </table:table-cell>
              <table:table-cell office:value-type="float" office:value="3.66947584682041">
                <text:p>3.669475846820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1829480418453">
                <text:p>1.11829480418453</text:p>
              </table:table-cell>
              <table:table-cell office:value-type="float" office:value="3.44335450066461">
                <text:p>3.443354500664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2583531130243">
                <text:p>1.32583531130243</text:p>
              </table:table-cell>
              <table:table-cell office:value-type="float" office:value="2.42506489488814">
                <text:p>2.425064894888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5255574037631">
                <text:p>1.25255574037631</text:p>
              </table:table-cell>
              <table:table-cell office:value-type="float" office:value="3.41703874535031">
                <text:p>3.417038745350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4910406911815">
                <text:p>1.04910406911815</text:p>
              </table:table-cell>
              <table:table-cell office:value-type="float" office:value="2.4837088253763">
                <text:p>2.48370882537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36311331170577">
                <text:p>1.36311331170577</text:p>
              </table:table-cell>
              <table:table-cell office:value-type="float" office:value="2.92052365673913">
                <text:p>2.920523656739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04577545545719">
                <text:p>0.904577545545719</text:p>
              </table:table-cell>
              <table:table-cell office:value-type="float" office:value="2.49193714724647">
                <text:p>2.491937147246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076098188206">
                <text:p>1.0076098188206</text:p>
              </table:table-cell>
              <table:table-cell office:value-type="float" office:value="3.82834084828695">
                <text:p>3.828340848286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967849208249">
                <text:p>1.2967849208249</text:p>
              </table:table-cell>
              <table:table-cell office:value-type="float" office:value="3.67785912089878">
                <text:p>3.677859120898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38056572278341">
                <text:p>1.38056572278341</text:p>
              </table:table-cell>
              <table:table-cell office:value-type="float" office:value="2.66906359460619">
                <text:p>2.669063594606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012251452163">
                <text:p>0.979012251452163</text:p>
              </table:table-cell>
              <table:table-cell office:value-type="float" office:value="2.98877676328023">
                <text:p>2.988776763280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7615651466228">
                <text:p>0.957615651466228</text:p>
              </table:table-cell>
              <table:table-cell office:value-type="float" office:value="2.53443386819628">
                <text:p>2.534433868196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8630468017525">
                <text:p>0.868630468017525</text:p>
              </table:table-cell>
              <table:table-cell office:value-type="float" office:value="2.4203321536382">
                <text:p>2.42033215363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33723716437817">
                <text:p>1.33723716437817</text:p>
              </table:table-cell>
              <table:table-cell office:value-type="float" office:value="4.40945609410604">
                <text:p>4.409456094106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11416165917008">
                <text:p>1.11416165917008</text:p>
              </table:table-cell>
              <table:table-cell office:value-type="float" office:value="3.61700426869922">
                <text:p>3.617004268699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2573801632281">
                <text:p>1.02573801632281</text:p>
              </table:table-cell>
              <table:table-cell office:value-type="float" office:value="2.18662415610419">
                <text:p>2.186624156104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4640466692271">
                <text:p>1.04640466692271</text:p>
              </table:table-cell>
              <table:table-cell office:value-type="float" office:value="2.64375185966492">
                <text:p>2.643751859664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6334938782233">
                <text:p>1.16334938782233</text:p>
              </table:table-cell>
              <table:table-cell office:value-type="float" office:value="3.20585000514984">
                <text:p>3.205850005149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01039073864619">
                <text:p>0.901039073864619</text:p>
              </table:table-cell>
              <table:table-cell office:value-type="float" office:value="2.53770012325711">
                <text:p>2.537700123257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15267030232482">
                <text:p>1.15267030232482</text:p>
              </table:table-cell>
              <table:table-cell office:value-type="float" office:value="2.80286448531681">
                <text:p>2.802864485316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25729207639341">
                <text:p>1.25729207639341</text:p>
              </table:table-cell>
              <table:table-cell office:value-type="float" office:value="2.47291978200277">
                <text:p>2.472919782002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95718291429458">
                <text:p>0.795718291429458</text:p>
              </table:table-cell>
              <table:table-cell office:value-type="float" office:value="3.48899224069383">
                <text:p>3.48899224069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80821290501842">
                <text:p>0.980821290501842</text:p>
              </table:table-cell>
              <table:table-cell office:value-type="float" office:value="4.04564603169759">
                <text:p>4.045646031697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4866363295802">
                <text:p>0.824866363295802</text:p>
              </table:table-cell>
              <table:table-cell office:value-type="float" office:value="3.47918162080977">
                <text:p>3.479181620809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14825849400626">
                <text:p>0.814825849400626</text:p>
              </table:table-cell>
              <table:table-cell office:value-type="float" office:value="3.05660814709134">
                <text:p>3.056608147091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26322280256837">
                <text:p>0.926322280256837</text:p>
              </table:table-cell>
              <table:table-cell office:value-type="float" office:value="3.56225854820675">
                <text:p>3.562258548206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437051543483">
                <text:p>1.0437051543483</text:p>
              </table:table-cell>
              <table:table-cell office:value-type="float" office:value="2.99892393747965">
                <text:p>2.998923937479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1643918222851">
                <text:p>1.41643918222851</text:p>
              </table:table-cell>
              <table:table-cell office:value-type="float" office:value="3.55302517943912">
                <text:p>3.553025179439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9270957840814">
                <text:p>1.19270957840814</text:p>
              </table:table-cell>
              <table:table-cell office:value-type="float" office:value="2.77999884552426">
                <text:p>2.779998845524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7710945253019">
                <text:p>0.87710945253019</text:p>
              </table:table-cell>
              <table:table-cell office:value-type="float" office:value="3.29130876064301">
                <text:p>3.291308760643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0403290046034">
                <text:p>0.60403290046034</text:p>
              </table:table-cell>
              <table:table-cell office:value-type="float" office:value="2.86690721246931">
                <text:p>2.866907212469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20479232955862">
                <text:p>0.820479232955862</text:p>
              </table:table-cell>
              <table:table-cell office:value-type="float" office:value="3.45211700598399">
                <text:p>3.45211700598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64770968092813">
                <text:p>0.764770968092813</text:p>
              </table:table-cell>
              <table:table-cell office:value-type="float" office:value="3.45348991950353">
                <text:p>3.453489919503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61066102429673">
                <text:p>0.861066102429673</text:p>
              </table:table-cell>
              <table:table-cell office:value-type="float" office:value="2.3916763332155">
                <text:p>2.3916763332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910182568762">
                <text:p>1.1910182568762</text:p>
              </table:table-cell>
              <table:table-cell office:value-type="float" office:value="3.78533381223679">
                <text:p>3.785333812236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10524705383513">
                <text:p>0.810524705383513</text:p>
              </table:table-cell>
              <table:table-cell office:value-type="float" office:value="3.68602350685332">
                <text:p>3.686023506853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49123240179486">
                <text:p>0.949123240179486</text:p>
              </table:table-cell>
              <table:table-cell office:value-type="float" office:value="3.42464443710115">
                <text:p>3.42464443710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68156736095746">
                <text:p>0.868156736095746</text:p>
              </table:table-cell>
              <table:table-cell office:value-type="float" office:value="3.0238461361991">
                <text:p>3.02384613619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2313078906801">
                <text:p>1.22313078906801</text:p>
              </table:table-cell>
              <table:table-cell office:value-type="float" office:value="3.19611925548977">
                <text:p>3.196119255489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96390050766921">
                <text:p>0.596390050766921</text:p>
              </table:table-cell>
              <table:table-cell office:value-type="float" office:value="3.61824667453766">
                <text:p>3.618246674537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68545785601492">
                <text:p>0.668545785601492</text:p>
              </table:table-cell>
              <table:table-cell office:value-type="float" office:value="2.8778705795606">
                <text:p>2.87787057956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64319432830369">
                <text:p>0.764319432830369</text:p>
              </table:table-cell>
              <table:table-cell office:value-type="float" office:value="4.23853955997361">
                <text:p>4.238539559973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82874348538893">
                <text:p>0.782874348538893</text:p>
              </table:table-cell>
              <table:table-cell office:value-type="float" office:value="2.50553998682234">
                <text:p>2.505539986822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1429500154875">
                <text:p>1.01429500154875</text:p>
              </table:table-cell>
              <table:table-cell office:value-type="float" office:value="4.33128481441074">
                <text:p>4.331284814410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6626050737169">
                <text:p>0.866626050737169</text:p>
              </table:table-cell>
              <table:table-cell office:value-type="float" office:value="3.38755170173115">
                <text:p>3.387551701731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7309813891296">
                <text:p>0.67309813891296</text:p>
              </table:table-cell>
              <table:table-cell office:value-type="float" office:value="2.76767345269521">
                <text:p>2.767673452695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7767981025908">
                <text:p>1.17767981025908</text:p>
              </table:table-cell>
              <table:table-cell office:value-type="float" office:value="3.7204479376475">
                <text:p>3.72044793764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7671913007895">
                <text:p>0.957671913007895</text:p>
              </table:table-cell>
              <table:table-cell office:value-type="float" office:value="3.30811903211806">
                <text:p>3.308119032118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1424554741631">
                <text:p>0.41424554741631</text:p>
              </table:table-cell>
              <table:table-cell office:value-type="float" office:value="3.8340108262168">
                <text:p>3.8340108262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71440464589331">
                <text:p>0.771440464589331</text:p>
              </table:table-cell>
              <table:table-cell office:value-type="float" office:value="3.74267382091946">
                <text:p>3.742673820919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744018006104">
                <text:p>0.63744018006104</text:p>
              </table:table-cell>
              <table:table-cell office:value-type="float" office:value="3.11683217022154">
                <text:p>3.116832170221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38126119088244">
                <text:p>1.38126119088244</text:p>
              </table:table-cell>
              <table:table-cell office:value-type="float" office:value="3.29257637262344">
                <text:p>3.292576372623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14823454508075">
                <text:p>0.614823454508075</text:p>
              </table:table-cell>
              <table:table-cell office:value-type="float" office:value="3.12765211529202">
                <text:p>3.127652115292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47679620429321">
                <text:p>0.747679620429321</text:p>
              </table:table-cell>
              <table:table-cell office:value-type="float" office:value="3.02071199814479">
                <text:p>3.020711998144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683810017727">
                <text:p>1.2683810017727</text:p>
              </table:table-cell>
              <table:table-cell office:value-type="float" office:value="2.8926405178176">
                <text:p>2.89264051781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3490526587875">
                <text:p>1.53490526587875</text:p>
              </table:table-cell>
              <table:table-cell office:value-type="float" office:value="3.04522505733702">
                <text:p>3.045225057337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3711048072135">
                <text:p>1.03711048072135</text:p>
              </table:table-cell>
              <table:table-cell office:value-type="float" office:value="3.12801591555277">
                <text:p>3.128015915552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63340195033837">
                <text:p>0.463340195033837</text:p>
              </table:table-cell>
              <table:table-cell office:value-type="float" office:value="4.14990344312456">
                <text:p>4.149903443124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99127326657375">
                <text:p>0.799127326657375</text:p>
              </table:table-cell>
              <table:table-cell office:value-type="float" office:value="2.97062969207764">
                <text:p>2.970629692077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24046421823678">
                <text:p>0.724046421823678</text:p>
              </table:table-cell>
              <table:table-cell office:value-type="float" office:value="2.61871165037155">
                <text:p>2.618711650371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45350568934723">
                <text:p>0.745350568934723</text:p>
              </table:table-cell>
              <table:table-cell office:value-type="float" office:value="2.51328894827101">
                <text:p>2.513288948271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4469605816735">
                <text:p>0.734469605816735</text:p>
              </table:table-cell>
              <table:table-cell office:value-type="float" office:value="3.85013435615434">
                <text:p>3.850134356154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48390925979173">
                <text:p>0.748390925979173</text:p>
              </table:table-cell>
              <table:table-cell office:value-type="float" office:value="4.21157365375095">
                <text:p>4.211573653750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4304342534807">
                <text:p>0.64304342534807</text:p>
              </table:table-cell>
              <table:table-cell office:value-type="float" office:value="2.69517828358544">
                <text:p>2.695178283585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93878404409797">
                <text:p>0.593878404409797</text:p>
              </table:table-cell>
              <table:table-cell office:value-type="float" office:value="3.24309049050013">
                <text:p>3.243090490500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66251098612944">
                <text:p>0.866251098612944</text:p>
              </table:table-cell>
              <table:table-cell office:value-type="float" office:value="2.52921489874522">
                <text:p>2.52921489874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76840281576194">
                <text:p>0.876840281576194</text:p>
              </table:table-cell>
              <table:table-cell office:value-type="float" office:value="2.9420922199885">
                <text:p>2.94209221998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63335189388858">
                <text:p>0.563335189388858</text:p>
              </table:table-cell>
              <table:table-cell office:value-type="float" office:value="3.49993520312839">
                <text:p>3.499935203128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34152024432465">
                <text:p>0.634152024432465</text:p>
              </table:table-cell>
              <table:table-cell office:value-type="float" office:value="3.12110131316715">
                <text:p>3.121101313167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01424303430098">
                <text:p>0.701424303430098</text:p>
              </table:table-cell>
              <table:table-cell office:value-type="float" office:value="2.27059468958113">
                <text:p>2.270594689581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34198769706267">
                <text:p>0.934198769706267</text:p>
              </table:table-cell>
              <table:table-cell office:value-type="float" office:value="3.2151849799686">
                <text:p>3.21518497996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15488819888345">
                <text:p>0.715488819888345</text:p>
              </table:table-cell>
              <table:table-cell office:value-type="float" office:value="3.00042126576106">
                <text:p>3.000421265761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9879831307464">
                <text:p>1.09879831307464</text:p>
              </table:table-cell>
              <table:table-cell office:value-type="float" office:value="2.89063815275828">
                <text:p>2.890638152758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22681259281106">
                <text:p>0.622681259281106</text:p>
              </table:table-cell>
              <table:table-cell office:value-type="float" office:value="3.11750172244178">
                <text:p>3.1175017224417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8050575068703">
                <text:p>0.648050575068703</text:p>
              </table:table-cell>
              <table:table-cell office:value-type="float" office:value="1.92586818006304">
                <text:p>1.925868180063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78015758373119">
                <text:p>0.478015758373119</text:p>
              </table:table-cell>
              <table:table-cell office:value-type="float" office:value="2.66250247425503">
                <text:p>2.662502474255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92714246390042">
                <text:p>0.492714246390042</text:p>
              </table:table-cell>
              <table:table-cell office:value-type="float" office:value="3.8410383131769">
                <text:p>3.84103831317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81459264788363">
                <text:p>0.581459264788363</text:p>
              </table:table-cell>
              <table:table-cell office:value-type="float" office:value="2.77105911572774">
                <text:p>2.771059115727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72951419292777">
                <text:p>0.772951419292777</text:p>
              </table:table-cell>
              <table:table-cell office:value-type="float" office:value="3.03266810046302">
                <text:p>3.032668100463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14473501841227">
                <text:p>0.614473501841227</text:p>
              </table:table-cell>
              <table:table-cell office:value-type="float" office:value="3.05781066417694">
                <text:p>3.057810664176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8571966709914">
                <text:p>1.08571966709914</text:p>
              </table:table-cell>
              <table:table-cell office:value-type="float" office:value="3.64451493157281">
                <text:p>3.644514931572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76938363468205">
                <text:p>0.876938363468205</text:p>
              </table:table-cell>
              <table:table-cell office:value-type="float" office:value="2.40700381994247">
                <text:p>2.407003819942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02949044991423">
                <text:p>0.802949044991423</text:p>
              </table:table-cell>
              <table:table-cell office:value-type="float" office:value="3.3509626256095">
                <text:p>3.3509626256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26938280408029">
                <text:p>0.626938280408029</text:p>
              </table:table-cell>
              <table:table-cell office:value-type="float" office:value="2.79634231991238">
                <text:p>2.796342319912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86614487023541">
                <text:p>0.386614487023541</text:p>
              </table:table-cell>
              <table:table-cell office:value-type="float" office:value="3.20682541529338">
                <text:p>3.206825415293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46588608512172">
                <text:p>0.546588608512172</text:p>
              </table:table-cell>
              <table:table-cell office:value-type="float" office:value="4.31594760550393">
                <text:p>4.315947605503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20243789310809">
                <text:p>0.520243789310809</text:p>
              </table:table-cell>
              <table:table-cell office:value-type="float" office:value="2.50611102581024">
                <text:p>2.506111025810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59781590711187">
                <text:p>0.459781590711187</text:p>
              </table:table-cell>
              <table:table-cell office:value-type="float" office:value="2.47667070892122">
                <text:p>2.476670708921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21244146288545">
                <text:p>0.721244146288545</text:p>
              </table:table-cell>
              <table:table-cell office:value-type="float" office:value="3.63509956664509">
                <text:p>3.635099566645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38500338544448">
                <text:p>0.438500338544448</text:p>
              </table:table-cell>
              <table:table-cell office:value-type="float" office:value="4.31570276286867">
                <text:p>4.315702762868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97674508172053">
                <text:p>0.697674508172053</text:p>
              </table:table-cell>
              <table:table-cell office:value-type="float" office:value="3.18304975165261">
                <text:p>3.183049751652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1095480982352">
                <text:p>1.01095480982352</text:p>
              </table:table-cell>
              <table:table-cell office:value-type="float" office:value="3.11090868049198">
                <text:p>3.110908680491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22485229648926">
                <text:p>0.722485229648926</text:p>
              </table:table-cell>
              <table:table-cell office:value-type="float" office:value="2.92729265822305">
                <text:p>2.927292658223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95924133100306">
                <text:p>0.495924133100306</text:p>
              </table:table-cell>
              <table:table-cell office:value-type="float" office:value="4.99690561162101">
                <text:p>4.996905611621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81011266068176">
                <text:p>0.581011266068176</text:p>
              </table:table-cell>
              <table:table-cell office:value-type="float" office:value="2.7583415640725">
                <text:p>2.75834156407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00967129789017">
                <text:p>0.500967129789017</text:p>
              </table:table-cell>
              <table:table-cell office:value-type="float" office:value="3.09508066044913">
                <text:p>3.095080660449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08987393644121">
                <text:p>0.508987393644121</text:p>
              </table:table-cell>
              <table:table-cell office:value-type="float" office:value="2.45866739087635">
                <text:p>2.458667390876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95959560628291">
                <text:p>0.495959560628291</text:p>
              </table:table-cell>
              <table:table-cell office:value-type="float" office:value="3.55352361996969">
                <text:p>3.553523619969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24705950060376">
                <text:p>0.424705950060376</text:p>
              </table:table-cell>
              <table:table-cell office:value-type="float" office:value="4.27733671002918">
                <text:p>4.277336710029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00784444422634">
                <text:p>0.600784444422634</text:p>
              </table:table-cell>
              <table:table-cell office:value-type="float" office:value="3.70682188537386">
                <text:p>3.706821885373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2389278847862">
                <text:p>0.482389278847862</text:p>
              </table:table-cell>
              <table:table-cell office:value-type="float" office:value="3.78442945745256">
                <text:p>3.78442945745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19619601007758">
                <text:p>0.219619601007758</text:p>
              </table:table-cell>
              <table:table-cell office:value-type="float" office:value="2.88230480088128">
                <text:p>2.882304800881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17554494655795">
                <text:p>0.517554494655795</text:p>
              </table:table-cell>
              <table:table-cell office:value-type="float" office:value="3.32074854109022">
                <text:p>3.32074854109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02765344276472">
                <text:p>0.402765344276472</text:p>
              </table:table-cell>
              <table:table-cell office:value-type="float" office:value="3.33067192633947">
                <text:p>3.330671926339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16397373599035">
                <text:p>0.316397373599035</text:p>
              </table:table-cell>
              <table:table-cell office:value-type="float" office:value="2.78243179784881">
                <text:p>2.782431797848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70524714004111">
                <text:p>0.770524714004111</text:p>
              </table:table-cell>
              <table:table-cell office:value-type="float" office:value="3.28461649020513">
                <text:p>3.284616490205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21658257132879">
                <text:p>0.521658257132879</text:p>
              </table:table-cell>
              <table:table-cell office:value-type="float" office:value="5.02045863866806">
                <text:p>5.020458638668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97563764452934">
                <text:p>0.497563764452934</text:p>
              </table:table-cell>
              <table:table-cell office:value-type="float" office:value="3.46651151445177">
                <text:p>3.466511514451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9979980510694">
                <text:p>0.49979980510694</text:p>
              </table:table-cell>
              <table:table-cell office:value-type="float" office:value="3.60820526546902">
                <text:p>3.608205265469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33268878058772">
                <text:p>0.333268878058772</text:p>
              </table:table-cell>
              <table:table-cell office:value-type="float" office:value="3.99341962072584">
                <text:p>3.993419620725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18175696733373">
                <text:p>0.318175696733373</text:p>
              </table:table-cell>
              <table:table-cell office:value-type="float" office:value="2.74118043979009">
                <text:p>2.741180439790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64633314890994">
                <text:p>0.764633314890994</text:p>
              </table:table-cell>
              <table:table-cell office:value-type="float" office:value="2.99206268787384">
                <text:p>2.992062687873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4496837269377">
                <text:p>0.404496837269377</text:p>
              </table:table-cell>
              <table:table-cell office:value-type="float" office:value="2.3777166472541">
                <text:p>2.37771664725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31402993078033">
                <text:p>0.931402993078033</text:p>
              </table:table-cell>
              <table:table-cell office:value-type="float" office:value="3.15008428361681">
                <text:p>3.150084283616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24718323846658">
                <text:p>0.324718323846658</text:p>
              </table:table-cell>
              <table:table-cell office:value-type="float" office:value="3.90563632382287">
                <text:p>3.905636323822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80895400088694">
                <text:p>0.580895400088694</text:p>
              </table:table-cell>
              <table:table-cell office:value-type="float" office:value="2.92953704463111">
                <text:p>2.92953704463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57665524880091">
                <text:p>0.257665524880091</text:p>
              </table:table-cell>
              <table:table-cell office:value-type="float" office:value="3.12962497605218">
                <text:p>3.129624976052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59124304961275">
                <text:p>0.759124304961275</text:p>
              </table:table-cell>
              <table:table-cell office:value-type="float" office:value="3.07576640446981">
                <text:p>3.075766404469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8219803317829">
                <text:p>1.08219803317829</text:p>
              </table:table-cell>
              <table:table-cell office:value-type="float" office:value="2.81992326842414">
                <text:p>2.819923268424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49017133280911">
                <text:p>0.349017133280911</text:p>
              </table:table-cell>
              <table:table-cell office:value-type="float" office:value="3.02953030003442">
                <text:p>3.029530300034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04287697540389">
                <text:p>0.404287697540389</text:p>
              </table:table-cell>
              <table:table-cell office:value-type="float" office:value="2.87714791297913">
                <text:p>2.877147912979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5413214040023">
                <text:p>0.535413214040023</text:p>
              </table:table-cell>
              <table:table-cell office:value-type="float" office:value="2.74350297451019">
                <text:p>2.74350297451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96929169611798">
                <text:p>0.696929169611798</text:p>
              </table:table-cell>
              <table:table-cell office:value-type="float" office:value="2.56546896033817">
                <text:p>2.565468960338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2505159670556">
                <text:p>0.42505159670556</text:p>
              </table:table-cell>
              <table:table-cell office:value-type="float" office:value="3.32834980885188">
                <text:p>3.328349808851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5837559275053">
                <text:p>0.345837559275053</text:p>
              </table:table-cell>
              <table:table-cell office:value-type="float" office:value="3.4864797062344">
                <text:p>3.48647970623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64374232030025">
                <text:p>0.364374232030025</text:p>
              </table:table-cell>
              <table:table-cell office:value-type="float" office:value="2.59227034780714">
                <text:p>2.592270347807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90718045223642">
                <text:p>0.290718045223642</text:p>
              </table:table-cell>
              <table:table-cell office:value-type="float" office:value="3.22902047634125">
                <text:p>3.22902047634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5808544434883">
                <text:p>0.55808544434883</text:p>
              </table:table-cell>
              <table:table-cell office:value-type="float" office:value="2.79244203037686">
                <text:p>2.792442030376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31063971861645">
                <text:p>1.31063971861645</text:p>
              </table:table-cell>
              <table:table-cell office:value-type="float" office:value="3.44310835997264">
                <text:p>3.44310835997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41428203646232">
                <text:p>0.341428203646232</text:p>
              </table:table-cell>
              <table:table-cell office:value-type="float" office:value="3.16105514102512">
                <text:p>3.161055141025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12546428541342">
                <text:p>0.412546428541342</text:p>
              </table:table-cell>
              <table:table-cell office:value-type="float" office:value="3.90698464049233">
                <text:p>3.90698464049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9200445435665">
                <text:p>0.369200445435665</text:p>
              </table:table-cell>
              <table:table-cell office:value-type="float" office:value="2.97146516376071">
                <text:p>2.971465163760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89303105890199">
                <text:p>0.489303105890199</text:p>
              </table:table-cell>
              <table:table-cell office:value-type="float" office:value="3.1758973730935">
                <text:p>3.17589737309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17417970686047">
                <text:p>0.817417970686047</text:p>
              </table:table-cell>
              <table:table-cell office:value-type="float" office:value="2.76706222693125">
                <text:p>2.767062226931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44753998131664">
                <text:p>0.444753998131664</text:p>
              </table:table-cell>
              <table:table-cell office:value-type="float" office:value="3.23553670777215">
                <text:p>3.235536707772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22468868905195">
                <text:p>0.322468868905195</text:p>
              </table:table-cell>
              <table:table-cell office:value-type="float" office:value="2.78989504443275">
                <text:p>2.789895044432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83206566892288">
                <text:p>0.283206566892288</text:p>
              </table:table-cell>
              <table:table-cell office:value-type="float" office:value="2.99612216154734">
                <text:p>2.996122161547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61731080779875">
                <text:p>0.261731080779875</text:p>
              </table:table-cell>
              <table:table-cell office:value-type="float" office:value="2.03948900434706">
                <text:p>2.039489004347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34228198533809">
                <text:p>0.434228198533809</text:p>
              </table:table-cell>
              <table:table-cell office:value-type="float" office:value="2.99090430471632">
                <text:p>2.990904304716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87357792249639">
                <text:p>0.287357792249639</text:p>
              </table:table-cell>
              <table:table-cell office:value-type="float" office:value="2.83558264043596">
                <text:p>2.835582640435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72523603064042">
                <text:p>0.372523603064042</text:p>
              </table:table-cell>
              <table:table-cell office:value-type="float" office:value="2.6695368554857">
                <text:p>2.66953685548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0552996225931">
                <text:p>0.380552996225931</text:p>
              </table:table-cell>
              <table:table-cell office:value-type="float" office:value="2.9109988477495">
                <text:p>2.91099884774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75261249779551">
                <text:p>0.375261249779551</text:p>
              </table:table-cell>
              <table:table-cell office:value-type="float" office:value="2.14552815755208">
                <text:p>2.145528157552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27845482721373">
                <text:p>0.527845482721373</text:p>
              </table:table-cell>
              <table:table-cell office:value-type="float" office:value="3.12213702996572">
                <text:p>3.122137029965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78270738337327">
                <text:p>0.278270738337327</text:p>
              </table:table-cell>
              <table:table-cell office:value-type="float" office:value="2.45633773008982">
                <text:p>2.456337730089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7868175347922">
                <text:p>0.27868175347922</text:p>
              </table:table-cell>
              <table:table-cell office:value-type="float" office:value="2.60979771614075">
                <text:p>2.609797716140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02137529422288">
                <text:p>0.502137529422288</text:p>
              </table:table-cell>
              <table:table-cell office:value-type="float" office:value="2.94368419382307">
                <text:p>2.943684193823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89183446130267">
                <text:p>0.689183446130267</text:p>
              </table:table-cell>
              <table:table-cell office:value-type="float" office:value="3.26721056302389">
                <text:p>3.267210563023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65382938638881">
                <text:p>0.765382938638881</text:p>
              </table:table-cell>
              <table:table-cell office:value-type="float" office:value="3.06101193692949">
                <text:p>3.061011936929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7001755778436">
                <text:p>1.37001755778436</text:p>
              </table:table-cell>
              <table:table-cell office:value-type="float" office:value="4.16133320331574">
                <text:p>4.161333203315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9036629180665">
                <text:p>0.199036629180665</text:p>
              </table:table-cell>
              <table:table-cell office:value-type="float" office:value="2.91195701228248">
                <text:p>2.911957012282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43712140875006">
                <text:p>0.343712140875006</text:p>
              </table:table-cell>
              <table:table-cell office:value-type="float" office:value="4.18974647257063">
                <text:p>4.189746472570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47023978098123">
                <text:p>0.247023978098123</text:p>
              </table:table-cell>
              <table:table-cell office:value-type="float" office:value="4.14739100138346">
                <text:p>4.147391001383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91346951008395">
                <text:p>0.291346951008395</text:p>
              </table:table-cell>
              <table:table-cell office:value-type="float" office:value="3.37990672058529">
                <text:p>3.379906720585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5385264231375">
                <text:p>0.25385264231375</text:p>
              </table:table-cell>
              <table:table-cell office:value-type="float" office:value="3.74275518125958">
                <text:p>3.742755181259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81557210893543">
                <text:p>0.281557210893543</text:p>
              </table:table-cell>
              <table:table-cell office:value-type="float" office:value="3.43719798988766">
                <text:p>3.437197989887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52378101163992">
                <text:p>0.452378101163992</text:p>
              </table:table-cell>
              <table:table-cell office:value-type="float" office:value="3.09491556220584">
                <text:p>3.094915562205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78186734006913">
                <text:p>0.278186734006913</text:p>
              </table:table-cell>
              <table:table-cell office:value-type="float" office:value="3.21221578121185">
                <text:p>3.212215781211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31160983415665">
                <text:p>0.331160983415665</text:p>
              </table:table-cell>
              <table:table-cell office:value-type="float" office:value="3.0005964173211">
                <text:p>3.00059641732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11097343210821">
                <text:p>0.811097343210821</text:p>
              </table:table-cell>
              <table:table-cell office:value-type="float" office:value="3.99553275108337">
                <text:p>3.995532751083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41507902260249">
                <text:p>0.141507902260249</text:p>
              </table:table-cell>
              <table:table-cell office:value-type="float" office:value="3.25419129265679">
                <text:p>3.254191292656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75981945544481">
                <text:p>0.375981945544481</text:p>
              </table:table-cell>
              <table:table-cell office:value-type="float" office:value="2.96646238035626">
                <text:p>2.966462380356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52934964701395">
                <text:p>0.252934964701395</text:p>
              </table:table-cell>
              <table:table-cell office:value-type="float" office:value="2.57429079545869">
                <text:p>2.574290795458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85649146256899">
                <text:p>0.185649146256899</text:p>
              </table:table-cell>
              <table:table-cell office:value-type="float" office:value="3.52365023559994">
                <text:p>3.523650235599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49795941291032">
                <text:p>0.249795941291032</text:p>
              </table:table-cell>
              <table:table-cell office:value-type="float" office:value="2.53023624420166">
                <text:p>2.530236244201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59342268812988">
                <text:p>0.459342268812988</text:p>
              </table:table-cell>
              <table:table-cell office:value-type="float" office:value="3.41525614923901">
                <text:p>3.415256149239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39827890640677">
                <text:p>0.139827890640677</text:p>
              </table:table-cell>
              <table:table-cell office:value-type="float" office:value="3.0052459637324">
                <text:p>3.00524596373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61250767877533">
                <text:p>0.561250767877533</text:p>
              </table:table-cell>
              <table:table-cell office:value-type="float" office:value="2.91823654704624">
                <text:p>2.91823654704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45cm" svg:height="8.998cm" xlink:href=".." xlink:type="simple" chart:class="chart:line" chart:style-name="ch1">
        <chart:legend chart:legend-position="end" svg:x="26.231cm" svg:y="3.951cm" style:legend-expansion="high" chart:style-name="ch2"/>
        <chart:plot-area chart:style-name="ch3" table:cell-range-address="'loss(500~999)'.B1:'loss(500~999)'.C502" chart:data-source-has-labels="row" svg:x="0.576cm" svg:y="0.179cm" svg:width="25.079cm" svg:height="7.659cm">
          <chartooo:coordinate-region svg:x="1.197cm" svg:y="0.3cm" svg:width="24.458cm" svg:height="6.536cm"/>
          <chart:axis chart:dimension="x" chart:name="primary-x" chart:style-name="ch4">
            <chart:title svg:x="12.608cm" svg:y="8.017cm" chart:style-name="ch5">
              <text:p>epoch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loss(500~999)'.B2:'loss(500~999)'.B502" chart:label-cell-address="'loss(500~999)'.B1:'loss(500~999)'.B1" chart:class="chart:line">
            <chart:data-point chart:repeated="501"/>
          </chart:series>
          <chart:series chart:style-name="ch8" chart:values-cell-range-address="'loss(500~999)'.C2:'loss(500~999)'.C502" chart:label-cell-address="'loss(500~999)'.C1:'loss(500~999)'.C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'loss(500~999)'.B1:'loss(500~999)'.B1</svg:desc>
                </draw:g>
              </table:table-cell>
              <table:table-cell office:value-type="string">
                <text:p>val_loss</text:p>
                <draw:g>
                  <svg:desc>'loss(500~999)'.C1:'loss(500~999)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225434727139">
                <text:p>10.9225434727139</text:p>
                <draw:g>
                  <svg:desc>'loss(500~999)'.B2:'loss(500~999)'.B502</svg:desc>
                </draw:g>
              </table:table-cell>
              <table:table-cell office:value-type="float" office:value="12.4602879418267">
                <text:p>12.4602879418267</text:p>
                <draw:g>
                  <svg:desc>'loss(500~999)'.C2:'loss(500~999)'.C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1244935459561">
                <text:p>9.61244935459561</text:p>
              </table:table-cell>
              <table:table-cell office:value-type="float" office:value="7.67834997177124">
                <text:p>7.67834997177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9737337960137">
                <text:p>7.09737337960137</text:p>
              </table:table-cell>
              <table:table-cell office:value-type="float" office:value="8.48122109307183">
                <text:p>8.48122109307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3292038175795">
                <text:p>7.73292038175795</text:p>
              </table:table-cell>
              <table:table-cell office:value-type="float" office:value="6.94519270790948">
                <text:p>6.94519270790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5226957665549">
                <text:p>6.35226957665549</text:p>
              </table:table-cell>
              <table:table-cell office:value-type="float" office:value="4.69939165645176">
                <text:p>4.69939165645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5794304476844">
                <text:p>6.35794304476844</text:p>
              </table:table-cell>
              <table:table-cell office:value-type="float" office:value="5.42017345958286">
                <text:p>5.42017345958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1590904659695">
                <text:p>5.61590904659695</text:p>
              </table:table-cell>
              <table:table-cell office:value-type="float" office:value="6.22571934594048">
                <text:p>6.2257193459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51008632448">
                <text:p>5.0151008632448</text:p>
              </table:table-cell>
              <table:table-cell office:value-type="float" office:value="4.94497466087341">
                <text:p>4.94497466087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3859120210012">
                <text:p>4.43859120210012</text:p>
              </table:table-cell>
              <table:table-cell office:value-type="float" office:value="4.58839485380385">
                <text:p>4.58839485380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2957100338406">
                <text:p>4.52957100338406</text:p>
              </table:table-cell>
              <table:table-cell office:value-type="float" office:value="4.8134677277671">
                <text:p>4.8134677277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421233786477">
                <text:p>4.7421233786477</text:p>
              </table:table-cell>
              <table:table-cell office:value-type="float" office:value="4.86423452695211">
                <text:p>4.86423452695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3360129197439">
                <text:p>3.73360129197439</text:p>
              </table:table-cell>
              <table:table-cell office:value-type="float" office:value="4.85822527938419">
                <text:p>4.85822527938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0882819361157">
                <text:p>4.10882819361157</text:p>
              </table:table-cell>
              <table:table-cell office:value-type="float" office:value="4.35090504752265">
                <text:p>4.35090504752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7941555579503">
                <text:p>3.47941555579503</text:p>
              </table:table-cell>
              <table:table-cell office:value-type="float" office:value="5.69674679968092">
                <text:p>5.69674679968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1751037935416">
                <text:p>4.01751037935416</text:p>
              </table:table-cell>
              <table:table-cell office:value-type="float" office:value="3.42835675345527">
                <text:p>3.42835675345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4919008811315">
                <text:p>3.64919008811315</text:p>
              </table:table-cell>
              <table:table-cell office:value-type="float" office:value="4.17252581649356">
                <text:p>4.17252581649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6740811136034">
                <text:p>3.06740811136034</text:p>
              </table:table-cell>
              <table:table-cell office:value-type="float" office:value="4.42334977785746">
                <text:p>4.42334977785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2243454853694">
                <text:p>3.42243454853694</text:p>
              </table:table-cell>
              <table:table-cell office:value-type="float" office:value="3.15734643406338">
                <text:p>3.15734643406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3391481571727">
                <text:p>3.73391481571727</text:p>
              </table:table-cell>
              <table:table-cell office:value-type="float" office:value="3.84791607326931">
                <text:p>3.84791607326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576955543624">
                <text:p>3.0576955543624</text:p>
              </table:table-cell>
              <table:table-cell office:value-type="float" office:value="3.3531652159161">
                <text:p>3.3531652159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6372436020109">
                <text:p>3.26372436020109</text:p>
              </table:table-cell>
              <table:table-cell office:value-type="float" office:value="3.12412794431051">
                <text:p>3.12412794431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9417453474469">
                <text:p>2.69417453474469</text:p>
              </table:table-cell>
              <table:table-cell office:value-type="float" office:value="4.67387668291728">
                <text:p>4.67387668291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4604617357254">
                <text:p>2.94604617357254</text:p>
              </table:table-cell>
              <table:table-cell office:value-type="float" office:value="3.1738728152381">
                <text:p>3.1738728152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971232785119">
                <text:p>2.5971232785119</text:p>
              </table:table-cell>
              <table:table-cell office:value-type="float" office:value="3.98643223444621">
                <text:p>3.98643223444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6464666657978">
                <text:p>2.36464666657978</text:p>
              </table:table-cell>
              <table:table-cell office:value-type="float" office:value="4.98290818267398">
                <text:p>4.98290818267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5576221346855">
                <text:p>2.35576221346855</text:p>
              </table:table-cell>
              <table:table-cell office:value-type="float" office:value="5.45877411630419">
                <text:p>5.458774116304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0691686073939">
                <text:p>2.50691686073939</text:p>
              </table:table-cell>
              <table:table-cell office:value-type="float" office:value="3.72801413800981">
                <text:p>3.72801413800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3945841524336">
                <text:p>2.73945841524336</text:p>
              </table:table-cell>
              <table:table-cell office:value-type="float" office:value="5.76952454778883">
                <text:p>5.76952454778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806653552585">
                <text:p>1.93806653552585</text:p>
              </table:table-cell>
              <table:table-cell office:value-type="float" office:value="4.01004832320743">
                <text:p>4.010048323207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0589960283703">
                <text:p>2.20589960283703</text:p>
              </table:table-cell>
              <table:table-cell office:value-type="float" office:value="3.15451534589132">
                <text:p>3.15451534589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3168553246392">
                <text:p>2.73168553246392</text:p>
              </table:table-cell>
              <table:table-cell office:value-type="float" office:value="3.78407600190904">
                <text:p>3.78407600190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5472370054987">
                <text:p>2.15472370054987</text:p>
              </table:table-cell>
              <table:table-cell office:value-type="float" office:value="3.43744381268819">
                <text:p>3.43744381268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7997651033931">
                <text:p>2.77997651033931</text:p>
              </table:table-cell>
              <table:table-cell office:value-type="float" office:value="3.93082067701552">
                <text:p>3.93082067701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6150505079163">
                <text:p>2.26150505079163</text:p>
              </table:table-cell>
              <table:table-cell office:value-type="float" office:value="3.54599663946364">
                <text:p>3.5459966394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8638549380832">
                <text:p>1.88638549380832</text:p>
              </table:table-cell>
              <table:table-cell office:value-type="float" office:value="4.78891885280609">
                <text:p>4.788918852806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147035823928">
                <text:p>2.1147035823928</text:p>
              </table:table-cell>
              <table:table-cell office:value-type="float" office:value="5.14262374242147">
                <text:p>5.14262374242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081819706493">
                <text:p>2.2081819706493</text:p>
              </table:table-cell>
              <table:table-cell office:value-type="float" office:value="4.14678683545854">
                <text:p>4.14678683545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5259288483196">
                <text:p>2.25259288483196</text:p>
              </table:table-cell>
              <table:table-cell office:value-type="float" office:value="5.98100874159071">
                <text:p>5.98100874159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3905016183853">
                <text:p>2.03905016183853</text:p>
              </table:table-cell>
              <table:table-cell office:value-type="float" office:value="3.59477898809645">
                <text:p>3.59477898809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91476254993">
                <text:p>1.9591476254993</text:p>
              </table:table-cell>
              <table:table-cell office:value-type="float" office:value="4.23998792966207">
                <text:p>4.2399879296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1872047450807">
                <text:p>2.01872047450807</text:p>
              </table:table-cell>
              <table:table-cell office:value-type="float" office:value="3.78867497046789">
                <text:p>3.78867497046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2297286325031">
                <text:p>2.22297286325031</text:p>
              </table:table-cell>
              <table:table-cell office:value-type="float" office:value="3.60210226641761">
                <text:p>3.60210226641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831664151616">
                <text:p>2.22831664151616</text:p>
              </table:table-cell>
              <table:table-cell office:value-type="float" office:value="5.01934430996577">
                <text:p>5.019344309965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6382996439934">
                <text:p>1.96382996439934</text:p>
              </table:table-cell>
              <table:table-cell office:value-type="float" office:value="3.22772232691447">
                <text:p>3.227722326914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646829803785">
                <text:p>2.05646829803785</text:p>
              </table:table-cell>
              <table:table-cell office:value-type="float" office:value="3.4867817958196">
                <text:p>3.4867817958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1669484443135">
                <text:p>1.61669484443135</text:p>
              </table:table-cell>
              <table:table-cell office:value-type="float" office:value="3.38205811712477">
                <text:p>3.382058117124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3542267613941">
                <text:p>1.53542267613941</text:p>
              </table:table-cell>
              <table:table-cell office:value-type="float" office:value="3.0974628660414">
                <text:p>3.0974628660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2065984871652">
                <text:p>1.72065984871652</text:p>
              </table:table-cell>
              <table:table-cell office:value-type="float" office:value="3.39197119077047">
                <text:p>3.39197119077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9444628953934">
                <text:p>1.79444628953934</text:p>
              </table:table-cell>
              <table:table-cell office:value-type="float" office:value="3.33179063267178">
                <text:p>3.33179063267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099060853322">
                <text:p>1.48099060853322</text:p>
              </table:table-cell>
              <table:table-cell office:value-type="float" office:value="3.76401525073581">
                <text:p>3.7640152507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464700539907">
                <text:p>1.47464700539907</text:p>
              </table:table-cell>
              <table:table-cell office:value-type="float" office:value="4.88149600558811">
                <text:p>4.88149600558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7804944217205">
                <text:p>1.97804944217205</text:p>
              </table:table-cell>
              <table:table-cell office:value-type="float" office:value="3.59165649943882">
                <text:p>3.59165649943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1679298943943">
                <text:p>1.51679298943943</text:p>
              </table:table-cell>
              <table:table-cell office:value-type="float" office:value="3.17382889323764">
                <text:p>3.173828893237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8401758935716">
                <text:p>1.78401758935716</text:p>
              </table:table-cell>
              <table:table-cell office:value-type="float" office:value="3.51823532581329">
                <text:p>3.51823532581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1067405905988">
                <text:p>1.21067405905988</text:p>
              </table:table-cell>
              <table:table-cell office:value-type="float" office:value="4.39783608913422">
                <text:p>4.39783608913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6525406969918">
                <text:p>1.66525406969918</text:p>
              </table:table-cell>
              <table:table-cell office:value-type="float" office:value="4.94728892379337">
                <text:p>4.94728892379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9061069058047">
                <text:p>1.49061069058047</text:p>
              </table:table-cell>
              <table:table-cell office:value-type="float" office:value="2.8686052693261">
                <text:p>2.8686052693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0001745820045">
                <text:p>1.60001745820045</text:p>
              </table:table-cell>
              <table:table-cell office:value-type="float" office:value="3.86908196078406">
                <text:p>3.86908196078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9535659352938">
                <text:p>1.59535659352938</text:p>
              </table:table-cell>
              <table:table-cell office:value-type="float" office:value="3.23591981993781">
                <text:p>3.23591981993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0675083299478">
                <text:p>1.90675083299478</text:p>
              </table:table-cell>
              <table:table-cell office:value-type="float" office:value="3.26042347484165">
                <text:p>3.26042347484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4895059168339">
                <text:p>1.64895059168339</text:p>
              </table:table-cell>
              <table:table-cell office:value-type="float" office:value="3.2291518913375">
                <text:p>3.2291518913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1010632879204">
                <text:p>1.31010632879204</text:p>
              </table:table-cell>
              <table:table-cell office:value-type="float" office:value="2.70302335421244">
                <text:p>2.703023354212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4255015982522">
                <text:p>2.04255015982522</text:p>
              </table:table-cell>
              <table:table-cell office:value-type="float" office:value="2.95687943034702">
                <text:p>2.95687943034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8600380486912">
                <text:p>1.28600380486912</text:p>
              </table:table-cell>
              <table:table-cell office:value-type="float" office:value="4.52219155099657">
                <text:p>4.52219155099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126717954874">
                <text:p>1.3126717954874</text:p>
              </table:table-cell>
              <table:table-cell office:value-type="float" office:value="3.26931432882945">
                <text:p>3.26931432882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3900471991963">
                <text:p>1.03900471991963</text:p>
              </table:table-cell>
              <table:table-cell office:value-type="float" office:value="4.8233783642451">
                <text:p>4.8233783642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199279215601">
                <text:p>1.59199279215601</text:p>
              </table:table-cell>
              <table:table-cell office:value-type="float" office:value="2.14771396583981">
                <text:p>2.14771396583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682948542966">
                <text:p>1.42682948542966</text:p>
              </table:table-cell>
              <table:table-cell office:value-type="float" office:value="2.88345813751221">
                <text:p>2.88345813751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4269071254465">
                <text:p>1.04269071254465</text:p>
              </table:table-cell>
              <table:table-cell office:value-type="float" office:value="5.20872608820597">
                <text:p>5.208726088205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328238374657">
                <text:p>1.60328238374657</text:p>
              </table:table-cell>
              <table:table-cell office:value-type="float" office:value="2.85462137063344">
                <text:p>2.854621370633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8194490505589">
                <text:p>1.18194490505589</text:p>
              </table:table-cell>
              <table:table-cell office:value-type="float" office:value="2.51365541087257">
                <text:p>2.51365541087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3949719601207">
                <text:p>1.43949719601207</text:p>
              </table:table-cell>
              <table:table-cell office:value-type="float" office:value="2.49884865019057">
                <text:p>2.49884865019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4602743585904">
                <text:p>1.14602743585904</text:p>
              </table:table-cell>
              <table:table-cell office:value-type="float" office:value="3.30493929651048">
                <text:p>3.30493929651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8706119888359">
                <text:p>1.18706119888359</text:p>
              </table:table-cell>
              <table:table-cell office:value-type="float" office:value="2.89286870426602">
                <text:p>2.89286870426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9388577275806">
                <text:p>0.959388577275806</text:p>
              </table:table-cell>
              <table:table-cell office:value-type="float" office:value="2.2446841928694">
                <text:p>2.24468419286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0054092473454">
                <text:p>0.990054092473454</text:p>
              </table:table-cell>
              <table:table-cell office:value-type="float" office:value="2.36305112308926">
                <text:p>2.36305112308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4608267115222">
                <text:p>1.14608267115222</text:p>
              </table:table-cell>
              <table:table-cell office:value-type="float" office:value="2.58646245797475">
                <text:p>2.58646245797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3378463387489">
                <text:p>1.43378463387489</text:p>
              </table:table-cell>
              <table:table-cell office:value-type="float" office:value="3.2219926516215">
                <text:p>3.2219926516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46942531896962">
                <text:p>0.646942531896962</text:p>
              </table:table-cell>
              <table:table-cell office:value-type="float" office:value="1.95613059732649">
                <text:p>1.95613059732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30268238153723">
                <text:p>0.830268238153723</text:p>
              </table:table-cell>
              <table:table-cell office:value-type="float" office:value="3.65381623639001">
                <text:p>3.65381623639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814248565171">
                <text:p>1.59814248565171</text:p>
              </table:table-cell>
              <table:table-cell office:value-type="float" office:value="2.46604255835215">
                <text:p>2.466042558352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7398846993844">
                <text:p>1.07398846993844</text:p>
              </table:table-cell>
              <table:table-cell office:value-type="float" office:value="3.63085012965732">
                <text:p>3.63085012965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1161170320378">
                <text:p>1.11161170320378</text:p>
              </table:table-cell>
              <table:table-cell office:value-type="float" office:value="2.9232658677631">
                <text:p>2.9232658677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1331571340561">
                <text:p>0.841331571340561</text:p>
              </table:table-cell>
              <table:table-cell office:value-type="float" office:value="2.88102633423275">
                <text:p>2.88102633423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3318131168683">
                <text:p>0.633318131168683</text:p>
              </table:table-cell>
              <table:table-cell office:value-type="float" office:value="2.26447411378225">
                <text:p>2.26447411378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07716231379244">
                <text:p>0.807716231379244</text:p>
              </table:table-cell>
              <table:table-cell office:value-type="float" office:value="4.34088833464517">
                <text:p>4.34088833464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3795518014166">
                <text:p>0.883795518014166</text:p>
              </table:table-cell>
              <table:table-cell office:value-type="float" office:value="2.57890288035075">
                <text:p>2.578902880350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9385408759117">
                <text:p>0.929385408759117</text:p>
              </table:table-cell>
              <table:table-cell office:value-type="float" office:value="2.87886898385154">
                <text:p>2.87886898385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6638299574455">
                <text:p>1.16638299574455</text:p>
              </table:table-cell>
              <table:table-cell office:value-type="float" office:value="2.85354340076447">
                <text:p>2.85354340076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4706144498454">
                <text:p>0.654706144498454</text:p>
              </table:table-cell>
              <table:table-cell office:value-type="float" office:value="3.01955054203669">
                <text:p>3.019550542036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8408487902747">
                <text:p>0.868408487902747</text:p>
              </table:table-cell>
              <table:table-cell office:value-type="float" office:value="2.57536041074329">
                <text:p>2.57536041074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7013704230388">
                <text:p>0.497013704230388</text:p>
              </table:table-cell>
              <table:table-cell office:value-type="float" office:value="4.09241474999322">
                <text:p>4.092414749993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2454598314232">
                <text:p>0.762454598314232</text:p>
              </table:table-cell>
              <table:table-cell office:value-type="float" office:value="3.20911234617233">
                <text:p>3.20911234617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11809285895692">
                <text:p>0.911809285895692</text:p>
              </table:table-cell>
              <table:table-cell office:value-type="float" office:value="1.72313864363564">
                <text:p>1.72313864363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6971906158659">
                <text:p>0.936971906158659</text:p>
              </table:table-cell>
              <table:table-cell office:value-type="float" office:value="2.7438472310702">
                <text:p>2.7438472310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644715047545">
                <text:p>1.00644715047545</text:p>
              </table:table-cell>
              <table:table-cell office:value-type="float" office:value="2.51393993695577">
                <text:p>2.51393993695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0758056938648">
                <text:p>0.690758056938648</text:p>
              </table:table-cell>
              <table:table-cell office:value-type="float" office:value="1.81552103492949">
                <text:p>1.815521034929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6377062035931">
                <text:p>0.506377062035931</text:p>
              </table:table-cell>
              <table:table-cell office:value-type="float" office:value="1.91078960233265">
                <text:p>1.91078960233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6537822898891">
                <text:p>0.946537822898891</text:p>
              </table:table-cell>
              <table:table-cell office:value-type="float" office:value="1.98557104335891">
                <text:p>1.985571043358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53787762423356">
                <text:p>0.853787762423356</text:p>
              </table:table-cell>
              <table:table-cell office:value-type="float" office:value="4.03567330042521">
                <text:p>4.035673300425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1926601893372">
                <text:p>0.671926601893372</text:p>
              </table:table-cell>
              <table:table-cell office:value-type="float" office:value="2.34645917680528">
                <text:p>2.346459176805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00020502424902">
                <text:p>0.700020502424902</text:p>
              </table:table-cell>
              <table:table-cell office:value-type="float" office:value="2.42902446124289">
                <text:p>2.42902446124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5180653797256">
                <text:p>0.385180653797256</text:p>
              </table:table-cell>
              <table:table-cell office:value-type="float" office:value="3.34542444679472">
                <text:p>3.345424446794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2323571625683">
                <text:p>0.82323571625683</text:p>
              </table:table-cell>
              <table:table-cell office:value-type="float" office:value="3.21967866023382">
                <text:p>3.21967866023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0913809123967">
                <text:p>0.520913809123967</text:p>
              </table:table-cell>
              <table:table-cell office:value-type="float" office:value="2.41097498602337">
                <text:p>2.41097498602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6242983986934">
                <text:p>0.86242983986934</text:p>
              </table:table-cell>
              <table:table-cell office:value-type="float" office:value="4.30387901597553">
                <text:p>4.303879015975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2989022466871">
                <text:p>1.32989022466871</text:p>
              </table:table-cell>
              <table:table-cell office:value-type="float" office:value="3.14436670144399">
                <text:p>3.14436670144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635860145092">
                <text:p>1.07635860145092</text:p>
              </table:table-cell>
              <table:table-cell office:value-type="float" office:value="2.15690706504716">
                <text:p>2.15690706504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25186082886325">
                <text:p>0.825186082886325</text:p>
              </table:table-cell>
              <table:table-cell office:value-type="float" office:value="1.49439010686345">
                <text:p>1.49439010686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82268587251504">
                <text:p>0.682268587251504</text:p>
              </table:table-cell>
              <table:table-cell office:value-type="float" office:value="4.00002619293001">
                <text:p>4.00002619293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9103859000736">
                <text:p>0.539103859000736</text:p>
              </table:table-cell>
              <table:table-cell office:value-type="float" office:value="2.82431421014998">
                <text:p>2.82431421014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3715971757968">
                <text:p>0.463715971757968</text:p>
              </table:table-cell>
              <table:table-cell office:value-type="float" office:value="2.60894203186035">
                <text:p>2.608942031860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2995429800616">
                <text:p>0.732995429800616</text:p>
              </table:table-cell>
              <table:table-cell office:value-type="float" office:value="2.14433933297793">
                <text:p>2.14433933297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80871872272756">
                <text:p>0.780871872272756</text:p>
              </table:table-cell>
              <table:table-cell office:value-type="float" office:value="2.48862919542525">
                <text:p>2.488629195425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7596590568622">
                <text:p>0.687596590568622</text:p>
              </table:table-cell>
              <table:table-cell office:value-type="float" office:value="3.18668886025747">
                <text:p>3.186688860257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7753271766835">
                <text:p>1.37753271766835</text:p>
              </table:table-cell>
              <table:table-cell office:value-type="float" office:value="2.00344140662087">
                <text:p>2.00344140662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5151269700792">
                <text:p>0.535151269700792</text:p>
              </table:table-cell>
              <table:table-cell office:value-type="float" office:value="2.14216805166668">
                <text:p>2.14216805166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4063891197244">
                <text:p>0.284063891197244</text:p>
              </table:table-cell>
              <table:table-cell office:value-type="float" office:value="2.63851447900136">
                <text:p>2.638514479001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1186123291651">
                <text:p>0.521186123291651</text:p>
              </table:table-cell>
              <table:table-cell office:value-type="float" office:value="2.20568729109234">
                <text:p>2.205687291092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1087860100799">
                <text:p>1.01087860100799</text:p>
              </table:table-cell>
              <table:table-cell office:value-type="float" office:value="3.32306362522973">
                <text:p>3.323063625229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42602327507403">
                <text:p>0.442602327507403</text:p>
              </table:table-cell>
              <table:table-cell office:value-type="float" office:value="1.97912540369564">
                <text:p>1.97912540369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41864152211282">
                <text:p>0.641864152211282</text:p>
              </table:table-cell>
              <table:table-cell office:value-type="float" office:value="1.82564830117755">
                <text:p>1.825648301177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72604953083727">
                <text:p>0.772604953083727</text:p>
              </table:table-cell>
              <table:table-cell office:value-type="float" office:value="3.09254625108507">
                <text:p>3.09254625108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57757157252895">
                <text:p>0.657757157252895</text:p>
              </table:table-cell>
              <table:table-cell office:value-type="float" office:value="1.58282083935208">
                <text:p>1.58282083935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0344373765919">
                <text:p>0.210344373765919</text:p>
              </table:table-cell>
              <table:table-cell office:value-type="float" office:value="1.98015528917313">
                <text:p>1.98015528917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2647736105654">
                <text:p>0.442647736105654</text:p>
              </table:table-cell>
              <table:table-cell office:value-type="float" office:value="2.23234189218945">
                <text:p>2.232341892189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4942740350962">
                <text:p>0.544942740350962</text:p>
              </table:table-cell>
              <table:table-cell office:value-type="float" office:value="1.48244651820925">
                <text:p>1.482446518209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4975605408351">
                <text:p>0.714975605408351</text:p>
              </table:table-cell>
              <table:table-cell office:value-type="float" office:value="1.72712326712079">
                <text:p>1.72712326712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05431535094976">
                <text:p>0.405431535094976</text:p>
              </table:table-cell>
              <table:table-cell office:value-type="float" office:value="3.19808710945977">
                <text:p>3.198087109459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6780979099373">
                <text:p>0.56780979099373</text:p>
              </table:table-cell>
              <table:table-cell office:value-type="float" office:value="2.55428965886434">
                <text:p>2.554289658864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8981551035411">
                <text:p>0.388981551035411</text:p>
              </table:table-cell>
              <table:table-cell office:value-type="float" office:value="2.09382481707467">
                <text:p>2.093824817074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0444328830474">
                <text:p>0.60444328830474</text:p>
              </table:table-cell>
              <table:table-cell office:value-type="float" office:value="2.58478900459078">
                <text:p>2.584789004590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8373416579432">
                <text:p>0.488373416579432</text:p>
              </table:table-cell>
              <table:table-cell office:value-type="float" office:value="2.53012035952674">
                <text:p>2.530120359526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249713258611">
                <text:p>0.567249713258611</text:p>
              </table:table-cell>
              <table:table-cell office:value-type="float" office:value="1.3549659649531">
                <text:p>1.35496596495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784562278125">
                <text:p>0.51784562278125</text:p>
              </table:table-cell>
              <table:table-cell office:value-type="float" office:value="2.22097231282128">
                <text:p>2.22097231282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9596977200773">
                <text:p>0.619596977200773</text:p>
              </table:table-cell>
              <table:table-cell office:value-type="float" office:value="2.24166760842005">
                <text:p>2.24166760842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95821669490801">
                <text:p>0.495821669490801</text:p>
              </table:table-cell>
              <table:table-cell office:value-type="float" office:value="2.44263303942151">
                <text:p>2.44263303942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5707978912526">
                <text:p>0.305707978912526</text:p>
              </table:table-cell>
              <table:table-cell office:value-type="float" office:value="1.51452165842056">
                <text:p>1.514521658420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1483111116621">
                <text:p>0.381483111116621</text:p>
              </table:table-cell>
              <table:table-cell office:value-type="float" office:value="1.54025521874428">
                <text:p>1.540255218744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779135208163">
                <text:p>0.29779135208163</text:p>
              </table:table-cell>
              <table:table-cell office:value-type="float" office:value="1.61042255659898">
                <text:p>1.61042255659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0855781916115">
                <text:p>0.530855781916115</text:p>
              </table:table-cell>
              <table:table-cell office:value-type="float" office:value="2.37064238886038">
                <text:p>2.370642388860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1133777093556">
                <text:p>0.691133777093556</text:p>
              </table:table-cell>
              <table:table-cell office:value-type="float" office:value="2.25772555669149">
                <text:p>2.257725556691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743271354172">
                <text:p>0.59743271354172</text:p>
              </table:table-cell>
              <table:table-cell office:value-type="float" office:value="1.38273730211788">
                <text:p>1.38273730211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17860155242185">
                <text:p>0.517860155242185</text:p>
              </table:table-cell>
              <table:table-cell office:value-type="float" office:value="2.4347370846404">
                <text:p>2.4347370846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7128141977721">
                <text:p>0.537128141977721</text:p>
              </table:table-cell>
              <table:table-cell office:value-type="float" office:value="1.72737176219622">
                <text:p>1.727371762196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862686517338">
                <text:p>0.53862686517338</text:p>
              </table:table-cell>
              <table:table-cell office:value-type="float" office:value="3.16089703639348">
                <text:p>3.160897036393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5369227462345">
                <text:p>0.455369227462345</text:p>
              </table:table-cell>
              <table:table-cell office:value-type="float" office:value="2.34719079401758">
                <text:p>2.347190794017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4342068947024">
                <text:p>0.424342068947024</text:p>
              </table:table-cell>
              <table:table-cell office:value-type="float" office:value="2.01499691274431">
                <text:p>2.014996912744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5568386721942">
                <text:p>0.165568386721942</text:p>
              </table:table-cell>
              <table:table-cell office:value-type="float" office:value="1.78038819465372">
                <text:p>1.78038819465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7451026009189">
                <text:p>0.487451026009189</text:p>
              </table:table-cell>
              <table:table-cell office:value-type="float" office:value="1.88302977548705">
                <text:p>1.883029775487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29685113786">
                <text:p>0.3529685113786</text:p>
              </table:table-cell>
              <table:table-cell office:value-type="float" office:value="2.57215485804611">
                <text:p>2.572154858046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7448267630405">
                <text:p>0.367448267630405</text:p>
              </table:table-cell>
              <table:table-cell office:value-type="float" office:value="3.89608330445157">
                <text:p>3.896083304451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0124834966328">
                <text:p>0.330124834966328</text:p>
              </table:table-cell>
              <table:table-cell office:value-type="float" office:value="2.80373662379053">
                <text:p>2.80373662379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7904138697518">
                <text:p>0.337904138697518</text:p>
              </table:table-cell>
              <table:table-cell office:value-type="float" office:value="2.61731974283854">
                <text:p>2.617319742838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06185534513659">
                <text:p>0.506185534513659</text:p>
              </table:table-cell>
              <table:table-cell office:value-type="float" office:value="1.72241322530641">
                <text:p>1.722413225306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6161094754934">
                <text:p>0.376161094754934</text:p>
              </table:table-cell>
              <table:table-cell office:value-type="float" office:value="1.78393110798465">
                <text:p>1.78393110798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4354942010509">
                <text:p>0.104354942010509</text:p>
              </table:table-cell>
              <table:table-cell office:value-type="float" office:value="1.85633227891392">
                <text:p>1.85633227891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4097643072407">
                <text:p>0.334097643072407</text:p>
              </table:table-cell>
              <table:table-cell office:value-type="float" office:value="0.984398911396662">
                <text:p>0.9843989113966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1911934374107">
                <text:p>0.681911934374107</text:p>
              </table:table-cell>
              <table:table-cell office:value-type="float" office:value="2.51182480653127">
                <text:p>2.511824806531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3901432876786">
                <text:p>0.573901432876786</text:p>
              </table:table-cell>
              <table:table-cell office:value-type="float" office:value="1.75759521457884">
                <text:p>1.75759521457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73019855490161">
                <text:p>0.173019855490161</text:p>
              </table:table-cell>
              <table:table-cell office:value-type="float" office:value="1.71894022408459">
                <text:p>1.71894022408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1828110044201">
                <text:p>0.631828110044201</text:p>
              </table:table-cell>
              <table:table-cell office:value-type="float" office:value="1.88970167769326">
                <text:p>1.88970167769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2492738279204">
                <text:p>0.182492738279204</text:p>
              </table:table-cell>
              <table:table-cell office:value-type="float" office:value="1.87313165929582">
                <text:p>1.873131659295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2777688917186">
                <text:p>0.322777688917186</text:p>
              </table:table-cell>
              <table:table-cell office:value-type="float" office:value="1.30406786832545">
                <text:p>1.30406786832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7855701098839">
                <text:p>0.167855701098839</text:p>
              </table:table-cell>
              <table:table-cell office:value-type="float" office:value="1.54789978928036">
                <text:p>1.547899789280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6918082013726">
                <text:p>0.256918082013726</text:p>
              </table:table-cell>
              <table:table-cell office:value-type="float" office:value="1.25299696955416">
                <text:p>1.25299696955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6003732720597">
                <text:p>0.206003732720597</text:p>
              </table:table-cell>
              <table:table-cell office:value-type="float" office:value="1.08303024371465">
                <text:p>1.083030243714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86019352947672">
                <text:p>0.186019352947672</text:p>
              </table:table-cell>
              <table:table-cell office:value-type="float" office:value="0.736464481386874">
                <text:p>0.7364644813868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2008480359283">
                <text:p>0.422008480359283</text:p>
              </table:table-cell>
              <table:table-cell office:value-type="float" office:value="1.19837841639916">
                <text:p>1.198378416399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97598906233907">
                <text:p>0.197598906233907</text:p>
              </table:table-cell>
              <table:table-cell office:value-type="float" office:value="2.05836693942547">
                <text:p>2.05836693942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3975933545994">
                <text:p>0.363975933545994</text:p>
              </table:table-cell>
              <table:table-cell office:value-type="float" office:value="2.28308567570315">
                <text:p>2.283085675703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18376208552056">
                <text:p>0.318376208552056</text:p>
              </table:table-cell>
              <table:table-cell office:value-type="float" office:value="1.58502417471674">
                <text:p>1.585024174716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5877837327619">
                <text:p>0.195877837327619</text:p>
              </table:table-cell>
              <table:table-cell office:value-type="float" office:value="1.17805557035738">
                <text:p>1.17805557035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3262428351574">
                <text:p>0.133262428351574</text:p>
              </table:table-cell>
              <table:table-cell office:value-type="float" office:value="1.57789931529098">
                <text:p>1.57789931529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1132898881204">
                <text:p>0.301132898881204</text:p>
              </table:table-cell>
              <table:table-cell office:value-type="float" office:value="1.61095640394423">
                <text:p>1.61095640394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31810129609787">
                <text:p>0.231810129609787</text:p>
              </table:table-cell>
              <table:table-cell office:value-type="float" office:value="0.932275015446875">
                <text:p>0.932275015446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54210663648943">
                <text:p>0.254210663648943</text:p>
              </table:table-cell>
              <table:table-cell office:value-type="float" office:value="1.50701681441731">
                <text:p>1.50701681441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7286497925719">
                <text:p>0.247286497925719</text:p>
              </table:table-cell>
              <table:table-cell office:value-type="float" office:value="1.71958111392127">
                <text:p>1.719581113921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3982355571869">
                <text:p>0.183982355571869</text:p>
              </table:table-cell>
              <table:table-cell office:value-type="float" office:value="1.93313952783744">
                <text:p>1.93313952783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1948084483544">
                <text:p>0.121948084483544</text:p>
              </table:table-cell>
              <table:table-cell office:value-type="float" office:value="2.22541740867827">
                <text:p>2.225417408678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5160876651191">
                <text:p>0.25160876651191</text:p>
              </table:table-cell>
              <table:table-cell office:value-type="float" office:value="1.36964473128319">
                <text:p>1.369644731283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0844136751774">
                <text:p>0.130844136751774</text:p>
              </table:table-cell>
              <table:table-cell office:value-type="float" office:value="2.03246327903536">
                <text:p>2.032463279035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0591851772947">
                <text:p>0.280591851772947</text:p>
              </table:table-cell>
              <table:table-cell office:value-type="float" office:value="1.29116239398718">
                <text:p>1.291162393987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9680287109481">
                <text:p>0.119680287109481</text:p>
              </table:table-cell>
              <table:table-cell office:value-type="float" office:value="2.47207305497593">
                <text:p>2.472073054975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7589114362167">
                <text:p>0.227589114362167</text:p>
              </table:table-cell>
              <table:table-cell office:value-type="float" office:value="1.78782432774703">
                <text:p>1.78782432774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2556178147594">
                <text:p>0.222556178147594</text:p>
              </table:table-cell>
              <table:table-cell office:value-type="float" office:value="0.73054072757562">
                <text:p>0.730540727575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0686460534732">
                <text:p>0.220686460534732</text:p>
              </table:table-cell>
              <table:table-cell office:value-type="float" office:value="2.08034165451924">
                <text:p>2.08034165451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0621650912282">
                <text:p>0.390621650912282</text:p>
              </table:table-cell>
              <table:table-cell office:value-type="float" office:value="1.36793175505267">
                <text:p>1.367931755052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17630440721081">
                <text:p>0.317630440721081</text:p>
              </table:table-cell>
              <table:table-cell office:value-type="float" office:value="1.746653119723">
                <text:p>1.7466531197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0572109826737">
                <text:p>0.60572109826737</text:p>
              </table:table-cell>
              <table:table-cell office:value-type="float" office:value="0.961676048321856">
                <text:p>0.961676048321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7792240103914">
                <text:p>0.137792240103914</text:p>
              </table:table-cell>
              <table:table-cell office:value-type="float" office:value="1.10410599286358">
                <text:p>1.104105992863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9180071221458">
                <text:p>0.149180071221458</text:p>
              </table:table-cell>
              <table:table-cell office:value-type="float" office:value="1.78178301619159">
                <text:p>1.78178301619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6584384933942">
                <text:p>0.106584384933942</text:p>
              </table:table-cell>
              <table:table-cell office:value-type="float" office:value="1.46708288043737">
                <text:p>1.467082880437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6333668563101">
                <text:p>0.286333668563101</text:p>
              </table:table-cell>
              <table:table-cell office:value-type="float" office:value="2.08206189320319">
                <text:p>2.082061893203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11551882057554">
                <text:p>0.311551882057554</text:p>
              </table:table-cell>
              <table:table-cell office:value-type="float" office:value="1.97627784228987">
                <text:p>1.976277842289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4398748746349">
                <text:p>0.284398748746349</text:p>
              </table:table-cell>
              <table:table-cell office:value-type="float" office:value="2.62973797404104">
                <text:p>2.629737974041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2797240590056">
                <text:p>0.382797240590056</text:p>
              </table:table-cell>
              <table:table-cell office:value-type="float" office:value="1.28592575920953">
                <text:p>1.285925759209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5805836517571">
                <text:p>0.525805836517571</text:p>
              </table:table-cell>
              <table:table-cell office:value-type="float" office:value="1.03279674301545">
                <text:p>1.032796743015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50655282795843">
                <text:p>0.350655282795843</text:p>
              </table:table-cell>
              <table:table-cell office:value-type="float" office:value="1.09856065859397">
                <text:p>1.098560658593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9317153936459">
                <text:p>0.149317153936459</text:p>
              </table:table-cell>
              <table:table-cell office:value-type="float" office:value="1.3501289602783">
                <text:p>1.35012896027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22977201350861">
                <text:p>0.222977201350861</text:p>
              </table:table-cell>
              <table:table-cell office:value-type="float" office:value="1.30686794552538">
                <text:p>1.306867945525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65856584803098">
                <text:p>0.165856584803098</text:p>
              </table:table-cell>
              <table:table-cell office:value-type="float" office:value="1.49978431355622">
                <text:p>1.499784313556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79958642149965">
                <text:p>0.179958642149965</text:p>
              </table:table-cell>
              <table:table-cell office:value-type="float" office:value="1.57975585675902">
                <text:p>1.579755856759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8961157124076">
                <text:p>0.148961157124076</text:p>
              </table:table-cell>
              <table:table-cell office:value-type="float" office:value="1.86082551711135">
                <text:p>1.86082551711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7026103924339">
                <text:p>0.067026103924339</text:p>
              </table:table-cell>
              <table:table-cell office:value-type="float" office:value="1.28980235796836">
                <text:p>1.289802357968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04274791996512">
                <text:p>0.404274791996512</text:p>
              </table:table-cell>
              <table:table-cell office:value-type="float" office:value="1.15163282884492">
                <text:p>1.15163282884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36732262383319">
                <text:p>0.336732262383319</text:p>
              </table:table-cell>
              <table:table-cell office:value-type="float" office:value="1.46825612833103">
                <text:p>1.46825612833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98714675216211">
                <text:p>0.0798714675216211</text:p>
              </table:table-cell>
              <table:table-cell office:value-type="float" office:value="1.18889076345497">
                <text:p>1.188890763454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60528052287797">
                <text:p>0.160528052287797</text:p>
              </table:table-cell>
              <table:table-cell office:value-type="float" office:value="0.816361340383689">
                <text:p>0.816361340383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6160121920208">
                <text:p>0.136160121920208</text:p>
              </table:table-cell>
              <table:table-cell office:value-type="float" office:value="0.978659373604589">
                <text:p>0.9786593736045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74501301410298">
                <text:p>0.174501301410298</text:p>
              </table:table-cell>
              <table:table-cell office:value-type="float" office:value="1.18362120414774">
                <text:p>1.183621204147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86528526546641">
                <text:p>0.0786528526546641</text:p>
              </table:table-cell>
              <table:table-cell office:value-type="float" office:value="1.24464093645414">
                <text:p>1.244640936454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1735313042171">
                <text:p>0.331735313042171</text:p>
              </table:table-cell>
              <table:table-cell office:value-type="float" office:value="1.36157788336277">
                <text:p>1.361577883362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33562851800687">
                <text:p>0.133562851800687</text:p>
              </table:table-cell>
              <table:table-cell office:value-type="float" office:value="1.3710496491856">
                <text:p>1.37104964918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0609331482814">
                <text:p>0.170609331482814</text:p>
              </table:table-cell>
              <table:table-cell office:value-type="float" office:value="0.874372365987963">
                <text:p>0.8743723659879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9936343389046">
                <text:p>0.0289936343389046</text:p>
              </table:table-cell>
              <table:table-cell office:value-type="float" office:value="0.995900554789437">
                <text:p>0.9959005547894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0672707065112">
                <text:p>0.100672707065112</text:p>
              </table:table-cell>
              <table:table-cell office:value-type="float" office:value="1.43151125560204">
                <text:p>1.431511255602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24010515192317">
                <text:p>0.124010515192317</text:p>
              </table:table-cell>
              <table:table-cell office:value-type="float" office:value="2.53995965917905">
                <text:p>2.539959659179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3066237366034">
                <text:p>0.333066237366034</text:p>
              </table:table-cell>
              <table:table-cell office:value-type="float" office:value="1.02061434090137">
                <text:p>1.020614340901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60796817630116">
                <text:p>0.360796817630116</text:p>
              </table:table-cell>
              <table:table-cell office:value-type="float" office:value="1.26089998251862">
                <text:p>1.260899982518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79247277178284">
                <text:p>0.579247277178284</text:p>
              </table:table-cell>
              <table:table-cell office:value-type="float" office:value="1.21780416907536">
                <text:p>1.217804169075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09424227688255">
                <text:p>0.409424227688255</text:p>
              </table:table-cell>
              <table:table-cell office:value-type="float" office:value="1.01914711379343">
                <text:p>1.019147113793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86440109482242">
                <text:p>0.186440109482242</text:p>
              </table:table-cell>
              <table:table-cell office:value-type="float" office:value="1.28207062060634">
                <text:p>1.282070620606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20529210950351">
                <text:p>0.320529210950351</text:p>
              </table:table-cell>
              <table:table-cell office:value-type="float" office:value="1.02548782610231">
                <text:p>1.025487826102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3255678024143">
                <text:p>0.163255678024143</text:p>
              </table:table-cell>
              <table:table-cell office:value-type="float" office:value="1.1220108581086">
                <text:p>1.12201085810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5677479153706">
                <text:p>0.105677479153706</text:p>
              </table:table-cell>
              <table:table-cell office:value-type="float" office:value="1.33635059081846">
                <text:p>1.336350590818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1848966275963">
                <text:p>0.131848966275963</text:p>
              </table:table-cell>
              <table:table-cell office:value-type="float" office:value="0.89345920810269">
                <text:p>0.893459208102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99326346783588">
                <text:p>0.199326346783588</text:p>
              </table:table-cell>
              <table:table-cell office:value-type="float" office:value="2.4909942679935">
                <text:p>2.49099426799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1687203646741">
                <text:p>0.11687203646741</text:p>
              </table:table-cell>
              <table:table-cell office:value-type="float" office:value="1.99455145622293">
                <text:p>1.994551456222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25265784996251">
                <text:p>0.425265784996251</text:p>
              </table:table-cell>
              <table:table-cell office:value-type="float" office:value="1.20595173372163">
                <text:p>1.20595173372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66168425377044">
                <text:p>0.266168425377044</text:p>
              </table:table-cell>
              <table:table-cell office:value-type="float" office:value="1.98069081207116">
                <text:p>1.98069081207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5741186007443">
                <text:p>0.235741186007443</text:p>
              </table:table-cell>
              <table:table-cell office:value-type="float" office:value="0.688259410361449">
                <text:p>0.6882594103614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84885068144649">
                <text:p>0.484885068144649</text:p>
              </table:table-cell>
              <table:table-cell office:value-type="float" office:value="0.965519754423036">
                <text:p>0.9655197544230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56421869724161">
                <text:p>0.0256421869724161</text:p>
              </table:table-cell>
              <table:table-cell office:value-type="float" office:value="1.29897835416098">
                <text:p>1.298978354160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87187680333025">
                <text:p>0.0387187680333025</text:p>
              </table:table-cell>
              <table:table-cell office:value-type="float" office:value="1.677167310069">
                <text:p>1.6771673100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22766341693285">
                <text:p>0.0222766341693285</text:p>
              </table:table-cell>
              <table:table-cell office:value-type="float" office:value="0.854804469893376">
                <text:p>0.8548044698933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52613795714246">
                <text:p>0.0252613795714246</text:p>
              </table:table-cell>
              <table:table-cell office:value-type="float" office:value="1.03958955862456">
                <text:p>1.039589558624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61613239179779">
                <text:p>0.0561613239179779</text:p>
              </table:table-cell>
              <table:table-cell office:value-type="float" office:value="0.961864111324151">
                <text:p>0.9618641113241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4497188939713">
                <text:p>0.234497188939713</text:p>
              </table:table-cell>
              <table:table-cell office:value-type="float" office:value="1.56163159054187">
                <text:p>1.561631590541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81912213447504">
                <text:p>0.181912213447504</text:p>
              </table:table-cell>
              <table:table-cell office:value-type="float" office:value="1.84319667518139">
                <text:p>1.843196675181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20747573011451">
                <text:p>0.0520747573011451</text:p>
              </table:table-cell>
              <table:table-cell office:value-type="float" office:value="1.06011963397678">
                <text:p>1.060119633976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99349029036239">
                <text:p>0.499349029036239</text:p>
              </table:table-cell>
              <table:table-cell office:value-type="float" office:value="1.26124700821108">
                <text:p>1.261247008211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767935461675127">
                <text:p>0.0767935461675127</text:p>
              </table:table-cell>
              <table:table-cell office:value-type="float" office:value="1.81004990471734">
                <text:p>1.810049904717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38537500198517">
                <text:p>0.238537500198517</text:p>
              </table:table-cell>
              <table:table-cell office:value-type="float" office:value="1.11367987593015">
                <text:p>1.113679875930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23855780437589">
                <text:p>0.223855780437589</text:p>
              </table:table-cell>
              <table:table-cell office:value-type="float" office:value="1.57347363709576">
                <text:p>1.573473637095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16345367787613">
                <text:p>0.316345367787613</text:p>
              </table:table-cell>
              <table:table-cell office:value-type="float" office:value="1.53553075508939">
                <text:p>1.53553075508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22556345568349">
                <text:p>0.0822556345568349</text:p>
              </table:table-cell>
              <table:table-cell office:value-type="float" office:value="0.897563744336367">
                <text:p>0.8975637443363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42264746595174">
                <text:p>0.142264746595174</text:p>
              </table:table-cell>
              <table:table-cell office:value-type="float" office:value="0.646046755835414">
                <text:p>0.6460467558354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13313454688371">
                <text:p>0.113313454688371</text:p>
              </table:table-cell>
              <table:table-cell office:value-type="float" office:value="1.31976759350962">
                <text:p>1.31976759350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51436029467732">
                <text:p>0.151436029467732</text:p>
              </table:table-cell>
              <table:table-cell office:value-type="float" office:value="0.910046990753876">
                <text:p>0.910046990753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5025561885494">
                <text:p>0.435025561885494</text:p>
              </table:table-cell>
              <table:table-cell office:value-type="float" office:value="2.09735770026843">
                <text:p>2.097357700268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15303888233999">
                <text:p>0.0715303888233999</text:p>
              </table:table-cell>
              <table:table-cell office:value-type="float" office:value="1.51763248422907">
                <text:p>1.517632484229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21775054566873">
                <text:p>0.121775054566873</text:p>
              </table:table-cell>
              <table:table-cell office:value-type="float" office:value="0.849130648705694">
                <text:p>0.8491306487056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3765267060242">
                <text:p>0.113765267060242</text:p>
              </table:table-cell>
              <table:table-cell office:value-type="float" office:value="1.97889471343822">
                <text:p>1.978894713438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16675637113965">
                <text:p>0.416675637113965</text:p>
              </table:table-cell>
              <table:table-cell office:value-type="float" office:value="1.81518575383557">
                <text:p>1.815185753835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4371002496531">
                <text:p>0.114371002496531</text:p>
              </table:table-cell>
              <table:table-cell office:value-type="float" office:value="1.2510901172128">
                <text:p>1.25109011721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7853157963707">
                <text:p>0.177853157963707</text:p>
              </table:table-cell>
              <table:table-cell office:value-type="float" office:value="1.84059016944634">
                <text:p>1.840590169446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18477978722917">
                <text:p>0.0818477978722917</text:p>
              </table:table-cell>
              <table:table-cell office:value-type="float" office:value="1.04503317508433">
                <text:p>1.045033175084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9590024131661">
                <text:p>0.429590024131661</text:p>
              </table:table-cell>
              <table:table-cell office:value-type="float" office:value="0.633994302091499">
                <text:p>0.6339943020914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38816227893242">
                <text:p>0.238816227893242</text:p>
              </table:table-cell>
              <table:table-cell office:value-type="float" office:value="1.24107813917928">
                <text:p>1.24107813917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0214907350019">
                <text:p>0.260214907350019</text:p>
              </table:table-cell>
              <table:table-cell office:value-type="float" office:value="2.26305081322789">
                <text:p>2.263050813227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52003586457835">
                <text:p>0.0552003586457835</text:p>
              </table:table-cell>
              <table:table-cell office:value-type="float" office:value="1.69456634608408">
                <text:p>1.694566346084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10832415210704">
                <text:p>0.0610832415210704</text:p>
              </table:table-cell>
              <table:table-cell office:value-type="float" office:value="1.44868592141817">
                <text:p>1.448685921418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63962359669515">
                <text:p>0.0663962359669515</text:p>
              </table:table-cell>
              <table:table-cell office:value-type="float" office:value="1.13870127840589">
                <text:p>1.13870127840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95538006671187">
                <text:p>0.195538006671187</text:p>
              </table:table-cell>
              <table:table-cell office:value-type="float" office:value="1.59870238457289">
                <text:p>1.598702384572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36690988282984">
                <text:p>0.136690988282984</text:p>
              </table:table-cell>
              <table:table-cell office:value-type="float" office:value="2.10674947831366">
                <text:p>2.106749478313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80074564915978">
                <text:p>0.0580074564915978</text:p>
              </table:table-cell>
              <table:table-cell office:value-type="float" office:value="1.72267785833942">
                <text:p>1.722677858339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14809466541434">
                <text:p>0.214809466541434</text:p>
              </table:table-cell>
              <table:table-cell office:value-type="float" office:value="0.935451500117779">
                <text:p>0.9354515001177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96973588964384">
                <text:p>0.0196973588964384</text:p>
              </table:table-cell>
              <table:table-cell office:value-type="float" office:value="0.814645630204015">
                <text:p>0.814645630204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5031257747776">
                <text:p>0.265031257747776</text:p>
              </table:table-cell>
              <table:table-cell office:value-type="float" office:value="0.799313489347696">
                <text:p>0.799313489347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751236107187449">
                <text:p>0.0751236107187449</text:p>
              </table:table-cell>
              <table:table-cell office:value-type="float" office:value="0.719201213990649">
                <text:p>0.7192012139906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29195417717306">
                <text:p>0.129195417717306</text:p>
              </table:table-cell>
              <table:table-cell office:value-type="float" office:value="0.692986879497767">
                <text:p>0.6929868794977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77934465153764">
                <text:p>0.177934465153764</text:p>
              </table:table-cell>
              <table:table-cell office:value-type="float" office:value="0.614108766739567">
                <text:p>0.6141087667395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853008165852063">
                <text:p>0.0853008165852063</text:p>
              </table:table-cell>
              <table:table-cell office:value-type="float" office:value="0.913556770318084">
                <text:p>0.913556770318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18875465624862">
                <text:p>0.0518875465624862</text:p>
              </table:table-cell>
              <table:table-cell office:value-type="float" office:value="1.02499735520946">
                <text:p>1.024997355209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4082835082793">
                <text:p>0.154082835082793</text:p>
              </table:table-cell>
              <table:table-cell office:value-type="float" office:value="1.08504578874757">
                <text:p>1.085045788747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2215829593026">
                <text:p>0.0272215829593026</text:p>
              </table:table-cell>
              <table:table-cell office:value-type="float" office:value="1.1069356844657">
                <text:p>1.10693568446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539859070623707">
                <text:p>0.0539859070623707</text:p>
              </table:table-cell>
              <table:table-cell office:value-type="float" office:value="0.969979367736313">
                <text:p>0.9699793677363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10704478437805">
                <text:p>0.0310704478437805</text:p>
              </table:table-cell>
              <table:table-cell office:value-type="float" office:value="1.10477347144236">
                <text:p>1.104773471442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41927906674229">
                <text:p>0.141927906674229</text:p>
              </table:table-cell>
              <table:table-cell office:value-type="float" office:value="1.8519434750908">
                <text:p>1.85194347509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542382396007371">
                <text:p>0.0542382396007371</text:p>
              </table:table-cell>
              <table:table-cell office:value-type="float" office:value="1.56811127066612">
                <text:p>1.568111270666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769916844243805">
                <text:p>0.00769916844243805</text:p>
              </table:table-cell>
              <table:table-cell office:value-type="float" office:value="0.78735530252258">
                <text:p>0.787355302522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08502503052457">
                <text:p>0.408502503052457</text:p>
              </table:table-cell>
              <table:table-cell office:value-type="float" office:value="1.32859789124793">
                <text:p>1.328597891247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7579762031221">
                <text:p>0.127579762031221</text:p>
              </table:table-cell>
              <table:table-cell office:value-type="float" office:value="1.41834235957099">
                <text:p>1.418342359570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88106847523401">
                <text:p>0.0588106847523401</text:p>
              </table:table-cell>
              <table:table-cell office:value-type="float" office:value="1.07287735823128">
                <text:p>1.072877358231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4785884180779">
                <text:p>0.104785884180779</text:p>
              </table:table-cell>
              <table:table-cell office:value-type="float" office:value="0.551543000671599">
                <text:p>0.5515430006715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61968865788852">
                <text:p>0.0961968865788852</text:p>
              </table:table-cell>
              <table:table-cell office:value-type="float" office:value="0.355113876569602">
                <text:p>0.355113876569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11919423301394">
                <text:p>0.0411919423301394</text:p>
              </table:table-cell>
              <table:table-cell office:value-type="float" office:value="0.391095540175835">
                <text:p>0.3910955401758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57664824215074">
                <text:p>0.0257664824215074</text:p>
              </table:table-cell>
              <table:table-cell office:value-type="float" office:value="0.675306151310603">
                <text:p>0.6753061513106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20826175839951">
                <text:p>0.0220826175839951</text:p>
              </table:table-cell>
              <table:table-cell office:value-type="float" office:value="1.25903696815173">
                <text:p>1.259036968151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61482226354484">
                <text:p>0.00361482226354484</text:p>
              </table:table-cell>
              <table:table-cell office:value-type="float" office:value="0.711264822632074">
                <text:p>0.7112648226320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2221942778625">
                <text:p>0.12221942778625</text:p>
              </table:table-cell>
              <table:table-cell office:value-type="float" office:value="1.5005611549649">
                <text:p>1.50056115496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6095452686228">
                <text:p>0.106095452686228</text:p>
              </table:table-cell>
              <table:table-cell office:value-type="float" office:value="0.8845983670714">
                <text:p>0.88459836707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8276074482128">
                <text:p>0.068276074482128</text:p>
              </table:table-cell>
              <table:table-cell office:value-type="float" office:value="1.13774029310379">
                <text:p>1.137740293103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40852609794173">
                <text:p>0.0240852609794173</text:p>
              </table:table-cell>
              <table:table-cell office:value-type="float" office:value="0.635328690443809">
                <text:p>0.6353286904438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67497221377885">
                <text:p>0.0567497221377885</text:p>
              </table:table-cell>
              <table:table-cell office:value-type="float" office:value="0.414485255308035">
                <text:p>0.4144852553080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968180477826132">
                <text:p>0.00968180477826132</text:p>
              </table:table-cell>
              <table:table-cell office:value-type="float" office:value="0.35852790872256">
                <text:p>0.358527908722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34580829496392">
                <text:p>0.0334580829496392</text:p>
              </table:table-cell>
              <table:table-cell office:value-type="float" office:value="0.478122016932401">
                <text:p>0.478122016932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06016676254674">
                <text:p>0.0206016676254674</text:p>
              </table:table-cell>
              <table:table-cell office:value-type="float" office:value="1.37836539548718">
                <text:p>1.37836539548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8788404674787">
                <text:p>0.118788404674787</text:p>
              </table:table-cell>
              <table:table-cell office:value-type="float" office:value="1.828718011164">
                <text:p>1.8287180111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36699223929706">
                <text:p>0.136699223929706</text:p>
              </table:table-cell>
              <table:table-cell office:value-type="float" office:value="1.33656589500606">
                <text:p>1.336565895006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234348406653">
                <text:p>0.37234348406653</text:p>
              </table:table-cell>
              <table:table-cell office:value-type="float" office:value="1.11350742029026">
                <text:p>1.11350742029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82959081258418">
                <text:p>0.282959081258418</text:p>
              </table:table-cell>
              <table:table-cell office:value-type="float" office:value="1.56682498396064">
                <text:p>1.566824983960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94744363742777">
                <text:p>0.0894744363742777</text:p>
              </table:table-cell>
              <table:table-cell office:value-type="float" office:value="1.82955102322416">
                <text:p>1.829551023224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15133323512661">
                <text:p>0.115133323512661</text:p>
              </table:table-cell>
              <table:table-cell office:value-type="float" office:value="2.87436698760009">
                <text:p>2.874366987600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672286077169702">
                <text:p>0.0672286077169702</text:p>
              </table:table-cell>
              <table:table-cell office:value-type="float" office:value="1.65708788235982">
                <text:p>1.657087882359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0208734132272">
                <text:p>0.120208734132272</text:p>
              </table:table-cell>
              <table:table-cell office:value-type="float" office:value="2.04962145754447">
                <text:p>2.049621457544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31433701636787">
                <text:p>0.231433701636787</text:p>
              </table:table-cell>
              <table:table-cell office:value-type="float" office:value="3.9031289276253">
                <text:p>3.90312892762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20307311457064">
                <text:p>0.0220307311457064</text:p>
              </table:table-cell>
              <table:table-cell office:value-type="float" office:value="0.983026501308713">
                <text:p>0.9830265013087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49737336772442">
                <text:p>0.0249737336772442</text:p>
              </table:table-cell>
              <table:table-cell office:value-type="float" office:value="0.534114447422326">
                <text:p>0.5341144474223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642646470029528">
                <text:p>0.0642646470029528</text:p>
              </table:table-cell>
              <table:table-cell office:value-type="float" office:value="0.696056549851265">
                <text:p>0.6960565498512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84631981445839">
                <text:p>0.384631981445839</text:p>
              </table:table-cell>
              <table:table-cell office:value-type="float" office:value="1.01642365484602">
                <text:p>1.016423654846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136817673894">
                <text:p>0.124136817673894</text:p>
              </table:table-cell>
              <table:table-cell office:value-type="float" office:value="0.893528360459539">
                <text:p>0.8935283604595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930194683411779">
                <text:p>0.0930194683411779</text:p>
              </table:table-cell>
              <table:table-cell office:value-type="float" office:value="0.625618909899559">
                <text:p>0.6256189098995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568081360284446">
                <text:p>0.00568081360284446</text:p>
              </table:table-cell>
              <table:table-cell office:value-type="float" office:value="1.86893571261317">
                <text:p>1.868935712613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28827229232734">
                <text:p>0.0128827229232734</text:p>
              </table:table-cell>
              <table:table-cell office:value-type="float" office:value="0.671153678972688">
                <text:p>0.6711536789726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83028860832565">
                <text:p>0.183028860832565</text:p>
              </table:table-cell>
              <table:table-cell office:value-type="float" office:value="3.62696497100923">
                <text:p>3.626964971009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24283451919392">
                <text:p>0.0724283451919392</text:p>
              </table:table-cell>
              <table:table-cell office:value-type="float" office:value="1.88618344994676">
                <text:p>1.886183449946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32640027342778">
                <text:p>0.332640027342778</text:p>
              </table:table-cell>
              <table:table-cell office:value-type="float" office:value="0.476744992865457">
                <text:p>0.4767449928654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3702116524542">
                <text:p>0.193702116524542</text:p>
              </table:table-cell>
              <table:table-cell office:value-type="float" office:value="0.366937520499859">
                <text:p>0.366937520499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685799086867418">
                <text:p>0.0685799086867418</text:p>
              </table:table-cell>
              <table:table-cell office:value-type="float" office:value="0.207616982567641">
                <text:p>0.2076169825676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21090919349808">
                <text:p>0.421090919349808</text:p>
              </table:table-cell>
              <table:table-cell office:value-type="float" office:value="0.275121784148117">
                <text:p>0.2751217841481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55412652506493">
                <text:p>0.0755412652506493</text:p>
              </table:table-cell>
              <table:table-cell office:value-type="float" office:value="0.844169717902938">
                <text:p>0.844169717902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788408835522003">
                <text:p>0.0788408835522003</text:p>
              </table:table-cell>
              <table:table-cell office:value-type="float" office:value="0.538898136363261">
                <text:p>0.538898136363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900946654275888">
                <text:p>0.0900946654275888</text:p>
              </table:table-cell>
              <table:table-cell office:value-type="float" office:value="0.716702139315506">
                <text:p>0.7167021393155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78225819888111">
                <text:p>0.178225819888111</text:p>
              </table:table-cell>
              <table:table-cell office:value-type="float" office:value="0.7137174518365">
                <text:p>0.71371745183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51022315020156">
                <text:p>0.0451022315020156</text:p>
              </table:table-cell>
              <table:table-cell office:value-type="float" office:value="1.02810599773915">
                <text:p>1.02810599773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891329424404022">
                <text:p>0.00891329424404022</text:p>
              </table:table-cell>
              <table:table-cell office:value-type="float" office:value="1.52848569603844">
                <text:p>1.528485696038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3586937473544">
                <text:p>0.153586937473544</text:p>
              </table:table-cell>
              <table:table-cell office:value-type="float" office:value="1.83725761580798">
                <text:p>1.837257615807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9162849343847">
                <text:p>0.139162849343847</text:p>
              </table:table-cell>
              <table:table-cell office:value-type="float" office:value="1.79230345009516">
                <text:p>1.792303450095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570573080913164">
                <text:p>0.0570573080913164</text:p>
              </table:table-cell>
              <table:table-cell office:value-type="float" office:value="2.60362616429726">
                <text:p>2.60362616429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7008452892252">
                <text:p>0.117008452892252</text:p>
              </table:table-cell>
              <table:table-cell office:value-type="float" office:value="0.964824199469553">
                <text:p>0.9648241994695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31981887158731">
                <text:p>0.0231981887158731</text:p>
              </table:table-cell>
              <table:table-cell office:value-type="float" office:value="1.80188726799356">
                <text:p>1.80188726799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09113628888089">
                <text:p>0.209113628888089</text:p>
              </table:table-cell>
              <table:table-cell office:value-type="float" office:value="0.970526656860279">
                <text:p>0.9705266568602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34756029042829">
                <text:p>0.234756029042829</text:p>
              </table:table-cell>
              <table:table-cell office:value-type="float" office:value="1.69237384355317">
                <text:p>1.69237384355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12565922407278">
                <text:p>0.0312565922407278</text:p>
              </table:table-cell>
              <table:table-cell office:value-type="float" office:value="1.36114819063288">
                <text:p>1.361148190632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5691475887369">
                <text:p>0.025691475887369</text:p>
              </table:table-cell>
              <table:table-cell office:value-type="float" office:value="1.40860563785666">
                <text:p>1.408605637856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89047145375258">
                <text:p>0.0289047145375258</text:p>
              </table:table-cell>
              <table:table-cell office:value-type="float" office:value="1.13746724919313">
                <text:p>1.137467249193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821224656344081">
                <text:p>0.00821224656344081</text:p>
              </table:table-cell>
              <table:table-cell office:value-type="float" office:value="1.21584514554383">
                <text:p>1.215845145543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969463895081491">
                <text:p>0.0969463895081491</text:p>
              </table:table-cell>
              <table:table-cell office:value-type="float" office:value="0.533411463541496">
                <text:p>0.5334114635414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72501593661339">
                <text:p>0.0472501593661339</text:p>
              </table:table-cell>
              <table:table-cell office:value-type="float" office:value="0.74366733742257">
                <text:p>0.743667337422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65539063687902">
                <text:p>0.165539063687902</text:p>
              </table:table-cell>
              <table:table-cell office:value-type="float" office:value="1.34334983014398">
                <text:p>1.343349830143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75053851005052">
                <text:p>0.0375053851005052</text:p>
              </table:table-cell>
              <table:table-cell office:value-type="float" office:value="0.573453431742059">
                <text:p>0.573453431742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68097059947387">
                <text:p>0.168097059947387</text:p>
              </table:table-cell>
              <table:table-cell office:value-type="float" office:value="0.365944718786826">
                <text:p>0.3659447187868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6553127196514">
                <text:p>0.116553127196514</text:p>
              </table:table-cell>
              <table:table-cell office:value-type="float" office:value="0.846391875710752">
                <text:p>0.8463918757107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39834732553249">
                <text:p>0.0339834732553249</text:p>
              </table:table-cell>
              <table:table-cell office:value-type="float" office:value="0.658613849431276">
                <text:p>0.6586138494312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72721457683171">
                <text:p>0.0272721457683171</text:p>
              </table:table-cell>
              <table:table-cell office:value-type="float" office:value="2.75387345958087">
                <text:p>2.753873459580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23977805630097">
                <text:p>0.0623977805630097</text:p>
              </table:table-cell>
              <table:table-cell office:value-type="float" office:value="1.10012172845503">
                <text:p>1.100121728455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2256339664261">
                <text:p>0.352256339664261</text:p>
              </table:table-cell>
              <table:table-cell office:value-type="float" office:value="1.07523385694044">
                <text:p>1.075233856940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76566446942484">
                <text:p>0.376566446942484</text:p>
              </table:table-cell>
              <table:table-cell office:value-type="float" office:value="0.793047330549194">
                <text:p>0.7930473305491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98189803135594">
                <text:p>0.198189803135594</text:p>
              </table:table-cell>
              <table:table-cell office:value-type="float" office:value="1.88006491710742">
                <text:p>1.880064917107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593113284816758">
                <text:p>0.00593113284816758</text:p>
              </table:table-cell>
              <table:table-cell office:value-type="float" office:value="2.08736199926999">
                <text:p>2.08736199926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58597825591763">
                <text:p>0.00358597825591763</text:p>
              </table:table-cell>
              <table:table-cell office:value-type="float" office:value="2.04541588269381">
                <text:p>2.045415882693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0538942525422">
                <text:p>0.0040538942525422</text:p>
              </table:table-cell>
              <table:table-cell office:value-type="float" office:value="1.51315467098417">
                <text:p>1.513154670984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30813894336784">
                <text:p>0.0230813894336784</text:p>
              </table:table-cell>
              <table:table-cell office:value-type="float" office:value="1.64836288812674">
                <text:p>1.64836288812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31839696708549">
                <text:p>0.00231839696708549</text:p>
              </table:table-cell>
              <table:table-cell office:value-type="float" office:value="2.00284162484523">
                <text:p>2.002841624845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39538677104024">
                <text:p>0.00339538677104024</text:p>
              </table:table-cell>
              <table:table-cell office:value-type="float" office:value="1.1423349612289">
                <text:p>1.14233496122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522257745194818">
                <text:p>0.0522257745194818</text:p>
              </table:table-cell>
              <table:table-cell office:value-type="float" office:value="1.98093038626636">
                <text:p>1.980930386266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1558250979934">
                <text:p>0.0181558250979934</text:p>
              </table:table-cell>
              <table:table-cell office:value-type="float" office:value="2.00454245259364">
                <text:p>2.00454245259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92785242034329">
                <text:p>0.0392785242034329</text:p>
              </table:table-cell>
              <table:table-cell office:value-type="float" office:value="1.29372305661026">
                <text:p>1.293723056610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92389173493979">
                <text:p>0.292389173493979</text:p>
              </table:table-cell>
              <table:table-cell office:value-type="float" office:value="1.69876366121591">
                <text:p>1.698763661215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85517266227139">
                <text:p>0.285517266227139</text:p>
              </table:table-cell>
              <table:table-cell office:value-type="float" office:value="1.38451642299899">
                <text:p>1.384516422998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39323272669571">
                <text:p>0.0139323272669571</text:p>
              </table:table-cell>
              <table:table-cell office:value-type="float" office:value="1.05523548627065">
                <text:p>1.055235486270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44708779407665">
                <text:p>0.0144708779407665</text:p>
              </table:table-cell>
              <table:table-cell office:value-type="float" office:value="0.510981670425584">
                <text:p>0.5109816704255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5797047959641">
                <text:p>0.105797047959641</text:p>
              </table:table-cell>
              <table:table-cell office:value-type="float" office:value="0.446823741309345">
                <text:p>0.4468237413093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09868652443402">
                <text:p>0.0509868652443402</text:p>
              </table:table-cell>
              <table:table-cell office:value-type="float" office:value="0.954488455007474">
                <text:p>0.9544884550074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24470135808224">
                <text:p>0.124470135808224</text:p>
              </table:table-cell>
              <table:table-cell office:value-type="float" office:value="0.71905654296279">
                <text:p>0.719056542962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12586502041409">
                <text:p>0.0512586502041409</text:p>
              </table:table-cell>
              <table:table-cell office:value-type="float" office:value="0.514585620206263">
                <text:p>0.5145856202062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89032774360385">
                <text:p>0.0189032774360385</text:p>
              </table:table-cell>
              <table:table-cell office:value-type="float" office:value="0.925520980834133">
                <text:p>0.9255209808341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0327458129161">
                <text:p>0.100327458129161</text:p>
              </table:table-cell>
              <table:table-cell office:value-type="float" office:value="1.16876096143905">
                <text:p>1.168760961439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725264123628019">
                <text:p>0.0725264123628019</text:p>
              </table:table-cell>
              <table:table-cell office:value-type="float" office:value="2.16462269316738">
                <text:p>2.164622693167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69945396815375">
                <text:p>0.269945396815375</text:p>
              </table:table-cell>
              <table:table-cell office:value-type="float" office:value="3.36610557966762">
                <text:p>3.366105579667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60422423708304">
                <text:p>0.260422423708304</text:p>
              </table:table-cell>
              <table:table-cell office:value-type="float" office:value="1.40878993024429">
                <text:p>1.408789930244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1146627299798">
                <text:p>0.31146627299798</text:p>
              </table:table-cell>
              <table:table-cell office:value-type="float" office:value="2.25250465754006">
                <text:p>2.252504657540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48832073820328">
                <text:p>0.0348832073820328</text:p>
              </table:table-cell>
              <table:table-cell office:value-type="float" office:value="1.15593630934341">
                <text:p>1.155936309343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41697619272034">
                <text:p>0.0141697619272034</text:p>
              </table:table-cell>
              <table:table-cell office:value-type="float" office:value="1.29389952151622">
                <text:p>1.293899521516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819570007313612">
                <text:p>0.0819570007313612</text:p>
              </table:table-cell>
              <table:table-cell office:value-type="float" office:value="1.11690314235683">
                <text:p>1.116903142356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561283639366997">
                <text:p>0.0561283639366997</text:p>
              </table:table-cell>
              <table:table-cell office:value-type="float" office:value="0.383790438011703">
                <text:p>0.3837904380117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42702394727773">
                <text:p>0.142702394727773</text:p>
              </table:table-cell>
              <table:table-cell office:value-type="float" office:value="0.469386665771405">
                <text:p>0.4693866657714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29272522008331">
                <text:p>0.429272522008331</text:p>
              </table:table-cell>
              <table:table-cell office:value-type="float" office:value="1.3571008025772">
                <text:p>1.35710080257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3811504771519">
                <text:p>0.033811504771519</text:p>
              </table:table-cell>
              <table:table-cell office:value-type="float" office:value="1.4452371067471">
                <text:p>1.44523710674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89804817508492">
                <text:p>0.0589804817508492</text:p>
              </table:table-cell>
              <table:table-cell office:value-type="float" office:value="0.607861779681924">
                <text:p>0.6078617796819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873984359107756">
                <text:p>0.0873984359107756</text:p>
              </table:table-cell>
              <table:table-cell office:value-type="float" office:value="0.897241180659168">
                <text:p>0.8972411806591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15492379762387">
                <text:p>0.515492379762387</text:p>
              </table:table-cell>
              <table:table-cell office:value-type="float" office:value="0.745444878573633">
                <text:p>0.7454448785736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25142011079394">
                <text:p>0.225142011079394</text:p>
              </table:table-cell>
              <table:table-cell office:value-type="float" office:value="1.16187349753454">
                <text:p>1.161873497534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27400646510068">
                <text:p>0.127400646510068</text:p>
              </table:table-cell>
              <table:table-cell office:value-type="float" office:value="1.10775394080621">
                <text:p>1.107753940806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593410672235122">
                <text:p>0.0593410672235122</text:p>
              </table:table-cell>
              <table:table-cell office:value-type="float" office:value="0.595819015469816">
                <text:p>0.5958190154698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01628736174381">
                <text:p>0.301628736174381</text:p>
              </table:table-cell>
              <table:table-cell office:value-type="float" office:value="0.331727158174747">
                <text:p>0.3317271581747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2654818723418">
                <text:p>0.022654818723418</text:p>
              </table:table-cell>
              <table:table-cell office:value-type="float" office:value="0.749952185666189">
                <text:p>0.7499521856661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8988375545143">
                <text:p>0.0028988375545143</text:p>
              </table:table-cell>
              <table:table-cell office:value-type="float" office:value="0.66572877813855">
                <text:p>0.66572877813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79442410643161">
                <text:p>0.0479442410643161</text:p>
              </table:table-cell>
              <table:table-cell office:value-type="float" office:value="2.0586754227471">
                <text:p>2.05867542274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38656773779076">
                <text:p>0.0138656773779076</text:p>
              </table:table-cell>
              <table:table-cell office:value-type="float" office:value="0.578641195315868">
                <text:p>0.5786411953158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62280940059443">
                <text:p>0.162280940059443</text:p>
              </table:table-cell>
              <table:table-cell office:value-type="float" office:value="2.34102822141722">
                <text:p>2.341028221417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80297586554662">
                <text:p>0.0880297586554662</text:p>
              </table:table-cell>
              <table:table-cell office:value-type="float" office:value="1.33597612052432">
                <text:p>1.335976120524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44611848922472">
                <text:p>0.144611848922472</text:p>
              </table:table-cell>
              <table:table-cell office:value-type="float" office:value="1.78374338835581">
                <text:p>1.783743388355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65309638416188">
                <text:p>0.565309638416188</text:p>
              </table:table-cell>
              <table:table-cell office:value-type="float" office:value="1.07149252551608">
                <text:p>1.071492525516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53700063561296">
                <text:p>0.0153700063561296</text:p>
              </table:table-cell>
              <table:table-cell office:value-type="float" office:value="0.793808723347158">
                <text:p>0.7938087233471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200684430013">
                <text:p>0.1200684430013</text:p>
              </table:table-cell>
              <table:table-cell office:value-type="float" office:value="0.758958634609977">
                <text:p>0.7589586346099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390814227284864">
                <text:p>0.00390814227284864</text:p>
              </table:table-cell>
              <table:table-cell office:value-type="float" office:value="0.660296052901281">
                <text:p>0.6602960529012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61404449411202">
                <text:p>0.0261404449411202</text:p>
              </table:table-cell>
              <table:table-cell office:value-type="float" office:value="1.06838310936776">
                <text:p>1.068383109367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41129157867464">
                <text:p>0.0241129157867464</text:p>
              </table:table-cell>
              <table:table-cell office:value-type="float" office:value="0.393039567551265">
                <text:p>0.3930395675512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2542715721906">
                <text:p>0.32542715721906</text:p>
              </table:table-cell>
              <table:table-cell office:value-type="float" office:value="0.234574058274221">
                <text:p>0.2345740582742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44665375980549">
                <text:p>0.0444665375980549</text:p>
              </table:table-cell>
              <table:table-cell office:value-type="float" office:value="1.03860981074265">
                <text:p>1.038609810742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02244413496616">
                <text:p>0.102244413496616</text:p>
              </table:table-cell>
              <table:table-cell office:value-type="float" office:value="1.3183468524884">
                <text:p>1.3183468524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00446624996968">
                <text:p>0.300446624996968</text:p>
              </table:table-cell>
              <table:table-cell office:value-type="float" office:value="0.5562686841521">
                <text:p>0.55626868415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9614651478154">
                <text:p>0.459614651478154</text:p>
              </table:table-cell>
              <table:table-cell office:value-type="float" office:value="0.827690900950175">
                <text:p>0.8276909009501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70680009669417">
                <text:p>0.170680009669417</text:p>
              </table:table-cell>
              <table:table-cell office:value-type="float" office:value="0.750802385827733">
                <text:p>0.7508023858277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05302024601972">
                <text:p>0.105302024601972</text:p>
              </table:table-cell>
              <table:table-cell office:value-type="float" office:value="0.557728344574571">
                <text:p>0.5577283445745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2674105560485">
                <text:p>0.182674105560485</text:p>
              </table:table-cell>
              <table:table-cell office:value-type="float" office:value="0.373038487250192">
                <text:p>0.3730384872501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211734823339308">
                <text:p>0.00211734823339308</text:p>
              </table:table-cell>
              <table:table-cell office:value-type="float" office:value="1.55468020420004">
                <text:p>1.554680204200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91707050144517">
                <text:p>0.0491707050144517</text:p>
              </table:table-cell>
              <table:table-cell office:value-type="float" office:value="0.587331100767996">
                <text:p>0.587331100767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409008486274">
                <text:p>0.041409008486274</text:p>
              </table:table-cell>
              <table:table-cell office:value-type="float" office:value="0.46330840802855">
                <text:p>0.463308408028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89647213014541">
                <text:p>0.0389647213014541</text:p>
              </table:table-cell>
              <table:table-cell office:value-type="float" office:value="0.577374121898578">
                <text:p>0.5773741218985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74005635698753">
                <text:p>0.174005635698753</text:p>
              </table:table-cell>
              <table:table-cell office:value-type="float" office:value="0.815836299728188">
                <text:p>0.8158362997281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88721612419209">
                <text:p>0.00688721612419209</text:p>
              </table:table-cell>
              <table:table-cell office:value-type="float" office:value="0.771326820598915">
                <text:p>0.7713268205989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2731173136013">
                <text:p>0.0292731173136013</text:p>
              </table:table-cell>
              <table:table-cell office:value-type="float" office:value="1.75373439511491">
                <text:p>1.753734395114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41854074387488">
                <text:p>0.141854074387488</text:p>
              </table:table-cell>
              <table:table-cell office:value-type="float" office:value="1.41388227459457">
                <text:p>1.413882274594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849188044796594">
                <text:p>0.0849188044796594</text:p>
              </table:table-cell>
              <table:table-cell office:value-type="float" office:value="0.832673054498931">
                <text:p>0.8326730544989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7528360292005">
                <text:p>0.027528360292005</text:p>
              </table:table-cell>
              <table:table-cell office:value-type="float" office:value="0.695635973838054">
                <text:p>0.6956359738380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18827594864544">
                <text:p>0.118827594864544</text:p>
              </table:table-cell>
              <table:table-cell office:value-type="float" office:value="1.31018239317928">
                <text:p>1.310182393179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42778807752378">
                <text:p>0.242778807752378</text:p>
              </table:table-cell>
              <table:table-cell office:value-type="float" office:value="1.53471013075776">
                <text:p>1.534710130757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75197860400658">
                <text:p>0.0675197860400658</text:p>
              </table:table-cell>
              <table:table-cell office:value-type="float" office:value="1.09385605614322">
                <text:p>1.093856056143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324408379351048">
                <text:p>0.00324408379351048</text:p>
              </table:table-cell>
              <table:table-cell office:value-type="float" office:value="1.16049793191875">
                <text:p>1.16049793191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62061568662628">
                <text:p>0.0262061568662628</text:p>
              </table:table-cell>
              <table:table-cell office:value-type="float" office:value="1.08250333919811">
                <text:p>1.082503339198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684711068024626">
                <text:p>0.0684711068024626</text:p>
              </table:table-cell>
              <table:table-cell office:value-type="float" office:value="0.122655062755156">
                <text:p>0.1226550627551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2659889608751">
                <text:p>0.052659889608751</text:p>
              </table:table-cell>
              <table:table-cell office:value-type="float" office:value="0.690182324705853">
                <text:p>0.6901823247058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598357906953121">
                <text:p>0.00598357906953121</text:p>
              </table:table-cell>
              <table:table-cell office:value-type="float" office:value="1.04452081174693">
                <text:p>1.044520811746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701571056884455">
                <text:p>0.00701571056884455</text:p>
              </table:table-cell>
              <table:table-cell office:value-type="float" office:value="0.502521006752633">
                <text:p>0.5025210067526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38756670297072">
                <text:p>0.00638756670297072</text:p>
              </table:table-cell>
              <table:table-cell office:value-type="float" office:value="0.841932102520433">
                <text:p>0.8419321025204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38837677793345">
                <text:p>0.0438837677793345</text:p>
              </table:table-cell>
              <table:table-cell office:value-type="float" office:value="1.172439381325">
                <text:p>1.172439381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996618906024701">
                <text:p>0.0996618906024701</text:p>
              </table:table-cell>
              <table:table-cell office:value-type="float" office:value="1.82000557064182">
                <text:p>1.820005570641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92144363957535">
                <text:p>0.0592144363957535</text:p>
              </table:table-cell>
              <table:table-cell office:value-type="float" office:value="1.13448915207603">
                <text:p>1.134489152076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97726929194242">
                <text:p>0.0297726929194242</text:p>
              </table:table-cell>
              <table:table-cell office:value-type="float" office:value="1.91815872718063">
                <text:p>1.91815872718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655200476305456">
                <text:p>0.000655200476305456</text:p>
              </table:table-cell>
              <table:table-cell office:value-type="float" office:value="0.214322685070025">
                <text:p>0.2143226850700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298334243658852">
                <text:p>0.00298334243658852</text:p>
              </table:table-cell>
              <table:table-cell office:value-type="float" office:value="0.476198835974275">
                <text:p>0.4761988359742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20766381943314">
                <text:p>0.0120766381943314</text:p>
              </table:table-cell>
              <table:table-cell office:value-type="float" office:value="0.651031203386891">
                <text:p>0.6510312033868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83522091404949">
                <text:p>0.0283522091404949</text:p>
              </table:table-cell>
              <table:table-cell office:value-type="float" office:value="0.954635482695368">
                <text:p>0.9546354826953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45204002926928">
                <text:p>0.0145204002926928</text:p>
              </table:table-cell>
              <table:table-cell office:value-type="float" office:value="1.72267503788074">
                <text:p>1.722675037880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98313002927494">
                <text:p>0.298313002927494</text:p>
              </table:table-cell>
              <table:table-cell office:value-type="float" office:value="2.31254875949687">
                <text:p>2.312548759496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92767621098998">
                <text:p>0.292767621098998</text:p>
              </table:table-cell>
              <table:table-cell office:value-type="float" office:value="0.688322216996716">
                <text:p>0.6883222169967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17174587920049">
                <text:p>0.0217174587920049</text:p>
              </table:table-cell>
              <table:table-cell office:value-type="float" office:value="0.638800748727388">
                <text:p>0.6388007487273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55237283429273">
                <text:p>0.255237283429273</text:p>
              </table:table-cell>
              <table:table-cell office:value-type="float" office:value="0.296352920639846">
                <text:p>0.2963529206398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8848913665085">
                <text:p>0.228848913665085</text:p>
              </table:table-cell>
              <table:table-cell office:value-type="float" office:value="0.670222972105775">
                <text:p>0.6702229721057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33635886798664">
                <text:p>0.233635886798664</text:p>
              </table:table-cell>
              <table:table-cell office:value-type="float" office:value="0.64978016488668">
                <text:p>0.64978016488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51926970758682">
                <text:p>0.251926970758682</text:p>
              </table:table-cell>
              <table:table-cell office:value-type="float" office:value="0.570909341642012">
                <text:p>0.5709093416420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688927643447338">
                <text:p>0.000688927643447338</text:p>
              </table:table-cell>
              <table:table-cell office:value-type="float" office:value="0.395550955604348">
                <text:p>0.3955509556043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171789743277865">
                <text:p>0.00171789743277865</text:p>
              </table:table-cell>
              <table:table-cell office:value-type="float" office:value="0.723391857166361">
                <text:p>0.7233918571663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85014339929977">
                <text:p>0.0485014339929977</text:p>
              </table:table-cell>
              <table:table-cell office:value-type="float" office:value="0.919706623639084">
                <text:p>0.9197066236390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48588003425135">
                <text:p>0.248588003425135</text:p>
              </table:table-cell>
              <table:table-cell office:value-type="float" office:value="0.123666785864366">
                <text:p>0.1236667858643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22056316336319">
                <text:p>0.222056316336319</text:p>
              </table:table-cell>
              <table:table-cell office:value-type="float" office:value="1.04061743141048">
                <text:p>1.040617431410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11086949930177">
                <text:p>0.0211086949930177</text:p>
              </table:table-cell>
              <table:table-cell office:value-type="float" office:value="0.74594559520483">
                <text:p>0.745945595204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26579558938425">
                <text:p>0.126579558938425</text:p>
              </table:table-cell>
              <table:table-cell office:value-type="float" office:value="0.723901519267302">
                <text:p>0.7239015192673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287411308414044">
                <text:p>0.00287411308414044</text:p>
              </table:table-cell>
              <table:table-cell office:value-type="float" office:value="0.366476588520325">
                <text:p>0.3664765885203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69242960409287">
                <text:p>0.0369242960409287</text:p>
              </table:table-cell>
              <table:table-cell office:value-type="float" office:value="0.535711038715413">
                <text:p>0.535711038715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3584758125168">
                <text:p>0.033584758125168</text:p>
              </table:table-cell>
              <table:table-cell office:value-type="float" office:value="0.956311623514112">
                <text:p>0.9563116235141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62587168581215">
                <text:p>0.0162587168581215</text:p>
              </table:table-cell>
              <table:table-cell office:value-type="float" office:value="0.575012524922689">
                <text:p>0.5750125249226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864435181736351">
                <text:p>0.000864435181736351</text:p>
              </table:table-cell>
              <table:table-cell office:value-type="float" office:value="0.719921243364095">
                <text:p>0.7199212433640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431047353938791">
                <text:p>0.00431047353938791</text:p>
              </table:table-cell>
              <table:table-cell office:value-type="float" office:value="0.879204053774528">
                <text:p>0.8792040537745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40020343678771">
                <text:p>0.0140020343678771</text:p>
              </table:table-cell>
              <table:table-cell office:value-type="float" office:value="0.24011096632522">
                <text:p>0.240110966325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80502246285808">
                <text:p>0.580502246285808</text:p>
              </table:table-cell>
              <table:table-cell office:value-type="float" office:value="0.140288438027104">
                <text:p>0.1402884380271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83179656044619">
                <text:p>0.283179656044619</text:p>
              </table:table-cell>
              <table:table-cell office:value-type="float" office:value="0.900233319029212">
                <text:p>0.9002333190292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26029233689446">
                <text:p>0.326029233689446</text:p>
              </table:table-cell>
              <table:table-cell office:value-type="float" office:value="0.972717349469248">
                <text:p>0.9727173494692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98695422481655">
                <text:p>0.198695422481655</text:p>
              </table:table-cell>
              <table:table-cell office:value-type="float" office:value="0.845014592684391">
                <text:p>0.8450145926843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900898446464756">
                <text:p>0.000900898446464756</text:p>
              </table:table-cell>
              <table:table-cell office:value-type="float" office:value="0.626565459261959">
                <text:p>0.626565459261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777258553749157">
                <text:p>0.0777258553749157</text:p>
              </table:table-cell>
              <table:table-cell office:value-type="float" office:value="0.799558821108399">
                <text:p>0.7995588211083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01131238548583">
                <text:p>0.0101131238548583</text:p>
              </table:table-cell>
              <table:table-cell office:value-type="float" office:value="0.989435492290391">
                <text:p>0.989435492290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59683692436536">
                <text:p>0.259683692436536</text:p>
              </table:table-cell>
              <table:table-cell office:value-type="float" office:value="1.39566474656264">
                <text:p>1.395664746562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33343270257723">
                <text:p>0.00533343270257723</text:p>
              </table:table-cell>
              <table:table-cell office:value-type="float" office:value="0.641773157843596">
                <text:p>0.6417731578435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666723448375705">
                <text:p>0.000666723448375705</text:p>
              </table:table-cell>
              <table:table-cell office:value-type="float" office:value="0.562374286890392">
                <text:p>0.5623742868903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169884368531509">
                <text:p>0.00169884368531509</text:p>
              </table:table-cell>
              <table:table-cell office:value-type="float" office:value="0.60587664808069">
                <text:p>0.605876648080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72981118230382">
                <text:p>0.0172981118230382</text:p>
              </table:table-cell>
              <table:table-cell office:value-type="float" office:value="0.496893055400708">
                <text:p>0.4968930554007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60290146324971">
                <text:p>0.160290146324971</text:p>
              </table:table-cell>
              <table:table-cell office:value-type="float" office:value="1.27039697144129">
                <text:p>1.270396971441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70855453862977">
                <text:p>0.270855453862977</text:p>
              </table:table-cell>
              <table:table-cell office:value-type="float" office:value="0.958771511815333">
                <text:p>0.958771511815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65196540709682">
                <text:p>0.165196540709682</text:p>
              </table:table-cell>
              <table:table-cell office:value-type="float" office:value="1.12258526497883">
                <text:p>1.122585264978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06738575547934">
                <text:p>0.0406738575547934</text:p>
              </table:table-cell>
              <table:table-cell office:value-type="float" office:value="2.27967932940616">
                <text:p>2.279679329406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52914317845393">
                <text:p>0.0152914317845393</text:p>
              </table:table-cell>
              <table:table-cell office:value-type="float" office:value="1.36537202551133">
                <text:p>1.365372025511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83750276200266">
                <text:p>0.00383750276200266</text:p>
              </table:table-cell>
              <table:table-cell office:value-type="float" office:value="2.18406658736058">
                <text:p>2.184066587360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596256274244903">
                <text:p>0.000596256274244903</text:p>
              </table:table-cell>
              <table:table-cell office:value-type="float" office:value="0.804589638017609">
                <text:p>0.8045896380176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339156617782363">
                <text:p>0.00339156617782363</text:p>
              </table:table-cell>
              <table:table-cell office:value-type="float" office:value="0.205840046119799">
                <text:p>0.2058400461197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44923472766661">
                <text:p>0.000244923472766661</text:p>
              </table:table-cell>
              <table:table-cell office:value-type="float" office:value="0.897309648164082">
                <text:p>0.8973096481640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623319233353767">
                <text:p>0.000623319233353767</text:p>
              </table:table-cell>
              <table:table-cell office:value-type="float" office:value="0.852758070188833">
                <text:p>0.8527580701888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09573790699425">
                <text:p>0.0209573790699425</text:p>
              </table:table-cell>
              <table:table-cell office:value-type="float" office:value="1.22397748185257">
                <text:p>1.223977481852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81022578448109">
                <text:p>0.0381022578448109</text:p>
              </table:table-cell>
              <table:table-cell office:value-type="float" office:value="0.834958039495784">
                <text:p>0.8349580394957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686526487350218">
                <text:p>0.0686526487350218</text:p>
              </table:table-cell>
              <table:table-cell office:value-type="float" office:value="0.957154402250631">
                <text:p>0.9571544022506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20108381523298">
                <text:p>0.120108381523298</text:p>
              </table:table-cell>
              <table:table-cell office:value-type="float" office:value="1.06484365128239">
                <text:p>1.064843651282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32707763801025">
                <text:p>0.532707763801025</text:p>
              </table:table-cell>
              <table:table-cell office:value-type="float" office:value="2.69150528642866">
                <text:p>2.691505286428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74588260903773">
                <text:p>0.174588260903773</text:p>
              </table:table-cell>
              <table:table-cell office:value-type="float" office:value="1.52507082538472">
                <text:p>1.525070825384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672117989072123">
                <text:p>0.000672117989072123</text:p>
              </table:table-cell>
              <table:table-cell office:value-type="float" office:value="0.938460015370058">
                <text:p>0.9384600153700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09752507253466">
                <text:p>0.0409752507253466</text:p>
              </table:table-cell>
              <table:table-cell office:value-type="float" office:value="1.07238223373942">
                <text:p>1.072382233739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576270877669837">
                <text:p>0.0576270877669837</text:p>
              </table:table-cell>
              <table:table-cell office:value-type="float" office:value="1.20326956634461">
                <text:p>1.203269566344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317329932376096">
                <text:p>0.00317329932376096</text:p>
              </table:table-cell>
              <table:table-cell office:value-type="float" office:value="0.00505505185315592">
                <text:p>0.005055051853155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09278293670407">
                <text:p>0.309278293670407</text:p>
              </table:table-cell>
              <table:table-cell office:value-type="float" office:value="1.18379028283461">
                <text:p>1.183790282834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863115212741832">
                <text:p>0.0863115212741832</text:p>
              </table:table-cell>
              <table:table-cell office:value-type="float" office:value="2.09249023090686">
                <text:p>2.092490230906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33542099910038">
                <text:p>0.0033542099910038</text:p>
              </table:table-cell>
              <table:table-cell office:value-type="float" office:value="1.00143658085209">
                <text:p>1.001436580852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42843068268202">
                <text:p>0.442843068268202</text:p>
              </table:table-cell>
              <table:table-cell office:value-type="float" office:value="0.398729036820845">
                <text:p>0.3987290368208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16642840403559">
                <text:p>0.0416642840403559</text:p>
              </table:table-cell>
              <table:table-cell office:value-type="float" office:value="0.18068447885">
                <text:p>0.1806844788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07572953206384">
                <text:p>0.0207572953206384</text:p>
              </table:table-cell>
              <table:table-cell office:value-type="float" office:value="0.176495984972765">
                <text:p>0.1764959849727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770516562624835">
                <text:p>0.000770516562624835</text:p>
              </table:table-cell>
              <table:table-cell office:value-type="float" office:value="0.367489016171829">
                <text:p>0.3674890161718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329243805026636">
                <text:p>0.000329243805026636</text:p>
              </table:table-cell>
              <table:table-cell office:value-type="float" office:value="0.335110931191593">
                <text:p>0.3351109311915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39411869672929">
                <text:p>0.00039411869672929</text:p>
              </table:table-cell>
              <table:table-cell office:value-type="float" office:value="1.17104613521951">
                <text:p>1.171046135219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689041982227031">
                <text:p>0.0689041982227031</text:p>
              </table:table-cell>
              <table:table-cell office:value-type="float" office:value="1.06041471404347">
                <text:p>1.06041471404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